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Palatino Linotype&quot;" svg:font-family="'&quot;Palatino Linotype&quot;'"/>
    <style:font-face style:name="Arial" svg:font-family="Arial"/>
    <style:font-face style:name="Calibri" svg:font-family="Calibri"/>
    <style:font-face style:name="OpenSansRegular" svg:font-family="OpenSansRegular"/>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63.26pt"/>
    </style:style>
    <style:style style:name="co2" style:family="table-column">
      <style:table-column-properties fo:break-before="auto" style:column-width="148.59pt"/>
    </style:style>
    <style:style style:name="co3" style:family="table-column">
      <style:table-column-properties fo:break-before="auto" style:column-width="267.39pt"/>
    </style:style>
    <style:style style:name="co4" style:family="table-column">
      <style:table-column-properties fo:break-before="auto" style:column-width="334.74pt"/>
    </style:style>
    <style:style style:name="co5" style:family="table-column">
      <style:table-column-properties fo:break-before="auto" style:column-width="256.96pt"/>
    </style:style>
    <style:style style:name="co6" style:family="table-column">
      <style:table-column-properties fo:break-before="auto" style:column-width="283.35pt"/>
    </style:style>
    <style:style style:name="co7" style:family="table-column">
      <style:table-column-properties fo:break-before="auto" style:column-width="70.16pt"/>
    </style:style>
    <style:style style:name="co8" style:family="table-column">
      <style:table-column-properties fo:break-before="auto" style:column-width="182.64pt"/>
    </style:style>
    <style:style style:name="co9" style:family="table-column">
      <style:table-column-properties fo:break-before="auto" style:column-width="181.3pt"/>
    </style:style>
    <style:style style:name="co10" style:family="table-column">
      <style:table-column-properties fo:break-before="auto" style:column-width="115.99pt"/>
    </style:style>
    <style:style style:name="co11" style:family="table-column">
      <style:table-column-properties fo:break-before="auto" style:column-width="303.51pt"/>
    </style:style>
    <style:style style:name="co12" style:family="table-column">
      <style:table-column-properties fo:break-before="auto" style:column-width="163.19pt"/>
    </style:style>
    <style:style style:name="co13" style:family="table-column">
      <style:table-column-properties fo:break-before="auto" style:column-width="282.64pt"/>
    </style:style>
    <style:style style:name="co14" style:family="table-column">
      <style:table-column-properties fo:break-before="auto" style:column-width="213.19pt"/>
    </style:style>
    <style:style style:name="co15" style:family="table-column">
      <style:table-column-properties fo:break-before="auto" style:column-width="174.36pt"/>
    </style:style>
    <style:style style:name="co16" style:family="table-column">
      <style:table-column-properties fo:break-before="auto" style:column-width="209.06pt"/>
    </style:style>
    <style:style style:name="co17" style:family="table-column">
      <style:table-column-properties fo:break-before="auto" style:column-width="63.89pt"/>
    </style:style>
    <style:style style:name="ro1" style:family="table-row">
      <style:table-row-properties style:row-height="15.76pt" fo:break-before="auto" style:use-optimal-row-height="true"/>
    </style:style>
    <style:style style:name="ro2" style:family="table-row">
      <style:table-row-properties style:row-height="108.74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Pontos_20_Controversos_20_-_20_Relatório_20_e_20_Voto">
      <style:table-properties table:display="true" style:writing-mode="lr-tb"/>
    </style:style>
    <style:style style:name="ta2" style:family="table" style:master-page-name="PageStyle_5f_Grupos_20_de_20_pontos_20_controversos">
      <style:table-properties table:display="true" style:writing-mode="lr-tb"/>
    </style:style>
    <style:style style:name="ta3" style:family="table" style:master-page-name="PageStyle_5f_Voto_20_-_20_Admissibilidade">
      <style:table-properties table:display="true" style:writing-mode="lr-tb"/>
    </style:style>
    <style:style style:name="ta4" style:family="table" style:master-page-name="PageStyle_5f_Relatório_20_Elementos_20_da_20_Espécie_20_-_20_Voto_20_Mérito">
      <style:table-properties table:display="true" style:writing-mode="lr-tb"/>
    </style:style>
    <style:style style:name="ta5" style:family="table" style:master-page-name="PageStyle_5f_Redações">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Palatino Linotype&quot;" fo:font-size="12pt" fo:font-style="normal" fo:text-shadow="none" style:text-underline-style="none" fo:font-weight="normal" style:font-size-asian="12pt" style:font-style-asian="normal" style:font-weight-asian="normal" style:font-name-complex="&quot;Palatino Linotype&quot;" style:font-size-complex="12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italic" fo:text-shadow="none" style:text-underline-style="none" fo:font-weight="normal" style:font-size-asian="12pt" style:font-style-asian="italic" style:font-weight-asian="normal" style:font-name-complex="Verdana" style:font-size-complex="12pt" style:font-style-complex="italic"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Palatino Linotype&quot;" fo:font-size="11pt" fo:font-style="italic" fo:text-shadow="none" style:text-underline-style="none" fo:font-weight="normal" style:font-size-asian="11pt" style:font-style-asian="italic" style:font-weight-asian="normal" style:font-name-complex="&quot;Palatino Linotype&quot;" style:font-size-complex="11pt" style:font-style-complex="italic"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Palatino Linotype&quot;" fo:font-size="12pt" fo:font-style="italic" fo:text-shadow="none" style:text-underline-style="none" fo:font-weight="normal" style:font-size-asian="12pt" style:font-style-asian="italic" style:font-weight-asian="normal" style:font-name-complex="&quot;Palatino Linotype&quot;" style:font-size-complex="12pt" style:font-style-complex="italic"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8" style:family="table-cell" style:parent-style-name="Default" style:data-style-name="N100">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3"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no-wrap" fo:border="0.74pt solid #b7c4cb" style:direction="ltr" style:rotation-angle="0" style:rotation-align="none" style:shrink-to-fit="false" style:vertical-align="bottom" loext:vertical-justify="auto"/>
      <style:paragraph-properties fo:text-align="center" css3t:text-justify="auto" fo:margin-left="0pt" style:writing-mode="page"/>
      <style:text-properties fo:color="#34495e" style:text-outline="false" style:text-line-through-style="none" style:text-line-through-type="none" style:font-name="OpenSansRegular" fo:font-size="9pt" fo:font-style="normal" fo:text-shadow="none" style:text-underline-style="none" fo:font-weight="normal" style:font-size-asian="9pt" style:font-style-asian="normal" style:font-weight-asian="normal" style:font-name-complex="OpenSansRegular" style:font-size-complex="9pt" style:font-style-complex="normal" style:font-weight-complex="normal"/>
    </style:style>
    <style:style style:name="ce25" style:family="table-cell" style:parent-style-name="Default">
      <style:table-cell-properties style:diagonal-bl-tr="none" style:diagonal-tl-br="none" style:text-align-source="fix" style:repeat-content="false" fo:wrap-option="no-wrap" fo:border="0.74pt solid #b7c4cb"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OpenSansRegular" fo:font-size="9pt" fo:font-style="normal" fo:text-shadow="none" style:text-underline-style="none" fo:font-weight="normal" style:font-size-asian="9pt" style:font-style-asian="normal" style:font-weight-asian="normal" style:font-name-complex="OpenSansRegular" style:font-size-complex="9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2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2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4" style:family="table-cell" style:parent-style-name="Default" style:data-style-name="N100">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36"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5"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7"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Verdana" fo:font-size="12pt" fo:font-weight="normal" style:text-underline-style="none" style:text-underline-color="font-color" style:text-line-through-type="none" fo:font-style="normal" style:text-outline="false" fo:text-shadow="none" style:text-position="0% 100%" style:font-name-complex="Verdana" style:font-size-asian="12pt" style:font-size-complex="12pt" style:font-weight-asian="normal" style:font-weight-complex="normal" style:font-style-asian="normal" style:font-style-complex="normal"/>
    </style:style>
    <style:style style:name="T2" style:family="text">
      <style:text-properties style:font-style-complex="normal" fo:color="#000000" fo:text-shadow="none" style:font-style-asian="normal" style:font-weight-complex="normal" style:font-weight-asian="normal" style:font-size-complex="12pt" style:font-size-asian="12pt" style:font-name-complex="Verdana" style:text-outline="false" fo:font-style="normal" style:text-line-through-type="none" style:text-underline-style="none" style:text-underline-color="font-color" fo:font-weight="normal" fo:font-size="12pt" style:font-name="Verdana" style:text-position="0% 100%"/>
    </style:style>
    <style:style style:name="T3" style:family="text">
      <style:text-properties style:font-style-complex="normal" fo:color="#000000" fo:text-shadow="none" style:font-style-asian="normal" style:font-size-complex="12pt" style:font-size-asian="12pt" style:font-name-complex="Verdana" style:text-outline="false" fo:font-style="normal" style:text-line-through-type="none" style:text-underline-style="none" style:text-underline-color="font-color" fo:font-size="12pt" style:font-name="Verdana" style:text-position="0% 100%" fo:font-weight="bold" style:font-weight-asian="bold" style:font-weight-complex="bold"/>
    </style:style>
    <style:style style:name="T4" style:family="text">
      <style:text-properties style:font-style-complex="normal" fo:color="#000000" fo:text-shadow="none" style:font-style-asian="normal" style:font-size-complex="12pt" style:font-size-asian="12pt" style:font-name-complex="Verdana" style:text-outline="false" fo:font-style="normal" style:text-line-through-type="none" style:text-underline-style="none" style:text-underline-color="font-color" fo:font-size="12pt" style:font-name="Verdana" style:text-position="0% 100%" fo:font-weight="normal" style:font-weight-asian="normal" style:font-weight-complex="normal"/>
    </style:style>
    <style:style style:name="T5" style:family="text">
      <style:text-properties fo:text-shadow="none" style:font-name="Verdana" fo:font-size="12pt" fo:font-weight="normal" style:text-underline-style="none" style:text-underline-color="font-color" style:text-line-through-type="none" fo:font-style="normal" style:text-outline="false" style:text-position="0% 100%" fo:color="#000000" style:font-name-complex="Verdana" style:font-size-asian="12pt" style:font-size-complex="12pt" style:font-weight-asian="normal" style:font-weight-complex="normal" style:font-style-asian="normal" style:font-style-complex="normal"/>
    </style:style>
    <style:style style:name="T6" style:family="text">
      <style:text-properties fo:text-shadow="none" style:font-name="Verdana" fo:font-size="12pt" style:text-underline-style="none" style:text-underline-color="font-color" style:text-line-through-type="none" fo:font-style="normal" style:text-outline="false" style:text-position="0% 100%" fo:color="#000000" style:font-name-complex="Verdana" style:font-size-asian="12pt" style:font-size-complex="12pt" style:font-style-asian="normal" style:font-style-complex="normal" fo:font-weight="bold" style:font-weight-asian="bold" style:font-weight-complex="bold"/>
    </style:style>
    <style:style style:name="T7" style:family="text">
      <style:text-properties fo:text-shadow="none" style:font-name="Verdana" fo:font-size="12pt" style:text-underline-style="none" style:text-underline-color="font-color" style:text-line-through-type="none" fo:font-style="normal" style:text-outline="false" style:text-position="0% 100%" fo:color="#000000" style:font-name-complex="Verdana" style:font-size-asian="12pt" style:font-size-complex="12pt" style:font-style-asian="normal" style:font-style-complex="normal" fo:font-weight="normal" style:font-weight-asian="normal" style:font-weight-complex="normal"/>
    </style:style>
    <style:style style:name="T8" style:family="text">
      <style:text-properties style:text-underline-style="none" style:text-underline-color="font-color" style:font-name-complex="Verdana" style:text-outline="false" fo:font-style="normal" style:font-size-complex="12pt" style:font-size-asian="12pt" fo:font-weight="normal" style:text-line-through-type="none" style:font-style-asian="normal" fo:color="#000000" style:font-style-complex="normal" style:font-weight-complex="normal" style:font-weight-asian="normal" style:font-name="Verdana" fo:font-size="12pt" style:text-position="0% 100%" fo:text-shadow="none"/>
    </style:style>
    <style:style style:name="T9" style:family="text">
      <style:text-properties style:text-underline-style="none" style:text-underline-color="font-color" style:font-name-complex="Verdana" style:text-outline="false" fo:font-style="normal" style:font-size-complex="12pt" style:font-size-asian="12pt" style:text-line-through-type="none" style:font-style-asian="normal" fo:color="#000000" style:font-style-complex="normal" style:font-name="Verdana" fo:font-size="12pt" style:text-position="0% 100%" fo:text-shadow="none" fo:font-weight="bold" style:font-weight-asian="bold" style:font-weight-complex="bold"/>
    </style:style>
    <style:style style:name="T10" style:family="text">
      <style:text-properties style:text-underline-style="none" style:text-underline-color="font-color" style:font-name-complex="Verdana" style:text-outline="false" fo:font-style="normal" style:font-size-complex="12pt" style:font-size-asian="12pt" style:text-line-through-type="none" style:font-style-asian="normal" fo:color="#000000" style:font-style-complex="normal" style:font-name="Verdana" fo:font-size="12pt" style:text-position="0% 100%" fo:text-shadow="none" style:font-weight-asian="normal" fo:font-weight="normal" style:font-weight-complex="normal"/>
    </style:style>
    <style:style style:name="T11" style:family="text">
      <style:text-properties style:text-underline-style="none" style:text-underline-color="font-color" style:font-name-complex="Verdana" style:text-outline="false" fo:font-style="normal" style:font-size-complex="12pt" style:font-size-asian="12pt" style:text-line-through-type="none" style:font-style-asian="normal" fo:color="#000000" style:font-style-complex="normal" style:font-name="Verdana" fo:font-size="12pt" style:text-position="0% 100%" fo:text-shadow="none" style:font-weight-asian="bold" fo:font-weight="bold" style:font-weight-complex="bold"/>
    </style:style>
    <style:style style:name="T12" style:family="text">
      <style:text-properties style:text-underline-style="none" style:text-underline-color="font-color" style:font-name-complex="Verdana" style:text-outline="false" fo:font-style="normal" style:font-size-complex="12pt" style:font-size-asian="12pt" style:text-line-through-type="none" style:font-style-asian="normal" fo:color="#000000" style:font-style-complex="normal" style:font-name="Verdana" fo:font-size="12pt" style:text-position="0% 100%" fo:text-shadow="none" fo:font-weight="normal" style:font-weight-complex="normal" style:font-weight-asian="normal"/>
    </style:style>
    <style:style style:name="T13" style:family="text">
      <style:text-properties style:text-underline-style="none" style:text-underline-color="font-color" style:font-name-complex="Verdana" style:text-outline="false" fo:font-style="normal" style:font-size-complex="12pt" style:font-size-asian="12pt" style:text-line-through-type="none" style:font-style-asian="normal" fo:color="#000000" style:font-style-complex="normal" style:font-name="Verdana" fo:font-size="12pt" style:text-position="0% 100%" fo:text-shadow="none" style:font-weight-complex="normal" style:font-weight-asian="normal" fo:font-weight="normal"/>
    </style:style>
    <style:style style:name="T14" style:family="text">
      <style:text-properties style:text-underline-style="none" style:text-underline-color="font-color" style:font-name-complex="Verdana" style:text-outline="false" fo:font-style="normal" style:font-size-complex="12pt" style:font-size-asian="12pt" style:text-line-through-type="none" style:font-style-asian="normal" fo:color="#000000" style:font-style-complex="normal" style:font-name="Verdana" fo:font-size="12pt" style:text-position="0% 100%" fo:text-shadow="none" style:font-weight-complex="bold" style:font-weight-asian="bold" fo:font-weight="bold"/>
    </style:style>
    <style:style style:name="T15" style:family="text">
      <style:text-properties style:text-underline-style="none" style:text-underline-color="font-color" style:font-name-complex="Verdana" style:text-outline="false" fo:font-style="normal" style:font-size-complex="12pt" style:font-size-asian="12pt" style:text-line-through-type="none" style:font-style-asian="normal" fo:color="#000000" style:font-style-complex="normal" style:font-name="Verdana" fo:font-size="12pt" style:text-position="0% 100%" fo:text-shadow="none" fo:font-weight="normal" style:font-weight-asian="normal" style:font-weight-complex="normal"/>
    </style:style>
    <style:style style:name="T16" style:family="text">
      <style:text-properties style:text-underline-style="none" style:text-underline-color="font-color" style:font-name-complex="Verdana" style:text-outline="false" fo:font-style="normal" style:font-size-complex="12pt" style:font-size-asian="12pt" style:text-line-through-type="none" style:font-style-asian="normal" fo:color="#000000" style:font-style-complex="normal" style:font-name="Verdana" fo:font-size="12pt" style:text-position="0% 100%" fo:text-shadow="none" style:font-weight-asian="bold" style:font-weight-complex="bold" fo:font-weight="bold"/>
    </style:style>
    <style:style style:name="T17" style:family="text">
      <style:text-properties style:font-style-complex="normal" fo:color="#000000" fo:text-shadow="none" style:font-style-asian="normal" style:font-size-complex="12pt" style:font-size-asian="12pt" style:font-name-complex="Verdana" style:text-outline="false" fo:font-style="normal" style:text-line-through-type="none" style:text-underline-style="none" style:text-underline-color="font-color" fo:font-size="12pt" style:font-name="Verdana" style:text-position="0% 100%" style:font-weight-complex="bold" fo:font-weight="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ntos Controversos - Relatório e Vot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number-columns-repeated="1017" table:default-cell-style-name="Default"/>
        <table:table-row table:style-name="ro1">
          <table:table-cell table:style-name="ce1" office:value-type="string" calcext:value-type="string">
            <text:p>TEMA / PONTO CONTROVERSO</text:p>
          </table:table-cell>
          <table:table-cell table:style-name="ce1" office:value-type="string" calcext:value-type="string">
            <text:p>COLABORADOR</text:p>
          </table:table-cell>
          <table:table-cell table:style-name="ce1" office:value-type="string" calcext:value-type="string">
            <text:p>RELATÓRIO</text:p>
          </table:table-cell>
          <table:table-cell table:style-name="ce1" office:value-type="string" calcext:value-type="string">
            <text:p>VOTO - PONTOS CONTROVERSOS</text:p>
          </table:table-cell>
          <table:table-cell table:style-name="ce1" office:value-type="string" calcext:value-type="string">
            <text:p>VOTO - CASO CONCRETO</text:p>
          </table:table-cell>
          <table:table-cell table:style-name="ce1" office:value-type="string" calcext:value-type="string">
            <text:p>EMENTA</text:p>
          </table:table-cell>
          <table:table-cell table:style-name="ce1" office:value-type="string" calcext:value-type="string">
            <text:p>OBSERVAÇÃO</text:p>
          </table:table-cell>
          <table:table-cell table:style-name="ce8" table:number-columns-repeated="19"/>
          <table:table-cell table:number-columns-repeated="998"/>
        </table:table-row>
        <table:table-row table:style-name="ro1">
          <table:table-cell table:style-name="ce2" office:value-type="string" calcext:value-type="string">
            <text:p>Carência</text:p>
          </table:table-cell>
          <table:table-cell table:style-name="ce2" office:value-type="string" calcext:value-type="string">
            <text:p>Paulo Vitor</text:p>
          </table:table-cell>
          <table:table-cell table:style-name="ce7"/>
          <table:table-cell table:style-name="ce7" office:value-type="string" calcext:value-type="string">
            <text:p>CARÊNCIA NAS PRESTAÇÕES</text:p>
            <text:p/>
            <text:p>Assim normatiza o Decreto nº 3.048/99 sobre carência</text:p>
            <text:p>"Art. 29. A concessão das prestações pecuniárias do Regime Geral de Previdência Social, ressalvado o disposto no art. 30, depende dos seguintes períodos de carência:</text:p>
            <text:p>I - doze contribuições mensais, nos casos de auxílio por incapacidade temporária e aposentadoria por incapacidade permanente; e </text:p>
            <text:p>II - cento e oitenta contribuições mensais, nos casos de aposentadoria programada, por idade do trabalhador rural e especial;</text:p>
            <text:p>III - dez contribuições mensais, no caso de salário-maternidade, para as seguradas contribuinte individual, especial e facultativa, respeitado o disposto no § 2º do art. 93 e no inciso II do art. 101.</text:p>
            <text:p>IV - vinte e quatro contribuições mensais, no caso de auxílio-reclusão."</text:p>
            <text:p/>
            <text:p>Para que seja possível a concessão da referida prestação, dado o caráter contributivo da Previdência Social, é imprescindível que o segurado tenha vertido, em vida, a quantidade mínima de MM contribuições mensais.</text:p>
          </table:table-cell>
          <table:table-cell table:style-name="ce2" office:value-type="string" calcext:value-type="string">
            <text:p>No caso em tela, verifica-se que a parte recorrente possui o total de NN contribuições mensais, razão pela qual [não] cumpre com o requisito carência.</text:p>
          </table:table-cell>
          <table:table-cell table:style-name="ce2" office:value-type="string" calcext:value-type="string">
            <text:p>CARÊNCIA EXIGIDA DE MM CONTRIBUIÇÕES MENSAIS, REQUISITO [NÃO] CUMPRIDO PELA PARTE RECORRENTE.</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Carência – Doença não isenta carência;</text:p>
          </table:table-cell>
          <table:table-cell table:style-name="ce2" office:value-type="string" calcext:value-type="string">
            <text:p>Paulo Vitor</text:p>
          </table:table-cell>
          <table:table-cell table:style-name="ce7" office:value-type="string" calcext:value-type="string">
            <text:p>Consta no Cadastro Nacional do Seguro Social – CNIS – o início das contribuições na qualidade de segurado ZZZZZZZ a partir de XX/XX/XXXX até o XX/XX/XXXX [ou evento gerador], num total de NN contribuições apuradas pelo INSS.</text:p>
          </table:table-cell>
          <table:table-cell table:style-name="ce7" office:value-type="string" calcext:value-type="string">
            <text:p>ISENÇÃO DE CARÊNCIA NO BENEFÍCIO POR INCAPACIDADE</text:p>
            <text:p/>
            <text:p>Há situações em que o Decreto Previdenciário determina a isenção de carência para o Auxílio Incapacidade Temporária, nos seguintes termos:</text:p>
            <text:p>“Art. 30. Independe de carência a concessão das seguintes prestações:</text:p>
            <text:p>(...)</text:p>
            <text:p>III - auxílio por incapacidade temporária e aposentadoria por incapacidade permanente nos casos de acidente de qualquer natureza ou causa e de doença profissional ou do trabalho e nos casos de segurado que, após filiar-se ao RGPS, seja acometido de alguma das doenças ou afecções especificadas em lista elaborada pelos Ministérios da Saúde e da Economia, atualizada a cada três anos, de acordo com os critérios de estigma, deformação, mutilação, deficiência ou outro fator que lhe confira especificidade e gravidade que mereçam tratamento particularizado;”</text:p>
            <text:p>(...)</text:p>
            <text:p>§ 2º  Até que seja elaborada a lista de doenças ou afecções a que se refere o inciso III do caput, independerá de carência a concessão de auxílio por incapacidade temporária e de aposentadoria por incapacidade permanente ao segurado que, após filiar-se ao RGPS, seja acometido por alguma das seguintes doenças:</text:p>
            <text:p>I - tuberculose ativa;</text:p>
            <text:p>II - hanseníase;</text:p>
            <text:p>III - alienação mental;</text:p>
            <text:p>IV - esclerose múltipla;</text:p>
            <text:p>V - hepatopatia grave;</text:p>
            <text:p>VI - neoplasia maligna;</text:p>
            <text:p>VII - cegueira;</text:p>
            <text:p>VIII - paralisia irreversível e incapacitante;</text:p>
            <text:p>IX - cardiopatia grave;</text:p>
            <text:p>X - doença de Parkinson;</text:p>
            <text:p>XI - espondiloartrose anquilosante;</text:p>
            <text:p>XII - nefropatia grave;</text:p>
            <text:p>XIII - estado avançado da doença de Paget (osteíte deformante);</text:p>
            <text:p>XIV - síndrome da imunodeficiência adquirida (aids); ou</text:p>
            <text:p>XV - contaminação por radiação, com base em conclusão da medicina especializada.</text:p>
          </table:table-cell>
          <table:table-cell table:style-name="ce2" office:value-type="string" calcext:value-type="string">
            <text:p>A doença que acomete a parte recorrente não decorre de acidente para que isente de carência. Também, não está elencada no rol de patologias graves que assegurem a isenção, entabuladas no § 2º do Art. 30 do Decreto nº 3.048/99.</text:p>
            <text:p/>
            <text:p>A doença que acomete a parte recorrente decorre de [ACIDENTE/DOENÇA] que isenta de carência[, pois está elencada no rol de patologias graves que assegurem a isenção, entabuladas no § 2º do Art. 30 do Decreto nº 3.048/99].</text:p>
          </table:table-cell>
          <table:table-cell table:style-name="ce2" office:value-type="string" calcext:value-type="string">
            <text:p>NÃO GOZA DE ISENÇÃO DE CARÊNCIA EM RAZÃO DA INCAPACIDADE  TER ORIGEM EM ACIDENTE OU DOENÇA ESPECIFICADA NO § 2º DO ART. 30. DO DECRETO Nº 3.048/99.</text:p>
            <text:p/>
            <text:p>GOZA DE ISENÇÃO DE CARÊNCIA EM RAZÃO DA INCAPACIDADE TER ORIGEM EM [ACIDENTE/DOENÇA ESPECIFICADA NA NORMA REGULAMENTADORA], NOS TERMOS DO ART. 30. DO DECRETO Nº 3.048/99.</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Auxílio-Reclusão - certidão carcerária</text:p>
          </table:table-cell>
          <table:table-cell table:style-name="ce2" office:value-type="string" calcext:value-type="string">
            <text:p>Nathália Corumbá</text:p>
          </table:table-cell>
          <table:table-cell table:style-name="ce2" office:value-type="string" calcext:value-type="string">
            <text:p>Houve apresentação pela parte recorrente da comprovação da reclusão em regime fechado a partir de XX/XX/XXXX.</text:p>
            <text:p/>
            <text:p>Foi emitida exigência para apresentar Certidão Judicial, referente ao regime de reclusão e a data da prisão, mas esta não foi devidamente atendida pela parte recorrente.</text:p>
          </table:table-cell>
          <table:table-cell table:style-name="ce2" office:value-type="string" calcext:value-type="string">
            <text:p>Sobre a comprovação do recolhimento ao cárcere, normatiza o Decreto nº 3.048/99:</text:p>
            <text:p>"Art. 116.  O auxílio-reclusão, cumprida a carência prevista no inciso IV do caput do art. 29, será devido, nas condições da pensão por morte, aos dependentes do segurado de baixa renda recolhido à prisão em regime fechado que não receber remuneração da empresa nem estiver em gozo de auxílio por incapacidade temporária, de pensão por morte, de salário-maternidade, de aposentadoria ou de abono de permanência em serviço.                </text:p>
            <text:p>(...)</text:p>
            <text:p>§ 2º  O requerimento do auxílio-reclusão será instruído com certidão judicial que ateste o recolhimento efetivo à prisão e será obrigatória a apresentação de prova de permanência na condição de presidiário para a manutenção do benefício."</text:p>
          </table:table-cell>
          <table:table-cell table:style-name="ce2" office:value-type="string" calcext:value-type="string">
            <text:p>A parte recorrente apresentou a certidão judicial comprovando a reclusão em regime fechado e, em razão de comprovar a qualidade de dependente, a qualidade de segurado e a carência, faz jus à prestação requerida, nos termos do Art. 116 do Decreto nº 3.048/99.</text:p>
            <text:p/>
            <text:p>A parte recorrente não apresentou a a certidão judicial comprovando a reclusão em regime fechado, motivo pela qual não cumpre com o requisito imposto no Art. 116 do Decreto nº 3.048/99.</text:p>
          </table:table-cell>
          <table:table-cell table:style-name="ce2" office:value-type="string" calcext:value-type="string">
            <text:p><text:span text:style-name="T5">A PARTE RECORRENTE [NÃO] APRESENTOU</text:span><text:span text:style-name="T6"> A CERTIDÃO JUDICIAL</text:span><text:span text:style-name="T7"> QUE ATESTA O RECOLHIMENTO EFETIVO À PRISÃO EM REGIME FECHADO, NOS TERMOS DO § 2º DO ART. 116 DO DECRETO Nº 3.048/99.</text:span></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Perda da qualidade de segurado</text:p>
          </table:table-cell>
          <table:table-cell table:style-name="ce2" office:value-type="string" calcext:value-type="string">
            <text:p>Paulo Vitor</text:p>
          </table:table-cell>
          <table:table-cell table:style-name="ce2" office:value-type="string" calcext:value-type="string">
            <text:p>Consta no Cadastro Nacional do Seguro Social – CNIS – a última contribuição em XX/XX/XXXX na condição de [segurado empregado/avulso/doméstico/especial/contribuinte individual/ facultativo/ beneficiário de auxílio incapacidade temporária/ segregado compulsório/ segurado recluso/ licenciado das Forças Armadas].</text:p>
            <text:p/>
            <text:p>Não há comprovação nos autos de mais de 120 contribuições mensais, anteriores a perda desta qualidade, ou a comprovação de desemprego por órgão do Ministério do Trabalho e Previdência.</text:p>
            <text:p/>
            <text:p>Há a comprovação de mais de 120 contribuições mensais sem a perda da qualidade de segurado, antes de XX/XX/XXXX.</text:p>
            <text:p>Nos termos do evento X, há a comprovação da condição de desemprego por meio do [recebimento de seguro desemprego/inscrição cadastral no Sistema Nacional de Emprego - SINE].</text:p>
          </table:table-cell>
          <table:table-cell table:style-name="ce2" office:value-type="string" calcext:value-type="string">
            <text:p>Sobre a manutenção da qualidade de segurado no evento gerador, normatiza o Decreto nº 3.048/99:</text:p>
            <text:p>"Art. 13. Mantém a qualidade de segurado, independentemente de contribuições:</text:p>
            <text:p>        I - sem limite de prazo, o segurado que estiver em gozo de benefício, exceto na hipótese de auxílio-acidente;</text:p>
            <text:p>       II - até doze meses após a cessação de benefício por incapacidade ou das contribuições, observado o disposto nos § 7º e § 8º e no art. 19-E;</text:p>
            <text:p>        III - até doze meses após cessar a segregação, o segurado acometido de doença de segregação compulsória;</text:p>
            <text:p>        IV - até doze meses após o livramento, o segurado detido ou recluso;</text:p>
            <text:p>        V - até três meses após o licenciamento, o segurado incorporado às Forças Armadas para prestar serviço militar; e</text:p>
            <text:p>        VI - até seis meses após a cessação das contribuições, o segurado facultativo.</text:p>
            <text:p>§ 1º  O prazo do inciso II será prorrogado para até vinte e quatro meses, se o segurado já tiver pago mais de cento e vinte contribuições mensais sem interrupção que acarrete a perda da qualidade de segurado.</text:p>
            <text:p>        § 2º  O prazo do inciso II ou do § 1º será acrescido de doze meses para o segurado desempregado, desde que comprovada essa situação por registro no órgão próprio do Ministério do Trabalho e Emprego."</text:p>
          </table:table-cell>
          <table:table-cell table:style-name="ce2" office:value-type="string" calcext:value-type="string">
            <text:p>A parte recorrente apresentou a certidão judicial comprovando a reclusão em regime fechado e, em razão de comprovar a qualidade de dependente, a qualidade de segurado e a carência, faz jus à prestação requerida, nos termos do Art. 116 do Decreto nº 3.048/99.</text:p>
            <text:p/>
            <text:p>A parte recorrente não apresentou a a certidão judicial comprovando a reclusão em regime fechado, motivo pela qual não cumpre com o requisito imposto no Art. 116 do Decreto nº 3.048/99.</text:p>
          </table:table-cell>
          <table:table-cell table:style-name="ce7" office:value-type="string" calcext:value-type="string">
            <text:p>PERDA DA QUALIDADE DE SEGURADO EM YY/YY/YYYY. NÃO CONSTAM MAIS DE 120 CONTRIBUIÇÕES MENSAIS OU COMPROVAÇÃO DE DESEMPREGO POR ÓRGÃO DO MINISTÉRIO DO TRABALHO E PREVIDÊNCIA QUE JUSTIFIQUEM A ESTENÇÃO DESTA QUALIDADE. NA DATA DO EVENTO GERADOR ZZ/ZZ/ZZZZ NÃO GOZAVA MAIS DA MANUTENÇÃO DESTA QUALIDADE, CONFORME REQUER O ART. 13 DO DECRETO Nº 3.048/99.</text:p>
            <text:p/>
            <text:p>QUALIDADE DE SEGURADO ESTENDIDA POR COMPROVAR MAIS DE 120 CONTRIBUIÇÕES MENSAIS [E/OU] COMPROVAÇÃO DE DESEMPREGO POR ORGÃO DO MINISTÉRIO DO TRABALHO E PREVIDÊNCIA. TODAVIA, NA DATA DO EVENTO GERADOR ZZ/ZZ/ZZZZ NÃO GOZAVA MAIS DA MANUTENÇÃO DESTA QUALIDADE. COM ISSO, NA DATA DO EVENTO GERADOR ZZ/ZZ/ZZZZ GOZAVA DA MANUTENÇÃO DESTA QUALIDADE, INTELIGÊNCIA DO ART. 13 DO DECRETO Nº 3.048/99.</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Perda da qualidade de segurado - com reingresso - 18/06/2019 - hoje</text:p>
          </table:table-cell>
          <table:table-cell table:style-name="ce2" office:value-type="string" calcext:value-type="string">
            <text:p>Paulo Vitor</text:p>
          </table:table-cell>
          <table:table-cell table:style-name="ce2" office:value-type="string" calcext:value-type="string">
            <text:p>Consta no Cadastro Nacional do Seguro Social – CNIS – a última contribuição em XX/XX/XXXX na condição de [segurado empregado/avulso/doméstico/especial/contribuinte individual/ facultativo/ beneficiário de auxílio incapacidade temporária/ segregado compulsório/ segurado recluso/ licenciado das Forças Armadas].</text:p>
            <text:p>Tempos depois, em WW/WW/WWWW, filiou-se como [segurado empregado/avulso/doméstico/especial/contribuinte individual/ facultativo] e recolheu até [DII/dt óbito/dt reclusão/dt maternidade], perfazendo N contribuições a partir da nova filiação.</text:p>
          </table:table-cell>
          <table:table-cell table:style-name="ce2" office:value-type="string" calcext:value-type="string">
            <text:p>Normatiza o Decreto nº 3.048/99:</text:p>
            <text:p>"Art. 27-A.  Na hipótese de perda da qualidade de segurado, para fins da concessão dos benefícios de auxílio por incapacidade temporária, de aposentadoria por incapacidade permanente, de salário-maternidade e de auxílio-reclusão, as contribuições anteriores à perda somente serão computadas para fins de carência depois que o segurado contar, a partir da nova filiação ao RGPS, com metade do número de contribuições exigidas para o cumprimento do período de carência definido no art. 29. "</text:p>
            <text:p>Observando o texto normativo, em razão da espécie pleiteada exigir a carência de LL contribuições, verifica-se a necessidade cumprir com metade da carência a partir da nova filiação, precisamente MM contribuições mensais, para que as contribuições anteriores a perda da qualidade possam ser computadas para efeito de carência.</text:p>
          </table:table-cell>
          <table:table-cell table:style-name="ce2" office:value-type="string" calcext:value-type="string">
            <text:p>A parte recorrente apresentou a certidão judicial comprovando a reclusão em regime fechado e, em razão de comprovar a qualidade de dependente, a qualidade de segurado e a carência, faz jus à prestação requerida, nos termos do Art. 116 do Decreto nº 3.048/99.</text:p>
            <text:p/>
            <text:p>A parte recorrente não apresentou a a certidão judicial comprovando a reclusão em regime fechado, motivo pela qual não cumpre com o requisito imposto no Art. 116 do Decreto nº 3.048/99.</text:p>
          </table:table-cell>
          <table:table-cell table:style-name="ce7" office:value-type="string" calcext:value-type="string">
            <text:p>REINGRESSO APÓS A PERDA DA QUALIDADE DE SEGURADO. APÓS A PERDA DA QUALIDADE, A PARTE RECORRENTE REINGRESSOU AO RGPS COMO [TIPO SEGURADO] E VERTEU N CONTRIBUIÇÕES PARA EFEITO DE CARÊNCIA.</text:p>
            <text:p/>
            <text:p>EM RAZÃO DA QUANTIDADE DE CONTRIBUIÇÕES ATENDER AO ART. 27-A DO DECRETO Nº 3.048/99, AS CONTRIBUIÇÕES ANTERIORES A PERDA DA QUALIDADE DE SEGURADO MERECEM SER COMPUTADAS, CUMPRINDO-SE COM O REQUISITO CARÊNCIA IMPOSTO PELO ART. 25 DA LEI Nº 8.213/91.</text:p>
            <text:p/>
            <text:p>QUANTIDADE ESTA INFERIOR À METADE DA CARÊNCIA IMPOSTA PELO ART. 27-A DO DECRETO Nº 3.048/99.</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Perda da qualidade de segurado - com reingresso - até 01/07/2016 e 05/11/2016 - 05/01/2017</text:p>
          </table:table-cell>
          <table:table-cell table:style-name="ce2" office:value-type="string" calcext:value-type="string">
            <text:p>Paulo Vitor</text:p>
          </table:table-cell>
          <table:table-cell table:style-name="ce2" office:value-type="string" calcext:value-type="string">
            <text:p>=anterior</text:p>
          </table:table-cell>
          <table:table-cell table:style-name="ce2" office:value-type="string" calcext:value-type="string">
            <text:p>Normatiza a Lei nº 8.213/91, em sua redação orginal, vigente na data do evento gerador:</text:p>
            <text:p>"Art. 24. Período de carência é o número mínimo de contribuições mensais indispensáveis para que o beneficiário faça jus ao benefício, consideradas a partir do transcurso do primeiro dia dos meses de suas competências.</text:p>
            <text:p>Parágrafo único. Havendo perda da qualidade de segurado, as contribuições anteriores a essa data só serão computadas para efeito de carência depois que o segurado contar, a partir da nova filiação à Previdência Social, com, no mínimo, 1/3 (um terço) do número de contribuições exigidas para o cumprimento da carência definida para o benefício a ser requerido. "</text:p>
            <text:p>Observando o texto normativo, em razão da espécie pleiteada exigir a carência de LL contribuições, verifica-se a necessidade cumprir cum um terço da carência a partir da nova filiação, precisamente MM contribuições mensais, para que as contribuições anteriores a perda da qualidade possam ser computadas para efeito de carência.</text:p>
          </table:table-cell>
          <table:table-cell table:style-name="ce2" office:value-type="string" calcext:value-type="string">
            <text:p>A parte recorrente apresentou a certidão judicial comprovando a reclusão em regime fechado e, em razão de comprovar a qualidade de dependente, a qualidade de segurado e a carência, faz jus à prestação requerida, nos termos do Art. 116 do Decreto nº 3.048/99.</text:p>
            <text:p/>
            <text:p>A parte recorrente não apresentou a a certidão judicial comprovando a reclusão em regime fechado, motivo pela qual não cumpre com o requisito imposto no Art. 116 do Decreto nº 3.048/99.</text:p>
          </table:table-cell>
          <table:table-cell table:style-name="ce7" office:value-type="string" calcext:value-type="string">
            <text:p>REINGRESSO APÓS A PERDA DA QUALIDADE DE SEGURADO. APÓS A PERDA DA QUALIDADE, A PARTE RECORRENTE REINGRESSOU AO RGPS COMO [TIPO SEGURADO] E VERTEU N CONTRIBUIÇÕES PARA EFEITO DE CARÊNCIA.</text:p>
            <text:p/>
            <text:p>EM RAZÃO DA QUANTIDADE DE CONTRIBUIÇÕES ATENDER AO PARÁGRAFO ÚNICO DO ART. 24 DA LEI 8.213/91 EM SUA REDAÇÃO ORIGINAL, AS CONTRIBUIÇÕES ANTERIORES A PERDA DA QUALIDADE DE SEGURADO MERECEM SER COMPUTADAS, CUMPRINDO-SE COM O REQUISITO CARÊNCIA IMPOSTO PELO ART. 25 DA LEI Nº 8.213/91.</text:p>
            <text:p/>
            <text:p>QUANTIDADE ESTA INFERIOR AO UM TERÇO DA CARÊNCIA INTEGRAL DO ARTIGO 25 DA LEI PREVIDENCIÁRIA, CONFORME IMPOSIÇÃO DO PARÁGRAFO ÚNICO DO ART. 24 DA LEI 8.213/91 EM SUA REDAÇÃO ORIGINAL.</text:p>
          </table:table-cell>
          <table:table-cell table:style-name="ce21" office:value-type="string" calcext:value-type="string">
            <text:p>redação original,parágrafo único art. 24</text:p>
          </table:table-cell>
          <table:table-cell table:style-name="ce8" table:number-columns-repeated="19"/>
          <table:table-cell table:number-columns-repeated="998"/>
        </table:table-row>
        <table:table-row table:style-name="ro1">
          <table:table-cell table:style-name="ce2" office:value-type="string" calcext:value-type="string">
            <text:p>Perda da qualidade de segurado - com reingresso - 08/07/2016 - 04/11/2016</text:p>
            <text:p/>
          </table:table-cell>
          <table:table-cell table:style-name="ce2" office:value-type="string" calcext:value-type="string">
            <text:p>Paulo Vitor</text:p>
          </table:table-cell>
          <table:table-cell table:style-name="ce2" office:value-type="string" calcext:value-type="string">
            <text:p>=anterior</text:p>
          </table:table-cell>
          <table:table-cell table:style-name="ce2" office:value-type="string" calcext:value-type="string">
            <text:p>Normatiza a Lei nº 8.213/91, alterada pela Medida Provisória nº 739/2016, vigente na data do evento gerador:</text:p>
            <text:p>"Art. 27.  Para cômputo do período de carência, serão consideradas as contribuições:</text:p>
            <text:p>Parágrafo único.  No caso de perda da qualidade de segurado, para efeito de carência para a concessão dos benefícios de auxílio-doença, de aposentadoria por invalidez e de salário-maternidade, o segurado deverá contar, a partir da nova filiação à Previdência Social, com os períodos previstos nos incisos I e III do caput do art. 25."</text:p>
            <text:p>Observando o texto normativo, verifica-se a necessidade cumprir integralmente a carência de MM contribuições mensais a partir da nova filiação.</text:p>
          </table:table-cell>
          <table:table-cell table:style-name="ce2" office:value-type="string" calcext:value-type="string">
            <text:p>A parte recorrente apresentou a certidão judicial comprovando a reclusão em regime fechado e, em razão de comprovar a qualidade de dependente, a qualidade de segurado e a carência, faz jus à prestação requerida, nos termos do Art. 116 do Decreto nº 3.048/99.</text:p>
            <text:p/>
            <text:p>A parte recorrente não apresentou a a certidão judicial comprovando a reclusão em regime fechado, motivo pela qual não cumpre com o requisito imposto no Art. 116 do Decreto nº 3.048/99.</text:p>
          </table:table-cell>
          <table:table-cell table:style-name="ce7" office:value-type="string" calcext:value-type="string">
            <text:p>REINGRESSO APÓS A PERDA DA QUALIDADE DE SEGURADO. APÓS A PERDA DA QUALIDADE, A PARTE RECORRENTE REINGRESSOU AO RGPS COMO [TIPO SEGURADO] E VERTEU N CONTRIBUIÇÕES PARA EFEITO DE CARÊNCIA.</text:p>
            <text:p/>
            <text:p>EM RAZÃO DA QUANTIDADE DE CONTRIBUIÇÕES ATENDER AO PARÁGRAFO ÚNICO DO ART. 27 DA LEI 8.213/91, ALTERADO PELA MEDIDA PROVISÓRIA 739/2016, A PARTE RECORRENTE CUMPRE COM A CARÊNCIA INTEGRAL IMPOSTA PELO ART. 25 DA LEI Nº 8.213/91.</text:p>
            <text:p/>
            <text:p>NÃO COMPROVA A CARÊNCIA INTEGRAL DO ARTIGO 25 DA LEI PREVIDENCIÁRIA APÓS A NOVA FILIAÇÃO, CONFORME IMPOSIÇÃO DO ART. 27 DA LEI 8.213/91, ALTERADO PELA MEDIDA PROVISÓRIA 739/2016.</text:p>
          </table:table-cell>
          <table:table-cell table:style-name="ce2" office:value-type="string" calcext:value-type="string">
            <text:p>MP 739/2016, parágrafo único art. 27</text:p>
          </table:table-cell>
          <table:table-cell table:style-name="ce8" table:number-columns-repeated="19"/>
          <table:table-cell table:number-columns-repeated="998"/>
        </table:table-row>
        <table:table-row table:style-name="ro1">
          <table:table-cell table:style-name="ce2" office:value-type="string" calcext:value-type="string">
            <text:p>Perda da qualidade de segurado - com reingresso - 06/01/2017 – 26/06/2017</text:p>
          </table:table-cell>
          <table:table-cell table:style-name="ce2" office:value-type="string" calcext:value-type="string">
            <text:p>Paulo Vitor</text:p>
          </table:table-cell>
          <table:table-cell table:style-name="ce2" office:value-type="string" calcext:value-type="string">
            <text:p>=anterior</text:p>
          </table:table-cell>
          <table:table-cell table:style-name="ce2" office:value-type="string" calcext:value-type="string">
            <text:p>Normatiza a Lei nº 8.213/91, alterada pela Medida Provisória nº 767/2017, vigente na data do evento gerador:</text:p>
            <text:p>"Art. 27-A.  No caso de perda da qualidade de segurado, para efeito de carência para a concessão dos benefícios de auxílio-doença, de aposentadoria por invalidez e de salário-maternidade, o segurado deverá contar, a partir da nova filiação à Previdência Social, com os períodos previstos nos incisos I e III do caput do art. 25."</text:p>
            <text:p>Observando o texto normativo, verifica-se a necessidade cumprir integralmente a carência de MM contribuições mensais a partir da nova filiação.</text:p>
          </table:table-cell>
          <table:table-cell table:style-name="ce2" office:value-type="string" calcext:value-type="string">
            <text:p>A parte recorrente apresentou a certidão judicial comprovando a reclusão em regime fechado e, em razão de comprovar a qualidade de dependente, a qualidade de segurado e a carência, faz jus à prestação requerida, nos termos do Art. 116 do Decreto nº 3.048/99.</text:p>
            <text:p/>
            <text:p>A parte recorrente não apresentou a a certidão judicial comprovando a reclusão em regime fechado, motivo pela qual não cumpre com o requisito imposto no Art. 116 do Decreto nº 3.048/99.</text:p>
          </table:table-cell>
          <table:table-cell table:style-name="ce7" office:value-type="string" calcext:value-type="string">
            <text:p>REINGRESSO APÓS A PERDA DA QUALIDADE DE SEGURADO. APÓS A PERDA DA QUALIDADE, A PARTE RECORRENTE REINGRESSOU AO RGPS COMO [TIPO SEGURADO] E VERTEU N CONTRIBUIÇÕES PARA EFEITO DE CARÊNCIA.</text:p>
            <text:p/>
            <text:p>EM RAZÃO DA QUANTIDADE DE CONTRIBUIÇÕES ATENDER AO ART. 27-A DA LEI 8.213/91, ALTERADO PELA MEDIDA PROVISÓRIA 767/2017, A PARTE RECORRENTE CUMPRE COM A CARÊNCIA INTEGRAL IMPOSTA PELO ART. 25 DA LEI Nº 8.213/91.</text:p>
            <text:p/>
            <text:p>NÃO COMPROVA A CARÊNCIA INTEGRAL DO ARTIGO 25 DA LEI PREVIDENCIÁRIA APÓS A NOVA FILIAÇÃO, CONFORME IMPOSIÇÃO DO ART. 27-A DA LEI 8.213/91, ALTERADO PELA MEDIDA PROVISÓRIA 767/2017.</text:p>
          </table:table-cell>
          <table:table-cell table:style-name="ce2" office:value-type="string" calcext:value-type="string">
            <text:p>MP 767/2017, Art. 27-A</text:p>
          </table:table-cell>
          <table:table-cell table:style-name="ce8" table:number-columns-repeated="19"/>
          <table:table-cell table:number-columns-repeated="998"/>
        </table:table-row>
        <table:table-row table:style-name="ro1">
          <table:table-cell table:style-name="ce2" office:value-type="string" calcext:value-type="string">
            <text:p>Perda da qualidade de segurado - com reingresso - 27/06/2017 - 17/01/2019</text:p>
          </table:table-cell>
          <table:table-cell table:style-name="ce2" office:value-type="string" calcext:value-type="string">
            <text:p>Paulo Vitor</text:p>
          </table:table-cell>
          <table:table-cell table:style-name="ce2" office:value-type="string" calcext:value-type="string">
            <text:p>=anterior</text:p>
          </table:table-cell>
          <table:table-cell table:style-name="ce2" office:value-type="string" calcext:value-type="string">
            <text:p>Normatiza a Lei nº 8.213/91, alterada pela Lei 13.457/2017, vigente na data do evento gerador:</text:p>
            <text:p>"Art. 27-A.  No caso de perda da qualidade de segurado, para efeito de carência para a concessão dos benefícios de que trata esta Lei, o segurado deverá contar, a partir da nova filiação à Previdência Social, com metade dos períodos previstos nos incisos I e III do caput do art. 25 desta Lei."</text:p>
            <text:p>Observando o texto normativo, em razão da espécie pleiteada exigir a carência de LL contribuições, verifica-se a necessidade cumprir com metade da carência a partir da nova filiação, precisamente MM contribuições mensais, para que as contribuições anteriores a perda da qualidade possam ser computadas para efeito de carência.</text:p>
          </table:table-cell>
          <table:table-cell table:style-name="ce2" office:value-type="string" calcext:value-type="string">
            <text:p>A parte recorrente apresentou a certidão judicial comprovando a reclusão em regime fechado e, em razão de comprovar a qualidade de dependente, a qualidade de segurado e a carência, faz jus à prestação requerida, nos termos do Art. 116 do Decreto nº 3.048/99.</text:p>
            <text:p/>
            <text:p>A parte recorrente não apresentou a a certidão judicial comprovando a reclusão em regime fechado, motivo pela qual não cumpre com o requisito imposto no Art. 116 do Decreto nº 3.048/99.</text:p>
          </table:table-cell>
          <table:table-cell table:style-name="ce7" office:value-type="string" calcext:value-type="string">
            <text:p>"REINGRESSO APÓS A PERDA DA QUALIDADE DE SEGURADO. APÓS A PERDA DA QUALIDADE, A PARTE RECORRENTE REINGRESSOU AO RGPS COMO [TIPO SEGURADO] E VERTEU N CONTRIBUIÇÕES PARA EFEITO DE CARÊNCIA.</text:p>
            <text:p/>
            <text:p>EM RAZÃO DA QUANTIDADE DE CONTRIBUIÇÕES ATENDER AO ART. 27-A DA LEI 8.213/91, COM REDAÇÃO DADA PELA LEI Nº 13.457/2017, AS CONTRIBUIÇÕES ANTERIORES A PERDA DA QUALIDADE DE SEGURADO MERECEM SER COMPUTADAS, CUMPRINDO-SE COM O REQUISITO CARÊNCIA IMPOSTO PELO ART. 25 DA LEI Nº 8.213/91.</text:p>
            <text:p/>
            <text:p>QUANTIDADE ESTA INFERIOR À METADE DA CARÊNCIA IMPOSTA PELO ART. 27-A DA LEI 8.213/91, COM REDAÇÃO DADA PELA LEI Nº 13.457/2017."</text:p>
          </table:table-cell>
          <table:table-cell table:style-name="ce2" office:value-type="string" calcext:value-type="string">
            <text:p>Lei 13.457/2017, Art. 27-A</text:p>
          </table:table-cell>
          <table:table-cell table:style-name="ce8" table:number-columns-repeated="19"/>
          <table:table-cell table:number-columns-repeated="998"/>
        </table:table-row>
        <table:table-row table:style-name="ro1">
          <table:table-cell table:style-name="ce2" office:value-type="string" calcext:value-type="string">
            <text:p>Perda da qualidade de segurado - com reingresso - 18/01/2019 – 17/06/2019</text:p>
            <text:p/>
          </table:table-cell>
          <table:table-cell table:style-name="ce2" office:value-type="string" calcext:value-type="string">
            <text:p>Paulo Vitor</text:p>
          </table:table-cell>
          <table:table-cell table:style-name="ce2" office:value-type="string" calcext:value-type="string">
            <text:p>=anterior</text:p>
          </table:table-cell>
          <table:table-cell table:style-name="ce2" office:value-type="string" calcext:value-type="string">
            <text:p>Normatiza a Lei nº 8.213/91, alterada pela Medida Provisória nº 871/2019, vigente na data do evento gerador:</text:p>
            <text:p>"Art. 27-A. Na hipótese de perda da qualidade de segurado, para fins da concessão dos benefícios de auxílio-doença, de aposentadoria por invalidez, de salário-maternidade e de auxílio-reclusão, o segurado deverá contar, a partir da data da nova filiação à Previdência Social, com os períodos integrais de carência previstos nos incisos I, III e IV do caput do art. 25."</text:p>
            <text:p>Observando o texto normativo, verifica-se a necessidade cumprir integralmente a carência de MM contribuições mensais a partir da nova filiação.</text:p>
          </table:table-cell>
          <table:table-cell table:style-name="ce2" office:value-type="string" calcext:value-type="string">
            <text:p>A parte recorrente apresentou a certidão judicial comprovando a reclusão em regime fechado e, em razão de comprovar a qualidade de dependente, a qualidade de segurado e a carência, faz jus à prestação requerida, nos termos do Art. 116 do Decreto nº 3.048/99.</text:p>
            <text:p/>
            <text:p>A parte recorrente não apresentou a a certidão judicial comprovando a reclusão em regime fechado, motivo pela qual não cumpre com o requisito imposto no Art. 116 do Decreto nº 3.048/99.</text:p>
          </table:table-cell>
          <table:table-cell table:style-name="ce7" office:value-type="string" calcext:value-type="string">
            <text:p>REINGRESSO APÓS A PERDA DA QUALIDADE DE SEGURADO. APÓS A PERDA DA QUALIDADE, A PARTE RECORRENTE REINGRESSOU AO RGPS COMO [TIPO SEGURADO] E VERTEU N CONTRIBUIÇÕES PARA EFEITO DE CARÊNCIA.</text:p>
            <text:p/>
            <text:p>EM RAZÃO DA QUANTIDADE DE CONTRIBUIÇÕES ATENDER AO ART. 27-A DA LEI 8.213/91, ALTERADO PELA MEDIDA PROVISÓRIA 871/2019, A PARTE RECORRENTE CUMPRE COM A CARÊNCIA INTEGRAL IMPOSTA PELO ART. 25 DA LEI Nº 8.213/91.</text:p>
            <text:p/>
            <text:p>NÃO COMPROVA A CARÊNCIA INTEGRAL DO ARTIGO 25 DA LEI PREVIDENCIÁRIA APÓS A NOVA FILIAÇÃO, CONFORME IMPOSIÇÃO DO ART. 27-A DA LEI 8.213/91, ALTERADO PELA MEDIDA PROVISÓRIA 871/2019.</text:p>
          </table:table-cell>
          <table:table-cell table:style-name="ce2" office:value-type="string" calcext:value-type="string">
            <text:p>MP 871/2019, Art. 27-A</text:p>
          </table:table-cell>
          <table:table-cell table:style-name="ce8" table:number-columns-repeated="19"/>
          <table:table-cell table:number-columns-repeated="998"/>
        </table:table-row>
        <table:table-row table:style-name="ro1">
          <table:table-cell table:style-name="ce2" office:value-type="string" calcext:value-type="string">
            <text:p>CTPS</text:p>
          </table:table-cell>
          <table:table-cell table:style-name="ce2" office:value-type="string" calcext:value-type="string">
            <text:p>Paulo Vitor</text:p>
          </table:table-cell>
          <table:table-cell table:style-name="ce2" office:value-type="string" calcext:value-type="string">
            <text:p>Deixou o INSS de considerar os seguintes vínculos da CTPS nº XXXX, série xxxx, expedida em xx/xx/xxxx, fls XX/XX:</text:p>
            <text:p>- XX/XX/XXXX, fl. XX, empresa XXXXXXXX [, com contribuição sindical fls. XX, alteração de salário fls XX];</text:p>
            <text:p>- XX/XX/XXXX, fl. XX, empresa XXXXXXXX [, com contribuição sindical fls. XX, alteração de salário fls XX];</text:p>
            <text:p/>
            <text:p>[Pergunta: Há defeito formal que lhe comprometa a fidedignidade? Qual {não está em ordem cronológica/ há rasura/ não é contemporaneo}</text:p>
            <text:p>Não há registro no processo de defeito formal na referida CTPS, já que os registros existentes estão em ordem cronológica, contemporâneos e sem rasuras.</text:p>
            <text:p>Consta no processo que há [rasura/extemporaneidade/falta de cronologicidade] na referida CTPS.</text:p>
            <text:p/>
          </table:table-cell>
          <table:table-cell table:style-name="ce2" office:value-type="string" calcext:value-type="string">
            <text:p>Regulamenta o Decreto 3.048/99:</text:p>
            <text:p>“Art. 19-B.  Na hipótese de não constarem do CNIS as informações sobre atividade, vínculo, remunerações ou contribuições, ou de haver dúvida sobre a regularidade das informações existentes, o período somente será confirmado por meio da apresentação de documentos contemporâneos dos fatos a serem comprovados, com menção às datas de início e de término e, quando se tratar de trabalhador avulso, à duração do trabalho e à condição em que tiver sido prestada a atividade.</text:p>
            <text:p>§ 1º  Além dos dados constantes do CNIS a que se refere o art. 19, observada a forma de filiação do trabalhador ao RGPS, os seguintes documentos serão considerados para fins de comprovação do tempo de contribuição de que trata o caput, desde que contemporâneos aos fatos a serem comprovados: </text:p>
            <text:p>I - carteira profissional ou Carteira de Trabalho e Previdência Social; “</text:p>
            <text:p/>
            <text:p>Na mesma linha é o Enunciado 2 do CRPS:</text:p>
            <text:p>“Não se indefere benefício sob fundamento de falta de recolhimento de contribuição previdenciária quando a responsabilidade tributária não competir ao segurado.</text:p>
            <text:p>(...)</text:p>
            <text:p>II - Não é absoluto o valor probatório da Carteira de Trabalho e Previdência Social (CTPS), mas é possível formar prova suficiente para fins previdenciários se esta não tiver defeito formal que lhe comprometa a fidedignidade, salvo existência de dúvida devidamente fundamentada.”</text:p>
            <text:p>Observando o texto regulamentador e a jurisprudência consolidada desta Corte Administrativa, verifica-se que a Carteira de Trabalho forma prova de tempo de contribuição desde que inexista defeito formal que lhe comprometa a fidedignidade, devendo possuir traços de confiabilidade, como não ter rasuras, guardar a devida cronologicidade dos fatos e a devida contemporaneidade.</text:p>
          </table:table-cell>
          <table:table-cell table:style-name="ce2" office:value-type="string" calcext:value-type="string">
            <text:p>Em razão da CTPS nº 78031 (fls. 7/14), série 35-RS, expedida em 19/10/1987 (fls. 7/8 da CTPS), possuir registro de contribuição sindical para o ano de 1988 (fls. 22/23 da CTPS), e estar em ordem cronológica, sem rasuras e contemporâneo, deve ser computado ao tempo de contribuição, nos termos do inciso I do § 1º do At. 19-B do Decreto nº 3.048/99, interpretado pelo inciso II do Enunciado 2 do CRPS.</text:p>
            <text:p/>
            <text:p>Em razão da CTPS nº 78031 (fls. 7/14), série 35-RS, expedida em 19/10/1987 (fls. 7/8 da CTPS) [não estar em ordem cronológica / possuir rasuras/ ser expedida posterior ao término do contrato de trabalho (extemporâneo)], não deve ser reconhecida como prova nem ser computada ao tempo de contribuição, nos termos do inciso I do § 1º do At. 19-B do Decreto nº 3.048/99, interpretado pelo inciso II do Enunciado 2 do CRPS.</text:p>
          </table:table-cell>
          <table:table-cell table:style-name="ce7" office:value-type="string" calcext:value-type="string">
            <text:p>CARTEIRA DE TRABALHO É PROVA DE VÍNCULO EMPREGATÍCIO PARA FINS DE TEMPO DE CONTRIBUIÇÃO CONFORME INCISO I DO §1º DO ART. 19-B DO DECRETO 3.048/99. INEXISTINDO DEFEITO FORMAL QUE LHE COMPROMETA A FIDEDIGNIDADE, A CTPS FORMA PROVA, INTELIGÊNCIA DO INCISO II DO ENUNCIADO 2 DO CRPS. NO CASO EM TELA, A CTPS APRESENTADA N]AP POSSUI DEFEITO FORMAL, ESTA OS VÍNCULOS ANOTADOS EM ORDEM CRONOLÓGCA, SEM RASURAS E CONTEMPORÂNEOS.</text:p>
            <text:p/>
            <text:p>CARTEIRA DE TRABALHO É PROVA DE VÍNCULO EMPREGATÍCIO PARA FINS DE TEMPO DE CONTRIBUIÇÃO CONFORME INCISO I DO §1º DO ART. 19-B DO DECRETO 3.048/99. INEXISTINDO DEFEITO FORMAL QUE LHE COMPROMETA A FIDEDIGNIDADE, A CTPS FORMA PROVA, INTELIGÊNCIA DO INCISO II DO ENUNCIADO 2 DO CRPS. NO CASO, HÁ EVIDENTE [RASURA/EXTEMPORANEIDADE/FALTA DE CRONOLOGICIDADE NAS ANOTAÇÕES]</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Auxílio-Reclusão - regime fechado;</text:p>
          </table:table-cell>
          <table:table-cell table:style-name="ce2" office:value-type="string" calcext:value-type="string">
            <text:p>Nathália Corumbá</text:p>
          </table:table-cell>
          <table:table-cell table:style-name="ce2" office:value-type="string" calcext:value-type="string">
            <text:p>Houve apresentação pela parte recorrente da comprovação da reclusão em regime fechado a partir de XX/XX/XXXX.</text:p>
            <text:p/>
            <text:p>Consta nos autos que o segurado foi submetido à reclusão em regime [aberto/semiaberto].</text:p>
          </table:table-cell>
          <table:table-cell table:style-name="ce2" office:value-type="string" calcext:value-type="string">
            <text:p>Sobre a comprovação do recolhimento ao cárcere, normatiza o Decreto nº 3.048/99:</text:p>
            <text:p>"Art. 116.  O auxílio-reclusão, cumprida a carência prevista no inciso IV do caput do art. 29, será devido, nas condições da pensão por morte, aos dependentes do segurado de baixa renda recolhido à prisão em regime fechado que não receber remuneração da empresa nem estiver em gozo de auxílio por incapacidade temporária, de pensão por morte, de salário-maternidade, de aposentadoria ou de abono de permanência em serviço."</text:p>
          </table:table-cell>
          <table:table-cell table:style-name="ce2" office:value-type="string" calcext:value-type="string">
            <text:p>A parte recorrente apresentou a certidão judicial comprovando a reclusão em regime fechado e, em razão de comprovar a qualidade de dependente, a qualidade de segurado e a carência, faz jus à prestação requerida, nos termos do Art. 116 do Decreto nº 3.048/99.</text:p>
            <text:p/>
            <text:p>A parte recorrente não comprova a reclusão em regime fechado, motivo pela qual não cumpre com o requisito imposto no Art. 116 do Decreto nº 3.048/99.</text:p>
          </table:table-cell>
          <table:table-cell table:style-name="ce7" office:value-type="string" calcext:value-type="string">
            <text:p><text:span text:style-name="T5">O AUXÍLIO-RECLUSÃO SERÁ DEVIDO AOS DEPENDENTES DO SEGURADO RECLUSO EM </text:span><text:span text:style-name="T6">REGIME FECHADO,</text:span><text:span text:style-name="T7"> POR FORÇA DO. ART. 116.  DO DECRETO Nº 3.048/99.</text:span></text:p>
          </table:table-cell>
          <table:table-cell table:style-name="ce17"/>
          <table:table-cell table:style-name="ce8" table:number-columns-repeated="19"/>
          <table:table-cell table:number-columns-repeated="998"/>
        </table:table-row>
        <table:table-row table:style-name="ro1">
          <table:table-cell table:style-name="ce3" office:value-type="string" calcext:value-type="string">
            <text:p>LOAS - RENDA PER CAPITA - INDEFERIMENTO</text:p>
          </table:table-cell>
          <table:table-cell table:style-name="ce3" office:value-type="string" calcext:value-type="string">
            <text:p>Paulo Vitor</text:p>
          </table:table-cell>
          <table:table-cell table:style-name="ce3" office:value-type="string" calcext:value-type="string">
            <text:p>O INSS indeferiu o benefício em razão da renda per capita ser igual/superior a um quarto do salário mínimo.</text:p>
            <text:p/>
            <text:p>[EXISÊNCIA DE PARECER TÉCNICO DO ASSISTENTE SOCIAL COMPROVANDO A MISERABILIDADE SUBJETIVA]</text:p>
            <text:p>Em sede de diligência preliminar, foi solicitado um Parecer do Assistente Social do INSS, ev. XX, para aferir o grau de miserabilidade do grupo familiar. O parecer técnico traz a informação de que a recorrente [não] se encontra em vulnerabilidade ou risco social[ por comprometimento da renda].</text:p>
            <text:p/>
          </table:table-cell>
          <table:table-cell table:style-name="ce3" office:value-type="string" calcext:value-type="string">
            <text:p>A Lei nº 8.742, de 7 de dezembro de 1993 normatizou a matéria, fazendo constar do caput e parágrafos 1º a 3º do seu art. 20:  </text:p>
            <text:p>“Art. 20.  O benefício de prestação continuada é a garantia de um salário-mínimo mensal à pessoa com deficiência e ao idoso com 65 (sessenta e cinco) anos ou mais que comprovem não possuir meios de prover a própria manutenção nem de tê-la provida por sua família.</text:p>
            <text:p>§ 1o  Para os efeitos do disposto no caput, a família é composta pelo requerente, o cônjuge ou companheiro, os pais e, na ausência de um deles, a madrasta ou o padrasto, os irmãos solteiros, os filhos e enteados solteiros e os menores tutelados, desde que vivam sob o mesmo teto. (Redação dada pela Lei nº 12.435, de 2011)</text:p>
            <text:p>§ 2o  Para efeito de concessão do benefício de prestação continuada, considera-se pessoa com deficiência aquela que tem impedimento de longo prazo de natureza física, mental, intelectual ou sensorial, o qual, em interação com uma ou mais barreiras, pode obstruir sua participação plena e efetiva na sociedade em igualdade de condições com as demais pessoas.</text:p>
            <text:p>§ 3º  Observados os demais critérios de elegibilidade definidos nesta Lei, terão direito ao benefício financeiro de que trata o caput deste artigo a pessoa com deficiência ou a pessoa idosa com renda familiar mensal per capita igual ou inferior a 1/4 (um quarto) do salário-mínimo.”</text:p>
            <text:p>A comprovação da condição de hipossuficiência econômica, ou seja, não possuir meios de prover a própria manutenção, como está disposto no caput do artigo 20.</text:p>
            <text:p>A interpretação a ser utilizada a esta espécie de benefício deve ser conduzida pela busca da conciliação entre o postulado constitucional do mínimo existencial, inciso III do art. 1º da Constituição da República que tutela a dignidade da pessoa humana, e o propósito maior da LOAS, expresso no seu art. 4º, III, é dizer, o "respeito à dignidade do cidadão, à sua autonomia e ao seu direito a benefícios e serviços de qualidade, bem como à convivência familiar e comunitária, vedando-se qualquer comprovação vexatória de necessidade". </text:p>
            <text:p>Tal observância se deve ao primeiro princípio da Assistência Social insculpido no artigo 4º da Lei 8.742/93, litteris:</text:p>
            <text:p>“Art. 4º A assistência social rege-se pelos seguintes princípios:</text:p>
            <text:p>I - supremacia do atendimento às necessidades sociais sobre as exigências de rentabilidade econômica;”</text:p>
            <text:p/>
            <text:p>Ademais, inexiste no § 3º do art. 20 da LOAS a terminologia “somente se” ou “apenas se” de modo a restringir miserabilidade a este texto.</text:p>
            <text:p>Estabelecidas tais premissas, o requisito pobreza disposto no § 3º do artigo 20 da LOAS deve ser entendido como um limite objetivo, presumindo que todos cuja renda per capita seja menor que um quarto do salário mínimo estejam nessa condição. Passa-se a ser um critério objetivo uma vez que todas as pessoas cuja renda per capita seja igual ou inferior a um quarto do salário mínimo estão em condições de hipossuficiência, automaticamente.</text:p>
            <text:p>Contudo, é possível ser hipossuficiente econômico possuindo renda per capita superior a este limite, não sendo o § 3º do artigo 20 da LOAS o único critério válido. Outros fatores podem ser considerados para a constatação do estado de pobreza, sendo admitidos outros meios de prova. A avaliação da pobreza do grupo familiar, na hipótese da superação daquele limite, não deve ser procedida abstratamente, e sim avaliada caso a caso. Nessa linha, deverá ser considerada a real situação econômica e de penúria da família, levando-se em conta as despesas com medicação, alimentação, taxas, impostos e também analisando-se as condições de moradia e a necessidade de constante atendimento ao requerente, para só então concluir-se se a renda familiar auferida afigura-se insuficiente para o seu sustento.</text:p>
            <text:p/>
            <text:p>[EXISÊNCIA DE PARECER TÉCNICO DO ASSISTENTE SOCIAL COMPROVANDO A MISERABILIDADE SUBJETIVA]</text:p>
            <text:p>O Parecer Técnico foi lavrado por servidor profissional Assistente Social, e seu parecer tem fé pública. Serve, portanto, como prova por força do artigo 369 do Código de Processo Civil, nos termos “As partes têm o direito de empregar todos os meios legais, bem como os moralmente legítimos, ainda que não especificados neste Código, para provar a verdade dos fatos em que se funda o pedido ou a defesa e influir eficazmente na convicção do juiz.”, aplicável em razão da permissão do artigo 71 do Regimento do CRPS, a saber “Nos casos de omissão deste Regimento, aplicam-se sucessivamente, se houver compatibilidade das regras, as disposições pertinentes da Lei nº 13.105, de 16 de março de 2015, que instituiu o Código de Processo Civil, e da Lei no 9.784, de 29 de janeiro de 1999, que regula o processo administrativo no âmbito da Administração Pública Federal”.</text:p>
            <text:p>Para finalizar, esta é a linha do entendimento firmado pelo Conselho Pleno do Conselho de Recursos do Seguro Social:</text:p>
            <text:p>"Da atenta leitura do divulgado dessume-se que a Procuradoria do INSS, a quem compete representar a entidade previdenciária em juízo, defendeu - e com sucesso - a tese de que o critério objetivo de aferição de miserabilidade previsto no art. 20, § 32, da Lei n2 8.742, de 07.12.1993 não é absoluto, devendo ser aplicando com temperança, especialmente nos casos em que laudo socioeconômico atestar a vulnerabilidade social e miserabilidade do interessado.</text:p>
            <text:p>[...]</text:p>
            <text:p>Ora, se a PFE/INSS sustenta em juízo - e com êxito - que laudo socioeconômico é requisito necessário para afastar o critério objetivo de miserabilidade previsto na lei de regência e esse laudo faz-se presente nos autos atestando a miserabilidade do interessado, não pode a autarquia previdenciária, por lealdade processual, defender em sede administrativa a imperatividade do comando do art. 20, § 32, da Lei n2 8.742, de 07.12.1993, enquanto que na esfera do Poder Judiciário adota outro procedimento e</text:p>
            <text:p>sustenta que a aludida normatização não á absoluta e pode ser afastada mediante a juntada de parecer socioeconômico informando o estado de miserabilidade da parte interessada e da respectiva família."</text:p>
            <text:p>(RECLAMAÇÃO AO CONSELHO PLENO, Nº 44232.283381/2014-16, Voto Divergente Vencedor Rel. PAULO SÉRGIO DE C. COSTA RIBEIRO, CONSELHO LENO DO CONSELHO DE RECURSOS DO SEGURO SOCIAL, Resolução 28/2018, 29 mai. 2018)</text:p>
            <text:p/>
            <text:p/>
            <text:p/>
          </table:table-cell>
          <table:table-cell table:style-name="ce3" office:value-type="string" calcext:value-type="string">
            <text:p>[CUMPRE COM CRITÉRIOS OBJETIVOS]</text:p>
            <text:p>Todavia, a contar da DER, a condição de miserabilidade restou comprovada pelos critérios objetivos, pois não há vínculos ou remunerações no Cadastro Nacional do Seguro Social – CNIS – nem no Sistema Único de Benefícios – SUB. Assim, não há comprovadamente que o recorrente tenha fonte de renda igual superior ao ¼ do salário mínimo, conforme preceitua o § 3º da LOAS.</text:p>
            <text:p>        Deste modo, é certo que a negativa deste benefício viola princípios constitucionais sensíveis e, principalmente, o objetivo da Lei Orgânica da Assistência Social, pois está comprovado no processo que o requerente não possui meios de prover a própria manutenção, muito menos tê-la provida por sua família, conforme determina os parágrafos 1º e 3º do artigo 20 da LOAS, razão pela qual faz jus ao benefício a partir da DER.</text:p>
            <text:p/>
            <text:p/>
            <text:p>[NÃO CUMPRE COM CRITÉRIOS OBJETIVOS]</text:p>
            <text:p>[PERGUNTA: O REQUERENTE POSSUI RENDA?]</text:p>
            <text:p>A parte recorrente [não] tem meios de prover a própria manutenção, uma vez que [não] há vínculos ou remunerações no Cadastro Nacional do Seguro Social – CNIS – [nem] no Sistema Único de Benefícios – SUB [que comprovem a renda]. Sua família possui a renda percapita de R$ XXXX, a qual supera o limite legal de renda previsto no art. 20, § 3º da Lei 8.742/93 . Portanto, conforme determina o caput do artigo 20 da LOAS, não faz jus ao benefício.</text:p>
            <text:p/>
            <text:p/>
            <text:p>[EXISÊNCIA DE PARECER TÉCNICO DO ASSISTENTE SOCIAL  MISERABILIDADE SUBJETIVA]</text:p>
            <text:p>No caso em tela, a condição de pobreza restou analisada pelo Assistente Social que constatou, na residência do recorrente, condições de pobreza a quyal justifica a concessão da prestação nos termos da Resolução 28/2018 do Conselho Pleno, em entendimento do §3º do Art. 20 da Lei nº 8.742/93.</text:p>
            <text:p/>
            <text:p>A parte recorrente não se encontra em risco ou vulnerabilidade sociais, conforme a prova fomada pelo parecer técnico do Asistente Social, arrolada nos autos.</text:p>
            <text:p>Portanto, conforme determina o caput do artigo 20 da LOAS, não faz jus ao benefício.</text:p>
          </table:table-cell>
          <table:table-cell table:style-name="ce3" office:value-type="string" calcext:value-type="string">
            <text:p>HÁ COMPROVADA MISERABILIDADE E NÃO EXISTE REMUNERAÇÃO NO CNIS OU NO SUB [HÁ RENDA RECEBIDA PELO RECORRENTE / HÁ RENDA RECEBIDA POR INTEGRANTE DO GRUPO FAMILIAR, O QUAL SUPERA O VALOR DE UM QUARTO DO SALÁRIO-MÍNIMO VIGENTE]. REQUERENTE [NÃO SE] ENQUADRA [-SE] NO ARTIGO 20 DA LEI 8.742/93 [NÃO] FAZENDO JUS À CONCESSÃO DO BENEFÍCIO ASSISTENCIAL.</text:p>
            <text:p/>
            <text:p>CONSTATAÇÃO IN LOCU FEITO POR SERVIDOR DO INSS DE QUE A PARTE RECORRENTE VIVE EM CONDIÇÕES DE VULNERABILIDADE SOCIAL. PARECER TÉCNICO EMITIDO POR SERVIDOR PÚBLICO PROFISSIONAL DO SERVIÇO SOCIAL TEM FÉ PÚBLICA E SERVE COMO PROVA DE POBREZA POR FORÇA DO ARTIGO 369 DO CPC E ARTIGO 71 DO REGIMENTO DO CRPS, CONSOANTE ENTENDIMENTO DO CONSELHO PLENO NA RESOLUÇÃO 28/2018.</text:p>
          </table:table-cell>
          <table:table-cell table:style-name="ce22"/>
          <table:table-cell table:style-name="ce23" table:number-columns-repeated="19"/>
          <table:table-cell table:number-columns-repeated="998"/>
        </table:table-row>
        <table:table-row table:style-name="ro1">
          <table:table-cell table:style-name="ce3" office:value-type="string" calcext:value-type="string">
            <text:p>TEMPO ESPECIAL - PROFISSIONAL DA SAÚDE</text:p>
          </table:table-cell>
          <table:table-cell table:style-name="ce3" office:value-type="string" calcext:value-type="string">
            <text:p>Paulo Vitor</text:p>
          </table:table-cell>
          <table:table-cell table:style-name="ce3" office:value-type="string" calcext:value-type="string">
            <text:p>- XX/XX/XXX à XX/XX/XXX – formulário [PPP/SB40/DIRBEN8030] da empresa XXXXXXX, fls. XX/XX, com exposição a agentes biológicos “XXXXXXX”, cuja descrição da atividade é “XXXXXX”.</text:p>
          </table:table-cell>
          <table:table-cell table:style-name="ce3" office:value-type="string" calcext:value-type="string">
            <text:p>DO ENQUADRAMENTO A AGENTE BIOLÓGICO</text:p>
            <text:p/>
            <text:p>Normatiza o Decreto nº 3.048/99 sobre o reconhecimento da especialidade em critérios qualitativos:</text:p>
            <text:p>“Art. 68. A relação dos agentes nocivos químicos, físicos, biológicos ou associação de agentes prejudiciais à saúde ou à integridade física, considerados para fins de concessão de aposentadoria especial, consta do Anexo IV.§ 1º  A Secretaria Especial de Previdência e Trabalho do Ministério da Economia promoverá a elaboração de estudos com base em critérios técnicos e científicos para atualização periódica do disposto no Anexo IV.</text:p>
            <text:p>§ 2º  A avaliação qualitativa de riscos e agentes prejudiciais à saúde será comprovada pela descrição:             </text:p>
            <text:p>I - das circunstâncias de exposição ocupacional a determinado agente ou associação de agentes prejudiciais à saúde presentes no ambiente de trabalho durante toda a jornada de trabalho;              </text:p>
            <text:p>II - de todas as fontes e possibilidades de liberação dos agentes mencionados no inciso I;</text:p>
            <text:p>III - dos meios de contato ou exposição dos trabalhadores, as vias de absorção, a intensidade da exposição, a frequência e a duração do contato.</text:p>
            <text:p>(…)</text:p>
            <text:p>ANEXO IV</text:p>
            <text:p>CÓDIGO 3.0.1 - MICROORGANISMOS E PARASITAS INFECTO-CONTAGIOSOS VIVOS E SUAS TOXINAS</text:p>
            <text:p>a) trabalhos em estabelecimentos de saúde em contato com pacientes portadores de doenças infecto-contagiosas ou com manuseio de materiais contaminados;</text:p>
            <text:p>b) trabalhos com animais infectados para tratamento ou para o preparo de soro, vacinas e outros produtos;</text:p>
            <text:p>c) trabalhos em laboratórios de autópsia, de anatomia e anátomo-histologia;</text:p>
            <text:p>d) trabalho de exumação de corpos e manipulação de resíduos de animais deteriorados;</text:p>
            <text:p>e) trabalhos em galerias, fossas e tanques de esgoto;</text:p>
            <text:p>f) esvaziamento de biodigestores;</text:p>
            <text:p>g) coleta e industrialização do lixo.”</text:p>
            <text:p/>
            <text:p>Observando o texto regulamentador, verifica-se que algumas atividades desempenhadas, código 3.0.1 podem ser caracterizadas com exposição a agentes biológicos, desde que a descrição da atividade, circunstâncias, possibilidades de liberação dos agentes, além dos meios de contato ou exposição do trabalhador.</text:p>
          </table:table-cell>
          <table:table-cell table:style-name="ce3" office:value-type="string" calcext:value-type="string">
            <text:p>Para os períodos de XXXXXXXX [não] é possível constatar pela descrição da atividade a exposição aos agentes biológicos nos termos do código 3.0.1 do Decreto nº 3.048/99.</text:p>
          </table:table-cell>
          <table:table-cell table:style-name="ce3" office:value-type="string" calcext:value-type="string">
            <text:p>PERÍODOS DECLARADOS COMO ESPECIAIS EXPOSTOS A AGENTES BIOLÓGICOS [NÃO] ENCONTRAM ASSENTO NO CÓDIGO 3.0.1 DO DECRETO 3.048/99.</text:p>
          </table:table-cell>
          <table:table-cell table:style-name="ce22"/>
          <table:table-cell table:style-name="ce23" table:number-columns-repeated="19"/>
          <table:table-cell table:number-columns-repeated="998"/>
        </table:table-row>
        <table:table-row table:style-name="ro1">
          <table:table-cell table:style-name="ce3" office:value-type="string" calcext:value-type="string">
            <text:p>LOAS - RENDA PER CAPITA - SUSPENSÃO PELO MOB</text:p>
          </table:table-cell>
          <table:table-cell table:style-name="ce3" office:value-type="string" calcext:value-type="string">
            <text:p>Nathália Corumbá</text:p>
          </table:table-cell>
          <table:table-cell table:style-name="ce3" office:value-type="string" calcext:value-type="string">
            <text:p>Em síntese, o INSS decidiu pela suspensão do benefício em razão do [recebimento de benefício/comprovação de remuneração] pelo [próprio recorrente/integrante do membro familiar - nome do membro], razão pela qual se superou o critério objetivo de renda per capita para R$ XXXX.</text:p>
            <text:p/>
            <text:p>Em síntese, o INSS decidiu pela suspensão do benefício em razão da falta de inscrição no Cadastro Único do Governo Federal - CadÚnico.</text:p>
          </table:table-cell>
          <table:table-cell table:style-name="ce3" office:value-type="string" calcext:value-type="string">
            <text:p><text:span text:style-name="T1">Normatiza o Decreto 6.214/07:</text:span></text:p>
            <text:p><text:span text:style-name="T1">"Art. 47.  O Benefício de Prestação Continuada será suspenso nas seguintes hipóteses:</text:span></text:p>
            <text:p><text:span text:style-name="T1">I - superação das condições que deram origem ao benefício, previstas nos art. 8º e art. 9º;</text:span></text:p>
            <text:p><text:span text:style-name="T1">II - identificação de irregularidade na concessão ou manutenção do benefício;</text:span></text:p>
            <text:p><text:span text:style-name="T1">III - não inscrição no CadÚnico após o fim do prazo estabelecido em ato do Ministro de Estado do Desenvolvimento Social;</text:span></text:p>
            <text:p><text:span text:style-name="T1">IV - não agendamento da reavaliação da deficiência até a data limite estabelecida em convocação;</text:span></text:p>
            <text:p><text:span text:style-name="T1">V - identificação de inconsistências ou insuficiências cadastrais que afetem a avaliação da elegibilidade do beneficiário para fins de manutenção do benefício, conforme o disposto em ato do Ministro de Estado do Desenvolvimento Social; ou </text:span></text:p>
            <text:p><text:span text:style-name="T1">VI - identificação de outras irregularidades."</text:span></text:p>
            <text:p><text:span text:style-name="T2">Portanto, independentemente da existência de má-fé ou erro da administração, sendo nítido o registro, no CNIS, de remunerações que superaram o limite legal de renda,</text:span><text:span text:style-name="T3"> prevista no art. 20, § 3º da Lei 8.742/93</text:span><text:span text:style-name="T4">, a devolução de valores recebidos indevidamente é obrigatória, por não se admitir perdão de dívida em desfavor do erário, </text:span><text:span text:style-name="T3">nos moldes do Parecer CONJUR 616/2010:</text:span></text:p>
            <text:p><text:span text:style-name="T1">"Questão 15. A boa-fé do segurado é fator impeditivo para a restituição de valores de benefícios equivocadamente concedidos ou majorados administrativamente, por força de errônea interpretação da norma?</text:span></text:p>
            <text:p><text:span text:style-name="T1">88. No âmbito do RGPS, para que fique delineada a situação de pagamento de benefício indevido, no todo ou em parte, é necessário que o fato fique comprovado em sede de Processo Administrativo no qual deve ser assegurada ampla defesa e contraditório ao beneficiário, por força da garantia constitucional ao devido processo legal (artigo 5º, inciso LIV, da Constituição).</text:span></text:p>
            <text:p><text:span text:style-name="T1">89. Por outro lado, a legislação em vigor não permite o perdão da dívida ao segurado recebedor de benefício indevido, mesmo se ficar caracterizada sua boa-fé. Permite-se apenas o parcelamento do débito ou a sua consignação, quando o beneficiário for recebedor de outro benefício do INSS. É o que se extrai da leitura do artigo 115, inciso II e § 1º, da LBPS.</text:span></text:p>
            <text:p><text:span text:style-name="T1">90. O Regulamento da Previdência Social, no seu artigo 154, contém alguns parâmetros mais detalhados sobre como proceder ao ressarcimento do erário."</text:span></text:p>
            <text:p><text:span text:style-name="T5">Na hipótese de o beneficiário permanecer com direito ao recebimento do Benefício de Prestação Continuada ou estar em usufruto de outro benefício previdenciário regularmente concedido pelo INSS, poderá </text:span><text:span text:style-name="T6">devolver o valor indevido de forma parcelada</text:span><text:span text:style-name="T7">, em tantas parcelas quantas forem necessárias à liquidação do débito.</text:span></text:p>
          </table:table-cell>
          <table:table-cell table:style-name="ce3" office:value-type="string" calcext:value-type="string">
            <text:p>No caso em tela, verifica-se que </text:p>
          </table:table-cell>
          <table:table-cell table:style-name="ce3" office:value-type="string" calcext:value-type="string">
            <text:p><text:span text:style-name="T5">APURAÇÃO DE IRREGULARIDADE. COMPROVAÇÃO DE [recebimento de benefício/comprovação de remuneração] PELO [próprio recorrente/integrante do membro familiar - nome do membro]</text:span><text:span text:style-name="T6">, CONFORME</text:span><text:span text:style-name="T7"> ART. 47, I DO DECRETO 6.214/07. </text:span></text:p>
            <text:p><text:span text:style-name="T1"/></text:p>
            <text:p><text:span text:style-name="T5">INDEPENDENTEMENTE DA EXISTÊNCIA DE MÁ-FÉ OU ERRO DA ADMINISTRAÇÃO, A DEVOLUÇÃO DE VALORES RECEBIDOS INDEVIDAMENTE É OBRIGATÓRIA, POR </text:span><text:span text:style-name="T6">NÃO SE ADMITIR PERDÃO DE DÍVIDA EM DESFAVOR DO ERÁRIO</text:span><text:span text:style-name="T7">, NOS MOLDES DO PARECER CONJUR 616/2010, EM SUA QUESTÃO 15.</text:span></text:p>
          </table:table-cell>
          <table:table-cell table:style-name="ce22" office:value-type="string" calcext:value-type="string">
            <text:p>Acrscentar a possibilidade de dar positivo - Resolução do Pleno</text:p>
          </table:table-cell>
          <table:table-cell table:style-name="ce23" table:number-columns-repeated="19"/>
          <table:table-cell table:number-columns-repeated="998"/>
        </table:table-row>
        <table:table-row table:style-name="ro1">
          <table:table-cell table:style-name="ce2" office:value-type="string" calcext:value-type="string">
            <text:p>Benefício com Indícios de irregularidade – com devolução valores e SEM parcelamento;</text:p>
          </table:table-cell>
          <table:table-cell table:style-name="ce2" office:value-type="string" calcext:value-type="string">
            <text:p>Nathália Corumbá</text:p>
          </table:table-cell>
          <table:table-cell table:style-name="ce2" office:value-type="string" calcext:value-type="string">
            <text:p>Recurso interposto por _________ , haja vista não concordar com a decisão do INSS que determinou a suspensão <text:s/>do Benefício de Prestação Continuada da Assistência Social ao idoso (NB 88/_________ ), de que está em gozo desde _________ , por indícios de superação da renda per capita familiar.</text:p>
          </table:table-cell>
          <table:table-cell table:style-name="ce2" office:value-type="string" calcext:value-type="string">
            <text:p><text:span text:style-name="T8">O recurso é tempestivo e estão presentes os demais pressupostos que admitem a análise do mérito recursal.Pretende a parte recorrente a reforma da decisão que que determinou a suspensão do Benefício de Prestação Continuada da Assistência Social ao idoso, todavia entendo que</text:span><text:span text:style-name="T9"> a suspensão deveria ter sido mantida pelo INSS.</text:span><text:span text:style-name="T10"> Primeiro porque </text:span><text:span text:style-name="T11">o restabelecimento de benefício suspenso só é admitido após análise do mérito do recurso, na forma do art. 47, §9º do Decreto 6.214/07,</text:span><text:span text:style-name="T12"> o que, segundo a norma, não deveria ocorrer antes do acórdão proferido por esta Junta de Recursos, n</text:span><text:span text:style-name="T9">a forma do art. 29, parágrafo único do Regimento Interno do Conselho de Recursos da Previdência Social:</text:span><text:span text:style-name="T13"> </text:span><text:span text:style-name="T11">Decreto 6.214/07 Art. 47 [...] § 9º</text:span><text:span text:style-name="T13"> O benefício será restabelecido caso o recurso interposto ao CRSS seja provido, sendo devidos os valores desde a suspensão do benefício, respeitado o teor da decisão.               (Incluído pelo Decreto nº 9.462, de 2018) </text:span><text:span text:style-name="T9">Regimento Interno do Conselho de Recursos da Previdência Social</text:span><text:span text:style-name="T10"> Art. 29. Denomina-se Recurso Ordinário aquele interposto pelo interessado, segurado ou beneficiário da Seguridade Social, em face de decisão proferida pelo INSS, dirigido às Juntas de Recursos do CRSS, observada a competência regimental. Parágrafo único. Considera-se decisão de primeira instância recursal os acórdãos proferidos pelas Juntas de Recursos, exceto em matéria de alçada, na forma definida pelo neste Regimento, hipótese em que a decisão será de única instância. Segundo, porque </text:span><text:span text:style-name="T14">já está comprovada a divergência nas informações prestadas pela recorrente,</text:span><text:span text:style-name="T12"> que, _____ . Assim, já está claro que não existe uma coerência entre as informações prestadas pela própria parte interessada. Portanto, ante ao exposto, entendo que a pessoa declarante </text:span><text:span text:style-name="T11">deve se sujeitar às penas previstas em lei, na forma do art. 13 do Decreto 6.214/07,</text:span><text:span text:style-name="T15"> em virtude de sua omissão, cabendo a cessação do benefício, na forma do art. </text:span><text:span text:style-name="T16">48, III do Decreto 6.214/07</text:span><text:span text:style-name="T15">, e a cobrança dos valores recebidos indevidamente, por não se admitir perdão de dívida em desfavor do erário, nos moldes dos</text:span><text:span text:style-name="T9"> Pareceres do MPAS/CJ N°2.467/2001 e 2.445/2001: </text:span><text:span text:style-name="T15">Decreto 6.214/07 Art. 13.  As informações para o cálculo da renda familiar mensal per capita serão declaradas no momento da inscrição da família do requerente no CadÚnico, ficando o declarante sujeito às penas previstas em lei no caso de omissão de informação ou de declaração falsa.                       (Redação dada pelo Decreto nº 8.805, de 2016)        (Vigência) Art. 48.  O benefício será cessado:              (Redação dada pelo Decreto nº 9.462, de 2018) [...] III - quando o recurso ao CRSS não for provido.              (Redação dada pelo Decreto nº 9.462, de 2018) PARECER/MPAS/CJ N°2.467/2001 Recomendação PR/SP nº 10/2000. INTERESSADO: Ministério Público Federal em São Paulo/SP. ASSUNTO: Descontos em pagamentos de benefícios previdenciários pelo INSS. EMENTA: Direito constitucional e previdenciário. Valores indevidamente pagos pelo INSS a beneficiários da previdência social. Culpa da administração. Responsabilidade civil do servidor (artigo 159 do código civil c/c artigos 121 e 122 da Lei nº 8.112/90). Enriquecimento sem causa do beneficiário. Necessidade de ressarcimento ao erário, ainda que verificada a boa-fé do favorecido. Faculdade de cobrança do débito pela administração diretamente do beneficiário ou do servidor responsável ou de ambos ao mesmo tempo. Renda mensal inferior ao salário mínimo. Restituição das quantias pagas impropriamente, mediante descontos mensais nos benefícios em manutenção. Previsão legal (art. 115, inciso II, da Lei nº 8.213/91). Constitucionalidade; -Parecer normativo; APROVADO pelo Ministro dia 10/05/2001.Publicado na íntegra no DOU de 14/05/2001. - Em vigor.  PARECER/MPAS/CJ N° 2.445/2001 Processo nº 35546.000085/96-00; LOAS. EMENTA: Concessão indevida de benefício assistencial. Restituição dos valores ao INSS. Direito constitucional e previdenciário. Assistência social. Concessão imprópria de benefício por culpa da administração. Inexistência de previsão na Lei orgânica da assistência social (Lei 8.742, de 07/DEZ/93), quanto à restituição dos valores pagos indevidamente pelo INSS. Enriquecimento sem causa do beneficiário. Violação de princípios constitucionais da administração pública. Prejuízo ao erário. Apuração do erro e cobrança do débito. Necessidade; - Parecer normativo; APROVADO pelo Ministro dia 25/04/2001. Publicado na íntegra no DOU de 04/05/2001; - Em vigor Pelo exposto, conheço do recurso e voto no sentido de NEGAR-LHE PROVIMENTO.</text:span></text:p>
          </table:table-cell>
          <table:table-cell table:style-name="ce2" office:value-type="string" calcext:value-type="string">
            <text:p>Pretende a parte recorrente a reforma da decisão que determinou a suspensão do Benefício de Prestação Continuada da Assistência Social, o que entendo ser possível, a contar de ______ (p. _ ), a partir de quando atualizou o cadastro único, estando, agora, como única integrante do grupo familiar. Por outro lado, antes disso, também entendo que a manutenção se deu de forma irregular, ante a superação da renda familiar, motivo pelo qual foi corretamente suspenso, </text:p>
          </table:table-cell>
          <table:table-cell table:style-name="ce2" office:value-type="string" calcext:value-type="string">
            <text:p>RECURSO ORDINÁRIO. BENEFÍCIO DE PRESTAÇÃO CONTINUADA DA ASSISTÊNCIA SOCIAL. FICOU DEMONSTRADA A SUPERAÇÃO DAS CONDIÇÕES QUE DERAM ORIGEM A CONCESSÃO DO BENEFÍCIO, DEVENDO SER MANTIDA A CESSAÇÃO, NA FORMA DO ART. 21 DA LEI 8.742/93 E ART. 48, III DO DECRETO 6.214/07. A FILHA SOLTEIRA DA BENEFICIÁRIA, E INTEGRANTE DE SEU GRUPO FAMILIAR, POSSUI EMPRESA REGISTRADA EM SEU NOME, O QUE ENFRAQUECE O CRITÉRIO DE VULNERABILIDADE E MISERABILIDADE DO GRUPO, NA FORMA DO ART. 20, §11 DA LEI 8.213/91. HÁ, AINDA, O REGISTRO DE CONTRIBUIÇÃO SOBRE SALÁRIO DE CONTRIBUIÇÃO NO VALOR DE UM SALÁRIO MÍNIMO, NA CONDIÇÃO DE CONTRIBUINTE INDIVIDUAL, O QUE PRESSUPÕE O EXERCÍCIO DE ATIVIDADE REMUNERADA, NA FORMA DO ART. 11, V E SUAS ALÍNEAS. O RECEBIMENTO DE RENDA INTEGRA A RENDA MENSAL BRUTA FAMILIAR, MESMO QUE ADVINDA DO MERCADO INFORMAL OU AUTÔNOMO, NA FORMA DO ART. 4º DO DECRETO 6.214/07. <text:s/>NÃO FICOU COMPROVADA, DE FORMA CONSISTENTE, A MÁ-FÉ DA BENEFICIÁRIA, MAS, QUANTO À DEVOLUÇÃO DE VALORES, ACOMPANHO O ENTENDIMENTO DE QUE NÃO É POSSÍVEL O PERDÃO DA DÍVIDA, AINDA QUE SEM PROVA DE MÁ-FÉ SENDO ESSES OS TERMOS DA QUESTÃO 15 DO PARECER CONJUR/MPS Nº 616/2010.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table:number-columns-repeated="6"/>
          <table:table-cell table:style-name="ce17"/>
          <table:table-cell table:style-name="ce8" table:number-columns-repeated="19"/>
          <table:table-cell table:number-columns-repeated="998"/>
        </table:table-row>
        <table:table-row table:style-name="ro1">
          <table:table-cell table:style-name="ce2" office:value-type="string" calcext:value-type="string">
            <text:p>Benefício de prestação continuada - Cadúnico atualizado</text:p>
          </table:table-cell>
          <table:table-cell table:style-name="ce2" office:value-type="string" calcext:value-type="string">
            <text:p>Nathália Corumbá</text:p>
          </table:table-cell>
          <table:table-cell table:style-name="ce2" office:value-type="string" calcext:value-type="string">
            <text:p>Recurso interposto por _______ , haja vista não concordar com a decisão do INSS que determinou a suspensão do Benefício de Prestação Continuada da Assistência Social (NB _______ ), de que está em gozo desde _______ <text:s/>a _______ , por não atendimento a convocação do posto (p. _______ ). Em consulta as bases governamentais, a ultima atualização do cadastro único se deu em _______ .</text:p>
          </table:table-cell>
          <table:table-cell table:style-name="ce2" office:value-type="string" calcext:value-type="string">
            <text:p><text:span text:style-name="T5">Pretende a parte recorrente a reforma da decisão que determinou a cessação do Benefício de Prestação Continuada da Assistência Social, de que esteve em gozo desde _______  a _______ , por pendência de inscrição do cadastro único (p. _______ ), o que entendo ser possível </text:span><text:span text:style-name="T6">mediante prova de atualização do referido cadastro</text:span><text:span text:style-name="T7">, em _______ . Assim, o benefício deve ser reativado, desde então, na forma do art. 12, §2º, art.47, §9º do Decreto 6.214/07: Art. 12. São requisitos para a concessão, a manutenção e a revisão do benefício as inscrições no Cadastro de Pessoas Físicas - CPF e no Cadastro Único para Programas Sociais do Governo Federal - CadÚnico. (Redação dada pelo Decreto nº 8.805, de 2016) (Vigência) [...] § 2º O benefício será concedido ou mantido apenas quando o CadÚnico estiver atualizado e válido, de acordo com o disposto no Decreto nº 6.135, de 26 de junho de 2007 . Redação dada pelo Decreto nº 9.462, de 2018) [...] Art. 47. O Benefício de Prestação Continuada será  suspenso nas seguintes hipóteses: (Redação dada pelo Decreto nº 9.462, de 2018) III - não inscrição no CadÚnico após o fim do prazo estabelecido em ato do Ministro de Estado do Desenvolvimento Social;  (Incluído pelo Decreto nº 9.462, de 2018) [...] § 9º O benefício será restabelecido caso o recurso interposto ao CRSS seja provido, sendo devidos os valores desde a suspensão do benefício, respeitado o teor da decisão. (Incluído pelo Decreto nº 9.462, de 2018)Pelo exposto, conheço do recurso e voto no sentido de DAR-LHE PROVIMENTO.</text:span></text:p>
          </table:table-cell>
          <table:table-cell table:style-name="ce2"/>
          <table:table-cell table:style-name="ce2" office:value-type="string" calcext:value-type="string">
            <text:p><text:span text:style-name="T5">RECURSO ORDINÁRIO. SUSPENSAO DO BENEFÍCIO DE PRESTAÇÃO CONTINUADA DA ASSISTÊNCIA SOCIAL. </text:span><text:span text:style-name="T6">PENDÊNCIA DE INSCRIÇÃO DO CADASTRO ÚNICO. PROVA DE ATUALIZAÇÃO</text:span><text:span text:style-name="T7"> DO REFERIDO CADASTRO. ASSIM, O BENEFÍCIO DEVE SER REATIVADO, NA FORMA DO ART. 12, §2º, ART.47, §9º DO DECRETO 6.214/07. RECURSO CONHECIDO A QUE SE DÁ PROVIMENTO.</text:span></text:p>
          </table:table-cell>
          <table:table-cell table:style-name="ce9"/>
          <table:table-cell table:style-name="ce8" table:number-columns-repeated="19"/>
          <table:table-cell table:number-columns-repeated="998"/>
        </table:table-row>
        <table:table-row table:style-name="ro1">
          <table:table-cell table:style-name="ce2" office:value-type="string" calcext:value-type="string">
            <text:p>Benefício de prestação continuada - Irregularidade - idoso com loas - devolução - atividade contribuinte individual filho solteiro</text:p>
          </table:table-cell>
          <table:table-cell table:style-name="ce2" office:value-type="string" calcext:value-type="string">
            <text:p>Nathália Corumbá</text:p>
          </table:table-cell>
          <table:table-cell table:style-name="ce2" office:value-type="string" calcext:value-type="string">
            <text:p>Recurso interposto por <text:s/>_________ , por suas procuradoras (p. ___ ), haja vista não concordar com a decisão do INSS que determinou a cessação do benefício de Benefício de Prestação Continuada da Assistência Social <text:s/>(NB: <text:s/>_________ ), de que esteve em gozo de _________ a _________, por superação da renda familiar, em decorrência da renda de _________ .</text:p>
          </table:table-cell>
          <table:table-cell table:style-name="ce2" office:value-type="string" calcext:value-type="string">
            <text:p>Pretende a interessada a reativação do benefício, todavia entendo que a suspensão deve ser mantida, pois, em que pese a renda do esposo ser desconsiderada, por se tratar de beneficiário idoso, de benefício não superior ao salário mínimo, a filha solteira, da beneficiária, e integrante de seu grupo familiar, possui empresa registrada em seu nome, o que constitui impedimento para manutenção do benefício, pois enfraquece o critério de vulnerabilidade e miserabilidade do grupo, na forma do art. 20, §11 da Lei 8.213/91. <text:s/>Além disso, há registro de contribuição sobre salário de contribuição no valor de um salário mínimo, na condição de contribuinte individual, o que pressupõe o exercício de atividade remunerada, na forma do art. 11, V e suas alíneas. Assim, como o recebimento de renda integra a renda mensal bruta familiar, mesmo que advinda do mercado informal ou autônomo, na forma do art. 4º do Decreto 6.214/07. Quanto as despesas alegadas, em busca de flexibilizar o critério da renda, observei que a declaração da secretaria municipal de saúde atesta a venda de três dos cinco medicamentos na versão genérica e dos outros dois, o fornecimento pelo Estado de Minas Gerais (p. __ ), o que, portanto, não é suficiente para pleiteada flexibilização da renda. Ao final, portanto, entendo que ficou demonstrada a superação das condições que deram origem a concessão do benefício, devendo ser mantida a cessação, na forma do art. 21 da Lei 8.742/93 e art. 48, III do Decreto 6.214/07. Quanto ao pedido de afastamento da cobrança, pela minha análise, <text:s/>não ficou comprovada a má-fé da beneficiária, todavia acompanho o entendimento de que não é possível o perdão da dívida em favor do erário, ainda que sem prova de má-fé, permitindo-se apenas o parcelamento do débito ou a sua consignação, quando o beneficiário for recebedor de outro benefício do INSS, sendo esses os termos da Questão 15 do Parecer CONJUR/MPS nº 616/2010. Por todo exposto, conheço do recurso para, no mérito, NEGAR-LHE PROVIMENTO, determinando a cessação do benefício e a determinação de devolução dos valores.</text:p>
          </table:table-cell>
          <table:table-cell table:style-name="ce8"/>
          <table:table-cell table:style-name="ce8" office:value-type="string" calcext:value-type="string">
            <text:p><text:span text:style-name="T5">RECURSO ORDINÁRIO. BENEFÍCIO DE PRESTAÇÃO CONTINUADA DA ASSISTÊNCIA SOCIAL AO IDOSO. </text:span><text:span text:style-name="T6">FICOU DEMONSTRADA A SUPERAÇÃO DAS CONDIÇÕES QUE DERAM ORIGEM A CONCESSÃO DO BENEFÍCIO,</text:span><text:span text:style-name="T7"> DEVENDO SER MANTIDA A SUSPENSÃO, NA FORMA DO ART. 21 DA LEI 8.742/93 E ART. 48, III DO DECRETO 6.214/07. NÃO FICOU COMPROVADA, DE FORMA CONSISTENTE, A MÁ-FÉ DA BENEFICIÁRIA, MAS, QUANTO À DEVOLUÇÃO DE VALORES, ACOMPANHO O ENTENDIMENTO DE QUE NÃO É POSSÍVEL O PERDÃO DA DÍVIDA, AINDA QUE SEM PROVA DE MÁ-FÉ SENDO ESSES OS TERMOS DA QUESTÃO 15 DO PARECER CONJUR/MPS Nº 616/2010. RECURSO CONHECIDO A QUE SE NEGA PROVIMENTO.</text:span></text:p>
          </table:table-cell>
          <table:table-cell table:style-name="ce7"/>
          <table:table-cell table:style-name="ce8" table:number-columns-repeated="19"/>
          <table:table-cell table:number-columns-repeated="998"/>
        </table:table-row>
        <table:table-row table:style-name="ro1">
          <table:table-cell table:style-name="ce2" table:number-columns-repeated="4"/>
          <table:table-cell table:style-name="ce8"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Benefício de prestação continuada - Deficiência NÃO ATENDE</text:p>
          </table:table-cell>
          <table:table-cell table:style-name="ce2" office:value-type="string" calcext:value-type="string">
            <text:p>Nathália Corumbá</text:p>
          </table:table-cell>
          <table:table-cell table:style-name="ce2" office:value-type="string" calcext:value-type="string">
            <text:p>Recurso interposto por ______ , haja vista não concordar com a decisão do INSS que indeferiu o Benefício de Prestação Continuada da Assistência Social à pessoa com deficiência (NB: 87/______ ), requerido em ______ , por não atendimento ao critério de deficiência (p. ______ ). Feito o relato, foi concluído pela necessidade de reavaliação médica do estado de saúde da recorrente na data do requerimento, em 09/03/2018, pela Perícia Médica Federal, nos moldes do art. 40-B da Lei 8.742/93 c/c PROVIMENTO Nº 3, DE 5 DE MAIO DE 2020 do CRPS (p. ______ ). Em grau de recurso, segundo a perícia médica federal, não há novos elementos para modificar o entendimento, mantendo-se o não preenchimento de requisitos que definem a pessoa com deficiência para fins de acesso ao BPC (p. ______ ).</text:p>
          </table:table-cell>
          <table:table-cell table:style-name="ce2" office:value-type="string" calcext:value-type="string">
            <text:p><text:span text:style-name="T5">Pretende a parte recorrente a reforma da decisão que indeferiu o Benefício de Prestação Continuada da Assistência Social à pessoa com deficiência, todavia, conforme constatado em avaliação médico pericial inicial e em sede de recurso, não existe deficiência. Assim, o indeferimento está em conformidade com o art. 20, §2º da Lei 8.742/93: Art. 20. O benefício de prestação continuada é a garantia de um salário-mínimo mensal à pessoa com deficiência e ao idoso com 65 (sessenta e cinco) anos ou mais que comprovem não possuir meios de prover a própria manutenção nem de tê-la provida por sua família. (Redação dada pela Lei nº 12.435, de 2011) (Vide Lei nº 13.985, de 2020) [...] § 2o Para efeito de concessão do benefício de prestação continuada, </text:span><text:span text:style-name="T6">considera-se pessoa com deficiência aquela que tem impedimento de longo prazo de natureza física, mental, intelectual ou sensorial, o qual, em interação com uma ou mais barreiras, pode obstruir sua participação plena e efetiva na sociedade em igualdade de condições com as demais pessoas</text:span><text:span text:style-name="T7">. (Redação dada pela Lei nº 13.146, de 2015) (Vigência) [...] Pelo exposto, VOTO, no sentido de CONHECER DO RECURSO e NEGAR-LHE PROVIMENTO.</text:span></text:p>
          </table:table-cell>
          <table:table-cell table:style-name="ce2"/>
          <table:table-cell table:style-name="ce2" office:value-type="string" calcext:value-type="string">
            <text:p><text:span text:style-name="T5">RECURSO ORDINÁRIO. BENEFÍCIO DE PRESTAÇÃO CONTINUADA DA ASSISTÊNCIA SOCIAL À PESSOA COM DEFICIÊNCIA. CONFORME CONSTATADO EM AVALIAÇÃO MÉDICO PERICIAL INICIAL E EM SEDE DE RECURSO, </text:span><text:span text:style-name="T6">NÃO EXISTE DEFICIÊNCIA.</text:span><text:span text:style-name="T7"> ASSIM, O INDEFERIMENTO ESTÁ EM CONFORMIDADE COM O ART. 20, §2º DA LEI 8.742/93RECURSO CONHECIDO A QUE SE NEGA PROVIMENTO.</text:span></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Benefício de prestação continuada - Renda NÃO ATENDE</text:p>
          </table:table-cell>
          <table:table-cell table:style-name="ce2" office:value-type="string" calcext:value-type="string">
            <text:p>Nathália Corumbá</text:p>
          </table:table-cell>
          <table:table-cell table:style-name="ce2" office:value-type="string" calcext:value-type="string">
            <text:p>Recurso interposto por <text:s/>________ , haja vista não concordar com a decisão do INSS que indeferiu o Benefício de Prestação Continuada da Assistência Social (NB: ________ ), requerido em ________ <text:s/>(data de entrada do requerimento- DER), por renda per capita superior ao limite legal (p. ________ ).</text:p>
          </table:table-cell>
          <table:table-cell table:style-name="ce2" office:value-type="string" calcext:value-type="string">
            <text:p><text:span text:style-name="T2">O recurso é tempestivo e estão presentes os demais pressupostos que admitem a análise do mérito recursal.Pretende a interessada a reforma da decisão do INSS que indeferiu o Benefício de Prestação Continuada da Assistência Social ao idoso, todavia o indeferimento será mantido, pois, conforme cadastro único atualizado em ________ , consta grupo familiar composto por ________ , </text:span><text:span text:style-name="T17">e renda de R$ ________  (p. ________ ),</text:span><text:span text:style-name="T4"> o que não atende o teor do artigo 20 da Lei 8.742/93: Art. 20. O benefício de prestação continuada é a garantia de um salário-mínimo mensal à pessoa com deficiência e ao idoso com 65 (sessenta e cinco) anos ou mais que comprovem não possuir meios de prover a própria manutenção nem de tê-la provida por sua família. (Redação dada pela Lei nº 12.435, de 2011) (Vide Lei nº 13.985, de 2020) § 1o Para os efeitos do disposto no caput, a família é composta pelo requerente, o cônjuge ou companheiro, os pais e, na ausência de um deles, a madrasta ou o padrasto, os irmãos solteiros, os filhos e enteados solteiros e os menores tutelados, desde que vivam sob o mesmo teto. (Redação dada pela Lei nº 12.435, de 2011) [...] § 3º Observados os demais critérios de elegibilidade definidos nesta Lei, terão direito ao benefício financeiro de que trata o caput deste artigo a pessoa com deficiência ou a pessoa idosa com r</text:span><text:span text:style-name="T3">enda familiar mensal per capita igual ou inferior a 1/4 (um quarto) do salário-mínimo.</text:span><text:span text:style-name="T4"> (Redação dada pela Lei nº 14.176, de 2021) Pelo exposto, conheço do recurso e voto no sentido de NEGAR-LHE PROVIMENTO.</text:span></text:p>
          </table:table-cell>
          <table:table-cell table:style-name="ce2"/>
          <table:table-cell table:style-name="ce2" office:value-type="string" calcext:value-type="string">
            <text:p><text:span text:style-name="T5">RECURSO ORDINÁRIO. BENEFÍCIO DE PRESTAÇÃO CONTINUADA DA ASSISTÊNCIA SOCIAL. MANTIDO O INDEFERIMENTO. </text:span><text:span text:style-name="T6">RENDA PER CAPITA SUPERIOR AO LIMITE LEGAL.</text:span><text:span text:style-name="T7">ARTIGO 20, §1º E 3º DA LEI 8.742/93. RECURSO CONHECIDO A QUE SE NEGA PROVIMENTO.</text:span></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Carência – Cômputo de benefício por incapacidade;</text:p>
          </table:table-cell>
          <table:table-cell table:style-name="ce2" office:value-type="string" calcext:value-type="string">
            <text:p>Nathália Corumbá</text:p>
          </table:table-cell>
          <table:table-cell table:style-name="ce2" office:value-type="string" calcext:value-type="string">
            <text:p>Em suas razões recursais, insurgiu-se contra o indeferimento, alegando ter direito ao benefício mediante o computo da integralidade dos períodos contributivos, bem como daqueles de que esteve em gozo de auxílio-doença (p. <text:s/>);</text:p>
          </table:table-cell>
          <table:table-cell table:style-name="ce2" office:value-type="string" calcext:value-type="string">
            <text:p><text:span text:style-name="T5">O recurso é tempestivo e estão presentes os demais pressupostos que admitem a análise do mérito recursal.A parte recorrente pretende a reforma da decisão mediante o cômputo dos períodos em que esteve em gozo de auxílio-doença, todavia, esses períodos só podem ser considerados, quando estão intercalados com período contributivo, sendo esses os termos do art. 55, II da Lei 8.213/91 e do art.19-C, §1º do Decreto 3.048/99: Art. 55. O tempo de serviço será comprovado na forma estabelecida no Regulamento, compreendendo, além do correspondente às atividades de qualquer das categorias de segurados de que trata o art. 11 desta Lei, mesmo que anterior à perda da qualidade de segurado: [...] II - o tempo intercalado em que esteve em gozo de auxílio-doença ou aposentadoria por invalidez; [...] Art. 19-C.  Considera-se tempo de contribuição o tempo correspondente aos períodos para os quais tenha havido contribuição obrigatória ou facultativa ao RGPS, dentre outros, o período:  (Incluído pelo Decreto nº 10.410, de 2020) § 1º  Será computado o tempo intercalado de recebimento de benefício por incapacidade, na forma do disposto no inciso II do caput do art. 55 da Lei nº 8.213, de 24 de julho de 1991, exceto para efeito de carência.      (Incluído pelo Decreto nº 10.410, de 2020) Na redação antes do Decreto 10.410/2020, o período de auxílio-doença também deveria estar  intercalado, veja: Art. 60. Até que lei específica discipline a matéria, são contados como tempo de contribuição, entre outros:   (Revogado pelo Decreto nº 10.410, de 2020). IX - o período em que o segurado esteve recebendo benefício por incapacidade por acidente do trabalho, intercalado ou não;    (Revogado pelo Decreto nº 10.410, de 2020). Seguindo um entendimento semelhante, o </text:span><text:span text:style-name="T6">STF também só admite o cômputo do auxílio-doença quando ele estiver intercalado com períodos de atividade: Tema 1.125 do STF “É</text:span><text:span text:style-name="T7"> constitucional o cômputo, para fins de carência, do período no qual o segurado esteve em gozo do benefício de auxílio-doença, desde que intercalado com atividade laborativa”. No caso da recorrente, observei que os períodos de benefício não estão intercalados, não havendo qualquer reforma a ser feita na decisão, com base na fundamentação supra. Por todo o exposto, conheço do recurso e VOTO no sentido de NEGAR-LHE PROVIMENTO.</text:span></text:p>
          </table:table-cell>
          <table:table-cell table:style-name="ce2"/>
          <table:table-cell table:style-name="ce2" office:value-type="string" calcext:value-type="string">
            <text:p><text:span text:style-name="T5">RECURSO ORDINÁRIO. APOSENTADORIA POR IDADE.</text:span><text:span text:style-name="T6"> PRETENDE COMPUTAR OS PERÍODOS EM QUE ESTEVE EM GOZO DE AUXÍLIO-DOENÇA.</text:span><text:span text:style-name="T7"> PERÍODOS NÃO INTERCALADOS COM CONTRIBUIÇÃO. PRETENSAO NÃO ENCONTRA AMPARO NA LEGISLAÇÃO PREVIDENCIÁRIA. ART. 55, II DA LEI 8.213/91 E DO ART.19-C, §1º DO DECRETO 3.048/99 E TEMA 1.125 DO STF. RECURSO CONHECIDO A QUE SE NEGA PROVIMENTO.</text:span></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Carência – Condição rurícola na DER</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Carência – Doença não isenta carência;</text:p>
          </table:table-cell>
          <table:table-cell table:style-name="ce2" table:number-columns-repeated="3"/>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Carência – Rural [completa o período ou não completa];</text:p>
          </table:table-cell>
          <table:table-cell table:style-name="ce2" table:number-columns-repeated="3"/>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Carência;</text:p>
          </table:table-cell>
          <table:table-cell table:style-name="ce2" table:number-columns-repeated="3"/>
          <table:table-cell table:style-name="ce7" table:number-columns-repeated="2"/>
          <table:table-cell table:style-name="ce2"/>
          <table:table-cell table:style-name="ce8" table:number-columns-repeated="19"/>
          <table:table-cell table:number-columns-repeated="998"/>
        </table:table-row>
        <table:table-row table:style-name="ro1">
          <table:table-cell table:style-name="ce2" office:value-type="string" calcext:value-type="string">
            <text:p>CNIS - complementação recolhimento plano simplificado;</text:p>
          </table:table-cell>
          <table:table-cell table:style-name="ce2" office:value-type="string" calcext:value-type="string">
            <text:p>Nathália Corumbá</text:p>
          </table:table-cell>
          <table:table-cell table:style-name="ce2" office:value-type="string" calcext:value-type="string">
            <text:p>Recurso interposto por _________ , haja vista não concordar com a decisão do INSS que indeferiu o Benefício de Aposentadoria por tempo de contribuição (NB: _________), requerido em _________, por terem sido apurados __ anos, __ meses e __ dias até o requerimento (p. _________ ). Conforme despacho indeferitório, os recolhimentos efetuados sob alíquota de _ % foram desconsiderados para efeito de tempo de contribuição (p. _________ ).</text:p>
          </table:table-cell>
          <table:table-cell table:style-name="ce2" office:value-type="string" calcext:value-type="string">
            <text:p>O recurso é considerado tempestivo e estão presentes os demais pressupostos que permitem a análise do mérito recursal. O recorrente busca a reforma da decisão mediante computo da integralidade de seus períodos contributivos, todavia observei que há presença do indicador “IREC-LC123 - Recolhimento no Plano Simplificado de Previdência Social (LC 123/2006)” de _________ <text:s/>a _________, todavia esses recolhimentos não são considerados para efeito de concessão de aposentadoria por tempo de contribuição, nos moldes do art.21, § 2º da Lei 8.213/91: Lei nº 8.212, de 24 de julho de 1991 Art. 21. [...] § 2º No caso de opção pela exclusão do direito ao benefício de aposentadoria por tempo de contribuição, a alíquota de contribuição incidente sobre o limite mínimo mensal do salário de contribuição será de: I - 11% (onze por cento), no caso do segurado contribuinte individual, ressalvado o disposto no inciso II, que trabalhe por conta própria, sem relação de trabalho com empresa ou equiparado e do segurado facultativo, observado o disposto na alínea b do inciso II deste parágrafo; II - 5% cinco por cento): [...] b) do segurado facultativo sem renda própria que se dedique exclusivamente ao trabalho doméstico no âmbito de sua residência, desde que pertencente a família de baixa renda. [...] No caso, em sede de recurso e, em busca da reforma da decisão, apresentou as declarações anuais do Simples Nacional referente aos anos de _________ <text:s/>a _________ (p. _________ ), o que não modifica a conclusão de que o computo desses períodos é indevido para efeito da aposentadoria por tempo de contribuição, e nesse caso, a Lei 8212/91 determina o complemento da contribuição, o que não se vislumbra no caso em análise. Art. 21 [...] § 3o O segurado que tenha contribuído na forma do § 2o deste artigo e pretenda contar o tempo de contribuição correspondente para fins de obtenção da aposentadoria por tempo de contribuição ou da contagem recíproca do tempo de contribuição a que se refere o art. 94 da Lei no 8.213, de 24 de julho de 1991, deverá complementar a contribuição mensal mediante recolhimento, sobre o valor correspondente ao limite mínimo mensal do salário-de-contribuição em vigor na competência a ser complementada, da diferença entre o percentual pago e o de 20% (vinte por cento), acrescido dos juros moratórios de que trata o § 3o do art. 5o da Lei no 9.430, de 27 de dezembro de 1996. <text:s/>(Redação dada pela Lei nº 12.470, de 2011) (Produção de efeito) Assim, é de se ver que o recorrente não implementa os requisitos para concessão do benefício de aposentadoria por tempo de contribuição comum, seja desde a DER ou mediante sua reafirmação, nos termos do que exige o art. 56 do Decreto 3.048/99: Decreto 3.048/99 Art. 56. A aposentadoria por tempo de contribuição será devida ao segurado após trinta e cinco anos de contribuição, se homem, ou trinta anos, se mulher, observado o disposto no art. 199-A. <text:s/>[...] Por todo o exposto, conheço do recurso e VOTO no sentido de NEGAR-LHE PROVIMENTO.</text:p>
          </table:table-cell>
          <table:table-cell table:style-name="ce2"/>
          <table:table-cell table:style-name="ce2" office:value-type="string" calcext:value-type="string">
            <text:p>RECURSO ORDINÁRIO. APOSENTADORIA POR TEMPO DE CONTRIBUIÇÃO. NO CASO DE OPÇÃO PELA EXCLUSÃO DO DIREITO AO BENEFÍCIO DE APOSENTADORIA POR TEMPO DE CONTRIBUIÇÃO, A ALÍQUOTA DE CONTRIBUIÇÃO INCIDENTE SOBRE O LIMITE MÍNIMO MENSAL DO SALÁRIO DE CONTRIBUIÇÃO SERÁ DE 11% (ONZE POR CENTO). O SEGURADO QUE PRETENDA CONTAR O TEMPO DE CONTRIBUIÇÃO CORRESPONDENTE PARA FINS DE OBTENÇÃO DA APOSENTADORIA POR TEMPO DE CONTRIBUIÇÃO, DEVERÁ COMPLEMENTAR A CONTRIBUIÇÃO MENSAL MEDIANTE RECOLHIMENTO. COMPLEMENTAÇÃO NÃO REALIZADA. A APOSENTADORIA POR TEMPO DE CONTRIBUIÇÃO SERÁ DEVIDA AO SEGURADO APÓS TRINTA E CINCO ANOS DE CONTRIBUIÇÃO, SE HOMEM, OU TRINTA ANOS, SE MULHER. ART. 56 DECRETO 3.048/99, ART. 21, § 2ºE 3º DA LEI 8212/91.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CNIS - salário de contribuição inferior ao mínimo ;</text:p>
          </table:table-cell>
          <table:table-cell table:style-name="ce2" office:value-type="string" calcext:value-type="string">
            <text:p>Nathália Corumbá</text:p>
          </table:table-cell>
          <table:table-cell table:style-name="ce2" office:value-type="string" calcext:value-type="string">
            <text:p>Recurso interposto por _________ , haja vista não concordar com a decisão do INSS que indeferiu o Benefício de Aposentadoria por tempo de contribuição (NB: _________), requerido em _________, por terem sido apurados __ anos, __ meses e __ dias até o requerimento (p. _________ ). Conforme despacho indeferitório, os recolhimentos efetuados sobre salário de contribuição inferior ao mínimo foram desconsiderados para efeito de tempo de contribuição (p. _________ ).</text:p>
          </table:table-cell>
          <table:table-cell table:style-name="ce2" office:value-type="string" calcext:value-type="string">
            <text:p>O recurso é considerado tempestivo e estão presentes os demais pressupostos que permitem a análise do mérito recursal. Pretende a parte recorrente a reforma da decisão que indeferiu o Benefício de Aposentadoria por tempo de contribuição, pretendendo o cômputo integral de seu tempo de contribuição, todavia, em conferência, observou-se que ele efetuou diversos recolhimentos sobre salário inferior ao mínimo. Todavia, nesse aspecto, a legislação é clara no sentido de que o salário de contribuição informado para fins de cálculo da guia deve respeitar o salário-mínimo vigente, na forma do art. 214 do Decreto 3.048/99. Veja: Decreto 3.048/99 Art. 214. Entende-se por salário-de-contribuição: [...] <text:s/>§ 3º O limite mínimo do salário-de-contribuição corresponde: [...] II - para os segurados empregado, inclusive o doméstico, e trabalhador avulso, ao piso salarial legal ou normativo da categoria ou, inexistindo este, ao salário mínimo, tomado no seu valor mensal, diário ou horário, conforme o ajustado e o tempo de trabalho efetivo durante o mês. <text:s/>(Incluído pelo Decreto nº 3.265, de 1999) [...] Portanto, não atendendo às exigências da lei quanto aos recolhimentos, na forma da redação do art. 19, § 2º, do Decreto nº 3.048/99, não se aceitam vínculos irregulares sem a apresentação dos documentos cabíveis. Art. 19. Os dados constantes do Cadastro Nacional de Informações Sociais - CNIS relativos a vínculos, remunerações e contribuições valem como prova de filiação à previdência social, tempo de contribuição e salários-de-contribuição [...]§ 5º Não constando do CNIS informações sobre contribuições ou remunerações, ou havendo dúvida sobre a regularidade do vínculo, motivada por divergências ou insuficiências de dados relativos ao empregador, ao segurado, à natureza do vínculo, ou a procedência da informação, esse período respectivo somente será confirmado mediante a apresentação pelo segurado da documentação comprobatória solicitada pelo INSS. (Incluído pelo Decreto nº 6.722, de 2008). Por todo o exposto, o recorrente não cumpriu o tempo mínimo para concessão da requerida aposentadoria por tempo de contribuição comum, na data do requerimento, como previsto no art. 56 do Decreto 3.048/99, transcritos abaixo: Decreto 3.048/99 Art. 56. A aposentadoria por tempo de contribuição será devida ao segurado após trinta e cinco anos de contribuição, se homem, ou trinta anos, se mulher, observado o disposto no art. 199-A. (Redação dada pelo Decreto nº 6.042, de 2007). Por todo o exposto, conheço do recurso e VOTO no sentido de NEGAR-LHE PROVIMENTO.</text:p>
          </table:table-cell>
          <table:table-cell table:style-name="ce2"/>
          <table:table-cell table:style-name="ce2" office:value-type="string" calcext:value-type="string">
            <text:p>RECURSO ORDINÁRIO. APOSENTADORIA POR TEMPO DE CONTRIBUIÇÃO. A LEGISLAÇÃO É CLARA NO SENTIDO DE QUE O SALÁRIO DE CONTRIBUIÇÃO INFORMADO PARA FINS DE CÁLCULO DA GUIA DEVE RESPEITAR O SALÁRIO-MÍNIMO VIGENTE, NA FORMA DO ART. 214 DO DECRETO 3.048/99. TEMPO INSUFICIENTE. O BENEFÍCIO DE APOSENTADORIA POR TEMPO DE CONTRIBUIÇÃO NÃO É DEVIDO SEM PROVA DO EFETIVO EXERCÍCIO DA ATIVIDADE E DA IMPLEMENTAÇÃO DO TEMPO MÍNIMO DE CONTRIBUIÇÃO (DEC. 3.048/99, ART. 56). RECURSO CONHECIDO E NEGAD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CNIS com indícios de irregularidade - recolhimento como facultativo baixa renda pendente de análise</text:p>
          </table:table-cell>
          <table:table-cell table:style-name="ce2" office:value-type="string" calcext:value-type="string">
            <text:p>Nathália Corumbá</text:p>
          </table:table-cell>
          <table:table-cell table:style-name="ce2" office:value-type="string" calcext:value-type="string">
            <text:p>Em consulta ao CNIS - Cadastro Nacional de Informações Sociais – há registro de recolhimentos com marca de irregularidade de _________ a _________ , em _________ e de _________ a _________ , por “RECOLHIMENTO FACULTATIVO BAIXA RENDA NÃO VALIDADE/HOMOLOGADO” sigla PREC-FBR.</text:p>
          </table:table-cell>
          <table:table-cell table:style-name="ce2" office:value-type="string" calcext:value-type="string">
            <text:p><text:span text:style-name="T5">O recurso é considerado tempestivo e estão presentes os demais pressupostos que permitem a análise do mérito recursal.A parte recorrente busca a reforma da decisão mediante o acolhimento da integralidade de seus períodos contributivos, todavia observei que existem diversos recolhimentos com marca de irregularidade, sendo vedado o computo de períodos sob os quais recaia dúvida acerca de sua regularidade, na forma do art. 29-A, §5º da Lei 8.213/91:Art. 29-A. O INSS utilizará as informações constantes no Cadastro Nacional de Informações Sociais – CNIS sobre os vínculos e as remunerações dos segurados, para fins de cálculo do salário-de-benefício, comprovação de filiação ao Regime Geral de Previdência Social, tempo de contribuição e relação de emprego. (Redação dada pela Lei Complementar nº 128, de 2008)[...]§ 5o Havendo dúvida sobre a regularidade do vínculo incluído no CNIS e inexistência de informações sobre remunerações e contribuições, o INSS exigirá a apresentação dos documentos que serviram de base à anotação, sob pena de exclusão do período. (Incluído pela Lei Complementar nº 128, de 2008) [...]No que se refere aos recolhimentos efetuados na condição de facultativa, de acordo com o art. 21 da Lei nº 8.212, de 24 de julho de 1991, o facultativo de baixa renda deve comprovar que atende aos critérios da legislação para o reconhecimento de referida condição, o que não o fez:Lei nº 8.212, de 24 de julho de 1991Art. 21. [...]§ 2º No caso de opção pela exclusão do direito ao benefício de aposentadoria por tempo de contribuição, a alíquota de contribuição incidente sobre o limite mínimo mensal do salário de contribuição será de:I - 11% (onze por cento), no caso do segurado contribuinte individual, ressalvado o disposto no inciso II, que trabalhe por conta própria, sem relação de trabalho com empresa ou equiparado e do segurado facultativo, observado o disposto na alínea b do inciso II deste parágrafo;II - 5% (cinco por cento):[...]b) do segurado facultativo sem renda própria que se dedique exclusivamente ao trabalho doméstico no âmbito de sua residência, desde que pertencente a família de baixa renda.[...]§ 4º</text:span><text:span text:style-name="T6"> Considera-se de baixa renda, para os fins do disposto na alínea b do inciso II do § 2º deste artigo, a família inscrita no Cadastro Único </text:span><text:span text:style-name="T7">para Programas Sociais do Governo Federal - CadÚnico cuja renda mensal seja de até 2 (dois) salários mínimos.” (NR)Por todo o exposto, a recorrente não cumpriu o tempo mínimo para concessão da requerida aposentadoria por tempo de contribuição comum, na data do requerimento, como previsto no art. 56 do Decreto 3.048/99, transcrito abaixo: Art. 56. A aposentadoria por tempo de contribuição será devida ao segurado após trinta e cinco anos de contribuição, se homem, ou trinta anos, se mulher, observado o disposto no art. 199-A. (Redação dada pelo Decreto nº 6.042, de 2007).Por todo o exposto, conheço do recurso e VOTO no sentido de NEGAR-LHE PROVIMENTO.</text:span></text:p>
          </table:table-cell>
          <table:table-cell table:style-name="ce2"/>
          <table:table-cell table:style-name="ce2" office:value-type="string" calcext:value-type="string">
            <text:p><text:span text:style-name="T2">RECURSO ORDINÁRIO. APOSENTADORIA POR TEMPO DE CONTRIBUIÇÃO. A CONCESSÃO DA APOSENTADORIA POR TEMPO DE SERVIÇO DEPENDE DE 180 CONTRIBUIÇÕES MENSAIS E 35 (TRINTA E CINCO) ANOS DE IDADE, SE HOMEM, E 30 (TRINTA), SE MULHER. ART. 56 DO DECRETO 3.048/99. NO QUE SE REFERE AOS RECOLHIMENTOS EFETUADOS </text:span><text:span text:style-name="T17">NA CONDIÇÃO DE FACULTATIVA</text:span><text:span text:style-name="T4">, DE ACORDO COM O ART. 21 DA LEI Nº 8.212, DE 24 DE JULHO DE 1991,</text:span><text:span text:style-name="T3"> O FACULTATIVO DE BAIXA RENDA DEVE COMPROVAR QUE ATENDE AOS CRITÉRIOS DA LEGISLAÇÃO </text:span><text:span text:style-name="T4">PARA O RECONHECIMENTO DE REFERIDA CONDIÇÃO, O QUE NÃO O FEZ. RECURSO CONHECIDO A QUE SE NEGA PROVIMENTO.</text:span></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CNIS com indícios de irregularidade - recolhimento extemporâneo - lei e regimento intenro - oportunidade de produção de prova</text:p>
          </table:table-cell>
          <table:table-cell table:style-name="ce2" office:value-type="string" calcext:value-type="string">
            <text:p>Nathália Corumbá</text:p>
          </table:table-cell>
          <table:table-cell table:style-name="ce2" office:value-type="string" calcext:value-type="string">
            <text:p>Em consulta ao CNIS - Cadastro Nacional de Informações Sociais- há registro de extemporaneidade nas contribuições de ___ a _______ , _______ , _______ <text:s/>a_______ . Emitida exigência para regularização (p. Exigência para regularização (p. ___ ).</text:p>
          </table:table-cell>
          <table:table-cell table:style-name="ce2" office:value-type="string" calcext:value-type="string">
            <text:p>O recurso é considerado tempestivo e estão presentes os demais pressupostos que permitem a análise do mérito recursal.O recorrente pretende a reforma da decisão que indeferiu o Benefício de Aposentadoria por tempo de contribuição, todavia, em análise do processo, confirmei que ele não apresentou os documentos exigidos para regularização das diversas competências com marca de extemporaneidade, tampouco alegações referentes à matéria do processo, o que poderia ter feito até antes da sessão de julgamento, nos moldes do art. 37 do Regimento Interno do CRPS:Art. 37 [...]§ 1º O interessado poderá juntar documentos, atestados, exames complementares e pareceres médicos, requerer diligências e perícias e aduzir alegações referentes à matéria objeto do processo até antes do início da sessão de julgamento, hipótese em que será avaliada a necessidade de conferir direito de vista à parte contrária para ciência e manifestação.Além disso, foram emitidas exigências para apresentação de documentos, mas ela não o fez, motivo pelo qual não há elementos para reforma da decisão anterior, nos termos do art. 35, §2º do mesmo Regimento:Art. 35 [...] § 2º Uma vez interposto o recurso, o não cumprimento pelo interessado, de exigência ou providência que a ele incumbiriam, e para a qual tenha sido devidamente intimado, não implica em desistência tácita ou renúncia ao direito de recorrer, devendo o processo ser julgado no estado em que se encontra, arcando o interessado com o ônus de sua inércia.Nesse caso, a legislação previdenciária veda que sejam considerados quaisquer recolhimentos sob os quais recaia dúvida acerca de sua regularidade, nos termos do art. 29-A, §5º da Lei 8.213/91:Art. 29-A. O INSS utilizará as informações constantes no Cadastro Nacional de Informações Sociais – CNIS sobre os vínculos e as remunerações dos segurados, para fins de cálculo do salário-de-benefício, comprovação de filiação ao Regime Geral de Previdência Social, tempo de contribuição e relação de emprego. (Redação dada pela Lei Complementar nº 128, de 2008)[...] § 3o <text:s/>A aceitação de informações relativas a vínculos e remunerações inseridas extemporaneamente no CNIS, inclusive retificações de informações anteriormente inseridas, <text:s/>fica condicionada à comprovação dos dados ou das divergências apontadas, conforme critérios definidos em regulamento. <text:s text:c="14"/>(Incluído pela Lei Complementar nº 128, de 2008)§ 5o Havendo dúvida sobre a regularidade do vínculo incluído no CNIS e inexistência de informações sobre remunerações e contribuições, o INSS exigirá a apresentação dos documentos que serviram de base à anotação, sob pena de exclusão do período. (Incluído pela Lei Complementar nº 128, de 2008) [...]Por todo o exposto, o recorrente não cumpriu o tempo mínimo para concessão da requerida aposentadoria por tempo de contribuição comum, na data do requerimento, como previsto no art. 56 do Decreto 3.048/99, transcritos abaixo:Decreto 3.048/99Art. 56. A aposentadoria por tempo de contribuição será devida ao segurado após trinta e cinco anos de contribuição, se homem, ou trinta anos, se mulher, observado o disposto no art. 199-A. (Redação dada pelo Decreto nº 6.042, de 2007).Por todo o exposto, conheço do recurso e VOTO no sentido de NEGAR-LHE PROVIMENTO.</text:p>
          </table:table-cell>
          <table:table-cell table:style-name="ce2"/>
          <table:table-cell table:style-name="ce2" office:value-type="string" calcext:value-type="string">
            <text:p>RECURSO ORDINÁRIO. OPORTUNIZADA A COMPLEMENTAÇÃO DA DOCUMENTAÇÃO, O PRAZO DECORREU SEM MANIFESTAÇÃO DA PARTE INTERESSADA. EXISTE PREVISÃO REGIMENTAL QUE PERMITE A APRESENTAÇÃO DE ALEGAÇÕES E DOCUMENTOS REFERENTES A MATÉRIA DO PROCESSO ATÉ ANTES DO INÍCIO DA SESSÃO DE JULGAMENTO. A DESPEITO DESSAS DUAS OPORTUNIDADES, NÃO HOUVE QUALQUER ALEGAÇÃO DA RECORRENTE, MOTIVO PELO QUAL O PROCESSO SERÁ JULGADO NO ESTADO EM QUE SE ENCONTRA, NA FORMA DO ART. 35, §2º DO REGIMENTO INTERNO DO CONSELHO DE RECURSOS DO SEGURO SOCIAL.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table:number-columns-repeated="6"/>
          <table:table-cell table:style-name="ce17"/>
          <table:table-cell table:style-name="ce8" table:number-columns-repeated="19"/>
          <table:table-cell table:number-columns-repeated="998"/>
        </table:table-row>
        <table:table-row table:style-name="ro1">
          <table:table-cell table:style-name="ce2" office:value-type="string" calcext:value-type="string">
            <text:p>Contagem recíproca – necessidade de indenização;</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Contagem recíproca – Tempo especial;</text:p>
          </table:table-cell>
          <table:table-cell table:style-name="ce2" office:value-type="string" calcext:value-type="string">
            <office:annotation draw:style-name="gr1" draw:text-style-name="P2" svg:width="1116.06pt" svg:height="42.75pt" svg:x="523.08pt" svg:y="558.74pt" draw:caption-point-x="-11.54pt" draw:caption-point-y="-22.96pt">
              <dc:date>2022-07-26T00:00:00</dc:date>
              <text:p text:style-name="P1">Alexandra</text:p>
              <text:p text:style-name="P1"><text:tab/>-Alexandra Alcantara</text:p>
            </office:annotation>
            <text:p>Alexandra</text:p>
          </table:table-cell>
          <table:table-cell table:style-name="ce2" office:value-type="string" calcext:value-type="string">
            <text:p>O(A) requerente pleiteia o reconhecimento de tempo especial para o intervalo de (XX/XX/XXXX). O período foi averbado pelo INSS para fins de contagem recíproca, em vista da apresentação da CTC (Certidão de Tempo de Contribuição) expedida por __________________. Foi apresentado Perfil Profissiográfico Previdenciário – PPP para o intervalo averbado, no cargo de ________, indicada a exposição a(os) agente(s) nocivo(s) ______________.</text:p>
          </table:table-cell>
          <table:table-cell table:style-name="ce2" office:value-type="string" calcext:value-type="string">
            <text:p>Pretende o(a) interessado(a) o reconhecimento de tempo especial para o intervalo de (XX/XX/XXXX), o qual foi averbado pelo INSS para fins de contagem recíproca mediante a apresentação da CTC (Certidão de Tempo de Contribuição) expedida por __________________, com a atividade prestada no cargo de ____________. Para o tempo especial, foi apresentado Perfil Profissiográfico Previdenciário - PPP.</text:p>
            <text:p/>
            <text:p/>
            <text:p>O pedido de reconhecimento do tempo especial ora averbado esbarra na proibição prevista nos termos do inciso I, do artigo 96, da Lei nº 8.213/91 e inciso I, do artigo 127, do Decreto nº 3.048/99, além de expressa vedação contida no inciso IV, do artigo 11, da Portaria Ministerial nº 154/2008.</text:p>
            <text:p/>
          </table:table-cell>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Contagem recíproca – vínculos no RGPS aproveitados no RPPS;</text:p>
          </table:table-cell>
          <table:table-cell table:style-name="ce2" table:number-columns-repeated="3"/>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Contribuinte individual – Prestador de serviço à empresa;</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Contribuinte individual – recolhimentos do CNIS microfichas;</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Contribuinte individual e facultativo – primeiro recolhimento em dia;após perda qualidade seguraod - carencia - ci e facultativo</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que admitem a análise do mérito recursal.A parte recorrente não concorda com a decisão do INSS, alegando ter direito a concessão do benefício de ________ , todavia observou-se que, após ________ , a interessada perdeu a qualidade de segurada em ________, nos termos do art. 15 da Lei 8.213/91:Art. 15. Mantém a qualidade de segurado, independentemente de contribuições: [...] II - até 12 (doze) meses após a cessação das contribuições, o segurado que deixar de exercer atividade remunerada abrangida pela Previdência Social ou estiver suspenso ou licenciado sem remuneração; [...]§ 4º A perda da qualidade de segurado ocorrerá no dia seguinte ao do término do prazo fixado no Plano de Custeio da Seguridade Social para recolhimento da contribuição referente ao mês imediatamente posterior ao do final dos prazos fixados neste artigo e seus parágrafos.Após isso, há registros outros recolhimentos na condição de contribuinte individual da seguinte forma: <text:s/>________ .Portanto, <text:s/>houve o implemento de ________ contribuições para efeito de carência, pois o contribuinte individual e o facultativo devem comprovar o primeiro recolhimento em dia para fins de cômputo do período recolhido para fins de carência, na forma do art. 27-A da Lei 8.213/91:Art. 27. Para cômputo do período de carência, serão consideradas as contribuições: (Redação dada pela Lei Complementar nº 150, de 2015)I - referentes ao período a partir da data de filiação ao Regime Geral de Previdência Social (RGPS), no caso dos segurados empregados, inclusive os domésticos, e dos trabalhadores avulsos; (Redação dada pela Lei Complementar nº 150, de 2015)II - realizadas a contar da data de efetivo pagamento da primeira contribuição sem atraso, não sendo consideradas para este fim as contribuições recolhidas com atraso referentes a competências anteriores, no caso dos segurados contribuinte individual, especial e facultativo, referidos, respectivamente, nos incisos V e VII do art. 11 e no art. 13. (Redação dada pela Lei Complementar nº 150, de 2015)Portanto, não atendendo às exigências da lei quanto aos recolhimentos, não é dado ao órgão julgador reconhecer recolhimentos irregulares para fins de reingresso ao Regime Geral de Previdência social, tampouco para fins de carência, na forma do art. 19, § 2º, do Decreto nº 3.048/99:Art. 19. Os dados constantes do Cadastro Nacional de Informações Sociais - CNIS relativos a vínculos, remunerações e contribuições valem como prova de filiação à previdência social, tempo de contribuição e salários-de-contribuição[...]§ 5º Não constando do CNIS informações sobre contribuições ou remunerações, ou havendo dúvida sobre a regularidade do vínculo, motivada por divergências ou insuficiências de dados relativos ao empregador, ao segurado, à natureza do vínculo, ou a procedência da informação, esse período respectivo somente será confirmado mediante a apresentação pelo segurado da documentação comprobatória solicitada pelo INSS. (Incluído pelo Decreto nº 6.722, de 2008). Por todo o exposto, entendo que não houve implemento da carência, na forma do art. 25 e 27-A da Lei 8213/91: Art. 25. A concessão das prestações pecuniárias do Regime Geral de Previdência Social depende dos seguintes períodos de carência, ressalvado o disposto no art. 26: Art. 25. A concessão das prestações pecuniárias do Regime Geral de Previdência Social depende dos seguintes períodos de carência, ressalvado o disposto no art. 26: I - auxílio-doença e aposentadoria por invalidez: 12 (doze) contribuições mensais; II - aposentadoria por idade, aposentadoria por tempo de serviço e aposentadoria especial: 180 contribuições mensais. (Redação dada pela Lei nº 8.870, de 1994) III - salário-maternidade para as seguradas de que tratam os incisos V e VII do caput do art. 11 e o art. 13 desta Lei: 10 (dez) contribuições mensais, respeitado o disposto no parágrafo único do art. 39 desta Lei; e (Redação dada pela Lei nº 13.846, de 2019)IV - auxílio-reclusão: 24 (vinte e quatro) contribuições mensais. (Incluído pela Lei nº 13.846, de 2019) Art. 27-A Na hipótese de perda da qualidade de segurado, para fins da concessão dos benefícios de auxílio-doença, de aposentadoria por invalidez, de salário-maternidade e de auxílio-reclusão, o segurado deverá contar, a partir da data da nova filiação à Previdência Social, com metade dos períodos previstos nos incisos I, III e IV do caput do art. 25 desta Lei. (Redação dada pela Lei nº 13.846, de 2019) Por todo o exposto, conheço do recurso e VOTO no sentido de NEGAR-LHE PROVIMENTO.</text:p>
          </table:table-cell>
          <table:table-cell table:style-name="ce2"/>
          <table:table-cell table:style-name="ce2" office:value-type="string" calcext:value-type="string">
            <text:p>RECURSO ORDINÁRIO. PERDA DA QUALIDADE DE SEGURADO. PARA FAZER JUS AO BENEFÍCIO DO AUXÍLIO DOENÇA, O SEGURADO DEVE ATENDER TODOS OS PRESSUPOSTOS NECESSÁRIOS QUANDO DO REINGRESSO. NÃO É DADO AO ÓRGÃO JULGADOR RECONHECER RECOLHIMENTOS FEITOS FORA DA ÉPOCA PRÓPRIA. DECISÃO FUNDAMENTADA NOS ART. 25 E 27- A DA LEI 8213/91. ART. 19, § 2º DO DECRETO 3.048/99.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Cumulação AA/AS com aposentadoria;</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Decadência;</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Deficiência – Comprovação na perícia médica</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Deficiência e incapacidade de longo prazo</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Dependente – Dependência Econômica;</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Dependente – União Estável;</text:p>
          </table:table-cell>
          <table:table-cell table:style-name="ce2" office:value-type="string" calcext:value-type="string">
            <text:p>Camila Canêdo</text:p>
          </table:table-cell>
          <table:table-cell table:style-name="ce2" table:number-columns-repeated="2"/>
          <table:table-cell table:style-name="ce8"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Doença HIV;</text:p>
          </table:table-cell>
          <table:table-cell table:style-name="ce2" table:number-columns-repeated="3"/>
          <table:table-cell table:style-name="ce8"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Doméstico – Cômputo para carência/tempo de contribuição;</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Doméstico – Filiação;</text:p>
          </table:table-cell>
          <table:table-cell table:style-name="ce2" office:value-type="string" calcext:value-type="string">
            <text:p>Alexandra</text:p>
          </table:table-cell>
          <table:table-cell table:style-name="ce2" office:value-type="string" calcext:value-type="string">
            <text:p>O(A) requerente pleiteia o cômputo do intervalo de (XX/XX/XXXX), laborado como empregado(a) doméstico(a), na residência de ___________. O vínculo está anotado na CTPS (Carteira de Trabalho e da Previdência Social) n.º_____, emitida em _______ (fls.).</text:p>
            <text:p/>
            <text:p/>
            <text:p>O período de (XX/XX/XXXX) não foi considerado sob o fundamento da ausência do recolhimento previdenciário e da não comprovação da vinculação de empregado(a) doméstico(a) até a DER (Data de Entrada do Requerimento).</text:p>
            <text:p/>
            <text:p>Em recurso, o(a) requerente busca a concessão / revisão do benefício para o cômputo do intervalo de (XX/XX/XXXX), laborado como empregado(a) doméstico(a), na residência de ___________.</text:p>
            <text:p/>
          </table:table-cell>
          <table:table-cell table:style-name="ce2" office:value-type="string" calcext:value-type="string">
            <text:p>A controvérsia cinge-se quanto à possibilidade de ser acolhido para fins previdenciários o intervalo de (XX/XX/XXXX), laborado como empregado(a) doméstico(a), na residência de ___________.</text:p>
            <text:p/>
            <text:p>O vínculo empregatício está anotado de forma contemporânea na CTPS nº, em ordem lógica e cronológica e com anotações internas, de acordo com o artigo 19-B, do Decreto n° 3.048/99.</text:p>
            <text:p/>
            <text:p>É possível computar para a carência o período laborado como empregado doméstico mesmo sem a contribuição previdenciária, ou havendo falhas ou recolhida de forma extemporânea, quando o benefício a ser concedido é de valor mínimo, aplicando-se ao caso os termos do artigo 36, da Lei nº 8.213/91.</text:p>
            <text:p/>
            <text:p>Sobre a necessidade de se encontrar vinculado(a) como empregado(a) doméstico(a) até a DER, o entendimento predominante no Conselho Pleno é no sentido da “Desnecessidade de demonstração de filiação ao RGPS como empregada doméstica na data de entrada do requerimento (DER) para obtenção de benefício de menor valor sem comprovação de contribuições”, conforme se extraí das Resoluções de números 20/2019, 21/2019, 42/2019 E 08/2020. Ademais, prever os incisos III e IV, do ENUNCIADO nº 02/2019, do CRPS:</text:p>
            <text:p/>
            <text:p>ENUNCIADO 2</text:p>
            <text:p>(...).</text:p>
            <text:p>III - A concessão de benefícios no valor mínimo ao segurado empregado doméstico independe de prova do recolhimento das contribuições, inclusive a primeira sem atraso, desde que atendidos os demais requisitos legais exigidos, exceto para fins de contagem recíproca.</text:p>
            <text:p>IV - O vínculo do segurado como empregado doméstico será computado para fins de carência, ainda que esteja filiado ao Regime Geral de Previdência Social (RGPS) em categoria diversa na Data de Entrada do Requerimento (DER).</text:p>
            <text:p/>
            <text:p/>
          </table:table-cell>
          <table:table-cell table:style-name="ce2"/>
          <table:table-cell table:style-name="ce2" office:value-type="string" calcext:value-type="string">
            <text:p>EMPREGADO DOMÉSTICO. VÍNCULO COMPROVADO EM CTPS ORDEM LÓGICA E CRONOLÓGICA, SEM EMENDAS E NEM RASURAS. BENEFÍCIO DE VALOR MÍNIMO. POSSIBILIDADE DO CÔMPUTO DO INTERVALO DE (XX/XX/XXXX), MESMO AUSENTE O RECOLHIMENTO PREVIDENCIÁRIO E A NÃO VINCULAÇÃO COMO DOMÉSTICO ATÉ A DER. APLICAÇÃO DO ARTIGO 36 DA LEI Nº 8.213/91. OBSERVÂNCIA DO ENUNCIADO Nº 02/2019 DO CRPS.</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Empregado – Aluno-aprendiz;</text:p>
          </table:table-cell>
          <table:table-cell table:style-name="ce2" office:value-type="string" calcext:value-type="string">
            <text:p>Alexandra</text:p>
          </table:table-cell>
          <table:table-cell table:style-name="ce2" office:value-type="string" calcext:value-type="string">
            <text:p>O(A) requerente pleiteia o cômputo do intervalo de (XX/XX/XXXX), na condição de aluno-aprendiz.</text:p>
            <text:p/>
            <text:p/>
            <text:p>Foi apresentado Certidão emitida pelo ________________, para o intervalo de (XX/XX/XXXX), no curso de ________________, indicado o fornecimento de ____________, por conta do orçamento ___________.</text:p>
            <text:p/>
          </table:table-cell>
          <table:table-cell table:style-name="ce2" office:value-type="string" calcext:value-type="string">
            <text:p>Pretende o(a) interessado(a) o cômputo do intervalo de (XX/XX/XXXX), na condição de aluno-aprendiz, com base na Certidão emitida pelo _______________, no curso de ___________, indicado o fornecimento de ____________, por conta do orçamento ____________.</text:p>
            <text:p/>
            <text:p/>
            <text:p>1ª Hipótese </text:p>
            <text:p/>
            <text:p>(Não cômputo)</text:p>
            <text:p/>
            <text:p>Não há possibilidade, pois embora demonstrada a remuneração indireta custeada por Ente Público, não resta comprovado o vínculo empregatício e inexiste prova que evidencie o trabalho prestado na execução de atividades com vista a atender a encomendas de terceiros. Sendo assim, não foram comprovados os requisitos estabelecidos no inciso IX, do artigo 188-G, do Decreto nº 3.048/99 e o ENUNCIADO nº 02, inciso V do CRPS e a recente Resolução nº 38/2021 do Conselho Pleno CRPS. </text:p>
            <text:p/>
            <text:p/>
            <text:p>Inviável o reconhecimento de período de aluno-aprendiz de quem o objetiva para fins de contagem recíproca, em conformidade com o ENUNCIADO nº 02, inciso V do CRPS.</text:p>
            <text:p/>
            <text:p/>
            <text:p/>
            <text:p/>
            <text:p>2ª Hipótese</text:p>
            <text:p/>
            <text:p>(Cômputo)</text:p>
            <text:p/>
            <text:p>Há possibilidade do cômputo do período por comprovar a remuneração pelo erário ainda que indireta e o vínculo empregatício ora demonstrado com o trabalho prestado na execução de atividades com vista a atender a encomendas de terceiros, estando em consonância com o inciso IX, do artigo 188-G, do Decreto nº 3.048/99 e o Enunciado nº 02, inciso V do CRPS.</text:p>
            <text:p/>
          </table:table-cell>
          <table:table-cell table:style-name="ce2"/>
          <table:table-cell table:style-name="ce2" office:value-type="string" calcext:value-type="string">
            <text:p>EMENTA: ALUNO-APRENDIZ. CERTIDÃO EMITIDA PELA INSTITUIÇÃO DE ENSINO COM A INDICAÇÃO APENAS DA REMUNERAÇÃO INDIRETA CUSTEADA POR ENTE PÚBLICO. NÃO CONFIGURADO VÍNCULO EMPREGATÍCIO. NÃO COMPROVADA ATIVIDADES COM VISTAS A ATENDER A ENCOMENDAS DE TERCEIROS. NÃO ATENDIDO OS TERMOS DO IX, DO ARTIGO 188-G, DO DECRETO Nº 3.048/99 E O ENUNCIADO Nº 02, INCISO V DO CRPS E A RESOLUÇÃO Nº 38/2021 DO CONSELHO PLENO CRPS.</text:p>
            <text:p/>
            <text:p/>
            <text:p/>
            <text:p>EMENTA: ALUNO-APRENDIZ. CERTIDÃO EMITIDA PELA INSTITUIÇÃO DE ENSINO COM A INDICAÇÃO DE REMUNERAÇÃO INDIRETA CUSTEADA POR ENTE PÚBLICO E DO VÍNCULO EMPREGATÍCIO COM ENCOMENDAS DE TERCEIROS. ATENDIDO OS TERMOS DO IX, DO ARTIGO 188-G, DO DECRETO Nº 3.048/99 E O ENUNCIADO Nº 02, INCISO V DO CRPS E A RESOLUÇÃO Nº 38/2021 DO CONSELHO PLENO CRPS.</text:p>
            <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Empregado – Baixa na CTPS/CNIS;</text:p>
          </table:table-cell>
          <table:table-cell table:style-name="ce2" office:value-type="string" calcext:value-type="string">
            <text:p>Camila Canêdo</text:p>
          </table:table-cell>
          <table:table-cell table:style-name="ce2" table:number-columns-repeated="4"/>
          <table:table-cell table:style-name="ce17"/>
          <table:table-cell table:style-name="ce8" table:number-columns-repeated="19"/>
          <table:table-cell table:number-columns-repeated="998"/>
        </table:table-row>
        <table:table-row table:style-name="ro1">
          <table:table-cell table:style-name="ce2" office:value-type="string" calcext:value-type="string">
            <text:p>Empregado – Cargo Comissionado</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Empregado – Comprovação [CTPS, FRE, holerite, FGTS, etc...];</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Empregado – Forças Armadas</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Empregado – Servidor público e declaração da empresa</text:p>
          </table:table-cell>
          <table:table-cell table:style-name="ce2" table:number-columns-repeated="3"/>
          <table:table-cell table:style-name="ce8"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Empregado – vínculo com familiar</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Enquadramento - eletricista</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que admitem a análise do mérito recursal.Pretende a parte recorrente a reforma da decisão que indeferiu o benefício de Aposentadoria por tempo de contribuição mediante reconhecimento da especialidade de diversos períodos de trabalho. Para o período de ____ , apresentou formulário em que consta exposição a ____ , em decorrência da função de ____ e, pela descrição das atividades entendo que essa exposição se dava por toda a jornada de trabalho (p. ____ ); assim, defiro o enquadramento do período no código 1. 1.8 do ANEXO III do Decreto n° 53.831, de 25.03.1964 e art. 57, §3º da Lei 8.213/91:ANEXO III do Decreto n° 53.831, de 25.03.1964- 1.1.8 ELETRICIDADE Operações em locais com eletricidade em condições de perigo de vida Trabalhos permanentes em instalações ou equipamentos elétricos com risco de acidentes. Eletricistas, Cabistas, Montadores e outros. Lei 8.213/91 Art. 57. [...] § 3º A concessão da aposentadoria especial dependerá de comprovação pelo segurado, perante o Instituto Nacional do Seguro Social–INSS, do tempo de trabalho permanente, não ocasional nem intermitente, em condições especiais que prejudiquem a saúde ou a integridade física, durante o período mínimo fixado. <text:s/>(Redação dada pela Lei nº 9.032, de 1995)</text:p>
          </table:table-cell>
          <table:table-cell table:style-name="ce2"/>
          <table:table-cell table:style-name="ce2" office:value-type="string" calcext:value-type="string">
            <text:p>NÃO FOI ATENDIDO UM REQUISITO FORMAL DE PREENCHIMENTO DO FORMULÁRIO: NÃO FOI INFORMADO DECIBELÍMETRO, DOSÍMETRO OU MEDIÇÃO PONTUAL NO CAMPO "TÉCNICA UTILIZADA" DO PERFIL PROFISSIOGRÁFICO PREVIDENCIÁRIO (PPP), NA FORMA DO ENUNCIADO 13, II DO CRPS, 2019.</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Enquadramento categoria - marítimo/marinheiro</text:p>
          </table:table-cell>
          <table:table-cell table:style-name="ce2" office:value-type="string" calcext:value-type="string">
            <text:p>Nathália Corumbá</text:p>
          </table:table-cell>
          <table:table-cell table:style-name="ce2" office:value-type="string" calcext:value-type="string">
            <text:p>Em suas razões de recurso, alegou, em síntese, ter direito ao benefício mediante enquadramento, por categoria profissional, no código 2.4.2 do Decreto 53.831/64Para embasar seu pedido, apresentou caderneta de inscrição e registro junto ao Ministério da Marinha, em que consta a categoria de “contramestre fluvial”, e carteira de trabalho, onde consta cargo de “tarifeiro fluvial”, ”marinheiro”, “marinheiro fluvial”, “marinheiro fluvial de convés” (p. ______ ); ...</text:p>
          </table:table-cell>
          <table:table-cell table:style-name="ce2" office:value-type="string" calcext:value-type="string">
            <text:p>O recurso é tempestivo e estão presentes os demais pressupostos que admitem a análise do mérito recursal.Pretende a parte recorrente a reforma da decisão que que indeferiu o benefício de Aposentadoria por tempo de contribuição, mediante enquadramento, por categoria profissional, no código 2.4.2 do Decreto 53.831/64. Para isso, apresentou caderneta de inscrição e registro junto ao Ministério da Marinha, onde consta a categoria profissional de “marinheiro fluvial”, e carteira de trabalho (p. ______ ), onde consta, de ______ a ______, o cargo de marinheiro; assim, entendo ser devido o enquadramento desses períodos no código 2.4.2 do Decreto 53.831/64: CÓDIGO 2.4.2 DO DECRETO 53.831/64 TRANSPORTES - MARÍTIMOS, FLUVIAL e LACUSTRE - Marítimos de convés de máquinas, de câmara e de saúde; operários de construção e reparos navais</text:p>
          </table:table-cell>
          <table:table-cell table:style-name="ce2"/>
          <table:table-cell table:style-name="ce2" office:value-type="string" calcext:value-type="string">
            <text:p>DEVIDO O ENQUADRAMENTO DESSES PERÍODOS NO CÓDIGO 2.4.2 DO DECRETO 53.831/64.</text:p>
          </table:table-cell>
          <table:table-cell table:style-name="ce17"/>
          <table:table-cell table:style-name="ce8" table:number-columns-repeated="19"/>
          <table:table-cell table:number-columns-repeated="998"/>
        </table:table-row>
        <table:table-row table:style-name="ro1">
          <table:table-cell table:style-name="ce2" table:number-columns-repeated="4"/>
          <table:table-cell table:style-name="ce16" table:number-columns-repeated="2"/>
          <table:table-cell table:style-name="ce17"/>
          <table:table-cell table:style-name="ce8" table:number-columns-repeated="19"/>
          <table:table-cell table:number-columns-repeated="998"/>
        </table:table-row>
        <table:table-row table:style-name="ro1">
          <table:table-cell table:style-name="ce2" table:number-columns-repeated="6"/>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agente biológico;</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categoria profissional</text:p>
          </table:table-cell>
          <table:table-cell table:style-name="ce2" office:value-type="string" calcext:value-type="string">
            <text:p>Alexandra</text:p>
          </table:table-cell>
          <table:table-cell table:style-name="ce2" office:value-type="string" calcext:value-type="string">
            <text:p>Trata-se de ________, requerido por __________, nascido(a) em ________, com DER (Data de Entrada do Requerimento) em ______.</text:p>
            <text:p/>
            <text:p>Foi requerido o reconhecimento de tempo especial com a apresentação de formulário PPP (Perfil Profissiográfico Previdenciário), emitido pela empresa _________, para o intervalo de (XX/XX/XXXX), no cargo de ___________.</text:p>
            <text:p/>
            <text:p>Em recurso, o(a) Interessado(a) afirma ter se sujeitado às condições especiais na atividade de __________, de modo que cabe o enquadramento do intervalo de (XX/XX/XXXX).</text:p>
            <text:p/>
            <text:p/>
          </table:table-cell>
          <table:table-cell table:style-name="ce2" office:value-type="string" calcext:value-type="string">
            <text:p>A controvérsia cinge-se quanto à possibilidade de ser acolhido reconhecido tempo especial para o intervalo de (XX/XX/XXXX).</text:p>
            <text:p/>
            <text:p>De acordo com o PPP (Perfil Profissiográfico Previdenciário), o(a) requerente trabalhou no período de (XX/XX/XXXX), no cargo de _________, na empresa _________.</text:p>
            <text:p/>
            <text:p/>
            <text:p>1ª Hipótese</text:p>
            <text:p>(Não comprovado)</text:p>
            <text:p/>
            <text:p>A atividade profissional desempenhada pelo(a) requerente não está contemplada no rol dos Regulamentos da Previdência Social – Decretos nº 53.831/64 e 83.080/79, o que impede o reconhecimento de especialidade por Categoria Profissional.</text:p>
            <text:p/>
            <text:p/>
            <text:p/>
            <text:p>2ª Hipótese</text:p>
            <text:p>(Comprovado)</text:p>
            <text:p/>
            <text:p>A atividade profissional desempenhada pelo(a) requerente se encontra contemplada no Código ____, do Anexo ________, do Regulamento da Previdência Social – Decreto nº 53.831/64 e/ou 83.080/79, o que permite o reconhecimento de especialidade por Categoria Profissional.</text:p>
            <text:p/>
            <text:p/>
          </table:table-cell>
          <table:table-cell table:style-name="ce2"/>
          <table:table-cell table:style-name="ce2" office:value-type="string" calcext:value-type="string">
            <text:p>TEMPO ESPECIAL. IMPOSSIBILIDADE. ATIVIDADE DESEMPENHADA NÃO PREVISTA NO ROL DOS REGULAMENTOS DA PREVIDÊNCIA SOCIAL – DECRETOS Nº 53.831/64 E 83.080/79. AUSÊNCIA DE FATORES DE RISCO - PERÍODO DE (XX/XX/XXXX) MANTIDO COMO DE NATUREZA COMUM.</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contribuinte individual</text:p>
          </table:table-cell>
          <table:table-cell table:style-name="ce2" table:number-columns-repeated="2"/>
          <table:table-cell table:style-name="ce8" table:number-columns-repeated="3"/>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Eletricidade</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Extemporaneidade do LTCAT</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formulário sem exposição a agentes nocivos e não enquadra por categoria profissional</text:p>
          </table:table-cell>
          <table:table-cell table:style-name="ce2" office:value-type="string" calcext:value-type="string">
            <text:p>Alexandra</text:p>
          </table:table-cell>
          <table:table-cell table:style-name="ce2" office:value-type="string" calcext:value-type="string">
            <text:p>Trata-se de ________, requerido por __________, nascido(a) em ________, com DER (Data de Entrada do Requerimento) em ______.</text:p>
            <text:p/>
            <text:p>Foi requerido o reconhecimento de tempo especial com a apresentação de formulário PPP (Perfil Profissiográfico Previdenciário), emitido pela empresa _________, para o intervalo de (XX/XX/XXXX), no cargo de ___________, sem a indicação de fatores de risco.</text:p>
            <text:p/>
            <text:p>Em recurso, o(a) Interessado(a) afirma ter se sujeitado às condições especiais, de modo que cabe o enquadramento do intervalo de (XX/XX/XXXX).</text:p>
            <text:p/>
            <text:p/>
          </table:table-cell>
          <table:table-cell table:style-name="ce2" office:value-type="string" calcext:value-type="string">
            <text:p>A controvérsia cinge-se quanto à possibilidade de ser acolhido reconhecido tempo especial para o intervalo de (XX/XX/XXXX).</text:p>
            <text:p/>
            <text:p>De acordo com o PPP (Perfil Profissiográfico Previdenciário), o(a) requerente trabalhou no período de (XX/XX/XXXX), no cargo de _________, no setor ______, na empresa _________.</text:p>
            <text:p/>
            <text:p/>
            <text:p>A atividade profissional desempenhada pelo(a) requerente não está contemplada no rol dos Regulamentos da Previdência Social – Decretos nº 53.831/64 e 83.080/79, o que impede o reconhecimento de especialidade por Categoria Profissional.</text:p>
            <text:p/>
            <text:p>Também, não há possibilidade de ser acolhida especialidade com vista à exposição a agente nocivo, eis que inexistem fatores de risco, conforme se depreende da profissiografia.</text:p>
            <text:p/>
            <text:p/>
          </table:table-cell>
          <table:table-cell table:style-name="ce2"/>
          <table:table-cell table:style-name="ce2" office:value-type="string" calcext:value-type="string">
            <text:p>EMENTA: TEMPO ESPECIAL. IMPOSSIBILIDADE. RUÍDO APURADO PARA O INTERVALO A PARTIR DE 01.01.2004 COM BASE EM MEDIÇÃO PONTUAL / DECIBELÍMETRO. METODOLOGIA QUE NÃO ATENDE A ORIENTAÇÃO PREVISTA NO INCISO III, DO ENUNCIADO Nº 13 DO CRPS.</text:p>
            <text:p/>
            <text:p/>
            <text:p/>
            <text:p/>
            <text:p/>
            <text:p>EMENTA: TEMPO ESPECIAL. POSSIBILIDADE. RUÍDO ACIMA DO LIMITE PERMITIDO E APURADO COM BASE NA DOSIMETRIA DA NR-15/ANEXO 1, A PARTIR DE 01.01.2004. METODOLOGIA QUE ATENDE A ORIENTAÇÃO PREVISTA NO INCISO III, DO ENUNCIADO Nº 13 DO CRPS.</text:p>
            <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frio</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habitualidade e permanência;</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Metodologia Fundacentro e NR-15</text:p>
          </table:table-cell>
          <table:table-cell table:style-name="ce2" office:value-type="string" calcext:value-type="string">
            <text:p>Alexandra</text:p>
          </table:table-cell>
          <table:table-cell table:style-name="ce2" office:value-type="string" calcext:value-type="string">
            <text:p>O(A) requerente pleiteia o reconhecimento de tempo especial para o intervalo a partir de 01.01.2004, tendo apresentado o seguinte elemento: </text:p>
            <text:p/>
            <text:p/>
            <text:p>(a)        Formulário PPP (Perfil Profissiográfico Previdenciário) para o intervalo de ________, laborado no cargo de ______, no setor ________, da empresa __________, com a indicação da exposição ao agente ruído acima de 85dBA (técnica: _____).</text:p>
            <text:p/>
            <text:p/>
            <text:p>A Perícia Médica não enquadrou o período de __________, sob o fundamento da não apuração do ruído com base na NHO-01 da FUNDACENTRO / NEN.</text:p>
            <text:p/>
            <text:p>Em recurso, o(a) requerente busca a concessão / revisão do benefício com o enquadramento do período de ____________, aduzindo ter laborado em condições especiais, com a exposição ao ruído acima do limite tolerado, atendida a metodologia prevista na legislação para a sua apuração. </text:p>
            <text:p/>
          </table:table-cell>
          <table:table-cell table:style-name="ce2" office:value-type="string" calcext:value-type="string">
            <text:p>A controvérsia paira quanto ao reconhecimento de tempo especial para o intervalo a partir de 01.01.2004.</text:p>
            <text:p/>
            <text:p/>
            <text:p>Conforme se verifica, o período não foi enquadramento em razão da metodologia utilizada para a apuração do ruído.</text:p>
            <text:p/>
            <text:p/>
            <text:p>No presente caso, o(a) requerente apresentou Perfil Profissiográfico Previdenciário para o intervalo de ________, laborado no cargo de _______, no setor de __________, da empresa _______________, ora indicada a exposição ao ruído acima de 85dBA.</text:p>
            <text:p/>
            <text:p/>
            <text:p>De acordo com o Perfil Profissiográfico Previdenciário, o ruído foi apurado com base na técnica _______________.</text:p>
            <text:p/>
            <text:p/>
            <text:p>Sobre esse tema, temos a Resolução:</text:p>
            <text:p/>
            <text:p>Resolução nº 73/2018:</text:p>
            <text:p/>
            <text:p>APOSENTADORIA ESPECIAL. PEDIDO DE UNIFORMIZAÇÃO DE JUSRISPRUDÊNCIA. Divergência jurisprudencial entre as Câmaras de Julgamento no que tange conversão de tempo de atividade especial. Exigência de histograma e/ou memória de cálculo. Exposição ao agente nocivo ruído com a observância da técnica de apuração pela NHO-01 da Fundacentro. Competência para análise deste Conselho Pleno na forma do art. 3º inc. II do Regimento Interno do CRSS aprovado pela Portaria MDSA nº 116/2017. Pressupostos de Admissibilidade do pedido alcançados na forma do art. 63 do mesmo Regimento. Não é exigível o fornecimento de histograma e/ou memória de cálculo para o período de 11/10/2001 até 18/11/2003, por falta de previsão legal em lei, decreto e ato normativo ministerial vinculado ao CRSS, bem como a inexigilibilidade dada ao inc. III do art. 280 da IN/INSS nº 77/2015, pela DIRSAT/INSS, ante o reconhecimento da indisponibilidade de aparelhos de medição no período indicado. A exigência do ruído em NEN, a partir de 18/11/2003, não é estritamente obrigatória podendo ser aceitas outras metodologias válidas que atestem o ruído por meio de dosimetria. Precedente do Conselho Pleno. Pedido de Uniformização conhecido e provido. Necessidade de revisão de ofício do acórdão impugnado na forma do §12 do art. 63 do Regimento Interno do CRSS. (Grifos Nossos).</text:p>
            <text:p>Atualmente, a matéria está consolidada por meio do Enunciado nº 13, do CRPS:</text:p>
            <text:p/>
            <text:p>"ENUNCIADO Nº 13.</text:p>
            <text:p>Atendidas as demais condições legais, considera-se especial, no âmbito do RGPS, a atividade exercida com exposição a ruído superior a 80 decibéis até 05/03/97, superior a 90 decibéis desta data até 18/11/2003, e superior a 85 decibéis a partir de então.</text:p>
            <text:p>I - Os níveis de ruído devem ser medidos, observado o disposto na Norma Regulamentadora nº 15 (NR-15), anexos 1 e 2, com aparelho medidor de nível de pressão sonora, operando nos circuitos de compensação - dB (A) para ruído contínuo ou intermitente e dB (C) ou dB (linear) para ruído de impacto.</text:p>
            <text:p>II - Até 31 de dezembro de 2003, para a aferição de ruído contínuo ou intermitente, é obrigatória a utilização das metodologias contidas na NR-15, devendo ser aceitos ou o nível de pressão sonora pontual ou a média de ruído, podendo ser informado decibelímetro, dosímetro ou medição pontual no campo "Técnica Utilizada" do Perfil Profissiográfico Previdenciário (PPP).</text:p>
            <text:p>III - A partir de 1º de janeiro de 2004, para a aferição de ruído contínuo ou intermitente, é obrigatória a utilização da técnica/metodologia contida na Norma de Higiene Ocupacional 01 (NHO-01) da FUNDACENTRO ou na NR-15, que reflitam a medição de exposição durante toda a jornada de trabalho, vedada a medição pontual, devendo constar no PPP o nível de ruído em Nível de Exposição Normalizado - NEN ou a técnica/metodologia "dosimetria" ou "áudio dosimetria".</text:p>
            <text:p>IV - Em caso de omissão ou dúvida quanto à indicação da técnica/metodologia utilizada para aferição da exposição nociva ao agente ruído, o PPP não deve ser admitido como prova da especialidade, devendo ser apresentado o respectivo Laudo Técnico de Condições Ambientais do Trabalho (LTCAT) ou solicitada inspeção no ambiente de trabalho, para fins de verificar a técnica utilizada na medição”.</text:p>
            <text:p/>
            <text:p/>
            <text:p/>
            <text:p>1ª hipótese:</text:p>
            <text:p/>
            <text:p>Não enquadramento</text:p>
            <text:p/>
            <text:p/>
            <text:p>Não se vislumbra a possibilidade de ser enquadrado o período a partir de 01.01.2004, pois embora o ruído possua intensidade acima de 85dBA, esse foi apurado com base em medição pontual e/ou decibelímetro, o que infringe a orientação prevista no inciso III, do Enunciado nº 13, do CRPS.</text:p>
            <text:p/>
            <text:p/>
            <text:p/>
            <text:p/>
            <text:p/>
            <text:p>2ª Hipótese:</text:p>
            <text:p/>
            <text:p>Enquadramento</text:p>
            <text:p/>
            <text:p>Há possibilidade do enquadramento do período a partir de 01.01.2004, eis que o ruído se encontra acima de 85dBA e a técnica utilizada para a sua apuração foi a dosimetria da NR-15/Anexo 1, estando em conformidade com o inciso III, do Enunciado nº 13, do CRPS.</text:p>
            <text:p/>
            <text:p/>
          </table:table-cell>
          <table:table-cell table:style-name="ce2"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reconhecimento em ação judicial</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table:number-columns-repeated="2"/>
          <table:table-cell table:style-name="ce8"/>
          <table:table-cell table:style-name="ce2" table:number-columns-repeated="3"/>
          <table:table-cell table:style-name="ce17"/>
          <table:table-cell table:style-name="ce8" table:number-columns-repeated="19"/>
          <table:table-cell table:number-columns-repeated="998"/>
        </table:table-row>
        <table:table-row table:style-name="ro1">
          <table:table-cell table:style-name="ce2" table:number-columns-repeated="6"/>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Sílica</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Expedição de GPS</text:p>
          </table:table-cell>
          <table:table-cell table:style-name="ce2" office:value-type="string" calcext:value-type="string">
            <text:p>Nathália Corumbá</text:p>
          </table:table-cell>
          <table:table-cell table:style-name="ce2" office:value-type="string" calcext:value-type="string">
            <text:p>Em suas razões de recurso, alegou ter direito ao benefício, mediante expedição de guia da previdência social para indenização do período necessário.</text:p>
          </table:table-cell>
          <table:table-cell table:style-name="ce2" office:value-type="string" calcext:value-type="string">
            <text:p>O recurso é tempestivo e estão presentes os demais pressupostos que admitem a análise do mérito recursal.Quanto ao pedido de emissão de guia da previdência social, este não é de competência do Conselho de Recursos da Previdência Social, na forma do art. 67, parágrafo único da IN 77/2015, motivo pelo qual entendo caber o não conhecimento desse pedido, na forma do art. 63,II da Lei 9.784/99 c/c art. 71 do Regimento Interno do CRSS:Art. 67. Observado o disposto no art. 66, os acertos de recolhimento de contribuinte individual, empregado doméstico, facultativo e segurado especial que contribui facultativamente, identificados no requerimento de benefício ou de atualização de dados do CNIS, são de responsabilidade do INSS, conforme estabelece a Portaria Conjunta RFB/INSS nº 273, de 19 de janeiro de 2009.Parágrafo único. Os acertos de GPS que envolvam solicitação do filiado para inclusão de recolhimento, alteração da data de pagamento e alteração de valor autenticado, bem como a operação de transferência de CNPJ/CEI para NIT serão realizadas, exclusivamente, pela RFB. LEI Nº 9.784 , DE 29 DE JANEIRO DE 1999.Art. 63. O recurso não será conhecido quando interposto: [...] II - perante órgão incompetente; [...]Regimento Interno do Conselho de Recursos do Seguro SocialArt. 71. Nos casos de omissão deste Regimento, aplicam-se sucessivamente, se houver compatibilidade das regras, as disposições pertinentes da Lei nº 13.105, de 16 de março de 2015, que instituiu o Código de Processo Civil, e da Lei no 9.784, de 29 de janeiro de 1999, que regula o processo administrativo no âmbito da Administração Pública FederalAssim, não é possível acolher o pedido.</text:p>
          </table:table-cell>
          <table:table-cell table:style-name="ce2"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Facultativo – Cadúnico;</text:p>
          </table:table-cell>
          <table:table-cell table:style-name="ce2" table:number-columns-repeated="3"/>
          <table:table-cell table:style-name="ce8"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Incapacidade - antecipação auxílio-doença - atestado nos moldes da Portaria 9.831/2020; duração maxima TRES MESES</text:p>
          </table:table-cell>
          <table:table-cell table:style-name="ce2" office:value-type="string" calcext:value-type="string">
            <text:p>Nathália Corumbá</text:p>
          </table:table-cell>
          <table:table-cell table:style-name="ce2" office:value-type="string" calcext:value-type="string">
            <text:p>Para embasar o pedido apresentou atestado, com nome e CRM do médico, bem como CID e período de repouso necessário (p. ).</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antecipação de Auxílio-doença previdenciário, o que entendo ser possível, já que o atestado atendeu o teor do art. 4º Lei nº 13.982, de 2 de abril de 2020 e 3º da Portaria Conjunta nº 9.381, de 6 de abril de 2020: LEI Nº 13.982, DE 2 DE ABRIL DE 2020 Art. 4º Fica o INSS autorizado a antecipar 1 (um) salário-mínimo mensal para os requerentes do benefício de auxílio-doença de que trata o art. 59 da Lei nº 8.213, de 24 de julho de 1991, durante o período de 3 (três) meses, a contar da publicação desta Lei, ou até a realização de perícia pela Perícia Médica Federal, o que ocorrer primeiro. (Vide Decreto nº 10.413, de 2020) Parágrafo único. A antecipação de que trata o caput estará condicionada: I - ao cumprimento da carência exigida para a concessão do benefício de auxílio-doença; II - à apresentação de atestado médico, cujos requisitos e forma de análise serão estabelecidos em ato conjunto da Secretaria Especial de Previdência e Trabalho do Ministério da Economia e do INSS. PORTARIA CONJUNTA Nº 9.381, DE 6 DE ABRIL DE 2020 Art. 3º Observados os demais requisitos necessários para a concessão do auxílio-doença, inclusive a carência, quando exigida, a antecipação de um salário mínimo mensal ao requerente, de que trata o art. 4º da Lei nº 13.982, de 2 de abril de 2020, será devida a partir da data de início do benefício, determinada nos termos do art. 60 da Lei nº 8.213, de 24 de julho de 1991, e terá duração máxima de três meses. Pelo exposto, conheço do recurso e voto no sentido de DAR-LHE PROVIMENTO.</text:p>
          </table:table-cell>
          <table:table-cell table:style-name="ce17"/>
          <table:table-cell table:style-name="ce17" office:value-type="string" calcext:value-type="string">
            <text:p>RECURSO ORDINÁRIO. BENEFÍCIO DE ANTECIPAÇÃO DE AUXÍLIO-DOENÇA PREVIDENCIÁRIO. ANTECIPAÇÃO CONCEDIDA, NOS MOLDES DO ART. 4º LEI Nº 13.982, DE 2 DE ABRIL DE 2020 E 3º DA PORTARIA CONJUNTA Nº 9.381, DE 6 DE ABRIL DE 2020. RECURSO CONHECIDO A QUE SE DÁ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Incapacidade - INDEFERIMENTO - retorno a atividade remunerada;</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que admitem a análise do mérito recursal. Pretende a parte recorrente a reforma da decisão que indeferiu o benefício de Auxílio-doença previdenciário, todavia observei que ele não se afastou do trabalho, pois manteve recolhimentos na condição de __________, <text:s/>durante todo o período de afastamento solicitado no atestado, motivo pelo qual o indeferimento será mantido, com base no art. 60, §6º da Lei 8.213/91: Art. 60 [...] § 6o O segurado que durante o gozo do auxílio-doença vier a exercer atividade que lhe garanta subsistência poderá ter o benefício cancelado a partir do retorno à atividade. <text:s/>(Incluído pela Lei nº 13.135, de 2015) <text:s/>Pelo exposto, conheço do recurso e voto no sentido de NEGAR-LHE PROVIMENTO.</text:p>
          </table:table-cell>
          <table:table-cell table:style-name="ce2" table:number-columns-repeated="2"/>
          <table:table-cell table:style-name="ce18"/>
          <table:table-cell table:style-name="ce8" table:number-columns-repeated="19"/>
          <table:table-cell table:number-columns-repeated="998"/>
        </table:table-row>
        <table:table-row table:style-name="ro1">
          <table:table-cell table:style-name="ce2" office:value-type="string" calcext:value-type="string">
            <text:p>Incapacidade - CESSAÇÃO - retorno a atividade remunerada;</text:p>
          </table:table-cell>
          <table:table-cell table:style-name="ce2" office:value-type="string" calcext:value-type="string">
            <text:p>Nathália Corumbá</text:p>
          </table:table-cell>
          <table:table-cell table:style-name="ce2" office:value-type="string" calcext:value-type="string">
            <text:p>Em consulta ao CNIS – Cadastro Nacional de Informações Sociais – observou-se que retornou ao trabalho após a cessação do benefício.</text:p>
          </table:table-cell>
          <table:table-cell table:style-name="ce2" office:value-type="string" calcext:value-type="string">
            <text:p>O recurso é tempestivo e estão presentes os demais pressupostos de admissibilidade. A paret recorrente insurge-se contra a data de cessação do benefício de auxílio-doença, sustentando a manutenção do quadro de incapacidade laborativa, todavia, em consulta ao CNIS, constatou-se informação de atividade remunerada, na condição de _________ , desde o mês de cessação do benefício, o que corrobora o entendimento de que houve reaquisição da capacidade, portanto a cessação será mantida com base no §6º do art. 60 da Lei 8.213/1991: Lei 8.213/91 Art. 60. O auxílio-doença será devido ao segurado empregado a contar do décimo sexto dia do afastamento da atividade, e, no caso dos demais segurados, a contar da data do início da incapacidade e enquanto ele permanecer incapaz. <text:s/>[...] <text:s/>6o O segurado que durante o gozo do auxílio-doença vier a exercer atividade que lhe garanta subsistência poderá ter o benefício cancelado a partir do retorno à atividade. Pelo exposto, VOTO, preliminarmente, no sentido de CONHECER DO RECURSO para, no mérito, NEGAR-LHE PROVIMENTO.</text:p>
          </table:table-cell>
          <table:table-cell table:style-name="ce2"/>
          <table:table-cell table:style-name="ce2" office:value-type="string" calcext:value-type="string">
            <text:p>RECURSO ORDINÁRIO. AUXÍLIO-DOENÇA. COMPROVAÇÃO DE RETORNO AO TRABALHO. A DATA DE CESSAÇÃO SERÁ MANTIDA. DECISÃO FUNDAMENTADA NO ART. 60, §3º DA LEI 8.213/91.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Incapacidade laborativa [PRORROGAÇÃO - DAR - ANTERIOR DECRETO 10.410/2020</text:p>
          </table:table-cell>
          <table:table-cell table:style-name="ce2" office:value-type="string" calcext:value-type="string">
            <text:p>Nathália Corumbá</text:p>
          </table:table-cell>
          <table:table-cell table:style-name="ce2" office:value-type="string" calcext:value-type="string">
            <text:p>Recurso interposto por _______, haja vista não concordar com a decisão do INSS que determinou a cessação do benefício de Auxílio-doença previdenciário (NB _______ ), de que esteve em gozo de _______ a _______ . Em suas razões de recurso, alegou, em síntese, ter direito ao benefício (p. ). Os autos foram encaminhados à Perícia Médica Federal, que entendeu pela possibilidade de retificar a data de cessação para _______ (p. <text:s/>). Em consulta ao CNIS – Cadastro nacional de informações sociais, não foi detectada gozo de outro benefício ou retorno ao trabalho, até a nova data médica fixada.</text:p>
          </table:table-cell>
          <table:table-cell table:style-name="ce2" office:value-type="string" calcext:value-type="string">
            <text:p>O recurso é tempestivo e estão presentes os demais pressupostos de admissibilidade. Pretende a parte interessada a reforma da decisão que determinou a cessação do auxílio-doença e, em análise dos elementos dos autos, entendo ser possível a sua prorrogação nos termos do parecer médico federal. Assim, a prorrogação do benefício é cabível, nos termos do art. 60 da Lei 8.213/91: Art. 60. O auxílio-doença será devido ao segurado empregado a contar do décimo sexto dia do afastamento da atividade, e, no caso dos demais segurados, a contar da data do início da incapacidade e enquanto ele permanecer incapaz. (Redação dada pela Lei nº 9.876, de 26.11.99) Pelo exposto, conheço do recurso para, no mérito, DAR-LHE PROVIMENTO.</text:p>
          </table:table-cell>
          <table:table-cell table:style-name="ce18"/>
          <table:table-cell table:style-name="ce18" office:value-type="string" calcext:value-type="string">
            <text:p>RECURSO ORDINÁRIO. AUXÍLIO-DOENÇA <text:s/>POSSÍVEL A PRORROGAÇÃO, NOS TERMOS DO ART. 60 DA LEI 8213/91. RECURSO CONHECIDO A QUE SE DÁ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Incapacidade laborativa [PRORROGAÇÃO - NEGAR - ANTERIOR DECRETO 10.410/2020</text:p>
          </table:table-cell>
          <table:table-cell table:style-name="ce2" office:value-type="string" calcext:value-type="string">
            <text:p>Nathália Corumbá</text:p>
          </table:table-cell>
          <table:table-cell table:style-name="ce2" office:value-type="string" calcext:value-type="string">
            <text:p>Recurso interposto por _______ , haja vista não concordar com a decisão do INSS que cessou o o benefício de Auxílio doença (NB _______ <text:s/>), de que esteve em gozo desde _______ a _______. Em suas razões de recurso, alegou, em síntese, ter direito ao benefício (p. ).Em consulta ao sistema de benefícios, não foi detectada qualquer hipótese de perda do objeto do recurso. Segundo a perícia médica federal, não há elementos técnicos de convicção suficientes para alteração da conclusão médica anterior (evento ___ ).</text:p>
          </table:table-cell>
          <table:table-cell table:style-name="ce2" office:value-type="string" calcext:value-type="string">
            <text:p>O recurso é tempestivo e estão presentes os demais pressupostos que admitem a análise do mérito recursal. Pretende a parte recorrente a reforma da decisão que cessou o benefício de Auxílio doença, todavia, conforme constatado em avaliação médico pericial inicial e em sede de recurso, houve a reaquisição da capacidade laborativa, ao tempo da cessação (evento ___ ). Assim, a cessação está em conformidade com a parte final do art. 60 da Lei 8.213/91: Lei 8.213/91 Art. 60. O auxílio-doença será devido ao segurado empregado a contar do décimo sexto dia do afastamento da atividade, e, no caso dos demais segurados, a contar da data do início da incapacidade e enquanto ele permanecer incapaz. (Redação dada pela Lei nº 9.876, de 26.11.99) Pelo exposto, VOTO, no sentido de CONHECER DO RECURSO e NEGAR-LHE PROVIMENTO.</text:p>
          </table:table-cell>
          <table:table-cell table:style-name="ce8"/>
          <table:table-cell table:style-name="ce8" office:value-type="string" calcext:value-type="string">
            <text:p>RECURSO ORDINÁRIO. AUXÍLIO-DOENÇA. CONFORME CONSTATADO EM AVALIAÇÃO MÉDICO PERICIAL INICIAL E EM SEDE DE RECURSO, NÃO MAIS EXISTE INCAPACIDADE PARA O TRABALHO, ESTANDO A CESSAÇÃO EM CONFORMIDADE COM A PARTE FINAL DO ART. 60 DA LEI 8.213/91.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INCAPACIDADE LABORATIVA [INDEFERIMENTO - NEGAR - PÓS DECRETO 2020</text:p>
          </table:table-cell>
          <table:table-cell table:style-name="ce2" office:value-type="string" calcext:value-type="string">
            <text:p>Nathália Corumbá</text:p>
          </table:table-cell>
          <table:table-cell table:style-name="ce2" office:value-type="string" calcext:value-type="string">
            <text:p>Recurso interposto por _ , haja vista não concordar com a decisão do INSS que indeferiu o benefício de auxílio por incapacidade temporária (NB _ ), requerido em _ , por PARECER CONTRÁRIO DA PERÍCIA MÉDICA. Em suas razões de recurso, alegou, em síntese, ter direito ao benefício (p. _). Segundo a perícia médica federal, não há elementos para alteração da decisão anterior (evento _). Em consulta ao sistema de benefício, não foi detectada perda do objeto do recurso.</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auxílio por incapacidade temporária, todavia, conforme constatado em avaliação médico pericial inicial e em sede de recurso, não existe incapacidade para o trabalho (evento <text:s/>_ ). Assim, o indeferimento está em conformidade com o art. 59 da Lei 8.213/91 e 71 do Decreto 3.048/99: Lei 8.213/91 Art. 59. O auxílio-doença será devido ao segurado que, havendo cumprido, quando for o caso, o período de carência exigido nesta Lei, ficar incapacitado para o seu trabalho ou para a sua atividade habitual por mais de 15 (quinze) dias consecutivos. Decreto 3.048/99 <text:s/>Art. 71. O auxílio por incapacidade temporária será devido ao segurado que, uma vez cumprido, quando for o caso, o período de carência exigido, ficar incapacitado para o seu trabalho ou para a sua atividade habitual por mais de quinze dias consecutivos, conforme definido em avaliação médico-pericial. (Redação dada pelo Decreto nº 10.410, de 2020) Pelo exposto, VOTO, no sentido de CONHECER DO RECURSO e NEGAR-LHE PROVIMENTO.</text:p>
          </table:table-cell>
          <table:table-cell table:style-name="ce8"/>
          <table:table-cell table:style-name="ce8" office:value-type="string" calcext:value-type="string">
            <text:p>RECURSO ORDINÁRIO. AUXÍLIO INCAPACIDADE TEMPORÁRIA. ANTIGO AUXÍLIO-DOENÇA. CONFORME CONSTATADO EM AVALIAÇÃO MÉDICO PERICIAL INICIAL E EM SEDE DE RECURSO, NÃO EXISTE INCAPACIDADE PARA O TRABALHO, ESTANDO O INDEFERIMENTO EM CONFORMIDADE COM O ART. 59 DA LEI 8.213/91 e 71 DO DECRETO 3.048/99.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INCAPACIDADE LABORATIVA [INDEFERIMENTO - DAR - PÓS DECRETO 2020</text:p>
          </table:table-cell>
          <table:table-cell table:style-name="ce2" office:value-type="string" calcext:value-type="string">
            <text:p>Nathália Corumbá</text:p>
          </table:table-cell>
          <table:table-cell table:style-name="ce2" office:value-type="string" calcext:value-type="string">
            <text:p>Recurso interposto por ________ , haja vista não concordar com a decisão do INSS que indeferiu o benefício de auxílio por incapacidade temporária (NB ________), requerido em ________, por PARECER CONTRÁRIO DA PERÍCIA MÉDICA. Em suas razões de recurso, alegou, em síntese, ter direito ao benefício (p. _). Segundo a perícia médica federal, é possível retificar o indeferimento, tendo fixado as seguintes datas médicas: data de início da doença, em ________, data de início da incapacidade em ________, data de cessação, em ________ , por doença que ________ isenta do período regulamentar de carência. Em consulta ao sistema de benefício, não foram detectados outros benefícios por incapacidade nesse período; em consulta ao extrato previdenciário, consta afastamento da atividade, na condição de ________ .</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auxílio por incapacidade temporária, o que entendo ser possível, já que, em sede de recurso, foi reconhecida a incapacidade, no período de _____ a _____ <text:s/>(evento __ ). Assim, o benefício será concedido, na forma do art. 60 e 71 do Decreto 3.048/99: Lei 8.213/91: Art. 60. O auxílio-doença será devido ao segurado empregado a contar do décimo sexto dia do afastamento da atividade, e, no caso dos demais segurados, a contar da data do início da incapacidade e enquanto ele permanecer incapaz. (Redação dada pela Lei nº 9.876, de 26.11.99) [...]Decreto 3.048/99 Art. 71. O auxílio por incapacidade temporária será devido ao segurado que, uma vez cumprido, quando for o caso, o período de carência exigido, ficar incapacitado para o seu trabalho ou para a sua atividade habitual por mais de quinze dias consecutivos, conforme definido em avaliação médico-pericial. (Redação dada pelo Decreto nº 10.410, de 2020) Pelo exposto, VOTO, no sentido de CONHECER DO RECURSO e DAR-LHE PROVIMENTO.</text:p>
          </table:table-cell>
          <table:table-cell table:style-name="ce8"/>
          <table:table-cell table:style-name="ce8" office:value-type="string" calcext:value-type="string">
            <text:p>RECURSO ORDINÁRIO. AUXÍLIO INCAPACIDADE TEMPORÁRIA. ANTIGO AUXÍLIO-DOENÇA. CONFORME CONSTATADO EM AVALIAÇÃO MÉDICO PERICIAL EM SEDE DE RECURSO, o benefício será concedido, na forma do art. 60 e 71 do Decreto 3.048/99 .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Justificação Administrativa;</text:p>
          </table:table-cell>
          <table:table-cell table:style-name="ce2" table:number-columns-repeated="5"/>
          <table:table-cell table:style-name="ce7"/>
          <table:table-cell table:style-name="ce8" table:number-columns-repeated="19"/>
          <table:table-cell table:number-columns-repeated="998"/>
        </table:table-row>
        <table:table-row table:style-name="ro1">
          <table:table-cell table:style-name="ce2" office:value-type="string" calcext:value-type="string">
            <text:p>Majoração 25%</text:p>
          </table:table-cell>
          <table:table-cell table:style-name="ce2" table:number-columns-repeated="5"/>
          <table:table-cell table:style-name="ce7"/>
          <table:table-cell table:style-name="ce8" table:number-columns-repeated="19"/>
          <table:table-cell table:number-columns-repeated="998"/>
        </table:table-row>
        <table:table-row table:style-name="ro1">
          <table:table-cell table:style-name="ce2" office:value-type="string" calcext:value-type="string">
            <text:p>Matéria julgada administrativa - preclusão processual;</text:p>
          </table:table-cell>
          <table:table-cell table:style-name="ce2" office:value-type="string" calcext:value-type="string">
            <text:p>Nathália Corumbá</text:p>
          </table:table-cell>
          <table:table-cell table:style-name="ce2" office:value-type="string" calcext:value-type="string">
            <text:p>Foi detectado julgamento, referente ao mesmo objeto do recurso, por outro órgão julgador do Conselho de Recursos da Previdência Social (evento _ ).</text:p>
          </table:table-cell>
          <table:table-cell table:style-name="ce2" office:value-type="string" calcext:value-type="string">
            <text:p>A parte recorrente busca a reforma da decisão do INSS que indeferiu o benefício de Aposentadoria por tempo de contribuição, todavia, em consulta aos protocolos junto ao E-sisrec, constatou-se julgamento da mesma matéria objeto de recurso, pela _____ de Recursos. Assim, o caso dos autos trata de questão já apreciada na esfera administrativa, o que configura coisa julgada e, portanto, preclusão processual, situação que não admite o conhecimento do recurso, nos termos do art. 54, inciso VI do Regimento Interno do Conselho de Recursos do Seguro Social, que expressa o seguinte: Regimento Interno do CRSS: Art. 54 - Constituem razões de não conhecimento do recurso:[...]VI - a preclusão processual. Além disso, o art. 507 do Código de Processo Civil, c/c o art. 71 do Regimento Interno do CRSS, veda discussão de matéria preclusa: Código de Processo Civil Art. 507. É vedado à parte discutir no curso do processo as questões já decididas a cujo respeito se operou a preclusão. Regimento Interno do CRSS. Art. 71. Nos casos de omissão deste Regimento, aplicam-se sucessivamente, se houver compatibilidade das regras, as disposições pertinentes da Lei nº 13.105, de 16 de março de 2015, que instituiu o Código de Processo Civil, e da Lei no 9.784, de 29 de janeiro de 1999, que regula o processo administrativo no âmbito da Administração Pública Federal. Por todo o exposto, VOTO no sentido de NÃO CONHECER DO RECURSO.</text:p>
          </table:table-cell>
          <table:table-cell table:style-name="ce2"/>
          <table:table-cell table:style-name="ce2" office:value-type="string" calcext:value-type="string">
            <text:p>RECURSO ORDINÁRIO. PRECLUSÃO. COISA JULGADA E EXAURIDA ADMINISTRATIVAMENTE. O INSTITUTO DA PRECLUSÃO PROCESSUAL E DO EXAURIMENTO NA ESFERA ADMINISTRATIVA NÃOPERMITEM QUE UM MESMO ÓRGÃO DA ADMINISTRAÇÃO PÚBLICA FAÇA APRECIAÇÃO DE MATÉRIA JÁ APRECIADA E MODIFIQUE DECISÃO ANTERIORMENTE PROFERIDA, SALVO EM SITUAÇÃO DE REVISÃO PREVISTA NO REGIMENTO INTERNO DO CRSS. RECURSO NÃO CONHECIDO. DECISÃO FUNDAMENTADA NOS ART. 54, VI DO RICRPS, ALTERADO PELA PORTARIA 116/2017, ART. 507 DO CPC/15 C/C ART. 71 DA PORTARIA 116/2017 DO MDSA.</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Não comparecimento à perícia médica</text:p>
          </table:table-cell>
          <table:table-cell table:style-name="ce2" table:number-columns-repeated="3"/>
          <table:table-cell table:style-name="ce7" table:number-columns-repeated="3"/>
          <table:table-cell table:style-name="ce8" table:number-columns-repeated="19"/>
          <table:table-cell table:number-columns-repeated="998"/>
        </table:table-row>
        <table:table-row table:style-name="ro1">
          <table:table-cell table:style-name="ce2" office:value-type="string" calcext:value-type="string">
            <text:p>Novo afastamento em 60 dias (Art. 75 Dec.)</text:p>
          </table:table-cell>
          <table:table-cell table:style-name="ce2" table:number-columns-repeated="3"/>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NTEP</text:p>
          </table:table-cell>
          <table:table-cell table:style-name="ce2" table:number-columns-repeated="3"/>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Pensão por morte - filho maior inválido;</text:p>
          </table:table-cell>
          <table:table-cell table:style-name="ce2" office:value-type="string" calcext:value-type="string">
            <text:p>Nathália Corumbá</text:p>
          </table:table-cell>
          <table:table-cell table:style-name="ce2" office:value-type="string" calcext:value-type="string">
            <text:p>Recurso interposto por _________ , nascid_ em _________ , haja vista não concordar com a decisão do INSS que indeferiu o benefício de Pensão por morte previdenciária (NB _________), requerido em _________ , na condição de filh_ maior inválid_ de _________ , por não comprovação da qualidade de dependente (p. _ ).</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indeferiu o benefício de Pensão por morte previdenciária, o que não entendo ser possível, pois, segundo a perícia para Avaliação de Dependente Maior Inválido: não há ____ para caracterizar maior invalido (p._ ). Assim, entendo que não há direito ao benefício, na forma do art. 77, §2º da Lei 8.213/91, 108 do Decreto 3.048/99:Art. 74. A pensão por morte será devida ao conjunto dos dependentes do segurado que falecer, aposentado ou não, a contar da data: (Redação dada pela Lei nº 9.528, de 1997) (Vide Medida Provisória nº 871, de 2019)[...]Art. 77. A pensão por morte, havendo mais de um pensionista, será rateada entre todos em parte iguais. (Redação dada pela Lei nº 9.032, de 1995)[...]§ 2º O direito à percepção da cota individual cessará: (Redação dada pela Lei nº 13.846, de 2019)II - para o filho, a pessoa a ele equiparada ou o irmão, de ambos os sexos, ao completar vinte e um anos de idade, salvo se for inválido ou tiver deficiência intelectual ou mental ou deficiência grave; (Redação dada pela Lei nº 13.183, de 2015) (Vigência) Art. 108. A pensão por morte somente será devida ao filho e ao irmão cuja invalidez tenha ocorrido antes da emancipação ou de completar a idade de vinte e um anos, desde que reconhecida ou comprovada, pela perícia médica do INSS, a continuidade da invalidez até a data do óbito do segurado. (Redação dada pelo Decreto nº 6.939, de 2009)Art. 1º Comunicar para cumprimento a decisão judicial proferida na Ação Civil Pública-ACP nº 0059826-86.2010.4.01.3800/MG, determinando ao INSS que reconheça, para fins de concessão de pensão por morte, a dependência do filho inválido ou do irmão inválido, quando a invalidez tenha se manifestado após a maioridade ou emancipação, mas até a data do óbito do segurado, desde que atendidos os demais requisitos da lei.Art. 2º A determinação judicial a que se refere o artigo 1º produz efeitos para benefícios com Data de Entrada de Requerimento-DER a partir de 19/08/2009 e alcança todo o território nacional. Pelo exposto, conheço do recurso para, no mérito, NEGAR-LHE PROVIMENTO.</text:p>
          </table:table-cell>
          <table:table-cell table:style-name="ce2"/>
          <table:table-cell table:style-name="ce2" office:value-type="string" calcext:value-type="string">
            <text:p>RECURSO ORDINÁRIO. PENSÃO POR MORTE PREVIDENCIÁRIA. FILHO MAIOR INVÁLIDO. CONFORME LAUDO MÉDICO PERICIAL. NÃO HÁ DIREITO AO BENEFÍCIO. O INDEFERIMENTO SERÁ MANTIDO, NA FORMA DO ART. 77, §2º DA LEI 8.213/91 e 108 do Decreto 3.048/99.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Pensão por morte - menos de 18 contribuições do instituidor;</text:p>
          </table:table-cell>
          <table:table-cell table:style-name="ce2" office:value-type="string" calcext:value-type="string">
            <text:p>Nathália Corumbá</text:p>
          </table:table-cell>
          <table:table-cell table:style-name="ce9"/>
          <table:table-cell table:style-name="ce2" office:value-type="string" calcext:value-type="string">
            <text:p>O recurso é considerado tempestivo e estão presentes os demais pressupostos que permitem a análise do mérito recursal. A parte recorrente não se conforma com a cessação do benefício, todavia, em consulta ao CNIS - Cadastro Nacional de Informações Sociais- constatou-se que o instituidor verteu, até o óbito, apenas ______ recolhimentos ao Regime Geral de Previdência Social, e não há qualquer documento apresentado que permita qualquer alteração nesta contagem, motivo pelo qual deve cessar em quatro meses, nos moldes do art. 77, §2º, alínea “b”, da Lei 8.213/91 Art. 77 [...] § 2º O direito à percepção da cota individual cessará: (Redação dada pela Lei nº 13.846, de 2019) [...]V - para cônjuge ou companheiro: (Incluído pela Lei nº 13.135, de 2015) [...] b) em 4 (quatro) meses, se o óbito ocorrer sem que o segurado tenha vertido 18 (dezoito) contribuições mensais ou se o casamento ou a união estável tiverem sido iniciados em menos de 2 (dois) anos antes do óbito do segurado; (Incluído pela Lei nº 13.135, de 2015) Por todo o exposto, conheço do recurso e VOTO no sentido de NEGAR-LHE PROVIMENTO.</text:p>
          </table:table-cell>
          <table:table-cell table:style-name="ce2"/>
          <table:table-cell table:style-name="ce2" office:value-type="string" calcext:value-type="string">
            <text:p>RECURSO ORDINÁRIO. PENSÃO POR MORTE. NOS TERMOS DO ART. 77, §2º ALÍNEA B O DIREITO À PERCEPÇÃO DA COTA INDIVIDUAL CESSARÁ PARA CÔNJUGE OU COMPANHEIRO EM 4 (QUATRO) MESES, SE O ÓBITO OCORRER SEM QUE O SEGURADO TENHA VERTIDO 18 (DEZOITO) CONTRIBUIÇÕES MENSAIS. RECURSO CONHECIDO A QUE SE NEGA PROVIMENTO.</text:p>
          </table:table-cell>
          <table:table-cell table:style-name="ce7"/>
          <table:table-cell table:style-name="ce8" table:number-columns-repeated="19"/>
          <table:table-cell table:number-columns-repeated="998"/>
        </table:table-row>
        <table:table-row table:style-name="ro2">
          <table:table-cell table:style-name="ce2" office:value-type="string" calcext:value-type="string">
            <text:p>Pensão por morte - relação com menos de dois anos;</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de admissibilidade. Pretende a interessada comprovar sua condição de ______ de ______ <text:s/>(p. ), todavia, em análise dos autos, observei que não recai controvérsia sobre a sua condição de ______ . Na verdade, após análise dos autos, pude observar que o benefício foi mantido pelo período de 4 (quatro) meses, em razão de a união ter sido formalizada em menos de 2 (dois) anos antes do óbito do segurado, nos moldes do art. 77, §2º, V, alínea b da Lei 8.213/91:Art. 77 [...] § 2º O direito à percepção da cota individual cessará: (Redação dada pela Lei nº 13.846, de 2019)[...]V - para cônjuge ou companheiro: <text:s/>(Incluído pela Lei nº 13.135, de 2015)[...]b) em 4 (quatro) meses, se o óbito ocorrer sem que o segurado tenha vertido 18 (dezoito) contribuições mensais ou se o casamento ou a união estável tiverem sido iniciados em menos de 2 (dois) anos antes do óbito do segurado; (Incluído pela Lei nº 13.135, de 2015)Portanto, entendo que não ficou comprovada a manutenção da união do casal por mais de 4 meses, desde ___ até o óbito do instituidor, em ______ , motivo pelo qual a cessação será mantida, nos termos do art. 77, §2º, V, alínea b da Lei 8.213/91, acima citado. Pelo exposto, conheço do recurso para, no mérito, NEGAR-LHE PROVIMENTO.</text:p>
          </table:table-cell>
          <table:table-cell table:style-name="ce2"/>
          <table:table-cell table:style-name="ce2" office:value-type="string" calcext:value-type="string">
            <text:p>RECURSO ORDINÁRIO. PENSÃO POR MORTE PREVIDENCIÁRIA. O BENEFÍCIO FOI MANTIDO PELO PERÍODO DE 4 (QUATRO) MESES, EM RAZÃO DE A UNIÃO TER SIDO FORMALIZADA EM MENOS DE 2 (DOIS) ANOS ANTES DO ÓBITO DO SEGURADO, NOS MOLDES DO ART. 77, §2º, V, ALÍNEA B DA LEI 8.213/91. NÃO FICOU COMPROVADA A MANUTENÇÃO DA UNIÃO DO CASAL POR MAIS DE 4 MESES, DESDE ______ <text:s/>(P. ) ATÉ O ÓBITO DO INSTITUIDOR, EM ______, MOTIVO PELO QUAL A CESSAÇÃO SERÁ MANTIDA.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Pensão por morte - união estável - mais de uma prova dentro de 24 meses;</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que admitem a análise do mérito recursal.Pretende a interessada a reforma da decisão que indeferiu o benefício de Pensão por morte previdenciária requerido na condição de ______ <text:s/>de ______ , falecid_ em ______ , todavia entendo que não há prova suficiente da referida união estável, pois a legislação previdenciária exige “provas de união estável e de dependência econômica”, portanto, no mínimo dois documentos. Não havendo prova da referida união estável, o indeferimento será mantido, na forma do art. 16, §5º da Lei 8.213/91:Art. 16. São beneficiários do Regime Geral de Previdência Social, na condição de dependentes do segurado: I - o cônjuge, a companheira, o companheiro e o filho não emancipado, de qualquer condição, menor de 21 (vinte e um) anos ou inválido ou que tenha deficiência intelectual ou mental ou deficiência grave; (Redação dada pela Lei nº 13.146, de 2015) [...] § 5º As provas de união estável e de dependência econômica exigem início de prova material contemporânea dos fatos, produzido em período não superior a 24 (vinte e quatro) meses anterior à data do óbito ou do recolhimento à prisão do segurado, não admitida a prova exclusivamente testemunhal, exceto na ocorrência de motivo de força maior ou caso fortuito, conforme disposto no regulamento. (Incluído pela Lei nº 13.846, de 2019) Pelo exposto, conheço do recurso para, no mérito, NEGAR-LHE PROVIMENTO.</text:p>
          </table:table-cell>
          <table:table-cell table:style-name="ce2"/>
          <table:table-cell table:style-name="ce2" office:value-type="string" calcext:value-type="string">
            <text:p>RECURSO ORDINÁRIO. PENSÃO POR MORTE. CONDIÇÃO DE _______ . NÃO HÁ PROVA SUFICIENTE DA REFERIDA _______ . A LEI EXIGE, NO MÍNIMO, DOIS DOCUMENTOS RELACIONADOS _______ , <text:s/>NO PERÍODO DE 24 MESES ANTERIOR AO ÓBITO, O QUE NÃO FOI ATENDIDO, MOTIVO PELO QUAL O INDEFERIMENTO SERÁ MANTIDO, NA FORMA DO ART. 16, §5º DA LEI 8.213/91.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Perdão da dívida;</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Professor</text:p>
          </table:table-cell>
          <table:table-cell table:style-name="ce2" office:value-type="string" calcext:value-type="string">
            <text:p>Camila Canêdo</text:p>
          </table:table-cell>
          <table:table-cell table:style-name="ce2" table:number-columns-repeated="2"/>
          <table:table-cell table:style-name="ce8"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Qualidade de segurado – Reingresso com nova carência;</text:p>
          </table:table-cell>
          <table:table-cell table:style-name="ce2" office:value-type="string" calcext:value-type="string">
            <text:p>Eduardo Curi</text:p>
          </table:table-cell>
          <table:table-cell table:style-name="ce2" office:value-type="string" calcext:value-type="string">
            <text:p>Recurso interposto contra a decisão do INSS que indeferiu o pedido do benefício de ___, requerido em ____.As competências ____ não foram consideradas para carência pelo INSS pois foram recolhidas em atraso.Em suas razões recursais alega o recorrente que ___.</text:p>
          </table:table-cell>
          <table:table-cell table:style-name="ce2" office:value-type="string" calcext:value-type="string">
            <text:p>Presentes os pressupostos de admissibilidade necessários ao conhecimento do recurso, passa-se a análise do mérito. O INSS não considerou as competências recolhidas em ____, pois o pagamento foi realizado após a perda da qualidade de segurado do recorrente que ocorreu em ____. O Inciso II do Artigo 27 da Lei 8.213/91 veda o computo para carência de contribuições realizadas em atraso. Lei 8.213/91 (…) Art. 27. Para cômputo do período de carência, serão consideradas as contribuições: (…) II – realizadas a contar da data do efetivo pagamento da primeira contribuição sem atraso, não sendo consideradas para este fim as contribuições recolhidas com atraso referentes a competências anteriores, no caso dos segurados empregado doméstico, contribuinte individual, especial e facultativo, referidos, respectivamente, nos incisos II, V e VII do art. 11 e no art. 13. O §4º do Artigo 28 do RPS – Decreto 3048/99 regulamentou que o primeiro recolhimento efetivado pelo contribuinte individual após ter perdido a qualidade de segurado, caracterizará o seu reingresso ao sistema previdenciário, não sendo computados para efeito de carência as contribuições em atraso referentes à períodos anteriores ao seu reingresso. Decreto 3048/99 Art. 28 (...) § 4º Para os segurados a que se refere o inciso II do caput, na hipótese de perda da qualidade de segurado, somente serão consideradas, para fins de carência, as contribuições efetivadas após novo recolhimento sem atraso, observado o disposto no art. 19-E Entendo que as competências recolhidas em atraso após a perda da qualidade de segurado não podem ser consideradas para carência por expressa vedação legal. Pelo exposto, voto pelo conhecimento do recurso para, no mérito, negar-lhe provimento.</text:p>
          </table:table-cell>
          <table:table-cell table:style-name="ce2"/>
          <table:table-cell table:style-name="ce2" office:value-type="string" calcext:value-type="string">
            <text:p>RECURSO ORDINÁRIO. BENEFÍCIO XXX. CARÊNCIA. RECOLHIMENTOS REALIZADOS EM ATRASO APÓS A PERDA QUALIDADE DE SEGURADO. COMPETÊNCIAS NÃO COMPUTADA PARA EFEITO DE CARÊNCIA NOS TERMOS DO §4º ARTIGO 28 DO DECRETO 3048/99. NÃO HÁ DIREITO AO BENEFÍCIO. INDEFERIMENTO MANTID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Qualidade de segurado [prorrogações];</text:p>
          </table:table-cell>
          <table:table-cell table:style-name="ce2" table:number-columns-repeated="3"/>
          <table:table-cell table:style-name="ce8"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Reclamatória Trabalhista</text:p>
          </table:table-cell>
          <table:table-cell table:style-name="ce2" office:value-type="string" calcext:value-type="string">
            <text:p>Alexandra</text:p>
          </table:table-cell>
          <table:table-cell table:style-name="ce2" office:value-type="string" calcext:value-type="string">
            <text:p>O(A) requerente pleiteia o cômputo do intervalo de (XX/XX/XXXX), laborado no cargo de (_____), perante a empresa ____________. Para a comprovação do vínculo foi apresentado cópias da Reclamação Trabalhista nº___________, tramitada perante a ______ Vara do Trabalho da Comarca de _______.</text:p>
            <text:p/>
            <text:p/>
            <text:p>O INSS não computou o intervalo para fins previdenciários.</text:p>
            <text:p/>
            <text:p>Em suas razões recursais, o(a) requerente sustenta novamente que cabe o cômputo do período de (XX/XX/XXXX), oriundo de Reclamação Trabalhista.</text:p>
            <text:p/>
            <text:p/>
          </table:table-cell>
          <table:table-cell table:style-name="ce2" office:value-type="string" calcext:value-type="string">
            <text:p>1ª hipótese</text:p>
            <text:p>(Não cômputo)</text:p>
            <text:p/>
            <text:p/>
            <text:p>Pretende o(a) requerente o cômputo do intervalo de (XX/XX/XXXX), decorrente de vínculo trabalhista reconhecido pela Justiça do Trabalho, nos autos da Reclamação Trabalhista nº ______ movida contra a empresa ____________. Contudo, inexiste elemento material para confirmar a atividade prestada. Convém salientar que, a sentença trabalhista transitada em julgada, inclusive a anotação de vínculo em CTPS decorrente dessa ação, por si só, não produz efeitos previdenciários se não acompanhada de prova material, conforme dispõe o §3º, do artigo 55 da Lei nº 8.213/91 e orienta o ENUNCIADO nº 03/2019, do CRPS.</text:p>
            <text:p/>
            <text:p/>
            <text:p/>
            <text:p>2ª hipótese</text:p>
            <text:p>(Cômputo)</text:p>
            <text:p/>
            <text:p/>
            <text:p>Pretende o(a) recorrente o cômputo do intervalo de (XX/XX/XXXX), decorrente de vínculo trabalhista reconhecido pela Justiça do Trabalho, nos autos da Reclamação Trabalhista nº ________, movida contra a empresa ____________. </text:p>
            <text:p/>
            <text:p>No presente, o vínculo empregatício reconhecido em ação trabalhista está apto a ser considerado para fins previdenciários, uma vez que está embasado em prova material, de acordo com o §3º, do artigo 55 da Lei nº 8.213/91 e o ENUNCIADO nº 03/2019, do CRPS.</text:p>
            <text:p/>
          </table:table-cell>
          <table:table-cell table:style-name="ce2"/>
          <table:table-cell table:style-name="ce2" office:value-type="string" calcext:value-type="string">
            <text:p>EMENTA: RECLAMAÇÃO TRABALHISTA. IMPOSSIBILIDADE. AUSÊNCIA DE PROVA MATERIAL. NÃO ATENDIDO OS TERMOS DO §3º, DO ARTIGO 55 DA LEI Nº 8.213/91 E ENUNCIADO Nº 03/2019 DO CRPS.</text:p>
            <text:p>A sentença trabalhista é hábil para ser considerada para fins previdenciários se constituída de prova material que evidencie o exercício da atividade remunerada no período discutido.</text:p>
            <text:p/>
            <text:p/>
            <text:p/>
            <text:p>EMENTA: RECLAMAÇÃO TRABALHISTA. POSSIBILIDADE. AÇÃO JUDICIAL ACOMPANHADA DE ELEMENTO MATERIAL QUE CONFIRMA O EXERCÍCIO DA ATIVIDADE REMUNERADA. ATENDIDO OS TERMOS DO §3º, DO ARTIGO 55 DA LEI Nº 8.213/91 E ENUNCIADO Nº 03/2019 DO CRPS.</text:p>
            <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Recluso – Baixa Renda;</text:p>
          </table:table-cell>
          <table:table-cell table:style-name="ce2" table:number-columns-repeated="3"/>
          <table:table-cell table:style-name="ce8"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Recorrente não apresentou documentos;</text:p>
          </table:table-cell>
          <table:table-cell table:style-name="ce2" office:value-type="string" calcext:value-type="string">
            <text:p>Nathália Corumbá</text:p>
          </table:table-cell>
          <table:table-cell table:style-name="ce2" office:value-type="string" calcext:value-type="string">
            <text:p>Antes de indeferir, o INSS emitiu carta de exigência para que a interessada apresentasse documentos a fim de modificar o tempo, mas não ela não atendeu (p. ). Após o protocolo do recurso, o Gabinete de Crises solicitou o complemento das razões de recurso e da prova documental, mas os prazo decorreram sem manifestação</text:p>
          </table:table-cell>
          <table:table-cell table:style-name="ce2" office:value-type="string" calcext:value-type="string">
            <text:p>O recurso é tempestivo e estão presentes os demais pressupostos de admissibilidade. Pretende a parte recorrente a reforma da decisão que indeferiu o benefício de __________ , todavia, mesmo depois de oportunizada a complementação da prova documental, o prazo decorreu sem manifestação da parte interessada, motivo pelo qual o processo será julgado no estado em que se encontra, na forma do art. 35, §2º do Regimento Interno do Conselho de Recursos do Seguro Social: Art. 35 [...] § 2º Uma vez interposto o recurso, o não cumprimento pelo interessado, de exigência ou providência que a ele incumbiriam, e para a qual tenha sido devidamente intimado, não implica em desistência tácita ou renúncia ao direito de recorrer, devendo o processo ser julgado no estado em que se encontra, arcando o interessado com o ônus de sua inércia. Além disso, existe previsão regimental que permite a apresentação de alegações e documentos referentes a matéria do processo até antes do início da sessão de julgamento: Regimento Interno do Conselho de Recursos do Seguro Social – CRSS Art. 37 [...] § 1º O interessado poderá juntar documentos, atestados, exames complementares e pareceres médicos, requerer diligências e perícias e aduzir alegações referentes à matéria objeto do processo até antes do início da sessão de julgamento, hipótese em que será avaliada a necessidade de conferir direito de vista à parte contrária para ciência e manifestação. A despeito dessas duas oportunidades, não houve qualquer alegação da recorrente, motivo pelo qual o indeferimento será mantido. Pelo exposto, conheço do recurso e voto no sentido de NEGAR-LHE PROVIMENTO.</text:p>
          </table:table-cell>
          <table:table-cell table:style-name="ce2"/>
          <table:table-cell table:style-name="ce2" office:value-type="string" calcext:value-type="string">
            <text:p>RECURSO ORDINÁRIO. OPORTUNIZADA A COMPLEMENTAÇÃO DA DOCUMENTAÇÃO, O PRAZO DECORREU SEM MANIFESTAÇÃO DA PARTE. EXISTE PREVISÃO REGIMENTAL QUE PERMITE A APRESENTAÇÃO DE ALEGAÇÕES E DOCUMENTOS REFERENTES A MATÉRIA DO PROCESSO ATÉ ANTES DO INÍCIO DA SESSÃO DE JULGAMENTO. A DESPEITO DESSAS DUAS OPORTUNIDADES, NÃO HOUVE QUALQUER ALEGAÇÃO DA RECORRENTE, MOTIVO PELO QUAL O PROCESSO SERÁ JULGADO NO ESTADO EM QUE SE ENCONTRA, NA FORMA DO ART. 35, §2º DO REGIMENTO INTERNO DO CONSELHO DE RECURSOS DO SEGURO SOCIAL. RECURSO CONHECIDO A QUE SE NEGA PROVIMENTO. </text:p>
          </table:table-cell>
          <table:table-cell table:style-name="ce17"/>
          <table:table-cell table:style-name="ce8" table:number-columns-repeated="19"/>
          <table:table-cell table:number-columns-repeated="998"/>
        </table:table-row>
        <table:table-row table:style-name="ro1">
          <table:table-cell table:style-name="ce2" table:number-columns-repeated="6"/>
          <table:table-cell table:style-name="ce17"/>
          <table:table-cell table:style-name="ce8" table:number-columns-repeated="19"/>
          <table:table-cell table:number-columns-repeated="998"/>
        </table:table-row>
        <table:table-row table:style-name="ro1">
          <table:table-cell table:style-name="ce2" office:value-type="string" calcext:value-type="string">
            <text:p>Recurso sem assinatura e sem atendimento de exigência pela parte;</text:p>
          </table:table-cell>
          <table:table-cell table:style-name="ce2" office:value-type="string" calcext:value-type="string">
            <text:p>Nathália Corumbá</text:p>
          </table:table-cell>
          <table:table-cell table:style-name="ce2" office:value-type="string" calcext:value-type="string">
            <text:p>Em suas razões de recurso, alegou ter direito ao benefício, mas foi verificada necessidade devolver ao diligenciador para notificar a recorrente a assinar a petição de recurso (p. ) mas o prazo decorreu sem manifestação (p. ).</text:p>
          </table:table-cell>
          <table:table-cell table:style-name="ce2" office:value-type="string" calcext:value-type="string">
            <text:p>As razões recursais não contêm assinatura; sendo notificada a parte requerente para regularizar, não sanou os vícios, nem justificou por que não o fez. Portanto, no caso dos autos, aplica-se o disposto no art. 76, § 2º, inciso I, do Código de Processo Civil, c/c o art. 71 do Regimento Interno do CRPS, segundo o qual o recurso não será conhecido quando a parte recorrente deixar de cumprir exigência ou providência que a ela incumbiria. Código de Processo Civil Art. 76. Verificada a incapacidade processual ou a irregularidade da representação da parte, o juiz suspenderá o processo e designará prazo razoável para que seja sanado o vício. § 2º Descumprida a determinação em fase recursal perante tribunal de justiça, tribunal regional federal ou tribunal superior, o relator: I - não conhecerá do recurso, se a providência couber ao recorrente; [...] Regimento Interno do Conselho de Recursos da Previdência Social Art. 71. Nos casos de omissão deste Regimento, aplicam-se sucessivamente, se houver compatibilidade das regras, as disposições pertinentes da Lei nº 13.105, de 16 de março de 2015, que instituiu o Código de Processo Civil, e da Lei no 9.784, de 29 de janeiro de 1999, que regula o processo administrativo no âmbito da Administração Pública Federal. O STJ (Superior Tribunal de Justiça) já manifestou pelo não conhecimento do mérito em recurso sem assinatura em que a parte recorrente negligencia e não regulariza após ser notificada, consoante o entendimento jurisprudência transcrito a seguir: PROCESSUAL CIVIL. ART. 13 e 284 DO CPC. AUSÊNCIA DE ASSINATURA NA PEÇA INICIAL, INSTÂNCIAS ORDINÁRIAS. ABERTURA DE PRAZO PARA REGULARIZAÇÃO. 1. A ausência de assinatura na petição nas instâncias ordinárias, ao contrário da instância especial, é um vício sanável, a teor do que reza o art. 13 do CPC, aplicável analogicamente à irregularidade da representação postulatória, de forma que se deve proceder à abertura de prazo razoável para sanar a irregularidade. É que os vícios de representação devem ser sanados na instância ordinária, pelo que, repise-se, é perfeitamente possível ao Tribunal de origem a abertura de prazo para remediar esse tipo de defeito, consoante o disposto no referido dispositivo legal. 2. In casu, o juízo concedeu à autarquia oportunidade para firmar a inicial de embargos à execução, transcorrendo o prazo de 40 (quarenta) dias sem qualquer atividade da parte. Deveras, à ausência de assinatura da inicial aplica-se o art. 284 e seu parágrafo do CPC e, não o art. 267, § 1º, cujo escopo é diverso do primeiro dispositivo afastado. 3. Negligenciando a autarquia embargante à determinação do juízo a quo pra que procedesse à regularização da petição inicial apócrifa, correta a extinção dos embargos à execução sem julgamento de mérito. 4. Recurso especial desprovido. (REsp 652.641/RS, Rel. Ministro LUIZ FUX, PRIMEIRA TURMA, julgado em 02/12/2004, DJ 28/02/2005, p. 236) Pelo exposto, VOTO no sentido de NÃO CONHECER DO RECURSO.</text:p>
          </table:table-cell>
          <table:table-cell table:style-name="ce2"/>
          <table:table-cell table:style-name="ce2" office:value-type="string" calcext:value-type="string">
            <text:p>RECURSO ORDINÁRIO. O RECURSO ESTAVA SEM ASSINATURA. OPORTUNIZADA REGULARIZAÇÃO, NÃO HOUVE INTERESSE DA PARTE EM ATENDER. PORTANTO, APLICA-SE O DISPOSTO NO ART. 76, § 2º, INCISO I, DO CÓDIGO DE PROCESSO CIVIL, C/C O ART. 71 E 35, §2º DO REGIMENTO INTERNO DO CRPS, SEGUNDO O QUAL O RECURSO NÃO SERÁ CONHECIDO QUANDO A PARTE RECORRENTE DEIXAR DE CUMPRIR EXIGÊNCIA OU PROVIDÊNCIA QUE A ELA INCUMBIRIA. RECURSO NÃO CONHECID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Renda per capita;</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Rescisão após confirmação da gravidez</text:p>
          </table:table-cell>
          <table:table-cell table:style-name="ce2" office:value-type="string" calcext:value-type="string">
            <text:p>Camila Canêdo</text:p>
          </table:table-cell>
          <table:table-cell table:style-name="ce10"/>
          <table:table-cell table:style-name="ce2"/>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Retorno voluntário ao trabalho;</text:p>
          </table:table-cell>
          <table:table-cell table:style-name="ce2"/>
          <table:table-cell table:style-name="ce7"/>
          <table:table-cell table:style-name="ce2"/>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Revisão – Art. 29</text:p>
          </table:table-cell>
          <table:table-cell table:style-name="ce2"/>
          <table:table-cell table:style-name="ce11"/>
          <table:table-cell table:style-name="ce2"/>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Salário maternidade - sem afastamento atividade;</text:p>
          </table:table-cell>
          <table:table-cell table:style-name="ce2" office:value-type="string" calcext:value-type="string">
            <text:p>Nathália Corumbá</text:p>
          </table:table-cell>
          <table:table-cell table:style-name="ce11"/>
          <table:table-cell table:style-name="ce2" office:value-type="string" calcext:value-type="string">
            <text:p>O recurso é tempestivo e estão presentes os demais pressupostos que admitem a análise do mérito recursal. Pretende a parte recorrente a reforma da decisão que ___ o benefício de Salário-maternidade, todavia, em consulta ao CNIS – Cadastro nacional de informações sociais -, observou-se que há registro de remuneração recebida, como ____ , durante todo o período que deveria ter se fastado (p.___ ), todavia, nos termos do art. 71-C da Lei 8.213/91, a percepção do salário-maternidade, inclusive o previsto no art. 71-B, está condicionada ao afastamento do trabalho: Art. 71-C. A percepção do salário-maternidade, inclusive o previsto no art. 71-B, está condicionada ao afastamento do segurado do trabalho ou da atividade desempenhada, sob pena de suspensão do benefício. (Incluído pela Lei nº 12.873, de 2013) Assim, como não houve afastamento, não há direito ao recebido de valores correspondente aos 120 dias. Pelo exposto, conheço do recurso e voto no sentido de NEGAR-LHE PROVIMENTO.</text:p>
          </table:table-cell>
          <table:table-cell table:style-name="ce2"/>
          <table:table-cell table:style-name="ce2" office:value-type="string" calcext:value-type="string">
            <text:p>RECURSO ORDINÁRIO. SALÁRIO-MATERNIDADE. NOS TERMOS DO ART. 71-C DA LEI 8.213/91, A PERCEPÇÃO DO SALÁRIO-MATERNIDADE, INCLUSIVE O PREVISTO NO ART. 71-B, ESTÁ CONDICIONADA AO AFASTAMENTO DO TRABALHO. NÃO HOUVE AFASTAMENTO POR 120 DIAS.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Segurado especial - prova de vínculo com terras rurais; com J.A.</text:p>
          </table:table-cell>
          <table:table-cell table:style-name="ce2" office:value-type="string" calcext:value-type="string">
            <text:p>Nathália Corumbá</text:p>
          </table:table-cell>
          <table:table-cell table:style-name="ce11"/>
          <table:table-cell table:style-name="ce2" office:value-type="string" calcext:value-type="string">
            <text:p>O recurso é tempestivo e estão presentes os demais pressupostos que admitem a análise do mérito recursal.Quanto ao alegado labor rural de _____ <text:s/>a _____ <text:s/>, em que pese a qualificação civil de seu cônjuge, _____ , em momentos diversos (p. _____ ), não ficou comprovada a vinculação do grupo familiar a qualquer imóvel rural, na forma de proprietários, usufrutuários, possuidores, assentados, parceiros, meeiros outorgados, comodatários ou arrendatários rurais, conforme exige o art. 11, VII, alínea a da Lei 8.213/91: Art. 11. São segurados obrigatórios da Previdência Social as seguintes pessoas físicas: (Redação dada pela Lei nº 8.647, de 1993) [...] VII – como segurado especial: a pessoa física residente no imóvel rural ou em aglomerado urbano ou rural próximo a ele que, individualmente ou em regime de economia familiar, ainda que com o auxílio eventual de terceiros, na condição de: (Redação dada pela Lei nº 11.718, de 2008) a) produtor, seja proprietário, usufrutuário, possuidor, assentado, parceiro ou meeiro outorgados, comodatário ou arrendatário rurais, que explore atividade: (Incluído pela Lei nº 11.718, de 2008) Assim, não existe início de prova suficiente para comprovar referida condição, na forma do Enunciado 8, V do CRPS, 2019, motivo pelo qual indefiro o processamento de justificação administrativa, na forma do art. 55, §3º da Lei 8.213/91: ENUNCIADO 8 O tempo de trabalho rural do segurado especial e do contribuinte individual, anterior à Lei nº 8.213/91, pode ser utilizado, independente do recolhimento das contribuições, para fins de benefícios no RGPS, exceto para carência. [...] <text:s/>V - O início de prova material - documento contemporâneo dotado de fé pública, sem rasuras ou retificações recentes, constando a qualificação do segurado ou de membros do seu grupo familiar como rurícola, lavrador ou agricultor - deverá ser corroborado por outros elementos, produzindo um conjunto probatório harmônico, robusto e convincente, capaz de comprovar os fatos alegados. [...] <text:s/>(CONSELHO DE RECURSOS DA PREVIDÊNCIA SOCIAL, 2019) Art. 55. O tempo de serviço será comprovado na forma estabelecida no Regulamento, compreendendo, além do correspondente às atividades de qualquer das categorias de segurados de que trata o art. 11 desta Lei, mesmo que anterior à perda da qualidade de segurado: [...] § 3º A comprovação do tempo de serviço para os fins desta Lei, inclusive mediante justificativa administrativa ou judicial, observado o disposto no art. 108 desta Lei, só produzirá efeito quando for baseada em início de prova material contemporânea dos fatos, não admitida a prova exclusivamente testemunhal, exceto na ocorrência de motivo de força maior ou caso fortuito, na forma prevista no regulamento. (Redação dada pela Lei nº 13.846, de 2019)</text:p>
          </table:table-cell>
          <table:table-cell table:style-name="ce2"/>
          <table:table-cell table:style-name="ce2" office:value-type="string" calcext:value-type="string">
            <text:p>QUANTO AO ALEGADO LABOR RURAL DE _________ , EM QUE PESE A QUALIFICAÇÃO CIVIL DE SEU ______ , NÃO FICOU COMPROVADA A VINCULAÇÃO DO GRUPO FAMILIAR A QUALQUER IMÓVEL RURAL, NA CONDIÇÃO DE ________ , CONFORMME TEOR DO ART. 11, VII, ALÍNEA A DA LEI 8.213/91. <text:s/>MOTIVO PELO QUAL NÃO HA INICIO DE PROVA PARA O PROCESSAMENTO DE JUSTIFICAÇÃO ADMINISTRATIVA, NA FORMA DO ART. 55, §3º DA LEI 8.213/91.</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Segurado especial – atividade em outra categoria mais de 120 dias ano civil;</text:p>
          </table:table-cell>
          <table:table-cell table:style-name="ce2" office:value-type="string" calcext:value-type="string">
            <text:p>Nathália Corumbá</text:p>
          </table:table-cell>
          <table:table-cell table:style-name="ce11"/>
          <table:table-cell table:style-name="ce2" office:value-type="string" calcext:value-type="string">
            <text:p>O recurso é tempestivo e estão presentes os demais pressupostos que admitem a análise do mérito recursal. [...] <text:s text:c="2"/>Nos períodos de _______ a _______ , <text:s/>ficou descaracterizada a condição de rural, por serem períodos de labor urbano, em intervalos superiores ao limite legal, na forma do art. 11, §10 LEI Nº 8.213, DE 24 DE JULHO DE 1991 Art. 11 [...] § 10. O segurado especial fica excluído dessa categoria: (Incluído pela Lei nº 11.718, de 2008) [...] <text:s/>b) enquadrar-se em qualquer outra categoria de segurado obrigatório do Regime Geral de Previdência Social, ressalvado o disposto nos incisos III, V, VII e VIII do § 9o e no § 12, sem prejuízo do disposto no art. 15; (Redação dada pela Lei nº 12.873, de 2013) [...] Art. 11 [...] §9º [...] III - exercício de atividade remunerada em período não superior a 120 (cento e vinte) dias, corridos ou intercalados, no ano civil, observado o disposto no § 13 do art. 12 da Lei nº 8.212, de 24 de julho de 1991; (Redação dada pela Lei nº 12.873, de 2013)</text:p>
          </table:table-cell>
          <table:table-cell table:style-name="ce2"/>
          <table:table-cell table:style-name="ce2" office:value-type="string" calcext:value-type="string">
            <text:p>QUALIDADE DE SEGURADO ESPECIAL DESCARACTERIZADA PELO LABOR URBANO EM PERÍODO SUPERIOR A 120 DIAS NO ANO CIVIL, CONFORMA ART. 11, §9º, INCISO III DA LEI 8.213/91</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Segurado especial – autodeclaração;</text:p>
          </table:table-cell>
          <table:table-cell table:style-name="ce2" office:value-type="string" calcext:value-type="string">
            <text:p>Nathália Corumbá</text:p>
          </table:table-cell>
          <table:table-cell table:style-name="ce11"/>
          <table:table-cell table:style-name="ce2" office:value-type="string" calcext:value-type="string">
            <text:p>O recurso é tempestivo e estão presentes os demais pressupostos que admitem a análise do mérito recursal.A recorrente busca o reconhecimento do exercício de atividade rural, todavia ela não apresentou qualquer prova de atividade rural, tampouco a autodeclaração exigida, muito embora a comprovação da atividade se dê complementarmente à autodeclaração, nos termos da Lei 8.213/91: Art. 106. A comprovação do exercício de atividade rural será feita, complementarmente à autodeclaração de que trata o § 2º e ao cadastro de que trata o § 1º, ambos do art. 38-B desta Lei, por meio de, entre outros: (Redação dada pela Lei nº 13.846, de 2019) Art. 38-B. [...] § 2º Para o período anterior a 1º de janeiro de 2023, o segurado especial comprovará o tempo de exercício da atividade rural por meio de autodeclaração ratificada por entidades públicas credenciadas, nos termos do art. 13 da Lei nº 12.188, de 11 de janeiro de 2010, e por outros órgãos públicos, na forma prevista no regulamento. (Incluído pela Lei nº 13.846, de 2019)Assim, não tendo ficado comprovada a condição de segurado especial, na forma do art.11, VII, alínea “a” da Lei 8.213/91, não entendo devido o benefício de aposentadoria por idade rural, na forma do art. 26, III, 39, I c/c 48, §2º da Lei 8.213/91:</text:p>
            <text:p>Lei 8.213/91</text:p>
            <text:p>Art. 26. Independe de carência a concessão das seguintes prestações:</text:p>
            <text:p>[...]</text:p>
            <text:p>III - os benefícios concedidos na forma do inciso I do art. 39, aos segurados especiais referidos no inciso VII do art. 11 desta Lei;</text:p>
            <text:p>[...]</text:p>
            <text:p>Art. 39.  Para os segurados especiais, referidos no inciso VII do caput do art. 11 desta Lei, fica garantida a concessão:              (Redação dada pela Lei nº 13.846, de 2019)</text:p>
            <text:p>I - de aposentadoria por idade ou por invalidez, de auxílio-doença, de auxílio-reclusão ou de pensão, no valor de 1 (um) salário mínimo, e de auxílio-acidente, conforme disposto no art. 86 desta Lei, desde que comprovem o exercício de atividade rural, ainda que de forma descontínua, no período imediatamente anterior ao requerimento do benefício, igual ao número de meses correspondentes à carência do benefício requerido, observado o disposto nos arts. 38-A e 38-B desta Lei; ou             (Redação dada pela Lei nº 13.846, de 2019)</text:p>
            <text:p>[...]</text:p>
            <text:p>Art. 48 [...]        § 2o  Para os efeitos do disposto no § 1o deste artigo, o trabalhador rural deve comprovar o efetivo exercício de atividade rural, ainda que de forma descontínua, no período imediatamente anterior ao requerimento do benefício, por tempo igual ao número de meses de contribuição correspondente à carência do benefício pretendido, computado o período  a que se referem os incisos III a VIII do § 9o do art. 11 desta Lei.            (Redação dada pela Lei nº 11,718, de 2008)</text:p>
            <text:p>Pelo exposto, conheço do recurso e voto no sentido de NEGAR-LHE PROVIMENTO. </text:p>
            <text:p>RECURSO ORDINÁRIO. APOSENTADORIA POR IDADE RURAL. PRETENDE A PARTE INTERESSADA O RECONHECIMENTO DE SUA CONDIÇÃO DE SEGURADO(A) ESPECIAL. REFERIDA NORMA EXIGE INÍCIO DE PROVA MATERIAL CONTEMPORÂNEO À ÉPOCA DOS FATOS A PROVAR, E PERMITE UTILIZAÇÃO, PARA ESSE FIM, DE DOCUMENTO ANTERIOR AO PERÍODO CONTROVERTIDO. NÃO COMPROVADA A CONDIÇÃO DE SEGURADO(a) ESPECIAL, NA FORMA DO ART.11, VII, ALÍNEA “A” DA LEI 8.213/91. NÃO HÁ DIREITO AO BENEFÍCIO, NA FORMA DO ART. 26, III, 39, I C/C 48, §2º DA LEI 8.213/91. RECURSO CONHECIDO A QUE SE NEGA PROVIMENTO.</text:p>
            <text:p/>
          </table:table-cell>
          <table:table-cell table:style-name="ce3"/>
          <table:table-cell table:style-name="ce3" office:value-type="string" calcext:value-type="string">
            <text:p>A comprovação do exercício de atividade rural será feita, complementarmente à autodeclaração de que trata o § 2º e ao cadastro de que trata o § 1º, ambos do art. 38-B desta Lei. art. 106 da lei 8.213/91</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Segurado Especial – Carência a partir de 11/1991;</text:p>
          </table:table-cell>
          <table:table-cell table:style-name="ce2"/>
          <table:table-cell table:style-name="ce11"/>
          <table:table-cell table:style-name="ce2" table:number-columns-repeated="3"/>
          <table:table-cell table:style-name="ce17"/>
          <table:table-cell table:style-name="ce8" table:number-columns-repeated="19"/>
          <table:table-cell table:number-columns-repeated="998"/>
        </table:table-row>
        <table:table-row table:style-name="ro1">
          <table:table-cell table:style-name="ce2" office:value-type="string" calcext:value-type="string">
            <text:p>Segurado Especial – Carência até 11/1991;</text:p>
          </table:table-cell>
          <table:table-cell table:style-name="ce2"/>
          <table:table-cell table:style-name="ce11"/>
          <table:table-cell table:style-name="ce2"/>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Segurado Especial – Filiação [autodeclaração e instrumentos ratificadores, assalariados eventuais, renda do segurado, renda do componente do grupo familiar, município limítrofe];</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Segurado especial – registro civil da profissão;</text:p>
          </table:table-cell>
          <table:table-cell table:style-name="ce2" table:number-columns-repeated="5"/>
          <table:table-cell table:style-name="ce17"/>
          <table:table-cell table:style-name="ce8" table:number-columns-repeated="19"/>
          <table:table-cell table:number-columns-repeated="998"/>
        </table:table-row>
        <table:table-row table:style-name="ro1">
          <table:table-cell table:style-name="ce2" office:value-type="string" calcext:value-type="string">
            <text:p>Trabalhador rural - contribuinte individual</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de admissibilidade do recurso. O interessado busca a reforma da decisão mediante reconhecimento do exercício de atividade rural no período de ______ a ______ , como ______ , todavia , em que pese tenha informado criar ______ , ______  e ______ , para subsistência do grupo familiar, ele comprovou possuir ______ , o que o desqualifica como segurado especial, mas como trabalhador rural, na condição de contribuinte individual, nos moldes do art. 11, V, alínea “a” da Lei 8.213/91: Art.11 [...] V - como contribuinte individual: (Redação dada pela Lei nº 9.876, de 26.11.99) a) a pessoa física, proprietária ou não, que explora atividade agropecuária, a qualquer título, em caráter permanente ou temporário, em área superior a 4 (quatro) módulos fiscais; ou, quando em área igual ou inferior a 4 (quatro) módulos fiscais ou atividade pesqueira, com auxílio de empregados ou por intermédio de prepostos; ou ainda nas hipóteses dos §§ 9o e 10 deste artigo; (Redação dada pela Lei nº 11.718, de 2008) Art. 11. São segurados obrigatórios da Previdência Social as seguintes pessoas físicas: (Redação dada pela Lei nº 8.647, de 1993)[...] VII – como segurado especial: a pessoa física residente no imóvel rural ou em aglomerado urbano ou rural próximo a ele que, individualmente ou em regime de economia familiar, ainda que com o auxílio eventual de terceiros, na condição de: (Redação dada pela Lei nº 11.718, de 2008) a) produtor, seja proprietário, usufrutuário, possuidor, assentado, parceiro ou meeiro outorgados, comodatário ou arrendatário rurais, que explore atividade: (Incluído pela Lei nº 11.718, de 2008) 1. agropecuária em área de até 4 (quatro) módulos fiscais; (Incluído pela Lei nº 11.718, de 2008) 2. de seringueiro ou extrativista vegetal que exerça suas atividades nos termos do inciso XII do caput do art. 2º da Lei nº 9.985, de 18 de julho de 2000, e faça dessas atividades o principal meio de vida; (Incluído pela Lei nº 11.718, de 2008) b) pescador artesanal ou a este assemelhado que faça da pesca profissão habitual ou principal meio de vida; e  (Incluído pela Lei nº 11.718, de 2008) c) cônjuge ou companheiro, bem como filho maior de 16 (dezesseis) anos de idade ou a este equiparado, do segurado de que tratam as alíneas a e b deste inciso, que, comprovadamente, trabalhem com o grupo familiar respectivo. (Incluído pela Lei nº 11.718, de 2008) § 10. O segurado especial fica excluído dessa categoria: (Incluído pela Lei nº 11.718, de 2008) [...] I – a contar do primeiro dia do mês em que: (Incluído pela Lei nº 11.718, de 2008) [...] b) enquadrar-se em qualquer outra categoria de segurado obrigatório do Regime Geral de Previdência Social, ressalvado o disposto nos incisos III, V, VII e VIII do § 9o e no § 12, sem prejuízo do disposto no art. 15; [...]  Além disso, referido entendimento encontra-se em harmonia com os termos da jurisprudência transcrita a seguir: EMENTA: PREVIDENCIÁRIO. APOSENTADORIA RURAL POR IDADE. REQUISITOS LEGAIS. PRODUÇÃO AGRÍCOLA ELEVADA. UTILIZAÇÃO DE MAQUINÁRIO. DESCARACTERIZAÇÃO DO REGIME DE ECONOMIA FAMILIAR. [...]A produção agrícola elevada associada à utilização de maquinário evidencia a chamada agricultura empresarial, afastando a condição de segurado especial e descaracterizando o regime de economia familiar.” (TRF4 5029495-06.2015.404.9999, Quinta Turma, Relator p/ Acórdão Luiz Antonio Bonat, juntado aos autos em 30/03/2016). Ementa PREVIDENCIÁRIO. TRABALHADOR RURAL. REGIME DE ECONOMIA FAMILIAR. PRODUÇÃO ALÉM DO INDISPENSÁVEL À SUBSISTÊNCIA. 1. A teor do que prevê a legislação previdenciária, o regime de economia familiar se caracteriza pela atividade realizada pelos membros da família, indispensável à própria subsistência, sem o auxílio de empregados 2. Comprovado que a produção supera em muito o indispensável à subsistência do grupo familiar, o proprietário não se enquadra como pequeno produtor rural em regime de economia familiar para a própria subsistência.” (TRF-4, 5ª Turma, publicado em 29/06/04, DJ, p. 322).Assim, não tendo ficado comprovada a condição de segurado especial, na forma do art.11, VII, alínea “a” da Lei 8.213/91, não entendo devido o benefício de aposentadoria por idade rural, na forma do art. 26, III, 39, I c/c 48, §2º da Lei 8.213/91:</text:p>
            <text:p>Lei 8.213/91</text:p>
            <text:p>Art. 26. Independe de carência a concessão das seguintes prestações:</text:p>
            <text:p>[...]</text:p>
            <text:p>III - os benefícios concedidos na forma do inciso I do art. 39, aos segurados especiais referidos no inciso VII do art. 11 desta Lei;</text:p>
            <text:p>[...]</text:p>
            <text:p>Art. 39.  Para os segurados especiais, referidos no inciso VII do caput do art. 11 desta Lei, fica garantida a concessão:              (Redação dada pela Lei nº 13.846, de 2019)</text:p>
            <text:p>I - de aposentadoria por idade ou por invalidez, de auxílio-doença, de auxílio-reclusão ou de pensão, no valor de 1 (um) salário mínimo, e de auxílio-acidente, conforme disposto no art. 86 desta Lei, desde que comprovem o exercício de atividade rural, ainda que de forma descontínua, no período imediatamente anterior ao requerimento do benefício, igual ao número de meses correspondentes à carência do benefício requerido, observado o disposto nos arts. 38-A e 38-B desta Lei; ou             (Redação dada pela Lei nº 13.846, de 2019)</text:p>
            <text:p>[...]</text:p>
            <text:p>Art. 48 [...]        § 2o  Para os efeitos do disposto no § 1o deste artigo, o trabalhador rural deve comprovar o efetivo exercício de atividade rural, ainda que de forma descontínua, no período imediatamente anterior ao requerimento do benefício, por tempo igual ao número de meses de contribuição correspondente à carência do benefício pretendido, computado o período  a que se referem os incisos III a VIII do § 9o do art. 11 desta Lei.            (Redação dada pela Lei nº 11,718, de 2008)</text:p>
            <text:p>Pelo exposto, conheço do recurso e voto no sentido de NEGAR-LHE PROVIMENTO. </text:p>
            <text:p/>
          </table:table-cell>
          <table:table-cell table:style-name="ce2"/>
          <table:table-cell table:style-name="ce2" office:value-type="string" calcext:value-type="string">
            <text:p>PRODUÇÃO AGRÍCOLA ELEVADA. EVIDENCIA DA CHAMADA AGRICULTURA EMPRESARIAL, AFASTANDO A CONDIÇÃO DE SEGURADO ESPECIAL E DESCARACTERIZANDO O REGIME DE ECONOMIA FAMILIAR. A PRODUÇÃO SUPERA EM MUITO O INDISPENSÁVEL À SUBSISTÊNCIA DO GRUPO FAMILIAR, PORTANTO O PROPRIETÁRIO NÃO SE ENQUADRA COMO PEQUENO PRODUTOR RURAL EM REGIME DE ECONOMIA FAMILIAR PARA A PRÓPRIA SUBSISTÊNCIA, NA FORMA DO ART. 11, VII DA LEI 8.213/91, ESTANDO REFERIDA CONDIÇÃO DESCARACTERIZADA, NA FORMA DO §10 DO MESMO ARTIGO, POR SE ENQUADRAR NA CATEGORIA DE CONTRIBUINTE INDIVIDUAL, NA FORMA DO ART. 11, V, ALÍNEA A DA LEI 8.213/91.</text:p>
          </table:table-cell>
          <table:table-cell table:style-name="ce17"/>
          <table:table-cell table:style-name="ce8" table:number-columns-repeated="19"/>
          <table:table-cell table:number-columns-repeated="998"/>
        </table:table-row>
        <table:table-row table:style-name="ro1">
          <table:table-cell table:style-name="ce2" table:number-columns-repeated="5"/>
          <table:table-cell table:style-name="ce2" office:value-type="string" calcext:value-type="string">
            <text:p>EMENTA: TEMPO ESPECIAL. CATEGORIA PROFISSIONAL. COMPROVAÇÃO EXCLUSIVA COM AS INFORMAÇÕES DE CTPS (E/OU DOCUMENTO EQUIVALENTE). ATIVIDADE NÃO PREVISTA NO ROL DOS REGULAMENTOS DA PREVIDÊNCIA SOCIAL – DECRETOS Nº 53.831/64 E 83.080/79. IMPOSSIBILIDADE. NÃO ATENDIDO OS TERMOS DO INCISO I, DO ENUNCIADO Nº 14/2019 DO CRPS.</text:p>
            <text:p/>
            <text:p/>
            <text:p>EMENTA: TEMPO ESPECIAL. ENQUADRAMENTO POR CATEGORIA PROFISSIONAL ATÉ 28.04.1995. DISPENSADA A APRESENTAÇÃO DE FORMULÁRIO PRÓPRIO. ATIVIDADE PROFISSIONAL INDICADA NAS ANOTAÇÕES DE CTPS CONTEMPLADA NO CÓDIGO ___, ANEXO ___, DO DECRETO Nº ____. OBSERVÂNCIA DO INCISO I, DO ENUNCIADO Nº 14/2019 DO CRPS.</text:p>
            <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Trabalho <text:s/>temporário terminou antes do parto;</text:p>
          </table:table-cell>
          <table:table-cell table:style-name="ce2" table:number-columns-repeated="3"/>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óleos minerais</text:p>
          </table:table-cell>
          <table:table-cell table:style-name="ce2" table:number-columns-repeated="3"/>
          <table:table-cell table:style-name="ce7" table:number-columns-repeated="2"/>
          <table:table-cell table:style-name="ce17"/>
          <table:table-cell table:style-name="ce8" table:number-columns-repeated="19"/>
          <table:table-cell table:number-columns-repeated="998"/>
        </table:table-row>
        <table:table-row table:style-name="ro1">
          <table:table-cell table:style-name="ce2" office:value-type="string" calcext:value-type="string">
            <text:p>Especial - categoria profissional sem formulário</text:p>
          </table:table-cell>
          <table:table-cell table:style-name="ce2" office:value-type="string" calcext:value-type="string">
            <text:p>Alexandra</text:p>
          </table:table-cell>
          <table:table-cell table:style-name="ce2" office:value-type="string" calcext:value-type="string">
            <text:p>O(A) requerente pleiteia o reconhecimento de atividade especial, por categoria profissional, para o intervalo de (XX/XX/XXXX), no cargo de _________, laborado na empresa ___________.</text:p>
            <text:p>Para o enquadramento, o(a) requerente apresenta exclusivamente as informações constantes em CTPS (Carteira de Trabalho e da Previdência Social).</text:p>
            <text:p/>
            <text:p>O intervalo de (XX/XX/XXXX) não foi enquadrado pelo INSS, em face da ausência de formulário legal.</text:p>
            <text:p/>
            <text:p>Em recurso, o(a) requerente busca a concessão / revisão do benefício com o enquadramento do período de (XX/XX/XXXX), aduzindo ter laborado em condições especiais em razão da atividade profissional.</text:p>
            <text:p/>
          </table:table-cell>
          <table:table-cell table:style-name="ce2" office:value-type="string" calcext:value-type="string">
            <text:p>Pretende o(a) requerente busca a concessão / revisão do benefício com o enquadramento do período de (XX/XX/XXXX), aduzindo ter laborado em condições especiais em razão da atividade profissional.</text:p>
            <text:p/>
            <text:p/>
            <text:p>No presente, o(a) requerente apresenta CTPS (Carteira de Trabalho e da Previdência Social) constando admissão em ______ e desligamento em _________, no cargo de _________, na empresa ____________.</text:p>
            <text:p/>
            <text:p/>
            <text:p>Convém salientar que, na hipótese de enquadramento por categoria profissional, é possível o reconhecimento do tempo especial até 28.04.1995, sem exigência da apresentação de formulário próprio, desde que o cargo esteja devidamente anotado na CTPS ou em documento equivalente e não deixe dúvida do exercício da atividade.</text:p>
            <text:p/>
            <text:p/>
            <text:p/>
            <text:p>O Conselho Pleno do CRPS já se posicionou:</text:p>
            <text:p/>
            <text:p>Resolução nº 05/2016</text:p>
            <text:p/>
            <text:p>“EMENTA. PREVIDENCIÁRIO, APOSENTADORIA POR TEMPO DE CONTRIBUIÇÃO. Pedido de Uniformização de Jurisprudência. Enquadramento por categoria profissional. Dispensabilidade de formulário”.</text:p>
            <text:p/>
            <text:p/>
            <text:p>E recentemente foi publicado o ENUNCIADO nº 14/2019, CRPS:</text:p>
            <text:p/>
            <text:p>ENUNCIADO 14</text:p>
            <text:p/>
            <text:p>A atividade especial efetivamente desempenhada pelo segurado, permite o enquadramento por categoria profissional até 28/04/1995 nos anexos dos Decretos nº 53.831/64 e 83.080/79, ainda que divergente do registro em Carteira de Trabalho e Previdência Social (CTPS), Ficha ou Livro de Registro de Empregados, desde que comprovado o exercício nas mesmas condições de insalubridade, periculosidade ou penosidade.</text:p>
            <text:p/>
            <text:p>I - É dispensável a apresentação de PPP ou outro formulário para enquadramento de atividade especial por categoria profissional, desde que a profissão ou atividade comprovadamente exercida pelo segurado conste nos anexos dos Decretos nº 53.831/64 e 83.080/79.</text:p>
            <text:p/>
            <text:p/>
            <text:p>1ª hipótese</text:p>
            <text:p>(Não enquadramento)</text:p>
            <text:p/>
            <text:p>Não se vislumbra a possibilidade de ser acolhido tempo especial até 28.04.1995, com base exclusiva em CTPS, pois a atividade descrita no documento não se encontra prevista no rol dos Regulamentos da Previdência Social – Decretos nº 53.831/64 e 83.080/79.</text:p>
            <text:p/>
            <text:p>Desse modo, o intervalo de (XX/XX/XXXX) é mantido como de natureza comum, por não atender o disposto no inciso I, do ENUNCIADO nº 14/2019 do CRPS.</text:p>
            <text:p/>
            <text:p/>
            <text:p>2ª hipótese</text:p>
            <text:p>(Enquadramento)</text:p>
            <text:p/>
            <text:p>Cabe o reconhecimento de tempo especial, por CATEGORIA PROFISSIONAL até a edição da Lei nº 9.032/95, pois mesmo sem a apresentação de formulário próprio, a atividade profissional indicada nas anotações em CTPS foi contemplada no rol dos Regulamentos da Previdência Social – Decretos nº 53.831/64 e 83.080/79.</text:p>
            <text:p/>
            <text:p>Portanto, o intervalo de (XX/XX/XXXX) se enquadra no código____, do Anexo ______, do Decreto n°_______, estando em conformidade com o disposto no inciso I, do ENUNCIADO nº 14/2019 do CRPS e a Resolução nº 05/2016.</text:p>
            <text:p/>
          </table:table-cell>
          <table:table-cell table:style-name="ce2"/>
          <table:table-cell table:style-name="ce2" office:value-type="string" calcext:value-type="string">
            <text:p>EMENTA: TEMPO ESPECIAL. IMPOSSIBILIDADE. ATIVIDADE DESEMPENHADA NÃO PREVISTA NO ROL DOS REGULAMENTOS DA PREVIDÊNCIA SOCIAL – DECRETOS Nº 53.831/64 E 83.080/79 - PERÍODO DE (XX/XX/XXXX) MANTIDO COMO DE NATUREZA COMUM.</text:p>
            <text:p/>
            <text:p/>
            <text:p>EMENTA: TEMPO ESPECIAL. POSSIBILIDADE. ATIVIDADE DESEMPENHADA PREVISTA NO ROL DOS REGULAMENTOS DA PREVIDÊNCIA SOCIAL – DECRETOS Nº 53.831/64 E 83.080/79. ENQUADRAMETNO DO PERÍODO DE (XX/XX/XXXX) POR CATEGORIA PROFISSIONAL NO CÓDIGO ____, ANEXO ___, DO DECRETO Nº_____.</text:p>
            <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LOAS – SUSPENSÃO POR NÃO ATENDIMENTO POSTO – CADÚNICO</text:p>
          </table:table-cell>
          <table:table-cell table:style-name="ce2" office:value-type="string" calcext:value-type="string">
            <text:p>Nathália Corumbá</text:p>
          </table:table-cell>
          <table:table-cell table:style-name="ce1" office:value-type="string" calcext:value-type="string">
            <text:p>Recurso interposto por ____________ , haja vista não concordar com a decisão do INSS que <text:s/>suspendeu o Benefício de Prestação Continuada da Assistência Social (NB ____________ ), de que esteve em gozo de ____________ <text:s/>a ____________ , por pendência referente à inscrição/atualização do CadÚnico. Em consulta às bases governamentais, observou-se que o recorrente inscreveu seu grupo familiar, junto ao cadastro único em ____________ , e o atualizou em ____________ . É o relatório.</text:p>
          </table:table-cell>
          <table:table-cell table:style-name="ce2" office:value-type="string" calcext:value-type="string">
            <text:p>O recurso é tempestivo e estão presentes os demais pressupostos que admitem a análise do mérito recursal. Pretende a parte recorrente a reforma da decisão que determinou a suspensão do Benefício de Prestação Continuada da Assistência Social, por pendência de inscrição do cadastro único (p. ), o que entendo ser possível mediante prova de atualização do referido cadastro, em ____________ <text:s/>. Assim, o benefício deve ser reativado, desde então, na forma do art. 12, §2º, art.47, §9º do Decreto 6.214/07: Art. 12. <text:s text:c="2"/>São requisitos para a concessão, a manutenção e a revisão do benefício as inscrições no Cadastro de Pessoas Físicas - CPF e no Cadastro Único para Programas Sociais do Governo Federal - CadÚnico. <text:s text:c="11"/>(Redação dada pelo Decreto nº 8.805, de 2016) <text:s text:c="7"/>(Vigência) [...] § 2º <text:s/>O benefício será concedido ou mantido apenas quando o CadÚnico estiver atualizado e válido, de acordo com o disposto no Decreto nº 6.135, de 26 de junho de 2007 . <text:s text:c="11"/>(Redação dada pelo Decreto nº 9.462, de 2018) [...] Art. 47. <text:s/>O Benefício de Prestação Continuada será suspenso nas seguintes hipóteses: <text:s text:c="13"/>(Redação dada pelo Decreto nº 9.462, de 2018)III - não inscrição no CadÚnico após o fim do prazo estabelecido em ato do Ministro de Estado do Desenvolvimento Social; <text:s text:c="14"/>(Incluído pelo Decreto nº 9.462, de 2018)[...]§ 9º <text:s/>O benefício será restabelecido caso o recurso interposto ao CRSS seja provido, sendo devidos os valores desde a suspensão do benefício, respeitado o teor da decisão. <text:s text:c="14"/>(Incluído pelo Decreto nº 9.462, de 2018). Pelo exposto, conheço do recurso e voto no sentido de DAR-LHE PROVIMENTO.</text:p>
          </table:table-cell>
          <table:table-cell table:style-name="ce2"/>
          <table:table-cell table:style-name="ce2" office:value-type="string" calcext:value-type="string">
            <text:p>RECURSO ORDINÁRIO. CESSAÇÃO DO BENEFÍCIO DE PRESTAÇÃO CONTINUADA DA ASSISTÊNCIA SOCIAL. PENDÊNCIA DE INSCRIÇÃO DO CADASTRO ÚNICO. PROVA DE ATUALIZAÇÃO DO REFERIDO CADASTR.ASSIM, O BENEFÍCIO DEVE SER REATIVADO, NA FORMA DO ART. 12, §2º, ART.47, §9º DO DECRETO 6.214/07. RECURSO CONHECIDO A QUE SE DÁ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SALÁRIO-MATERNIDADE – PERDA DA QUALIDADE SEGURADA – SEM REINGRESSO</text:p>
          </table:table-cell>
          <table:table-cell table:style-name="ce2" office:value-type="string" calcext:value-type="string">
            <text:p>Nathália Corumbá</text:p>
          </table:table-cell>
          <table:table-cell table:style-name="ce2" office:value-type="string" calcext:value-type="string">
            <text:p>Recurso interposto por ____________ <text:s text:c="2"/>, haja vista não concordar com a decisão do INSS que indeferiu o benefício de Salário-maternidade(NB ____________ <text:s text:c="2"/>), requerido em ____________ <text:s text:c="2"/>, por não filiação da recorrente na data do nascimento, ocorrido em ____________ <text:s/>(p. ). Em consulta ao CNIS – Cadastro nacional de informações sociais -, observou-se que seu último recolhimento se deu <text:s/>em ____________ <text:s text:c="2"/>(p. <text:s/>).É o relatório.</text:p>
          </table:table-cell>
          <table:table-cell table:style-name="ce2" office:value-type="string" calcext:value-type="string">
            <text:p>O recurso é considerado tempestivo e estão presentes os demais pressupostos que permitem a análise do mérito recursal. A parte recorrente pretende a reforma da decisão que indeferiu o benefício de salário maternidade, mas após seu último recolhimento, em ____________ <text:s text:c="2"/>(p. ), ocorreu a perda da qualidade de segurada em ____________ <text:s text:c="3"/>, nos termos do art. 15 da Lei 8.213/91: Art. 15. Mantém a qualidade de segurado, independentemente de contribuições: [...] II - até 12 (doze) meses após a cessação das contribuições, o segurado que deixar de exercer atividade remunerada abrangida pela Previdência Social ou estiver suspenso ou licenciado sem remuneração; [...]§ 4º A perda da qualidade de segurado ocorrerá no dia seguinte ao do término do prazo fixado no Plano de Custeio da Seguridade Social para recolhimento da contribuição referente ao mês imediatamente posterior ao do final dos prazos fixados neste artigo e seus parágrafos. Após referida perda, não voltou a contribuir, motivo pelo qual, na data do nascimento da criança, em ____________ <text:s text:c="3"/>, não havia a qualidade de segurada, exigida por força do art. 71 da Lei 8.213/91:Art. 71. O salário-maternidade é devido à segurada da Previdência Social, durante 120 (cento e vinte) dias, com início no período entre 28 (vinte e oito) dias antes do parto e a data de ocorrência deste, observadas as situações e condições previstas na legislação no que concerne à proteção à maternidade. <text:s text:c="11"/>(Redação dada pala Lei nº 10.710, de .2003) <text:s text:c="7"/>(Vide Lei nº 13.985, de 2020)Por todo o exposto, conheço do recurso e VOTO no sentido de NEGAR-LHE PROVIMENTO.</text:p>
          </table:table-cell>
          <table:table-cell table:style-name="ce2"/>
          <table:table-cell table:style-name="ce2" office:value-type="string" calcext:value-type="string">
            <text:p>RECURSO ORDINÁRIO. SALÁRIO-MATERNIDADE. O SALÁRIO-MATERNIDADE É DEVIDO À SEGURADA DA PREVIDÊNCIA SOCIAL. CONDIÇÃO NÃO COMPROVADA.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DETECTADA AÇÃO JUDICIAL COM MESMO OBJETO</text:p>
          </table:table-cell>
          <table:table-cell table:style-name="ce2" office:value-type="string" calcext:value-type="string">
            <text:p>Nathália Corumbá</text:p>
          </table:table-cell>
          <table:table-cell table:style-name="ce2" office:value-type="string" calcext:value-type="string">
            <text:p>Recurso interposto por ____________ <text:s text:c="3"/>, haja vista não concordar com a decisão do INSS que ____________ <text:s text:c="3"/>o benefício de ____________ <text:s text:c="4"/>(NB ____________ <text:s text:c="3"/>), requerido em ____________ <text:s text:c="3"/>, por ____________ <text:s text:c="4"/>(p.). Em seu recurso, alegou ter direito ao benefício (p. ). A pesquisa de ações judiciais detectou processo com mesmo objeto (EVENTO <text:s/>_ ). É o relatório.</text:p>
          </table:table-cell>
          <table:table-cell table:style-name="ce2" office:value-type="string" calcext:value-type="string">
            <text:p>Conforme exposto no relatório, a parte recorrente ajuizou processo com mesmo objeto do recurso em análise, o que importa renúncia tácita ao direito de recorrer na esfera administrativa e desistência do recurso interposto, senão vejamos: O artigo 36 do Regimento Interno do Conselho de Recursos da Previdência Social, alterado pela Portaria nº 116/2017, diz: Art. 36 – A propositura, pelo interessado, de ação judicial que tenha objeto idêntico ao pedido sobre o qual versa o processo administrativo importa em renúncia tácita ao direito de recorrer na esfera administrativa e desistência do recurso interposto. O art. 54, inciso III do mesmo Regimento, diz: Art. 54 – Constituem razões de não conhecimento do recurso: [...] III – a renúncia à utilização da via administrativa para discussão da pretensão, decorrente da propositura de ação judicial; A determinação contida no artigo 307 do Decreto nº 3.048/99, prevê: Art. 307 - A propositura, pelo beneficiário ou contribuinte, de ação que tenha por objeto idêntico pedido sobre o qual versa o processo administrativo importa renúncia ao direito de recorrer na esfera administrativa e desistência do recurso interposto.Pelo exposto, VOTO, pelo NÃO CONHECIMENTO DO RECURSO, haja vista ação judicial interposta.</text:p>
          </table:table-cell>
          <table:table-cell table:style-name="ce2"/>
          <table:table-cell table:style-name="ce2" office:value-type="string" calcext:value-type="string">
            <text:p>RECURSO ORDINÁRIO. NÃO CONHECIMENTO. AÇÃO JUDICIAL INTERPOSTA. RENÚNCIA TÁCITA AO DIREITO DE RECORRER NA ESFERA ADMINISTRATIVA E DESISTÊNCIA DO RECURSO INTERPOSTO. LEGISLAÇÃO APLICÁVEL: ARTIGOS 36 E 54, INCISO III REGIMENTO INTERNO DO CONSELHO DE RECURSOS DA PREVIDÊNCIA SOCIAL, ALTERADO PELA PORTARIA Nº 116/2017 DO MDSA. E ARTIGO 307 DO DECRETO Nº 3.048/99.</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PERDA DO OBJETO – BENEFÍCIO MESMA ESPÉCIE - <text:s/>DESDE O FATO GERADOR/DER/DIB</text:p>
          </table:table-cell>
          <table:table-cell table:style-name="ce2" office:value-type="string" calcext:value-type="string">
            <text:p>Nathália Corumbá</text:p>
          </table:table-cell>
          <table:table-cell table:style-name="ce2" office:value-type="string" calcext:value-type="string">
            <text:p>Recurso interposto por ____________ <text:s text:c="3"/>, haja vista não concordar com a decisão do INSS que ____________ <text:s text:c="3"/>o benefício de ____________ <text:s text:c="4"/>(NB ____________ <text:s text:c="3"/>), requerido em ____________ <text:s text:c="3"/>, por ____________ <text:s text:c="4"/>(p.).Segundo a declaração de benefícios, foi concedido outro benefício, de mesma espécie, desde _________ , NB ____________ <text:s text:c="3"/>.É o relatório.</text:p>
          </table:table-cell>
          <table:table-cell table:style-name="ce2" office:value-type="string" calcext:value-type="string">
            <text:p>Pretende a parte recorrente a reforma da decisão que ____________ <text:s text:c="3"/>o benefício de ____________ <text:s text:c="4"/>(NB ____________ <text:s text:c="4"/>), requerido em ____________ <text:s text:c="3"/>, todavia em consulta a declaração de benefícios, foi concedido outro, de mesma espécie, desde o ____________ <text:s text:c="3"/>, NB ____________ <text:s text:c="3"/>. Portanto entendo que ocorreu a perda do objeto do recurso, na forma do art. 54, I do Regimento Interno do CRPS: Art. 54. Constituem razões de não conhecimento do recurso: V - qualquer outro motivo que leve à perda do objeto do recurso; e [...] Assim, voto por não conhecer do recurso. </text:p>
          </table:table-cell>
          <table:table-cell table:style-name="ce2"/>
          <table:table-cell table:style-name="ce2" office:value-type="string" calcext:value-type="string">
            <text:p>RECURSO ORDINÁRIO. EM CONSULTA A DECLARAÇÃO DE BENEFÍCIOS, EXISTE OUTRO BENEFÍCIO, DE MESMA ESPÉCIE, CONCEDIDO DESDE O ____________ <text:s text:c="3"/>, NB ____________ <text:s text:c="3"/>. ASSIM, OCORREU A PERDA DO OBJETO DO RECURSO, NA FORMA DO ART. 54, I DO REGIMENTO INTERNO DO CRPS. RECURSO NÃO CONHECID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RECURSO INTEMPESTIVO – NOTIFICAÇÃO ELETRÔNICA – SEM POSSIBILIDADE RELEVAÇÃO</text:p>
          </table:table-cell>
          <table:table-cell table:style-name="ce2" office:value-type="string" calcext:value-type="string">
            <text:p>Nathália Corumbá</text:p>
          </table:table-cell>
          <table:table-cell table:style-name="ce2" office:value-type="string" calcext:value-type="string">
            <text:p>Recurso interposto por ____________ <text:s text:c="3"/>, haja vista não concordar com a decisão do INSS que ____________ <text:s text:c="3"/>o benefício de ____________ <text:s text:c="4"/>(NB ____________ <text:s text:c="3"/>), requerido em ____________ <text:s text:c="3"/>, por ____________ <text:s text:c="4"/>(p.). O comunicado de indeferimento foi enviado em ____________ <text:s text:c="4"/>(p. ) e o recurso, protocolado em ____________ <text:s text:c="5"/>(p. ). Em suas razões de recurso, alegou ter direito ao benefício (p. ). É o relatório.</text:p>
          </table:table-cell>
          <table:table-cell table:style-name="ce2" office:value-type="string" calcext:value-type="string">
            <text:p>Em análise dos pressupostos de admissibilidade, verifiquei se tratar de recurso intempestivo, pois de acordo com o art. 31 do Regimento Interno do Conselho de Recursos da Previdência Social, alterado pela Portaria 116/2017, o prazo para interposição do recurso ordinário é de trinta dias. Art. 31. É de 30 (trinta) dias o prazo para a interposição de recurso e para o oferecimento de contrarrazões, contado da data da ciência da decisão e da data da intimação da interposição do recurso, respectivamente. Ademais, conforme disposição dos artigos 27 e 28, §2º, IV do Regimento Interno do CRPS, a intimação pode ser efetuada por meio eletrônico, considerando-se feita a intimação com a confirmação de envio da correspondência eletrônica, mediante juntada do comprovante (p. <text:s/>__ ). Art. 27. Intimação é o ato pelo qual se dá ciência a alguém dos atos, termos e decisões do processo, para que faça ou deixe de fazer alguma coisa. Art. 28. A intimação será efetuada por ciência no processo, por via postal com aviso de recebimento, por telegrama, por meio eletrônico, ou por outro meio que assegure a regularidade da ciência do interessado ou do seu representante, sem sujeição a ordem de preferência. § 2º Considera-se feita a intimação: [...] IV - por meio eletrônico, com a confirmação de envio da correspondência eletrônica ao destinatário, fazendo-se ajuntada da cópia do comprovante de envio. [...] No caso, o comunicado de indeferimento foi enviado em ______ (p. <text:s/>) e o recurso, protocolado em ______ <text:s/>(p. <text:s/>). Quanto a isso, seria possível à (ao) Conselheira (o) propor relevar a intempestividade de recursos quando fundamentado seu convencimento acerca da certeza e a liquidez do direito da parte, na forma do art. 16, II do Regimento Interno do Conselho de Recursos. Art. 16. Ao Conselheiro relator das Câmaras e Juntas incumbe: [...] II - propor à composição julgadora relevar a intempestividade de recursos, no corpo do próprio voto, quando fundamentadamente entender que, no mérito, restou demonstrada de forma inequívoca a liquidez e a certeza do direito da parte; [...] Todavia, no caso dos autos, _______________ (motivo de não relevar). Portanto, em não havendo direito líquido e certo, aplica-se o disposto no art. 54 do Regimento Interno do CRPS: Art. 54. Constituem razões de não conhecimento do recurso: I - a intempestividade; [...] Pelo exposto, VOTO por NÃO CONHECER DO RECURSO.</text:p>
          </table:table-cell>
          <table:table-cell table:style-name="ce2"/>
          <table:table-cell table:style-name="ce2" office:value-type="string" calcext:value-type="string">
            <text:p>RECURSO ORDINÁRIO. INTEMPESTIVIDADE. É DE 30 (TRINTA) DIAS O PRAZO PARA A INTERPOSIÇÃO DE RECURSO. CONSIDERA-SE FEITA A INTIMAÇÃO POR MEIO ELETRÔNICO COM A CONFIRMAÇÃO DE ENVIO DA CORRESPONDÊNCIA ELETRÔNICA AO DESTINATÁRIO, FAZENDO-SE A JUNTADA DA CÓPIA DO COMPROVANTE DE ENVIO. ARTIGOS 27 E 28, §2º, IV DO REGIMENTO INTERNO DO CRPS. CONSTITUI RAZÃO DE NÃO CONHECIMENTO DO RECURSO A INTEMPESTIVIDADE. RECURSO NÃO CONHECID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BPC – DEFICIENCIA – DAR PROV PARA AVALIAR DEF.</text:p>
          </table:table-cell>
          <table:table-cell table:style-name="ce2" office:value-type="string" calcext:value-type="string">
            <text:p>Nathália Corumbá</text:p>
          </table:table-cell>
          <table:table-cell table:style-name="ce2" office:value-type="string" calcext:value-type="string">
            <text:p>Recurso interposto por _______ , haja vista não concordar com a decisão do INSS que indeferiu o Benefício de Prestação Continuada da Assistência Social à pessoa com deficiência (NB _______ ), requerido em _______ , por _______ (p. ).</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Prestação Continuada da Assistência Social à pessoa com deficiência, pelo motivo de_______ <text:s/>(p. <text:s/>), todavia não mais subsiste motivo para manutenção do indeferimento por esse fundamento. Portanto, nesse caso, aplica-se o teor do art. 1º do PROVIMENTO Nº 3, DE 5 DE MAIO DE 2020: Art. 1º. Ao dar provimento a um recurso de BPC/LOAS-Deficiente (B87) indeferido exclusivamente pelo critério de renda, a Junta de Recursos restituirá o processo ao INSS para prosseguir com a análise da deficiência do requerente e proferir nova decisão. Pelo exposto, conheço do recurso e voto no sentido de DAR-LHE PROVIMENTO.</text:p>
          </table:table-cell>
          <table:table-cell table:style-name="ce8"/>
          <table:table-cell table:style-name="ce8" office:value-type="string" calcext:value-type="string">
            <text:p>RECURSO ORDINÁRIO. RENDA ATENDE E INSCRIÇÃO CADASTRO ÚNICO, DEVIDAMENTE COMPROVADA. PORTANTO, NESSE CASO, APLICA-SE O TEOR DO ART. 1º DO PROVIMENTO Nº 3, DE 5 DE MAIO DE 2020. RECURSO CONHECIDO A QUE SE DÁ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AUXÍLIO-RECLUSãO SEM CARÊNCIA DE 24 MESES</text:p>
          </table:table-cell>
          <table:table-cell table:style-name="ce2" office:value-type="string" calcext:value-type="string">
            <text:p>Nathália Corumbá</text:p>
          </table:table-cell>
          <table:table-cell table:style-name="ce2" office:value-type="string" calcext:value-type="string">
            <text:p>Recurso interposto por _______ <text:s text:c="2"/>, haja vista não concordar com a decisão do INSS que indeferiu o benefício de Auxílio-reclusão (NB _______ <text:s/>), requerido em _______ <text:s/>, na condição de _______ <text:s/>do instituidor _______ <text:s/>, recolhido ao sistema prisional em _______ <text:s text:c="2"/>, por NÃO _______ <text:s text:c="2"/>(p. ). Em suas razões de recurso, alegou ter direito ao benefício (p. ). Em consulta ao CNIS – Cadastro nacional de informações sociais -, observou-se que o instituidor vinha contribuindo de _______ <text:s text:c="2"/>a _______ <text:s text:c="2"/>(p. ), sendo a primeira em dia , em _______ <text:s/>. É o relatório.</text:p>
          </table:table-cell>
          <table:table-cell table:style-name="ce2" office:value-type="string" calcext:value-type="string">
            <text:p>O recurso é tempestivo e estão presentes os demais pressupostos que admitem a análise do mérito recursal. Pretende a parte a reforma da decisão que indeferiu o benefício de Auxílio-reclusão (NB requerido em _______ <text:s text:c="2"/>, todavia, até o recolhimento ao sistema carcerário em _______ <text:s/>(evento _ ), não houve o implemento da carência mínima de 24 meses, o que não atende ao teor do artigo 80 e 25, IV da Lei 8.213/91: Art. 80. O auxílio-reclusão, cumprida a carência prevista no inciso IV do caput do art. 25 desta Lei, será devido, nas condições da pensão por morte, aos dependentes do segurado de baixa renda recolhido à prisão em regime fechado que não receber remuneração da empresa nem estiver em gozo de auxílio-doença, de pensão por morte, de salário-maternidade, de aposentadoria ou de abono de permanência em serviço. <text:s text:c="2"/>Art. 25. A concessão das prestações pecuniárias do Regime Geral de Previdência Social depende dos seguintes períodos de carência, ressalvado o disposto no art. 26: [...]IV - auxílio-reclusão: 24 (vinte e quatro) contribuições mensais. <text:s text:c="15"/>(Incluído pela Lei nº 13.846, de 2019) Por todo o exposto, conheço do recurso e VOTO no sentido de NEGAR-LHE PROVIMENTO.</text:p>
          </table:table-cell>
          <table:table-cell table:style-name="ce2"/>
          <table:table-cell table:style-name="ce2" office:value-type="string" calcext:value-type="string">
            <text:p>RECURSO ORDINÁRIO. AUXÍLIO-RECLUSÃO. O AUXÍLIO-RECLUSÃO SERÁ DEVIDO, CUMPRIDA A CARÊNCIA PREVISTA NO INCISO IV DO CAPUT DO ART. 25 DESTA LEI C/C ART. 80 DA LEI 8.213/91.REQUISITO NÃO ATENDIDO.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AUXILIO-RECLUSAO – PERDA QUALIDADE SEGURADO SEM REINGRESSO</text:p>
          </table:table-cell>
          <table:table-cell table:style-name="ce2" office:value-type="string" calcext:value-type="string">
            <text:p>Nathália Corumbá</text:p>
          </table:table-cell>
          <table:table-cell table:style-name="ce2" office:value-type="string" calcext:value-type="string">
            <text:p>Recurso interposto por _______ <text:s text:c="2"/>, haja vista não concordar com a decisão do INSS que indeferiu o benefício de Auxílio-reclusão (NB _______ <text:s text:c="3"/>), requerido em _______ <text:s text:c="2"/>, na condição _______ <text:s text:c="2"/>, do instituidor _______ <text:s text:c="2"/>, recolhido ao sistema prisional em _______ <text:s text:c="2"/>, por PERDA DA QUALIDADE DE SEGURADO (p.). Em suas razões de recurso, alegou ter direito ao benefício (p.1). Em consulta ao CNIS – Cadastro nacional de informações sociais -, observou-se que seu último recolhimento, na condição de _______ <text:s text:c="3"/>, se deu em _______ <text:s text:c="2"/>. É o relatório.</text:p>
          </table:table-cell>
          <table:table-cell table:style-name="ce2" office:value-type="string" calcext:value-type="string">
            <text:p>O recurso é considerado tempestivo e estão presentes os demais pressupostos que permitem a análise do mérito recursal. A parte recorrente pretende a reforma da decisão que indeferiu o benefício de auxílio-reclusão, mas após último recolhimento, em _______ <text:s text:c="3"/>, o instituidor perdeu a qualidade de segurado em _______ <text:s text:c="2"/>, nos termos do art. 15 da Lei 8.213/91: Art. 15. Mantém a qualidade de segurado, independentemente de contribuições: [...] <text:s/>II - até 12 (doze) meses após a cessação das contribuições, o segurado que deixar de exercer atividade remunerada abrangida pela Previdência Social ou estiver suspenso ou licenciado sem remuneração; [...]§ 4º A perda da qualidade de segurado ocorrerá no dia seguinte ao do término do prazo fixado no Plano de Custeio da Seguridade Social para recolhimento da contribuição referente ao mês imediatamente posterior ao do final dos prazos fixados neste artigo e seus parágrafos.Após referida perda, não voltou a contribuir, motivo pelo qual, no dia de ingresso no regime fechado, em _______ <text:s text:c="2"/>(p._ ), não havia a qualidade de segurado, exigida por força do. art. 80 da Lei 8.213/91:Art. 80. O auxílio-reclusão, cumprida a carência prevista no inciso IV do caput do art. 25 desta Lei, será devido, nas condições da pensão por morte, aos dependentes do segurado de baixa renda recolhido à prisão em regime fechado que não receber remuneração da empresa nem estiver em gozo de auxílio-doença, de pensão por morte, de salário-maternidade, de aposentadoria ou de abono de permanência em serviço. <text:s/>Por todo o exposto, conheço do recurso e VOTO no sentido de NEGAR-LHE PROVIMENTO.</text:p>
          </table:table-cell>
          <table:table-cell table:style-name="ce2"/>
          <table:table-cell table:style-name="ce2" office:value-type="string" calcext:value-type="string">
            <text:p>RECURSO ORDINÁRIO. AUXÍLIO-RECLUSÃO. O AUXÍLIO-RECLUSÃO SERÁ DEVIDO AOS DEPENDENTES DO SEGURADO. NO CASO SOB ANÁLISE, APÓS UM ÚLTIMO RECOLHIMENTO, O INSTITUIDOR PERDEU A QUALIDADE DE SEGURADO, NOS TERMOS DO ART. 15 DA LEI 8.213/91 E, APÓS REFERIDA PERDA, NÃO VOLTOU A CONTRIBUIR, MOTIVO PELO QUAL, NO DIA DE INGRESSO NO REGIME FECHADO, NÃO HAVIA A QUALIDADE DE SEGURADO, EXIGIDA POR FORÇA DO ART. 80 DA LEI 8213/91.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PENSÃO POR MORTE – PERDA QUALIDADE SEGURADO - RECOLHIMENTO APÓS O ÓBITO</text:p>
          </table:table-cell>
          <table:table-cell table:style-name="ce2" office:value-type="string" calcext:value-type="string">
            <text:p>Nathália Corumbá</text:p>
          </table:table-cell>
          <table:table-cell table:style-name="ce2" office:value-type="string" calcext:value-type="string">
            <text:p>Recurso interposto por _______ <text:s text:c="3"/>, haja vista não concordar com a decisão do INSS que indeferiu o benefício de Pensão por morte previdenciária (NB <text:s/>_______ <text:s text:c="2"/>), requerido em _______ <text:s text:c="3"/>, na condição de _______ <text:s text:c="2"/>de _______ <text:s text:c="2"/>, falecido em _______ <text:s text:c="3"/>(p. ), por PERDA DA QUALIDADE DE SEGURADO (p. ). Para embasar seu pedido, apresentou Guia da previdência social, referente a competência _______ <text:s text:c="2"/>. Em consulta ao CNIS – Cadastro nacional de informações sociais -, observou-se que o recolhimento da competência _______ <text:s text:c="3"/>se deu em _______ <text:s text:c="2"/>, após o óbito. É o relatório.</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Pensão por morte previdenciária, requerido em _______ <text:s text:c="2"/>, todavia o indeferimento será mantido, pois, em consulta ao CNIS – Cadastro nacional de informações sociais -, observou-se que manteve seus recolhimentos, como em_______ <text:s text:c="2"/>pregado, até _______ <text:s text:c="2"/>e o recolhimento, na condição de _______ <text:s text:c="2"/>, em _______ <text:s text:c="2"/>, se deu após o óbito, em _______ <text:s text:c="2"/>(p. <text:s text:c="2"/>), o que é vedado pela legislação previdenciária: Lei 8.213/91: Art. 17. O Regulamento disciplinará a forma de inscrição do segurado e dos dependentes.[...] § 7º Não será admitida a inscrição post mortem de segurado contribuinte individual e de segurado facultativo. <text:s/>(Incluído pela Lei nº 13.846, de 2019)Assim, a perda da qualidade de segurado dele ocorreu em 16/10/2019, na forma do art. 15, II, §4º da Lei 8.213/91:Art. 15. Mantém a qualidade de segurado, independentemente de contribuições:[...]II - até 12 (doze) meses após a cessação das contribuições, o segurado que deixar de exercer atividade remunerada abrangida pela Previdência Social ou estiver suspenso ou licenciado sem remuneração;[...]§ 4º A perda da qualidade de segurado ocorrerá no dia seguinte ao do término do prazo fixado no Plano de Custeio da Seguridade Social para recolhimento da contribuição referente ao mês imediatamente posterior ao do final dos prazos fixados neste artigo e seus parágrafos.Portanto, como não havia qualidade de segurado ao tempo do óbito, referido benefício não é devido, conforme art. 74 da Lei 8.213/91:Art. 74. A pensão por morte será devida ao conjunto dos dependentes do segurado que falecer, aposentado ou não, a contar da data: <text:s text:c="15"/>(Redação dada pela Lei nº 9.528, de 1997) <text:s text:c="15"/>(Vide Medida Provisória nº 871, de 2019)Pelo exposto, conheço do recurso e voto no sentido de NEGAR-LHE PROVIMENTO.</text:p>
          </table:table-cell>
          <table:table-cell table:style-name="ce2"/>
          <table:table-cell table:style-name="ce2" office:value-type="string" calcext:value-type="string">
            <text:p>RECURSO ORDINÁRIO. O INDEFERIMENTO SERÁ MANTIDO, POIS EM CONSULTA AO CNIS – CADASTRO NACIONAL DE INFORMAÇÕES SOCIAIS -, SEU ÚLTIMO RECOLHIMENTO SE DEU APÓS O ÓBITO. COMO NÃO HAVIA QUALIDADE DE SEGURADO AO TEMPO DO FALECIMENTO, REFERIDO BENEFÍCIO NÃO É DEVIDO, CONFORME ART. 74 DA LEI 8.213/91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INCLUSÃO DE PERÍODO – CTPS COM RASURA – TEMPO CONTRIBUIÇÃO APÓS EC 103/2019</text:p>
          </table:table-cell>
          <table:table-cell table:style-name="ce2" office:value-type="string" calcext:value-type="string">
            <text:p>Nathália Corumbá</text:p>
          </table:table-cell>
          <table:table-cell table:style-name="ce2" office:value-type="string" calcext:value-type="string">
            <text:p>Recurso interposto por ____________ , haja vista não concordar com a decisão do INSS que indeferiu o benefício de __________________ (NB ____________ ), requerido em _____________ , por ___________ (p.). Em suas razões de recurso, alegou ter direito ao benefício, mediante inclusão do período de ________ a ________, anotado na carteira de trabalho apresentada (p.). Para embasar seu pedido, apresentou a carteira de trabalho nº <text:s/>________ , série ________, emitida em ________ , onde consta o vínculo controvertido (p. ). É o relatório.</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Aposentadoria por tempo de contribuição, mediante inclusão do período de ________ <text:s/>a ________, anotado na carteira de trabalho apresentada (p. <text:s/>). Para isso, apresentou a carteira de trabalho, onde consta o vínculo controvertido, com rasura na ________ (p. ________ ), motivo pelo qual não há embasamento para autorizar sua inclusão, na forma do enunciado 2, II, do CRPS, 2019: ENUNCIADO 2 [...] II - Não é absoluto o valor probatório da Carteira de Trabalho e Previdência Social (CTPS), mas é possível formar prova suficiente para fins previdenciários se esta não tiver defeito formal que lhe comprometa a fidedignidade, salvo existência de dúvida devidamente fundamentada. (CONSELHO DE RECURSOS DA PREVIDÊNCIA SOCIAL, 2019) Assim, em não tendo sido implementado o tempo mínimo de contribuição previsto pelos dispositivos trazidos pela Emenda Constitucional 103/2019, o indeferimento será mantido: Art. 15. Ao segurado filiado ao Regime Geral de Previdência Social até a data de entrada em vigor desta Emenda Constitucional, fica assegurado o direito à aposentadoria quando forem preenchidos, cumulativamente, os seguintes requisitos: I - 30 (trinta) anos de contribuição, se mulher, e 35 (trinta e cinco) anos de contribuição, se homem; eII - somatório da idade e do tempo de contribuição, incluídas as frações, equivalente a 86 (oitenta e seis) pontos, se mulher, e 96 (noventa e seis) pontos, se homem, observado o disposto nos §§ 1º e 2º.Art. 16. Ao segurado filiado ao Regime Geral de Previdência Social até a data de entrada em vigor desta Emenda Constitucional fica assegurado o direito à aposentadoria quando preencher, cumulativamente, os seguintes requisitos: I - 30 (trinta) anos de contribuição, se mulher, e 35 (trinta e cinco) anos de contribuição, se homem; e I - idade de 56 (cinquenta e seis) anos, se mulher, e 61 (sessenta e um) anos, se homem. Art. 17. Ao segurado filiado ao Regime Geral de Previdência Social até a data de entrada em vigor desta Emenda Constitucional e que na referida data contar com mais de 28 (vinte e oito) anos de contribuição, se mulher, e 33 (trinta e três) anos de contribuição, se homem, fica assegurado o direito à aposentadoria quando preencher, cumulativamente, os seguintes requisitos: I - 30 (trinta) anos de contribuição, se mulher, e 35 (trinta e cinco) anos de contribuição, se homem; e II - cumprimento de período adicional correspondente a 50% (cinquenta por cento) do tempo que, na data de entrada em vigor desta Emenda Constitucional, faltaria para atingir 30 (trinta) anos de contribuição, se mulher, e 35 (trinta e cinco) anos de contribuição, se homem.Pelo exposto, conheço do recurso e voto no sentido de NEGAR-LHE PROVIMENTO. </text:p>
          </table:table-cell>
          <table:table-cell table:style-name="ce2"/>
          <table:table-cell table:style-name="ce2" office:value-type="string" calcext:value-type="string">
            <text:p>RECURSO ORDINÁRIO. APOSENTADORIA POR TEMPO DE CONTRIBUIÇÃO, MEDIANTE INCLUSÃO DE PERÍODO ANOTADO EM CARTEIRA DE TRABALHO, ONDE CONSTA O VÍNCULO CONTROVERTIDO, COM RASURA. NÃO HÁ EMBASAMENTO PARA AUTORIZAR SUA INCLUSÃO, NA FORMA DO ENUNCIADO 2, II, DO CRPS, 2019. NÃO HOUVE IMPLEMENTO DO TEMPO MÍNIMO DE CONTRIBUIÇÃO PREVISTO PELOS DISPOSITIVOS TRAZIDOS PELA EMENDA CONSTITUCIONAL 103/2019.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APOSENTADORIA PROFESSOR – RPPS – CTC SEM RELAÇÃO DE REMUNERAÇOES </text:p>
          </table:table-cell>
          <table:table-cell table:style-name="ce2" office:value-type="string" calcext:value-type="string">
            <text:p>Nathália Corumbá</text:p>
          </table:table-cell>
          <table:table-cell table:style-name="ce2" office:value-type="string" calcext:value-type="string">
            <text:p>Recurso interposto por ____________ , haja vista não concordar com a decisão do INSS que indeferiu o benefício de __________________ (NB ____________ ), requerido em _____________ , por ___________ (p.). Em suas razões de recurso, alegou ter direito ao benefício, mediante acolhimento dos vinte e cinco anos de trabalho na condição de professora do ensino ____________, conforme certidões de tempo de contribuição apresentadas (p. ____ ). Para embasar seu pedido, apresentou Certidão de tempo de contribuição, emitida pela ___ , compreendendo período de ___ a ___ . É o relatório.</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Aposentadoria por tempo de contribuição, mediante acolhimento dos vinte e cinco anos de trabalho na condição de professora do ensino básico, junto ao Regime Próprio de Previdência, conforme certidões de tempo de contribuição apresentadas (p. ____ ), todavia elas não vieram acompanhadas da relação dos valores das remunerações, por competência, que serão utilizados para fins de cálculo dos proventos da aposentadoria, na forma da Portaria 154/2008, art. 19-A e 130, §14, do Decreto 3.048/99: Decreto 3.048/99Art. 19-A. <text:s/>Para fins de benefícios de que trata este Regulamento, os períodos de vínculos que corresponderem a serviços prestados na condição de servidor estatutário somente serão considerados mediante apresentação de Certidão de Tempo de Contribuição fornecida pelo órgão público competente, salvo se o órgão de vinculação do servidor não tiver instituído regime próprio de previdência social. <text:s text:c="23"/>(Incluído pelo Decreto nº 6.722, de 2008). Art. 130. <text:s/>O tempo de contribuição para regime próprio de previdência social ou para Regime Geral de Previdência Social deve ser provado com certidão fornecida: <text:s text:c="19"/>(Redação dada pelo Decreto nº6.722, de 2008). I - pela unidade gestora do regime próprio de previdência social ou pelo setor competente da administração federal, estadual, do Distrito Federal e municipal, suas autarquias e fundações, desde que devidamente homologada pela unidade gestora do regime próprio, relativamente ao tempo de contribuição para o respectivo regime próprio de previdência social; ou <text:s text:c="8"/>(Redação dada pelo Decreto nº 6.722, de 2008). [...] § 3º <text:s/>Após as providências de que tratam os §§ 1º e 2º, e observado, quando for o caso, o disposto no §9º, os setores competentes deverão emitir certidão de tempo de contribuição, sem rasuras, constando, obrigatoriamente: <text:s text:c="16"/>(Redação dada pelo Decreto nº 3.668, de 2000) § 14. <text:s/>A certidão de que trata o § 3o deverá vir acompanhada de relação dos valores das remunerações, por competência, que serão utilizados para fins de cálculo dos proventos da aposentadoria. <text:s text:c="22"/>(Incluído pelo Decreto nº 6.722, de 2008). Assim, não há direito ao benefício do art. 56, §1º do Decreto 3.04/99:Art. 56 [...] § 1o A aposentadoria por tempo de contribuição do professor que comprove, exclusivamente, tempo de efetivo exercício em função de magistério na educação infantil, no ensino fundamental ou no ensino médio, será devida ao professor aos trinta anos de contribuição e à professora aos vinte e cinco anos de contribuição. <text:s text:c="16"/>(Redação dada pelo Decreto nº 6.722, de 2008).Pelo exposto, conheço do recurso e voto no sentido de NEGAR-LHE PROVIMENTO. </text:p>
          </table:table-cell>
          <table:table-cell table:style-name="ce2"/>
          <table:table-cell table:style-name="ce2" office:value-type="string" calcext:value-type="string">
            <text:p>RECURSO ORDINÁRIO. APOSENTADORIA POR TEMPO DE SERVIÇO DE PROFESSORES PRETENDE A PARTE RECORRENTE A REFORMA DA DECISÃO QUE INDEFERIU O BENEFÍCIO, TODAVIA AS CERTIDÕES DE TEMPO DE CONTRIBUIÇÃO APRESENTADAS NÃO VIERAM ACOMPANHADAS DA RELAÇÃO DOS VALORES DAS REMUNERAÇÕES, POR COMPETÊNCIA, QUE SERÃO UTILIZADOS PARA FINS DE CÁLCULO DOS PROVENTOS DA APOSENTADORIA, NA FORMA DA PORTARIA 154/2008, ART. 19-A E 130, §14, DO DECRETO 3.048/99. RECURSO CONHECIDO A QUE SE NEGA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APOSENTADORIA TEMPO CONTRIBUIÇÃO – PEDIDO ENQUADRAMENTO – IMPRESSOR – impressor de off-set.</text:p>
          </table:table-cell>
          <table:table-cell table:style-name="ce2" office:value-type="string" calcext:value-type="string">
            <text:p>Nathália Corumbá</text:p>
          </table:table-cell>
          <table:table-cell table:style-name="ce2" office:value-type="string" calcext:value-type="string">
            <text:p>Recurso interposto por ____________ , haja vista não concordar com a decisão do INSS que indeferiu o benefício de __________________ (NB ____________ ), requerido em _____________ , por ___________ (p.). Em suas razões de recurso, alegou ter direito ao benefício, mediante enquadramento no código 2.5.5 do Anexo do Decreto 53.831/64, como impressor de off-set, no setor de impressão e 2.5.8 do Anexo do Decreto 83.080/79, trabalhadores em indústrias gráficas (p. _____). Para embasar seu pedido, apresentou PPP- Perfil profissiográfico previdenciário - , emitido em _____ , referente ao período _____ <text:s/>a _____ <text:s/>, em que consta exposição aos agentes _____ , _____ , _____ <text:s/>e _____ , em decorrência do exercício da função _____ , junto a empresa _____ <text:s/>(p. _____ ).</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Aposentadoria por tempo de contribuição, mediante enquadramento no código 2.5.5 do Anexo do Decreto 53.831/64, como impressor de off-set, no setor de impressão e 2.5.8 do Anexo do Decreto 83.080/79, trabalhadores em indústrias gráficas (p. __ ). Para o período de _____ <text:s/>a _____ , apresentou formulário, em que consta exposição aos agentes _____ , em decorrência do exercício da função de _____ , CBO _____ , referente a “_____ ” , o que enquadra perfeitamente nos códigos 2.5.5 do Decreto 53.831/64 e 2.5.8 do Anexo do Decreto 83.080/79. ANEXO III Decreto n° 53.831, de 25.03.1964 <text:s/>2.5.5 COMPOSIÇÃO <text:s/>TIPOGRÁFICA e <text:s/>MECÂNICA, LINOTIPIA, ESTEREOTIPIA, <text:s/>ELETROTIPIA, <text:s/>LITOGRAFIA e OFF-SET, FOTOGRAVURA, ROTOGRAVURA, ENCADERNAÇÃO, IMPRESSÃO EM GERAL Trabalhadores permanentes nas indústrias poligráficas: Linotipistas, Monotipistas, Tipógrafos, Impressores, Marginadores, Montadores, Compositores, Pautadores, Gravadores, Granitadores, Galvanotipistas, Frezadores, Titulistas. ANEXO II do Decreto 83.080, de 24 de janeiro de 1979 <text:s/>2.5.8 INDÚSTRIA GRÁFICA E EDITORIAL <text:s/>Monotipistas, linotipistas, fundidores de monotipo, fundidores de linotipo, fundidores de estereotipia, eletrotipistas, estereotipistas, galvanotipistas, titulistas, compositores, biqueiros, chapistas, tipógrafos, caixistas, distribuidores, paginadores, emendadores, impressores, minervistas, prelistas, ludistas, litógrafos e fotogravadores. Portanto, é possível o enquadramento dos períodos de _____ a _____ , nos códigos 2.5.5 do Decreto 53.831/64 e 2.5.8 do Anexo do Decreto 83.080/79. Após referidos enquadramentos, houve o implemento do tempo mínimo para gozo do benefício, na forma do art.56 do Decreto 3.048/99: Art. 56. <text:s/>A aposentadoria por tempo de contribuição será devida ao segurado após trinta e cinco anos de contribuição, se homem, ou trinta anos, se mulher, observado o disposto no art. 199-A. <text:s text:c="19"/>(Redação dada pelo Decreto nº 6.042, de 2007). Pelo exposto, conheço do recurso e voto no sentido de DAR-LHE ROVIMENTO. </text:p>
          </table:table-cell>
          <table:table-cell table:style-name="ce2"/>
          <table:table-cell table:style-name="ce2" office:value-type="string" calcext:value-type="string">
            <text:p>RECURSO ORDINÁRIO. PRETENDE A REFORMA DA DECISÃO QUE INDEFERIU O BENEFÍCIO DE APOSENTADORIA POR TEMPO DE CONTRIBUIÇÃO, MEDIANTE ENQUADRAMENTO NO CÓDIGO 2.5.5 DO ANEXO DO DECRETO 53.831/64, <text:s/>COMO IMPRESSOR DE OFF-SET, NO SETOR DE IMPRESSÃO E 2.5.8 DO ANEXO DO DECRETO 83.080/79, TRABALHADORES EM INDÚSTRIAS GRÁFICAS, PÓS REFERIDOS ENQUADRAMENTOS, HOUVE O IMPLEMENTO DO TEMPO MÍNIMO PARA GOZO DO BENEFÍCIO, NA FORMA DO ART.56 DO DECRETO 3.048/99. RECURSO CONHECIDO A QUE SE DÁ PROVIMENTO.</text:p>
          </table:table-cell>
          <table:table-cell table:style-name="ce7"/>
          <table:table-cell table:style-name="ce8" table:number-columns-repeated="19"/>
          <table:table-cell table:number-columns-repeated="998"/>
        </table:table-row>
        <table:table-row table:style-name="ro1">
          <table:table-cell table:style-name="ce2" office:value-type="string" calcext:value-type="string">
            <text:p>APOSENTADORIA TEMPO – PEDIDO INCLUSAO PERÍODO RURAL (SEM PROVA DE VINCULAÇÃO A TERRAS RURAIS) E CONDIÇÕES ESPECIAIS (SEM INDICAR METODOLOGIA E COM AGENTE NÃO PREVISTO NA LEGISLAÇÃO)</text:p>
          </table:table-cell>
          <table:table-cell table:style-name="ce2" office:value-type="string" calcext:value-type="string">
            <text:p>Nathália Corumbá</text:p>
          </table:table-cell>
          <table:table-cell table:style-name="ce2" office:value-type="string" calcext:value-type="string">
            <text:p>Recurso interposto por ____________ , haja vista não concordar com a decisão do INSS que indeferiu o benefício de __________________ (NB ____________ ), requerido em _____________ , por ___________ (p. ). Em suas razões de recurso, alegou ter direito ao benefício, mediante reconhecimento de período de trabalho rural e com exposição a agentes nocivos; o período rural teria se dado de ________ a ________; o trabalho sujeito a agentes nocivos, de ________ a ________, com exposição a ________ ; requereu, ao final, a concessão do melhor benefício, desde o requerimento, ou mediante sua reafirmação, caso necessário (p. ________ ). Para embasar seu pedido, apresentou:  1- Autodeclaração do segurado(a) especial, referente ao período de ________</text:p>
            <text:p> a ________ , na condição de _________ em relação ao imóvel denominado “ _________ ”, no município de _________ /__ , de propriedade de _________, em que consta ter produzido _________, _________ e _________, com a finalidade _________ (p.); 2- Registro civil de _________ , onde consta qualificação da profissão de _________ (p. ); 3- PPP, emitido em ______ , referente ao período __/__/____, em que consta exposição ao agente _____, em decorrência do exercício da função de _____, junto a empresa _______, assinado por _________ , NIT ________ (p. ); É o relatório.</text:p>
          </table:table-cell>
          <table:table-cell table:style-name="ce2" office:value-type="string" calcext:value-type="string">
            <text:p>O recurso é tempestivo e estão presentes os demais pressupostos que admitem a análise do mérito recursal. Pretende a parte recorrente a reforma da decisão que que indeferiu o benefício de Aposentadoria por tempo de contribuição, mediante reconhecimento de período de trabalho rural de ________ , em regime de economia familiar com seus pais. Para isso, apresentou autodeclaração do segurado(a) especial, referente ao período de ________ , na condição de proprietário, sem especificar o nome do imóvel, tampouco comprovou a propriedade dele, por seus pais. Portanto não há serventia o registro civil da profissão de seu pai, nos registros civis de <text:s/>________ (p. ________ ) e de ________ <text:s/>(p. ________ ), pois a lei exige prova de vinculação as terras rurais, na forma do art.11, VII, alínea “a” da Lei 8.213/91: Art. 11. São segurados obrigatórios da Previdência Social as seguintes pessoas físicas: <text:s text:c="19"/>(Redação dada pela Lei nº 8.647, de 1993) VII – como segurado especial: a pessoa física residente no imóvel rural ou em aglomerado urbano ou rural próximo a ele que, individualmente ou em regime de economia familiar, ainda que com o auxílio eventual de terceiros, na condição de: <text:s text:c="13"/>(Redação dada pela Lei nº 11.718, de 2008) a) produtor, seja proprietário, usufrutuário, possuidor, assentado, parceiro ou meeiro outorgados, comodatário ou arrendatário rurais, que explore atividade: <text:s text:c="17"/>(Incluído pela Lei nº 11.718, de 2008)Além disso, também entende fazer jus ao reconhecimento da especialidade de diversos períodos de trabalho, mas apresentou PPP apenas para alguns desses períodos: de ________ a ________ <text:s/>(p. ________ ), em que consta exposição a ________ , ________ <text:s/>, ________ , ________ ; de ________ <text:s/>a ________ <text:s/>(p. ________ ), consta exposição a ruído de ________ , mediante utilização de ________ ; ________ , sem responsável pelos registros ambientais e identificação do signatário do documento (p. ________ ). Portanto, para o primeiro período, não se comprova se tratar de exposição a agentes nocivos definidos por Decreto do Poder Executivo, e para o segundo, de laudo emitido pela empresa ou seu preposto, na forma do art. 58, caput e §1º da Lei 8.213/91. <text:s/>rt. 58. A relação dos agentes nocivos químicos, físicos e biológicos ou associação de agentes prejudiciais à saúde ou à integridade física considerados para fins de concessão da aposentadoria especial de que trata o artigo anterior será definida pelo Poder Executivo. <text:s text:c="16"/>(Redação dada pela Lei nº 9.528, de 1997) § 1º A comprovação da efetiva exposição do segurado aos agentes nocivos será feita mediante formulário, na forma estabelecida pelo Instituto Nacional do Seguro Social - INSS, emitido pela empresa ou seu preposto, com base em laudo técnico de condições ambientais do trabalho expedido por médico do trabalho ou engenheiro de segurança do trabalho nos termos da legislação trabalhista. <text:s text:c="16"/>(Redação dada pela Lei nº 9.732, de 11.12.98) Além disso, não foi utilizada a metodologia contida na NHO-01 da Fundacentro, na forma do Enunciado 13, incisos I e III do CRPS, 2019: ENUNCIADO 13 III - A partir de 1º de janeiro de 2004, para a aferição de ruído contínuo ou intermitente, é obrigatória a utilização das metodologias contidas na Norma de Higiene Ocupacional 01 (NHO-01) da FUNDACENTRO ou na NR-15, que reflitam a medição de exposição durante toda a jornada de trabalho, vedada a medição pontual, devendo constar do PPP a técnica utilizada e a respectiva norma. CONSELHO DE RECURSOS DA PREVIDÊNCIA SOCIAL, 2019 Ao final, é de se ver que a parte recorrente não implementou o tempo mínimo de contribuição, exigido pelo art. 56 do Decreto 3.048/99: Art. 56. <text:s/>A aposentadoria por tempo de contribuição será devida ao segurado após trinta e cinco anos de contribuição, se homem, ou trinta anos, se mulher, observado o disposto no art. 199-A. <text:s text:c="19"/>(Redação dada pelo Decreto nº 6.042, de 2007). Pelo exposto, conheço do recurso e voto no sentido de NEGAR-LHE PROVIMENTO. </text:p>
          </table:table-cell>
          <table:table-cell table:style-name="ce2"/>
          <table:table-cell table:style-name="ce2" office:value-type="string" calcext:value-type="string">
            <text:p>RECURSO ORDINÁRIO. APOSENTADORIA POR TEMPO DE CONTRIBUIÇÃO. RECORRENTE ALEGA TER DIREITO A INCLUSÃO E RECONHECIMENTO DA ESPECIALIDADE DE PERÍODOS DE TRABALHO. PARA INCLUSAO DE PERÍODO RURAL, APRESENTOU AUTODECLARAÇÃO DO SEGURADO(A) ESPECIAL, REFERENTE AO PERÍODO, SEM ESPECIFICAR O IMÓVEL, TAMPOUCO COMPROVAR A PROPRIEDADE DELE, COMO ALEGADO. PORTANTO NÃO HÁ SERVENTIA O REGISTRO CIVIL, POIS A LEI EXIGE PROVA DE VINCULAÇÃO AS TERRAS RURAIS, NA FORMA DO ART.11, VII, ALÍNEA “A” DA LEI 8.213/91. TAMBÉM ENTENDE FAZER JUS AO RECONHECIMENTO DA ESPECIALIDADE DE DIVERSOS PERÍODOS DE TRABALHO, MAS APRESENTOU PPP APENAS PARA ALGUNS DESSES PERÍODOS: PARA O PRIMEIRO PERÍODO NÃO COMPROVA SE TRATAR DE EXPOSIÇÃO A AGENTES NOCIVOS DEFINIDOS POR DECRETO DO PODER EXECUTIVO, E PARA O SEGUNDO, DE LAUDO EMITIDO PELA EMPRESA OU SEU PREPOSTO, NA FORMA DO ART. 58, CAPUT E §1º DA LEI 8.213/91. ALÉM DISSO, NÃO FOI UTILIZADA A METODOLOGIA CONTIDA NA NHO-01 DA FUNDACENTRO, NA FORMA DO ENUNCIADO 13, INCISOS I E III DO CRPS, 2019. AO FINAL, É DE SE VER QUE O RECORRENTE NÃO IMPLEMENTOU O TEMPO MÍNIMO DE CONTRIBUIÇÃO, EXIGIDO PELO ART. 56 DO DECRETO 3.048/99.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APOSENTADORIA – INCLUSAO DE TEMPO – CTPS – EXPEDIÇÃO DE GUIA E RECONHECIMENTO ESPECIALIDADE PERÍODOS</text:p>
          </table:table-cell>
          <table:table-cell table:style-name="ce2" office:value-type="string" calcext:value-type="string">
            <text:p>Nathália Corumbá</text:p>
          </table:table-cell>
          <table:table-cell table:style-name="ce2" office:value-type="string" calcext:value-type="string">
            <text:p>Recurso interposto por ____________ , haja vista não concordar com a decisão do INSS que indeferiu o benefício de __________________ (NB ____________ ), requerido em _____________ , por ___________ (p. ). Em suas razões de recurso, alegou ter direito ao benefício, mediante reconhecimento de um vínculo de emprego, devidamente anotado, em carteira de trabalho, de ________ <text:s/>a ________; para as competências ________ e ________ , solicitou expedição de guia da previdência social; alegou, ainda, ter direito ao reconhecimento da especialidade de períodos de trabalho (p. ________ ). Para embasar seu pedido, apresentou: 1- Carteira de trabalho nº ______ , série ______ , emitida em ______ (p.); 2- PPP, emitido em ______ , referente ao período __/__/____, em que consta exposição ao agente _____, em decorrência do exercício da função de _____, junto a empresa _______, assinado por _________, NIT ________ (p. );</text:p>
          </table:table-cell>
          <table:table-cell table:style-name="ce2" office:value-type="string" calcext:value-type="string">
            <text:p>O recurso é tempestivo e estão presentes os demais pressupostos que admitem a análise do mérito recursal.Além disso, referido vínculo deve ser considerado para efeito de tempo de contribuição, na forma do Enunciado 2 do CRPS, 2019: ENUNCIADO 2 Não se indefere benefício sob fundamento de falta de recolhimento de contribuição previdenciária quando a responsabilidade tributária não competir ao segurado. (CONSELHO DE RECURSOS DA PREVIDÊNCIA SOCIAL, 2019) Quanto ao pedido de emissão de guia da previdência social, meu entendimento é de que este não é de competência do Conselho de Recursos da Previdência Social, na forma do art. 67, parágrafo único da IN 77/2015, motivo pelo qual entendo caber o não conhecimento desse pedido, na forma do art. 63, II da Lei 9.784/99 c/c art. 71 do Regimento Interno do CRSS: Art. 67. Observado o disposto no art. 66, os acertos de recolhimento de contribuinte individual, empregado doméstico, facultativo e segurado especial que contribui facultativamente, identificados no requerimento de benefício ou de atualização de dados do CNIS, são de responsabilidade do INSS, conforme estabelece a Portaria Conjunta RFB/INSS nº 273, de 19 de janeiro de 2009. Parágrafo único. Os acertos de GPS que envolvam solicitação do filiado para inclusão de recolhimento, alteração da data de pagamento e alteração de valor autenticado, bem como a operação de transferência de CNPJ/CEI para NIT serão realizadas, exclusivamente, pela RFB. <text:s/>LEI Nº 9.784 , DE 29 DE JANEIRO DE 1999. Art. 63. O recurso não será conhecido quando interposto: [...] II - perante órgão incompetente; [...] Regimento Interno do Conselho de Recursos do Seguro Social Art. 71. Nos casos de omissão deste Regimento, aplicam-se sucessivamente, se houver compatibilidade das regras, as disposições pertinentes da Lei nº 13.105, de 16 de março de 2015, que instituiu o Código de Processo Civil, e da Lei no 9.784, de 29 de janeiro de 1999, que regula o processo administrativo no âmbito da Administração Pública Federal No que se refere ao pedido de reconhecimento de especialidade, observei que o INSS já enquadrou os períodos de ________ , no código ________ . <text:s/>Portanto, recai controvérsia sobre os períodos de ________ a ________ ; para esses, apresentou formulário em que consta no cargo de ________ , exposição a <text:s/>________, de ________ , que, além de superior ao limite de tolerância, permite o enquadramento, por se pressupor, em decorrência da descrição das atividades, a exposição ao agente durante toda a jornada de trabalho (p. ________ ). Assim, entendo ser devido o enquadramento no código ________ <text:s text:c="2"/>do Anexo ___ <text:s/>do o Decreto n° ________ <text:s/>e na forma do ENUNCIADO 13 do CRPS, 2019 e art. 57, §3º da Lei 8.213/91: Atendidas as demais condições legais, considera-se especial, no âmbito o RGPS, a atividade exercida com exposição a ruído superior a 80 decibéis até 05/03/97, superior a 90 decibéis desta data até 18/11/2003, e superior a 85 decibéis a partir de então. <text:s/>I - Os níveis de ruído devem ser medidos, observado o disposto na Norma Regulamentadora nº 15 (NR-15), anexos 1 e 2, com aparelho medidor de nível de pressão sonora, operando nos circuitos de compensação - dB (A) para ruído contínuo ou intermitente ou dB (C) para ruído de impacto. (CONSELHO DE RECURSOS DA PREVIDÊNCIA SOCIAL, 2019). Lei 8.213/91 Art. 57 [...] § 3º A concessão da aposentadoria especial dependerá de comprovação pelo segurado, perante o Instituto Nacional do Seguro Social–INSS, do tempo de trabalho permanente, não ocasional nem intermitente, em condições especiais que prejudiquem a saúde ou a integridade física, durante o período mínimo fixado. (Redação dada pela Lei nº 9.032, de 1995) Para o período de ________ <text:s/>a ________, consta exposição ao agente ________ , em decorrência do exercício da função de ________ , todavia a exposição se deu em nível inferior ao limite de tolerância (p. ________ ). Para o período de ________ a ________, consta exposição ao agente ________ , em decorrência do exercício da função de ________ , ________ , não tem insalubridade presumida, devendo ser indicadas sua nomenclatura técnica para enquadramento nos anexos do Poder Executivo, na forma do art. 58 da Lei 8.213/91. Art. 58. A relação dos agentes nocivos químicos, físicos e biológicos ou associação de agentes prejudiciais à saúde ou à integridade física considerados para fins de concessão da aposentadoria especial de que trata o artigo anterior será definida pelo Poder Executivo. (Redação dada pela Lei nº 9.528, de 1997) Ao final, devida a inclusão do período de _____ a _______ <text:s/>e o reconhecimento da especialidade dos períodos de _____ a _______ <text:s/>, _____ a _______ <text:s/>, _____ a _______ <text:s/>, no código __ <text:s/>do Anexo __ do o Decreto n° __ , de __ ; e de _____ a _______ , no código __ do anexo __ do quadro __ <text:s/>do Decreto __ . Todavia, mesmo com esses acolhimentos, ainda não houve o implemento do tempo mínimo para gozo do benefício, na forma do art.56 do Decreto 3.048/99: Art. 56. A aposentadoria por tempo de contribuição será devida ao segurado após trinta e cinco anos de contribuição, se homem, ou trinta anos, se mulher, observado o disposto no art. 199-A. (Redação dada pelo Decreto nº 6.042, de 2007). Pelo exposto, conheço do recurso e voto no sentido de DAR-LHE PARCIAL PROVIMENTO.</text:p>
          </table:table-cell>
          <table:table-cell table:style-name="ce2"/>
          <table:table-cell table:style-name="ce2" office:value-type="string" calcext:value-type="string">
            <text:p>RECURSO ORDINÁRIO. APOSENTADORIA POR TEMPO DE CONTRIBUIÇÃO. PEDIDO DE REFORMA, MEDIANTE RECONHECIMENTO DE UM VÍNCULO DE EMPREGO, DEVIDAMENTE ANOTADO, EM CARTEIRA DE TRABALHO, EXPEDIÇÃO DE GUIA DA PREVIDÊNCIA SOCIAL E RECONHECIMENTO DA ESPECIALIDADE DE PERÍODOS DE TRABALHO. PARA A INCLUSÃO DO PERÍODO, APRESENTOU A CARTEIRA DE TRABALHO SEM DEFEITOS QUE LHE COMPROMETAM A FIDEDIGNIDADE. ASSIM, ENTENDO SER POSSÍVEL A INCLUSÃO DO PERÍODO, COM FUNDAMENTO NO ART. 29-A, CAPUT E §2º DA LEI 8.213/91, ART. 19, CAPUT E § 1º, ART. 19-B, CAPUT E §1º, INCISOS IV E XIV DO DECRETO 3.048/99 C/C ART. 10, I, ALÍNEAS “B”, “E” E “I”, INCISO II, ALÍNEA “A” DA IN 77/2015. <text:s/>REFERIDO VÍNCULO DEVE SER CONSIDERADO PARA EFEITO DE TEMPO DE CONTRIBUIÇÃO, NA FORMA DO ENUNCIADO 2 DO CRPS, 2019. QUANTO AO PEDIDO DE EMISSÃO DE GUIA DA PREVIDÊNCIA SOCIAL, ESTE NÃO É DE COMPETÊNCIA DO CONSELHO DE RECURSOS DA PREVIDÊNCIA SOCIAL, NA FORMA DO ART. 67, PARÁGRAFO ÚNICO DA IN 77/2015, MOTIVO PELO QUAL CABE O NÃO CONHECIMENTO DESSE PEDIDO, NA FORMA DO ART. 63, II DA LEI 9.784/99 C/C ART. 71 DO REGIMENTO INTERNO DO CRSS. NO QUE SE REFERE AO PEDIDO DE RECONHECIMENTO DE ESPECIALIDADE, É POSSÍVEL ACOLHÊ-LO PARCIALMENTE. MESMO COM ESSES ACOLHIMENTOS, AINDA NÃO HOUVE O IMPLEMENTO DO TEMPO MÍNIMO PARA GOZO DO BENEFÍCIO, NA FORMA DO ART.56 DO DECRETO 3.048/99. RECURSO CONHECIDO A QUE SE DÁ PARCIAL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APOSENTADORIA – EMISSAO DE EXIGENCIA PELO INSSS – NÃO ATENDIMENTO PELA PARTE – JULGAMENTO ESTADO EM QUE SE ENCONTRA – BASE. CNIS</text:p>
          </table:table-cell>
          <table:table-cell table:style-name="ce2" office:value-type="string" calcext:value-type="string">
            <text:p>Nathália Corumbá</text:p>
          </table:table-cell>
          <table:table-cell table:style-name="ce2" office:value-type="string" calcext:value-type="string">
            <text:p>Recurso interposto por ____________ , haja vista não concordar com a decisão do INSS que indeferiu o benefício de __________________ (NB ____________ ), requerido em _____________ , por ___________ (p.). Antes de indeferir, o INSS emitiu carta de exigência para que a interessada apresentasse documentos a fim de modificar o tempo, mas não ela não atendeu (p.__ ) Em suas razões de recurso, alegou ter direito ao benefício (p. __ ). Para embasar seu pedido, apresentou __ <text:s/>(p. __ ); </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text:s/>__________ , todavia, mesmo depois de oportunizada a complementação da documentação, o prazo decorreu sem a sua manifestação, motivo pelo qual prevalece os dados contidos no CNIS, na forma do art. 29-A da Lei 8.213/91: Art. 29-A. <text:s/>O INSS utilizará as informações constantes no Cadastro Nacional de Informações Sociais – CNIS sobre os vínculos e as remunerações dos segurados, para fins de cálculo do salário-de-benefício, comprovação de filiação ao Regime Geral de Previdência Social, tempo de contribuição e relação de emprego. <text:s text:c="16"/>(Redação dada pela Lei Complementar nº 128, de 2008) [...] § 2o <text:s/>O segurado poderá solicitar, a qualquer momento, a inclusão, exclusão ou retificação de informações constantes do CNIS, com a apresentação de documentos comprobatórios dos dados divergentes, conforme critérios definidos pelo INSS. <text:s text:c="9"/>(Redação dada pela Lei Complementar nº 128, de 2008) [...]Além disso, existe previsão regimental que permite a apresentação de alegações e documentos referentes a matéria do processo até antes do início da sessão de julgamento: Regimento Interno do Conselho de Recursos do Seguro Social – CRSS Art. 37 [...] § 1º O interessado poderá juntar documentos, atestados, exames complementares e pareceres médicos, requerer diligências e perícias e aduzir alegações referentes à matéria objeto do processo até antes do início da sessão de julgamento, hipótese em que será avaliada a necessidade de conferir direito de vista à parte contrária para ciência e manifestação. A despeito dessas duas oportunidades, não houve qualquer alegação da recorrente, motivo pelo qual o processo será julgado no estado em que se encontra, na forma do art. 35, §2º do Regimento Interno do Conselho de Recursos do Seguro Social e a concessão será mantida na forma como se deu: Art. 35 [...] § 2º Uma vez interposto o recurso, o não cumprimento pelo interessado, de exigência ou providência que a ele incumbiriam, e para a qual tenha sido devidamente intimado, não implica em desistência tácita ou renúncia ao direito de recorrer, devendo o processo ser julgado no estado em que se encontra, arcando o interessado com o ônus de sua inércia. Pelo exposto, conheço do recurso e voto no sentido de NEGAR-LHE PROVIMENTO.</text:p>
          </table:table-cell>
          <table:table-cell table:style-name="ce2"/>
          <table:table-cell table:style-name="ce2" office:value-type="string" calcext:value-type="string">
            <text:p>RECURSO ORDINÁRIO. OPORTUNIZADA A COMPLEMENTAÇÃO DA DOCUMENTAÇÃO, O PRAZO DECORREU SEM MANIFESTAÇÃO DA PARTE. EXISTE PREVISÃO REGIMENTAL QUE PERMITE A APRESENTAÇÃO DE ALEGAÇÕES E DOCUMENTOS REFERENTES A MATÉRIA DO PROCESSO ATÉ ANTES DO INÍCIO DA SESSÃO DE JULGAMENTO. A DESPEITO DESSAS DUAS OPORTUNIDADES, NÃO HOUVE QUALQUER ALEGAÇÃO DA RECORRENTE, MOTIVO PELO QUAL O PROCESSO SERÁ JULGADO NO ESTADO EM QUE SE ENCONTRA, NA FORMA DO ART. 35, §2º DO REGIMENTO INTERNO DO CONSELHO DE RECURSOS DO SEGURO SOCIAL. RECURSO CONHECIDO A QUE SE NEGA PROVIMENTO. </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Salário-maternidade – carência implementada como MEI</text:p>
          </table:table-cell>
          <table:table-cell table:style-name="ce2" office:value-type="string" calcext:value-type="string">
            <text:p>Nathália Corumbá</text:p>
          </table:table-cell>
          <table:table-cell table:style-name="ce2" office:value-type="string" calcext:value-type="string">
            <text:p>Recurso interposto por ____ , haja vista não concordar com a decisão do INSS que indeferiu o benefício de Salário-maternidade (NB ____ ), requerido em ____ , por ocasião do nascimento de ____ , ocorrido em ____ <text:s/>(p. ____ ), por carência insuficiente. Em suas razões de recurso, alegou ter direito ao benefício, mediante acolhimento de suas contribuições como microempreendedora individual - MEI (p. ____ ). Para embasar seu pedido, apresentou comprovantes de recolhimento como microempreendedora (p. ____ ), certidão de nascimento (p. ____ ).Em consulta ao CNIS – Cadastro nacional de informações sociais -, observou-se que ela vem recolhendo no plano simplificado, desde ____ <text:s/>até ____ , sendo a primeira em dia (p. ____ ). É o relatório.</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indeferiu o benefício de Salário-maternidade, o que entendo ser possível, pois em consulta ao CNIS – Cadastro nacional de informações sociais -, observou-se que ela vem recolhendo como MEI, desde ____ <text:s/>até ____ , com a primeira em dia (p. ____ ), o que atende ao teor do art. 27, II da Lei 8.213/91: <text:s/>Art. 27. <text:s/>Para cômputo do período de carência, serão consideradas as contribuições: <text:s text:c="19"/>(Redação dada pela Lei Complementar nº 150, de 2015) [...] II - realizadas a contar da data de efetivo pagamento da primeira contribuição sem atraso, não sendo consideradas para este fim as contribuições recolhidas com atraso referentes a competências anteriores, no caso dos segurados contribuinte individual, especial e facultativo, referidos, respectivamente, nos incisos V e VII do art. 11 e no art. 13. <text:s text:c="18"/>(Redação dada pela Lei Complementar nº 150, de 2015) Portanto, entendo que, até o nascimento da criança, em ____ <text:s/>(p. ____ ), ocorreu o implemento da carência, conforme art. 25, III e 27-A da Lei 8.213/91:Art. 25. A concessão das prestações pecuniárias do Regime Geral de Previdência Social depende dos seguintes períodos de carência, ressalvado o disposto no art. 26:[...]III - salário-maternidade para as seguradas de que tratam os incisos V e VII do caput do art. 11 e o art. 13 desta Lei: 10 (dez) contribuições mensais, respeitado o disposto no parágrafo único do art. 39 desta Lei; e <text:s text:c="16"/>(Redação dada pela Lei nº 13.846, de 2019)[...]Art. 27-A Na hipótese de perda da qualidade de segurado, para fins da concessão dos benefícios de auxílio-doença, de aposentadoria por invalidez, de salário-maternidade e de auxílio-reclusão, o segurado deverá contar, a partir da data da nova filiação à Previdência Social, com metade dos <text:s/>períodos <text:s/>previstos nos incisos I, III e IV do caput do art. 25 desta Lei. <text:s text:c="2"/>(Redação dada pela Lei nº 13.846, de 2019). Pelo exposto, conheço do recurso e voto no sentido de DAR-LHE PROVIMENTO. </text:p>
          </table:table-cell>
          <table:table-cell table:style-name="ce2"/>
          <table:table-cell table:style-name="ce2" office:value-type="string" calcext:value-type="string">
            <text:p>RECURSO ORDINÁRIO. SALÁRIO-MATERNIDADE. SALÁRIO-MATERNIDADE. EM CONSULTA AO CNIS – CADASTRO NACIONAL DE INFORMAÇÕES SOCIAIS -, OBSERVOU-SE QUE ELA VEM RECOLHENDO COMO CONTRIBUINTE INIDIVIDUAL, COM PRIMEIRO RECOLHIMENTO EM DIA, O QUE ATENDE AO TEOR DO ART. 27, II DA LEI 8.213/91. PORTANTO, ATÉ O NASCIMENTO DA CRIANÇA, OCORREU O IMPLEMENTO DA CARÊNCIA, CONFORME ART. 25, III E 27-A DA LEI 8.213/91. RECURSO CONHECIDO A QUE SE DÁ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APOSENTADORIA TEMPO CONTRIBUIÇÃO – ART. 56 DEC 99 E REGRAS DE TRANSIÇAO – SEM DOCUMENTOS – PRESUME REGISTROS DO CNIS</text:p>
          </table:table-cell>
          <table:table-cell table:style-name="ce2" office:value-type="string" calcext:value-type="string">
            <text:p>Nathália Corumbá</text:p>
          </table:table-cell>
          <table:table-cell table:style-name="ce2" office:value-type="string" calcext:value-type="string">
            <text:p>Recurso interposto por ____ , haja vista não concordar com a decisão do INSS que indeferiu o benefício de Aposentadoria por tempo de <text:s/>contribuição (NB ____ ), requerido em ____ , por tempo contributivo insuficiente. <text:s/>Antes de indeferir, o INSS emitiu exigência para que o interessado apresentasse carteiras de trabalho, carnês de recolhimento previdenciário e outros que interessassem a resolução do caso (P. <text:s/>). Em suas razões de recurso, alegou, em síntese, ter direito ao benefício (p. ). Não apresentou documentos.</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Aposentadoria por tempo de contribuição, todavia o indeferimento será mantido, pois, mesmo após intimada, não apresentou qualquer documento a fim de alterar a contagem feita pelo INSS, que tomou por base extrato previdenciário que goza de presunção de legitimidade e correção, conforme art. 29-A da Lei 8.213/91: Art. 29-A. <text:s/>O INSS utilizará as informações constantes no Cadastro Nacional de Informações Sociais – CNIS sobre os vínculos e as remunerações dos segurados, para fins de cálculo do salário-de-benefício, comprovação de filiação ao Regime Geral de Previdência Social, tempo de contribuição e relação de emprego. <text:s text:c="16"/>(Redação dada pela Lei Complementar nº 128, de 2008). Assim, é de se ver que, na data de entrada do requerimento, não há direito ao benefício, na forma do art. 56 do Decreto 3.048/99, tampouco houve implemento de qualquer regra de transição previstas pela Emenda Constitucional 103/2019, motivo pelo qual o indeferimento será mantido. Art. 56. <text:s/>A aposentadoria por tempo de contribuição será devida ao segurado após trinta e cinco anos de contribuição, se homem, ou trinta anos, se mulher, observado o disposto no art. 199-A. <text:s text:c="19"/>(Redação dada pelo Decreto nº 6.042, de 2007). EMENDA CONSTITUCIONAL 103/2019 Art. 15. Ao segurado filiado ao Regime Geral de Previdência Social até a data de entrada em vigor desta Emenda Constitucional, fica assegurado o direito à aposentadoria quando forem preenchidos, cumulativamente, os seguintes requisitos: I - 30 (trinta) anos de contribuição, se mulher, e 35 (trinta e cinco) anos de contribuição, se homem; e II - somatório da idade e do tempo de contribuição, incluídas as frações, equivalente a 86 (oitenta e seis) pontos, se mulher, e 96 (noventa e seis) pontos, se homem, observado o disposto nos §§ 1º e 2º. § 1º A partir de 1º de janeiro de 2020, a pontuação a que se refere o inciso II do caput será acrescida a cada ano de 1 (um) ponto, até atingir o limite de 100 (cem) pontos, se mulher, e de 105 (cento e cinco) pontos, se homem. § 2º A idade e o tempo de contribuição serão apurados em dias para o cálculo do somatório de pontos a que se referem o inciso II do caput e o § 1º. [...] Art. 16. Ao segurado filiado ao Regime Geral de Previdência Social até a data de entrada em vigor desta Emenda Constitucional fica assegurado o direito à aposentadoria quando preencher, cumulativamente, os seguintes requisitos: I - 30 (trinta) anos de contribuição, se mulher, e 35 (trinta e cinco) anos de contribuição, se homem; e II - idade de 56 (cinquenta e seis) anos, se mulher, e 61 (sessenta e um) anos, se homem. § 1º A partir de 1º de janeiro de 2020, a idade a que se refere o inciso II do caput será acrescida de 6 (seis) meses a cada ano, até atingir 62 (sessenta e dois) anos de idade, se mulher, e 65 (sessenta e cinco) anos de idade, se homem. [...] Art. 17. Ao segurado filiado ao Regime Geral de Previdência Social até a data de entrada em vigor desta Emenda Constitucional e que na referida data contar com mais de 28 (vinte e oito) anos de contribuição, se mulher, e 33 (trinta e três) anos de contribuição, se homem, fica assegurado o direito à aposentadoria quando preencher, cumulativamente, os seguintes requisitos: I - 30 (trinta) anos de contribuição, se mulher, e 35 (trinta e cinco) anos de contribuição, se homem; e II - cumprimento de período adicional correspondente a 50% (cinquenta por cento) do tempo que, na data de entrada em vigor desta Emenda Constitucional, faltaria para atingir 30 (trinta) anos de contribuição, se mulher, e 35 (trinta e cinco) anos de contribuição, se homem. Parágrafo único. O benefício concedido nos termos deste artigo terá seu valor apurado de acordo com a média aritmética simples dos salários de contribuição e das remunerações calculada na forma da lei, multiplicada pelo fator previdenciário, calculado na forma do disposto nos §§ 7º a 9º do art. 29 da Lei nº 8.213, de 24 de julho de 1991. Art. 18. O segurado de que trata o inciso I do § 7º do art. 201 da Constituição Federal filiado ao Regime Geral de Previdência Social até a data de entrada em vigor desta Emenda Constitucional poderá aposentar-se quando preencher, cumulativamente, os seguintes requisitos: I - 60 (sessenta) anos de idade, se mulher, e 65 (sessenta e cinco) anos de idade, se homem; e II - 15 (quinze) anos de contribuição, para ambos os sexos. § 1º A partir de 1º de janeiro de 2020, a idade de 60 (sessenta) anos da mulher, prevista no inciso I do caput, será acrescida em 6 (seis) meses a cada ano, até atingir 62 (sessenta e dois) anos de idade. § 2º O valor da aposentadoria de que trata este artigo será apurado na forma da lei. Art. 19. Até que lei disponha sobre o tempo de contribuição a que se refere o inciso I do § 7º do art. 201 da Constituição Federal, o segurado filiado ao Regime Geral de Previdência Social após a data de entrada em vigor desta Emenda Constitucional será aposentado aos 62 (sessenta e dois) anos de idade, se mulher, 65 (sessenta e cinco) anos de idade, se homem, com 15 (quinze) anos de tempo de contribuição, se mulher, e 20(vinte) anos de tempo de contribuição, se homem. [...] Pelo exposto, conheço do recurso e voto no sentido de NEGAR-LHE PROVIMENTO.</text:p>
          </table:table-cell>
          <table:table-cell table:style-name="ce2"/>
          <table:table-cell table:style-name="ce2" office:value-type="string" calcext:value-type="string">
            <text:p>RECURSO ORDINÁRIO. APOSENTADORIA POR TEMPO DE CONTRIBUIÇÃO. NA DATA DE ENTRADA DO REQUERIMENTO, NÃO HÁ DIREITO AO BENEFÍCIO, NA FORMA DO ART. 56 DO DECRETO 3.048/99. TAMPOUCO HOUVE IMPLEMENTO DE QUALQUER REGRA DE TRANSIÇÃO PREVISTAS PELA EMENDA CONSTITUCIONAL 103/2019.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ANTECIPAÇÃO DE AUXÍLIO DOENÇA – ATESTADO INDICA MENOS DE 15 DIAS DE REPOUSO</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que admitem a análise do mérito recursal. Pretende a parte recorrente a reforma da decisão que indeferiu o benefício de antecipação de Auxílio-doença previdenciário, todavia o indeferimento deve ser mantido, pois os documentos médicos apresentados não indicam período de repouso superior a quinze dias e, portanto, não atendem ao teor do art. 4º Lei nº 13.982, de 2 de abril de 2020, 3º da Portaria Conjunta nº 9.381, de 6 de abril de 2020 e 59 da Lei 8.213/91: LEI Nº 13.982, DE 2 DE ABRIL DE 2020 Art. 4º Fica o INSS autorizado a antecipar 1 (um) salário-mínimo mensal para os requerentes do benefício de auxílio-doença de que trata o art. 59 da Lei nº 8.213, de 24 de julho de 1991, durante o período de 3 (três) meses, a contar da publicação desta Lei, ou até a realização de perícia pela Perícia Médica Federal, o que ocorrer primeiro. (Vide Decreto nº 10.413, de 2020) Parágrafo único. A antecipação de que trata o caput estará condicionada: I - ao cumprimento da carência exigida para a concessão do benefício de auxílio-doença; II - à apresentação de atestado médico, cujos requisitos e forma de análise serão estabelecidos em ato conjunto da Secretaria Especial de Previdência e Trabalho do Ministério da Economia e do INSS.PORTARIA CONJUNTA Nº 9.381, DE 6 DE ABRIL DE 2020Art. 3º Observados os demais requisitos necessários para a concessão do auxílio-doença, inclusive a carência, quando exigida, a antecipação de um salário mínimo mensal ao requerente, de que trata o art. 4º da Lei nº 13.982, de 2 de abril de 2020, será devida a partir da data de início do benefício, determinada nos termos do art. 60 da Lei nº 8.213, de 24 de julho de 1991, e terá duração máxima de três meses .Lei 8.213/91:Art. 59. O auxílio-doença será devido ao segurado que, havendo cumprido, quando for o caso, o período de carência exigido nesta Lei, ficar incapacitado para o seu trabalho ou para a sua atividade habitual por mais de 15 (quinze) dias consecutivos. Pelo exposto, conheço do recurso e voto no sentido de NEGAR-LHE PROVIMENTO.</text:p>
          </table:table-cell>
          <table:table-cell table:style-name="ce2"/>
          <table:table-cell table:style-name="ce2" office:value-type="string" calcext:value-type="string">
            <text:p>RECURSO ORDINÁRIO. BENEFÍCIO DE ANTECIPAÇÃO DE AUXÍLIO-DOENÇA PREVIDENCIÁRIO. O ATESTADO MÉDICO NÃO SOLICITA AFASTAMENTO POR MAIS DE 15 DIAS. PORTARIA CONJUNTA Nº 9.381, DE 6 DE ABRIL DE 2020 AUTORIZA ANTECIPAÇAO DE AUXILIO-DOENÇA, NOS MOLDES DO ART. 59 DA LEI 8.213/91.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AUXÍLIO-DOENÇA - DIB MAIOR QUE DCB</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que admitem a análise do mérito recursal. A parte recorrente não concorda com o indeferimento do benefício, mas requereu seu benefício em ______ , embora os autos deem notícias de que o afastamento das atividades laborativas se deu desde ______ <text:s/>(p. ______ ). Portanto, o requerimento do benefício se deu após o trigésimo dia do afastamento da atividade, não havendo como retroagir a data do início do benefício à data de início de incapacidade em face do que dispõe o artigo 72, inciso III do Decreto nº 3.048/99, que transcrevo: Art. 72. O auxílio-doença consiste numa renda mensal calculada na forma do inciso I do caput do art. 39 e será devido: [...] III – a contar da data de entrada do requerimento, quando requerido após o trigésimo dia do afastamento da atividade, para todos os segurados. Neste sentido, aplicável, também o Enunciado 28 do CRPS, transcrito a seguir: ENUNCIADO 28 – Não se aplica o disposto no artigo 76 do Regulamento da Previdência Social, aprovado pelo Decreto nº 3.048/99, para justificar a retroação do termo inicial do benefício auxílio-doença requerido após o trigésimo dia do afastamento da atividade, nos casos em que a perícia médica do INSS fixar a data de início da incapacidade anterior à data de entrada do requerimento, tendo em vista que esta hipótese não implica em ciência pretérita da Previdência Social. Por todo o exposto, conheço do recurso e VOTO no sentido de NEGAR-LHE PROVIMENTO.</text:p>
          </table:table-cell>
          <table:table-cell table:style-name="ce2"/>
          <table:table-cell table:style-name="ce2" office:value-type="string" calcext:value-type="string">
            <text:p>RECURSO ORDINÁRIO.AUXÍLIO-DOENÇA PREVIDENCIÁRIO. O PRESENTE BENEFÍCIO FOI REQUERIDO 30 DIAS APÓS A DATA DE INÍCIO DE INCAPACIDADE FIXADA. HIPÓTESE EM QUE SERÁ DEVIDO O AUXÍLIO-DOENÇA A CONTAR DA DATA DE ENTRADA DO REQUERIMENTO, AINDA QUE A DATA DE INÍCIO DA INCAPACIDADE SEJA ANTERIOR ÀQUELA. LEGISLAÇÃO APLICÁVEL: ARTIGOS 72 E 76 DO 3.048/99 E ENUNCIADO 28 DO CRPS.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APOSENTADORIA TEMPO – PPP SEM INDICAR AGENTE NOCIVO</text:p>
          </table:table-cell>
          <table:table-cell table:style-name="ce2" office:value-type="string" calcext:value-type="string">
            <text:p>Nathália Corumbá</text:p>
          </table:table-cell>
          <table:table-cell table:style-name="ce2"/>
          <table:table-cell table:style-name="ce2" office:value-type="string" calcext:value-type="string">
            <text:p>Pretende o interessado a reforma da decisão que indeferiu o benefício de Aposentadoria por tempo de contribuição, requerido em _______ , mediante acolhimento da especialidade dos períodos de _______ <text:s/>a _______ <text:s/>e de _______ <text:s/>a _______ , todavia o indeferimento será mantido, pois os formulários não apontaram qualquer agente nocivo a que o recorrente esteve exposto, o que não atende o teor do art. 57, §2º e 58, caput da Lei 8.213/91: Art. 57 [...] § 3º A concessão da aposentadoria especial dependerá de comprovação pelo segurado, perante o Instituto Nacional do Seguro Social–INSS, do tempo de trabalho permanente, não ocasional nem intermitente, em condições especiais que prejudiquem a saúde ou a integridade física, durante o período mínimo fixado. <text:s text:c="19"/>(Redação dada pela Lei nº 9.032, de 1995) Art. 58. A relação dos agentes nocivos químicos, físicos e biológicos ou associação de agentes prejudiciais à saúde ou à integridade física considerados para fins de concessão da aposentadoria especial de que trata o artigo anterior será definida pelo Poder Executivo. <text:s text:c="16"/>(Redação dada pela Lei nº 9.528, de 1997) Assim, não há direito ao benefício, na forma do art. 56 e 64 do Decreto 3.048/99: <text:s/>Art. 56. <text:s/>A aposentadoria por tempo de contribuição será devida ao segurado após trinta e cinco anos de contribuição, se homem, ou trinta anos, se mulher, observado o disposto no art. 199-A. <text:s text:c="19"/>(Redação dada pelo Decreto nº 6.042, de 2007). Art. 64. <text:s/>A aposentadoria especial, uma vez cumprida a carência exigida, será devida ao segurado empregado, trabalhador avulso e contribuinte individual, este somente quando cooperado filiado a cooperativa de trabalho ou de produção, que tenha trabalhado durante quinze, vinte ou vinte e cinco anos, conforme o caso, sujeito a condições especiais que prejudiquem a saúde ou a integridade física. <text:s text:c="20"/>(Redação dada pelo Decreto nº 4.729, de 2003) Pelo exposto, conheço do recurso e voto no sentido de NEGAR-LHE PROVIMENTO.</text:p>
          </table:table-cell>
          <table:table-cell table:style-name="ce19"/>
          <table:table-cell table:style-name="ce19" office:value-type="string" calcext:value-type="string">
            <text:p>RECURSO ORDINÁRIO. APOSENTADORIA POR TEMPO DE CONTRIBUIÇÃO. O INDEFERIMENTO SERÁ MANTIDO, POIS OS FORMULÁRIOS NÃO APONTAM QUALQUER AGENTE NOCIVO A QUE O RECORRENTE ESTEVE EXPOSTO, O QUE NÃO ATENDE O TEOR DO ART. 57, §2º E 58, CAPUT DA LEI 8.213/91. NÃO HÁ DIREITO AO BENEFÍCIO, SEJA NA FORMA DO ART. 56, SEJA NA FORMA DO64 DO DECRETO 3.048/99.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4" office:value-type="string" calcext:value-type="string">
            <text:p>APOSENTDORIA TEMPO. PPP SEM PROVA LEGITIMDADE DO SIGNATÁRIO – RUÍDO SEM TÉCNICA EXIGIDA – AGENTE SEM PREVISAO DECRETO – POEIRA SEM INDICAR COMPONENTE BASICO <text:s/></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de admissibilidade. Pretende o interessado a reforma da decisão que indeferiu o benefício de Aposentadoria por tempo de contribuição, requerido em <text:s/>_____ , todavia o indeferimento deve ser mantido, pois em todos os formulários apresentados (p. _____ ), observei que a signatária dos documentos não possui vínculo com a empresa a época da emissão do formulário, tampouco ficou comprovada sua legitimidade para emitir documento em nome da empresa por outros meios, o que não atende ao disposto no art. 58, §1º da Lei 8.213/91: Art. 58 [...]§ 1º A comprovação da efetiva exposição do segurado aos agentes nocivos será feita mediante formulário, na forma estabelecida pelo Instituto Nacional do Seguro Social - INSS, emitido pela empresa ou seu preposto, com base em laudo técnico de condições ambientais do trabalho expedido por médico do trabalho ou engenheiro de segurança do trabalho nos termos da legislação trabalhista. <text:s text:c="16"/>(Redação dada pela Lei nº 9.732, de 11.12.98) Além disso, para o período posterior a 01/01/2004, foi informada a medição de ruído com decibelímetro (p. _____ ), o que não atende ao teor do Enunciado 13, III do CRPS, 2019: ENUNCIADO 13 Atendidas as demais condições legais, considera-se especial, no âmbito do RGPS, a atividade exercida com exposição a ruído superior a 80 decibéis até 05/03/97, superior a 90 decibéis desta data até 18/11/2003, e superior a 85 decibéis a partir de então. [...] II - Até 31 de dezembro de 2003, para a aferição de ruído contínuo ou intermitente, é obrigatória a utilização das metodologias contidas na NR-15, devendo ser aceitos ou o nível de pressão sonora pontual ou a média de ruído, podendo ser informado decibelímetro, dosímetro ou medição pontual no campo "Técnica Utilizada" do Perfil Profissiográfico Previdenciário (PPP). III - A partir de 1º de janeiro de 2004, para a aferição de ruído contínuo ou intermitente, é obrigatória a utilização das metodologias contidas na Norma de Higiene Ocupacional 01 (NHO-01) da FUNDACENTRO ou na NR-15, que reflitam a medição de exposição durante toda a jornada de trabalho, vedada a medição pontual, devendo constar do PPP a técnica utilizada e a respectiva norma. (CONSELHO DE RECURSOS DA PREVIDÊNCIA SOCIAL, 2019) A poeira, por sua vez, por se tratar de agente químico, deve ser informada com sua nomenclatura técnica, para fim de se verificar o enquadramento nos anexos do Poder Executivo, na forma do art. 58 da Lei 8.213/91. Finalmente, quanto ao agente ergonômico, este não encontra previsão em qualquer dos anexos dos Decretos 53.831/64, 83.080/79 ou 3.048/99, não sendo possível considerar a especialidade de agentes não definidas pelo Poder Executivo, por força do art. 58 da Lei 8.213/91: Art. 58. A relação dos agentes nocivos químicos, físicos e biológicos ou associação de agentes prejudiciais à saúde ou à integridade física considerados para fins de concessão da aposentadoria especial de que trata o artigo anterior será definida pelo Poder Executivo. <text:s text:c="16"/>(Redação dada pela Lei nº 9.528, de 1997) Pelo exposto, conheço do recurso e voto no sentido de NEGAR-LHE PROVIMENTO.</text:p>
          </table:table-cell>
          <table:table-cell table:style-name="ce2"/>
          <table:table-cell table:style-name="ce2" office:value-type="string" calcext:value-type="string">
            <text:p>RECURSO ORDINÁRIO. APOSENTADORIA POR TEMPO DE CONTRIBUIÇÃO. <text:s/>A SIGNATÁRIA DOS FORMULÁRIOS PPP NÃO POSSUI VÍNCULO COM A EMPRESA A ÉPOCA DE SUA EMISSÃO, TAMPOUCO FICOU COMPROVADA SUA LEGITIMIDADE PARA EMITIR DOCUMENTO EM NOME DA EMPRESA POR OUTROS MEIOS, O QUE NÃO ATENDE AO DISPOSTO NO ART. 58, §1º DA LEI 8.213/91. ALÉM DISSO, PARA O PERÍODO POSTERIOR A 01/01/2004, FOI INFORMADA MEDIÇÃO DE RUÍDO COM DECIBELÍMETRO, O QUE NÃO ATENDE AO TEOR DO ENUNCIADO 13, III DO CRPS, 2019. NOS TERMOS DO ART. 58, CAPUT, A RELAÇÃO DOS AGENTES NOCIVOS QUÍMICOS, FÍSICOS E BIOLÓGICOS OU ASSOCIAÇÃO DE AGENTES PREJUDICIAIS À SAÚDE OU À INTEGRIDADE FÍSICA CONSIDERADOS PARA FINS DE CONCESSÃO DA APOSENTADORIA ESPECIAL SERÁ DEFINIDA PELO PODER EXECUTIVO. ASSIM, O AGENTE QUÍMICO DEVE VIR ESPECIFICADO, O QUE NÃO OCORREU.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APOSENTADORIA TEMPO CONTRIBUIÇAO – AGENTES: ruído e metodologia, calor, poeira respirável e chumbo; CATEGORIA: motorista caçamba truck, motorista de caminhão, frentista, serviços gerais, limpeza e conservação; DESCRIÇÃO DAS ATIVIDADES; como CONTRIBUINTE INDIVIDUAL -PEDIDO J.A.</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de admissibilidade. Pretende o interessado a reforma da decisão que indeferiu o benefício de Aposentadoria por tempo de contribuição, alegando ter direito ao reconhecimento da especialidade de diversos períodos de trabalho. <text:s/>Para o período de _______ , alegou ter direito ao enquadramento nos códigos 1.2.11, Decreto 53.831/64, 1.2.10 do Decreto 83.080/79, 1.0.3 do Decreto 2.172/97 e 1.0.3, “d” e 1.0.7, “b”, do Decreto 3.048/99, todavia, <text:s/>apresentou o formulário de p. _______ , em que consta a função de auxiliar de acabamento, no setor de acabamento e exposição a ruído de _______ , calor de _______ <text:s/>e poeira respirável de _______ , em decorrência do exercício de transporte de bobinas de papel, abastecimento de reservatórios de máquinas rebobinadeiras, limpeza de canudos das bobinas e reaproveitamento deles para o processo produtivo, sem especificar se a poeira era derivada de carbono; não há prova de exposição a temperatura <text:s/>excessivamente alta por fontes artificiais, na forma do código 1.2.11 e 1.0.3 do Decreto 53.831/64 e, quanto ao ruído, não é de se extrair pela descrição das suas atividades, a exposição ao alto nível de 94,44 dB(A), por toda a jornada de trabalho, pois trabalhava no setor de acabamento, motivo pelo qual entendo ser possível seu enquadramento nos códigos transcritos a seguir. Decreto 53.831/64 1.1.1 - CALOR - Operações em locais com temperatura excessivamente alta, capaz de ser nociva à saúde e proveniente de fontes artificiais - 1.1.6 - RUÍDO - Operações em locais com ruído excessivo, capaz de ser nocivo à saúde Trabalhos sujeitos a efeitos de ruídos industriais excessivos. Caldeireiros, Operadores de máquinas pneumáticas, de motores, turbinas e outros. 1.2.11 - TÓXICOS ORGÂNICOS Operações executadas com derivados tóxicos do carbono - Nomenclatura Internacional: I – Hidrocarbonetos (ano, eno, ino) / II – Ácidos carbólicos (oico) / III – Alcoóis (al) / IV – Aldehydos (el) / V – Cetonas (ona) / VI – Esteres (oxissais em ato-ila) / VII – Éteres (óxidos oxi) / VIII – Aminas-Amidos / IX – Aminas-Animais / X – Nitrilas e isonitrila (nitrilas e carbilaminas) <text:s/>/ XI – Compostos organometálicos, halogenados, metaloidicos e nitradosTrabalhos permanentes expostos às <text:s/>poeiras, gases, vapores, neblinas e fumos de derivados de carbono constantes da relação internacional das substâncias nocivas, publicada no Regulamento Tipo Segurança da OIT Tais como: cloreto de metila, tetracloreto de carbono, tricloroetileno, clorofórmio, bromureto de metila, nitrobenzeno, gasolina, álcoois, acetona, acetato, pentano metano, haxano, sulfureto de carbono etc. Decreto 2.172/97 1.0.3 BENZENO E SEUS COMPOSTOS TÓXICOS25 ANOS [...] d) utilização de produtos que contenham benzeno, como colas, tintas, vernizes, produtos gráficos e solventes; <text:s/>[...] Decreto 3.048/99 1.0.3 <text:s/>BENZENO E SEUS COMPOSTOS TÓXICOS [...] b) utilização de benzeno como matéria-prima em sínteses orgânicas e na produção de derivados [...] Decreto 3.048/99 1.0.7 <text:s/>CARVÃO MINERAL E SEUS DERIVADOS [...] b) extração, produção e utilização de óleos minerais e parafinas; [...] Para o período de _______ <text:s/>, alegou ter direito ao enquadramento por categoria profissional nos códigos 1.2.11 do Anexo III do Decreto 53.831/64 e 1.2.10 do Anexo I do Decreto 83.080/79, e apresentou o formulário de p. _______ , em que consta a função de frentista, no setor de pista de abastecimento, exposto a benzeno, etilbenzeno e hidrocarbonetos aromáticos, motivo pelo qual entendo ser possível seu enquadramento, no códigos 1.2.11 do Anexo III do Decreto 53.831/64 e 1.2.10 do Anexo I do Decreto 83.080/79. Para o período de _______ , apresentou o formulário de p. _______ , em que consta exercício da função de serviços gerais, todavia, pela função e resumida descrição das atividades, não fica claro se ficava por toda a jornada na área de produção e exposto de forma habitual e permanente a ruído de _______ . Para os períodos posteriores, de _______ , como de operador de máquina, consta ter zelado pela limpeza e conservação, acompanhamento do processo de produção, realizando correções, medições e inspeções, o que pressupõe sua presença na área de produção (p. _______) por toda a jornada de trabalho, sendo possível concluir pela exposição habitual e permanente a ruído de _______ <text:s/>e o enquadramento nos códigos 1.1.5 do Anexo I do Decreto 83.080/79 e 2.0.1 do Anexo IV do Decreto 3.048/99: Decreto 83.080/79 Anexo I 1.1.5 - RUÍDO [...] Operações com máquinas pneumáticas (atividades discriminadas entre as do código 2.5.3 do Anexo II 2.5.3 - OPERAÇÕES DIVERSAS - Operadores de máquinas pneumáticas [...] Decreto 3.048/99 2.0.1. – RUÍDO - exposição a Níveis de Exposição Normalizados (NEN) superiores a 85 dB(A). Para o período de _______, apresentou formulário de p. _______ <text:s/>em que consta exposição a ruído de _______ , na função de “motorista caçamba truck”, todavia não possui descrição das atividades no item 14.2 do formulário que permita concluir pela exposição habitual e permanente ao ruído de _______ . <text:s/>Para o período de _______ , apresentou o formulário de p. _______, em que consta exposição a ruído de _______ , chumbo de _______ <text:s/>, em decorrência do exercício da função de operador de pá carregadeira, no setor de fundição, e de _______ , consta função de motorista de caminhão, o carregamento e entrega de pedidos conforme demanda da produção, <text:s/>todavia, além de não ser possível confirmar exposição a ruído superior a _______ durante toda a jornada, pois indicou exposição a “ruído de 81 a 87 dB(A)”, <text:s/>a metodologia utilizada não atende ao Enunciado 13, III do CRPS, 2019: <text:s/>ENUNCIADO 13 Atendidas as demais condições legais, considera-se especial, no âmbito do RGPS, a atividade exercida com exposição a ruído superior a 80 decibéis até 05/03/97, superior a 90 decibéis desta data até 18/11/2003, e superior a 85 decibéis a partir de então. [...] III - A partir de 1º de janeiro de 2004, para a aferição de ruído contínuo ou intermitente, é obrigatória a utilização das metodologias contidas na Norma de Higiene Ocupacional 01 (NHO-01) da FUNDACENTRO ou na NR-15, que reflitam a medição de exposição durante toda a jornada de trabalho, vedada a medição pontual, devendo constar do PPP a técnica utilizada e a respectiva norma. [...] (CONSELHO DE RECURSOS DA PREVIDÊNCIA SOCIAL, 2019) Quanto ao chumbo, pela descrição das atividades, não se pressupõe o exercício de qualquer das elencadas no código 1.0.8 do Anexo IV do Decreto 3.048/99. Para o período de _______ <text:s/>e à função de motorista de caminhão, apresentou o formulário de p. _______ , em que consta exposição a ruído, na função de motorista de caminhão, a metodologia utilizada não atende ao Enunciado 13, III do CRPS, 2019 supracitado. <text:s/>Para o acolhimento da especialidade de período como contribuinte individual, no período de _______ , em que alegou ter trabalhado como motorista autônomo, exposto a ruído e chumbo, ele não comprovou ser cooperado filiado a cooperativa de trabalho ou de produção, nos termos do art. 64 do Decreto 3.048/99, tampouco o exercício de atividade remunerada <text:s/>no período, motivo pelo qual não será reconhecida a especialidade do período, tampouco a retificação da inscrição, nos moldes do art. 19, §1º do Decreto 3.048/99: <text:s/>Art. 64. <text:s/>A aposentadoria especial, uma vez cumprida a carência exigida, será devida ao segurado empregado, trabalhador avulso e contribuinte individual, este somente quando cooperado filiado a cooperativa de trabalho ou de produção, que tenha trabalhado durante quinze, vinte ou vinte e cinco anos, conforme o caso, sujeito a condições especiais que prejudiquem a saúde ou a integridade física. <text:s text:c="20"/>(Redação dada pelo Decreto nº 4.729, de 2003) Art. 19. <text:s/>Os dados constantes do Cadastro Nacional de Informações Sociais - CNIS relativos a vínculos, remunerações e contribuições valem como prova de filiação à previdência social, tempo de contribuição e salários-de-contribuição. <text:s text:c="17"/>(Redação dada pelo Decreto nº 6.722, de 2008). §1º. O segurado poderá solicitar, a qualquer tempo, a inclusão, a exclusão, a ratificação ou a retificação de suas informações constantes do CNIS, com a apresentação de documentos comprobatórios dos dados divergentes, conforme critérios definidos pelo INSS, independentemente de requerimento de benefício, exceto na hipótese prevista no art. 142, observado o disposto nos art. 19-B e art. 19-C. <text:s text:c="4"/>(Redação dada pelo Decreto nº 10.410, de 2020). Finalmente, o interessado também requereu o processamento de justificação administrativa (p. _______ ), todavia a controvérsia recai sobre atividade especial, que se comprova mediante formulário, na forma do art. 57, § 3º e 58, §1º da Lei 8.213/91, não se aplicando a ressalva do art. 55, §3ºda Lei 8.213/91, pois não demonstrou ocorrência de motivo de força maior ou caso fortuito: Lei 8.213/91 Art. 57 [...] § 3º A concessão da aposentadoria especial dependerá de comprovação pelo segurado, perante o Instituto Nacional do Seguro Social–INSS, do tempo de trabalho permanente, não ocasional nem intermitente, em condições especiais que prejudiquem a saúde ou a integridade física, durante o período mínimo fixado. <text:s text:c="19"/>(Redação dada pela Lei nº 9.032, de 1995) Art. 58 [...] § 1º A comprovação da efetiva exposição do segurado aos agentes nocivos será feita mediante formulário, na forma estabelecida pelo Instituto Nacional do Seguro Social - INSS, emitido pela empresa ou seu preposto, com base em laudo técnico de condições ambientais do trabalho expedido por médico do trabalho ou engenheiro de segurança do trabalho nos termos da legislação trabalhista. <text:s text:c="16"/>(Redação dada pela Lei nº 9.732, de 11.12.98) Art. 55 [...] § 3º A comprovação do tempo de serviço para os fins desta Lei, inclusive mediante justificativa administrativa ou judicial, observado o disposto no art. 108 desta Lei, só produzirá efeito quando for baseada em início de prova material contemporânea dos fatos, não admitida a prova exclusivamente testemunhal, exceto na ocorrência de motivo de força maior ou caso fortuito, na forma prevista no regulamento. <text:s text:c="18"/>(Redação dada pela Lei nº 13.846, de 2019) Feita a análise, reforço ter sido reconhecido o enquadramento dos seguintes períodos: _______ , nos códigos 1.2.11 do Anexo III do Decreto 53.831/64 e 1.2.10 do Anexo I do Decreto 83.080/79; 01/03/1995 a 31/05/2000 e de _______ , nos códigos 1.1.5 do Anexo I do Decreto 83.080/79 e 2.0.1 do Anexo IV do Decreto 3.048/99.Todavia, mesmo com referidos enquadramentos, o interessado implementou apenas _______ <text:s text:c="2"/>até o requerimento (Evento _______ ), o que não dá ensejo a concessão do benefício, nem desde a DER, nem mediante sua reafirmação, motivo pelo qual o indeferimento do benefício será mantido, na forma do art. 56 do Decreto 3.048/99: Art. 56. <text:s/>A aposentadoria por tempo de contribuição será devida ao segurado após trinta e cinco anos de contribuição, se homem, ou trinta anos, se mulher, observado o disposto no art. 199-A. <text:s text:c="19"/>(Redação dada pelo Decreto nº 6.042, de 2007). Pelo exposto, conheço do recurso e voto no sentido de DAR-LHE PARCIAL PROVIMENTO.</text:p>
          </table:table-cell>
          <table:table-cell table:style-name="ce2"/>
          <table:table-cell table:style-name="ce2" office:value-type="string" calcext:value-type="string">
            <text:p>RECURSO ORDINÁRIO. APOSENTADORIA POR TEMPO DE CONTRIBUIÇÃO. DIREITO AO ENQUADRAMENTO. SÓ SE RECONHECE TEMPO ESPECIAL CONTRIBUINTE INDIVIDUAL, QUANDO COOPERADO FILIADO A COOPERATIVA DE TRABALHO OU DE PRODUÇÃO, O QUE NÃO FICOU COMPROVADO. ART. 64 DA LEI 8.213. SOLICITOU JUSTIFICAÇÃO ADMINISTRATIVA, MAS A CONTROVÉRSIA RECAI SOBRE EXERCÍCIO DE LABOR EM CONDIÇÕES ESPECIAIS, QUE SE COMPROVA MEDIANTE FORMULÁRIO, NA FORMA DO ART. 57, § 3º E 58, §1º DA LEI 8.213/91, NÃO SE APLICANDO A RESSALVA DO ART. 55, §3ºDA LEI 8.213/91, POIS NÃO COMPROVOU OCORRÊNCIA DE MOTIVO DE FORÇA MAIOR OU CASO FORTUITO. AO FINAL, FOI RECONHECIDO O ENQUADRAMENTO PARCIAL, QUE NÃO DEU ENSEJO A CONCESSÃO DO BENEFÍCIO DESDE A DER, NEM MEDIANTE SUA REAFIRMAÇÃO, MOTIVO PELO QUAL O INDEFERIMENTO DO BENEFÍCIO SERÁ MANTIDO, NA FORMA DO ART. 56 DO DECRETO 3.048/99. RECURSO CONHECIDO A QUE SE DÁ PARCIAL PROVIMENTO.</text:p>
          </table:table-cell>
          <table:table-cell table:style-name="ce17"/>
          <table:table-cell table:style-name="ce8" table:number-columns-repeated="19"/>
          <table:table-cell table:number-columns-repeated="998"/>
        </table:table-row>
        <table:table-row table:style-name="ro1">
          <table:table-cell table:style-name="ce4" office:value-type="string" calcext:value-type="string">
            <text:p>SEGURO-DEFESO – FALTA REQUERIMENTO DE REGISTRO GERAL DE PESCA NOS MOLDES</text:p>
          </table:table-cell>
          <table:table-cell table:style-name="ce2" office:value-type="string" calcext:value-type="string">
            <text:p>Nathália Corumbá</text:p>
          </table:table-cell>
          <table:table-cell table:style-name="ce2" office:value-type="string" calcext:value-type="string">
            <text:p>Recurso interposto por _______ , haja vista não concordar com a decisão do INSS que indeferiu o benefício de Seguro Defeso do Pescador Artesanal (NB: _______), requerido em _______ <text:s/>(data de entrada do requerimento- DER), por não apresentação do registro geral da pesca ou protocolo de licença inicial, nos moldes da ACP 1012017289.2018.401.3400 DPU (p. _______ ). <text:s/>Foi emitida exigência para apresentar documento válido (emitido pela Secretaria Executiva da Pesca) referente ao produto explorado, área de abrangência e forma de atuação do pescador (p. _______ ) e formulário de requerimento de licença de pescador (p. _______ ).</text:p>
          </table:table-cell>
          <table:table-cell table:style-name="ce2" office:value-type="string" calcext:value-type="string">
            <text:p>O recurso é tempestivo e estão presentes os demais pressupostos de admissibilidade. Pretende o interessado a reforma da decisão que indeferiu o benefício de Seguro Defeso do Pescador Artesanal (NB: _______ ), requerido em _______ <text:s/>por não apresentação do registro geral da pesca ou protocolo de licença inicial, nos moldes da ACP 1012017289.2018.401.3400 DPU (p. _______), todavia entendo que o indeferimento deve ser mantido, pois o recorrente apresentou apenas o formulário de requerimento de licença de pescador, assinado por ele em _______ (p. _______ ), não constando protocolo de recebimento desse formulário de, recebido e assinado pela agente pública (p. _______ ), nos moldes do art. art. 2º, § 2º da Lei 10.779/03 e do art. 2º, §1º, parte final da PORTARIA CONJUNTA 14/DIRBEN/DIRAT/PFE INSS, DE 07 DE JULHO DE 2020. LEI No 10.779, DE 25 DE NOVEMBRO DE 2003 - Dispõe sobre a concessão do benefício de seguro desemprego, durante o período de defeso, ao pescador profissional que exerce a atividade pesqueira de forma artesanal. Art. 2o [...]§ 2o Para se habilitar ao benefício, o pescador deverá apresentar ao INSS os seguintes documentos: <text:s text:c="6"/>(Incluído pela Lei nº 13.134, de 2015)I - registro como pescador profissional, categoria artesanal, devidamente atualizado no Registro Geral da Atividade Pesqueira (RGP), emitido pelo Ministério da Pesca e Aquicultura com antecedência mínima de 1 (um) ano, contado da data de requerimento do benefício; <text:s text:c="6"/>(Incluído pela Lei nº 13.134, de 2015)[...]III - outros estabelecidos em ato do Ministério da Previdência Social que comprovem: <text:s text:c="6"/>(Incluído pela Lei nº 13.134, de 2015)[...]PORTARIA CONJUNTA 14/DIRBEN/DIRAT/PFE INSS, DE 07 DE JULHO DE 2020 - Estabelece novos procedimentos para a análise dos requerimentos de Seguro-Desemprego do Pescador Profissional Artesanal - SDPA realizados mediante apresentação de Protocolo de Solicitação de Registro Inicial para Licença de Pescador Profissional Artesanal - PRGP, em face de acordo judicial firmado no âmbito da Ação Civil Pública - ACP nº 1012072-89.2018.401.3400 - DPU. Art. 2º Tendo em vista que foi concedida tutela parcial de urgência no bojo da ACP nº 1012072-89.2018.401.3400 - DPU, os requerimentos de SDPA efetivados a contar de 23 de julho de 2018, que possuam PRGP, em substituição ao RGP, deverão ser analisados pelo INSS, independentemente do ano do protocolo.§ 1º Em razão de ter sido afastada pelo Juízo a limitação temporal prevista no art. 2º da Portaria SAP nº 2.546-SEI/2017, bem como a restrição disposta no § 2º do art. 4º da referida Portaria, o PRGP deverá ser considerado pelo INSS como documento de valor probatório semelhante à inscrição efetivada no RGP, desde que contenha a identificação e respectiva assinatura do agente público vinculado à Secretaria de Aquicultura e Pesca - SAP, que tenha sido responsável pelo recebimento do Formulário de solicitação da Licença. Art. 4º Em se tratando de requerimentos de SDPA efetivados a contar de 23 de julho de 2018, em que o requerente tenha apresentado o PRGP em substituição ao RGP, será cadastrada exigência no sistema Gerenciador de Tarefas - GET para que o requerente apresente diretamente ao INSS o Formulário de Requerimento de Licença de Pescador Profissional - FLPP, disponível no endereço eletrônico https://www.gov.br/agricultura/pt-br/assuntos/aquicultura-e-pesca/arquivos/FormulrioPescadorProfissionalArtesanal.docx, possibilitando a análise do pedido, sob pena de não concessão do benefício de SDPA, observado o artigo 9º desta Portaria. Pelo exposto, conheço do recurso para, no mérito, NEGAR-LHE PROVIMENTO.</text:p>
          </table:table-cell>
          <table:table-cell table:style-name="ce2"/>
          <table:table-cell table:style-name="ce2" office:value-type="string" calcext:value-type="string">
            <text:p>RECURSO ORDINÁRIO. SEGURO DEFESO DO PESCADOR ARTESANAL. A LEI 10.779, DE 25 DE NOVEMBRO DE 2003, QUE DISPÕE SOBRE A CONCESSÃO DO BENEFÍCIO DE SEGURO DEFESO, EXIGE, EM SEU ART. 2º, § 2º, O REGISTRO COMO PESCADOR PROFISSIONAL, CATEGORIA ARTESANAL, TODAVIA, EM FACE DE ACORDO JUDICIAL FIRMADO NO ÂMBITO DA AÇÃO CIVIL PÚBLICA - ACP Nº 1012072-89.2018.401.3400 – DPU, FOI POSSÍVEL A APRESENTAÇÃO DE PROTOCOLO DE SOLICITAÇÃO DE REGISTRO INICIAL PARA LICENÇA DE PESCADOR ARTESANAL, EM SUBSTITUIÇÃO AO REGISTRO GERAL DA ATIVIDADE PESQUEIRA, NOS MOLDES DA PORTARIA CONJUNTA 14/DIRBEN/DIRAT/PFE INSS, DE 07 DE JULHO DE 2020. APÓS ANÁLISE DA NORMA E DOS DOCUMENTOS DOS AUTOS, OBSERVEI QUE O INTERESSADO, DE FATO, NÃO ATENDE REFERIDA PORTARIA, POIS APRESENTOU O FORMULÁRIO DE SOLICITAÇÃO DA LICENÇA SEM IDENTIFICAÇÃO E RESPECTIVA ASSINATURA DO AGENTE PÚBLICO VINCULADO À SECRETARIA DE AQUICULTURA E PESCA - SAP, RESPONSÁVEL PELO RECEBIMENTO DO FORMULÁRIO DE SOLICITAÇÃO DA LICENÇA.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Seguro -defeso -ATENDE A TODA A NORMA </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de admissibilidade. Pretende o interessado a reforma da decisão que que indeferiu o benefício de Seguro-Defeso do Pescador Artesanal ao argumento de ter ocorrido pagamento de contribuição em matrícula CEI diferente de “8 – rural” (p. ____ ), todavia entendo que não mais subsiste motivo para o indeferimento, pois as exigências emitidas pelo INSS foram perfeitamente atendidas, tendo o interessado apresentado Carteira do pescador artesanal (p. ____ ), carteira de filiação a Federação das Colônias de Pescadores do Maranhão, emitida em ____ <text:s/>(p. ____), comprovante de residência emitido em ____, em nome do recorrente e guia da previdência social referente a competência ____), sob código 2704. Além da prova produzida pelo interessado, há registro de recebimento de seguro-defeso em ____ , na condição de pescador artesanal (Evento ____), e registro N.: ____ “DEFERIDO” , com situação regular desde ____ <text:s/>, referente a atividade pesca de peixe em rio. Finalmente, em não havendo registro de recebimento de renda qualquer natureza, entendo que o interessado faz jus ao benefício, pois atende os critérios de concessão, na forma do art. 2º da Lei 10.779/2003: LEI No 10.779, DE 25 DE NOVEMBRO DE 2003 - Dispõe sobre a concessão do benefício de seguro desemprego, durante o período de defeso, ao pescador profissional que exerce a atividade pesqueira de forma artesanal.Art. 2o Cabe ao Instituto Nacional do Seguro Social (INSS) receber e processar os requerimentos e habilitar os beneficiários, nos termos do regulamento. <text:s text:c="6"/>(Redação dada pela Lei nº 13.134, de 2015)§ 1o Para fazer jus ao benefício, o pescador não poderá estar em gozo de nenhum benefício decorrente de benefício previdenciário ou assistencial de natureza continuada, exceto pensão por morte e auxílio-acidente. <text:s text:c="6"/>(Incluído pela Lei nº 13.134, de 2015)§ 2o Para se habilitar ao benefício, o pescador deverá apresentar ao INSS os seguintes documentos: <text:s text:c="6"/>(Incluído pela Lei nº 13.134, de 2015)I - registro como pescador profissional, categoria artesanal, devidamente atualizado no Registro Geral da Atividade Pesqueira (RGP), emitido pelo Ministério da Pesca e Aquicultura com antecedência mínima de 1 (um) ano, contado da data de requerimento do benefício; <text:s text:c="6"/>(Incluído pela Lei nº 13.134, de 2015)III - outros estabelecidos em ato do Ministério da Previdência Social que comprovem: <text:s text:c="6"/>(Incluído pela Lei nº 13.134, de 2015)a) o exercício da profissão, na forma do art. 1o desta Lei; <text:s text:c="6"/>(Incluído pela Lei nº 13.134, de 2015)b) que se dedicou à pesca durante o período definido no § 3o do art. 1o desta Lei; <text:s text:c="6"/>(Incluído pela Lei nº 13.134, de 2015)c) que não dispõe de outra fonte de renda diversa da decorrente da atividade pesqueira. <text:s text:c="6"/>(Incluído pela Lei nº 13.134, de 2015)§ 3o O INSS, no ato de habilitação ao benefício, deverá verificar a condição de segurado pescador artesanal e o pagamento da contribuição previdenciária, nos termos da Lei no 8.212, de 24 de julho de 1991, nos últimos 12 (doze) meses imediatamente anteriores ao requerimento do benefício ou desde o último período de defeso até o requerimento do benefício, o que for menor, observado, quando for o caso, o disposto no inciso II do § 2o. <text:s text:c="6"/>(Incluído pela dada pela Lei nº 13.134, de 2015) Pelo exposto, conheço do recurso e voto no sentido de DAR-LHE PROVIMENTO.</text:p>
          </table:table-cell>
          <table:table-cell table:style-name="ce2"/>
          <table:table-cell table:style-name="ce2" office:value-type="string" calcext:value-type="string">
            <text:p>RECURSO ORDINÁRIO. SEGURO-DEFESO DO PESCADOR ARTESANAL. A PARTE INTERESSADA APRESENTOU O RELATÓRIO DE EXERCÍCIO DE ATIVIDADE PESQUEIRA COM O NOME DAS PRINCIPAIS ESPÉCIES, CONFERIDO PELO SERVIDOR COM OS RESPECTIVOS CARIMBOS E ASSINATURAS. HÁ REGISTRO DE RECOLHIMENTO, CONFORME INFORMAÇÕES DO REGISTRO GERAL DE PESCA, ESTE CONSTA COMO “DEFERIDO”, INCLUSIVE COM REGISTRO DE DIVERSOS SEGURO-DEFESOS RECEBIDOS. FINALMENTE, EM NÃO HAVENDO REGISTRO DE RECEBIMENTO DE RENDA QUALQUER NATUREZA, O INTERESSADO FAZ JUS AO BENEFÍCIO, POIS ATENDE OS CRITÉRIOS DE CONCESSÃO, NA FORMA DO ART. 2º DA LEI 10.779/2003. RECURSO CONHECIDO A QUE SE DÁ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Seguro – defeso e acordo judicial firmado no âmbito da Ação Civil Pública - ACP nº 1012072-89.2018.401.3400 – DPU</text:p>
          </table:table-cell>
          <table:table-cell table:style-name="ce2" office:value-type="string" calcext:value-type="string">
            <text:p>Nathália Corumbá</text:p>
          </table:table-cell>
          <table:table-cell table:style-name="ce2"/>
          <table:table-cell table:style-name="ce2" office:value-type="string" calcext:value-type="string">
            <text:p>O recurso é tempestivo e estão presentes os demais pressupostos de admissibilidade. Pretende a interessada a reforma a decisão do INSS que indeferiu o benefício de Seguro Defeso do Pescador Artesanal (NB: ____ ), requerido em ____ . A Lei 10.779, de 25 de novembro de 2003, que dispõe sobre a concessão do benefício de seguro defeso, exige, em seu art. 2º, § 2º, o registro como pescador profissional, categoria artesanal, devidamente atualizado no Registro Geral da Atividade Pesqueira (RGP), emitido pelo Ministério da Pesca e Aquicultura com antecedência mínima de 1 (um) ano, contado da data de requerimento do benefício, todavia, em face de acordo judicial firmado no âmbito da Ação Civil Pública - ACP nº 1012072-89.2018.401.3400 – DPU, foi possível a apresentação de Protocolo de solicitação de registro inicial para licença de pescador artesanal, em substituição ao Registro Geral da Atividade Pesqueira, nos moldes da PORTARIA CONJUNTA 14/DIRBEN/DIRAT/PFE INSS, DE 07 DE JULHO DE 2020. No caso, observei que a interessada, além de não possuir registro geral de pesca, também não apresentou o Protocolo de Solicitação de Registro Inicial para Licença de Pescador Profissional Artesanal - PRGP, o que importa a manutenção do indeferimento, nos moldes do art. 2º, § 2º da Lei 10.779/03 e do art. 2º, §1º e 3º da PORTARIA CONJUNTA 14/DIRBEN/DIRAT/PFE INSS, DE 07 DE JULHO DE 2020. LEI No 10.779, DE 25 DE NOVEMBRO DE 2003 - Dispõe sobre a concessão do benefício de seguro desemprego, durante o período de defeso, ao pescador profissional que exerce a atividade pesqueira de forma artesanal. <text:s/>Art. 2o [...] § 2o Para se habilitar ao benefício, o pescador deverá apresentar ao INSS os seguintes documentos: <text:s text:c="6"/>(Incluído pela Lei nº 13.134, de 2015) I - registro como pescador profissional, categoria artesanal, devidamente atualizado no Registro Geral da Atividade Pesqueira (RGP), emitido pelo Ministério da Pesca e Aquicultura com antecedência mínima de 1 (um) ano, contado da data de requerimento do benefício; <text:s text:c="6"/>(Incluído pela Lei nº 13.134, de 2015) [...] II - outros estabelecidos em ato do Ministério da Previdência Social que comprovem: <text:s text:c="6"/>(Incluído pela Lei nº 13.134, de 2015) [...] PORTARIA CONJUNTA 14/DIRBEN/DIRAT/PFE INSS, DE 07 DE JULHO DE 2020 - Estabelece novos procedimentos para a análise dos requerimentos de Seguro-Desemprego do Pescador Profissional Artesanal - SDPA realizados mediante apresentação de Protocolo de Solicitação de Registro Inicial para Licença de Pescador Profissional Artesanal - PRGP, em face de acordo judicial firmado no âmbito da Ação Civil Pública - ACP nº 1012072-89.2018.401.3400 - DPU. Art. 2º Tendo em vista que foi concedida tutela parcial de urgência no bojo da ACP nº 1012072-89.2018.401.3400 - DPU, os requerimentos de SDPA efetivados a contar de 23 de julho de 2018, que possuam PRGP, em substituição ao RGP, deverão ser analisados pelo INSS, independentemente do ano do protocolo. § 1º Em razão de ter sido afastada pelo Juízo a limitação temporal prevista no art. 2º da Portaria SAP nº 2.546-SEI/2017, bem como a restrição disposta no § 2º do art. 4º da referida Portaria, o PRGP deverá ser considerado pelo INSS como documento de valor probatório semelhante à inscrição efetivada no RGP, desde que contenha a identificação e respectiva assinatura do agente público vinculado à Secretaria de Aquicultura e Pesca - SAP, que tenha sido responsável pelo recebimento do Formulário de solicitação da Licença.[...]§ 3º Para a concessão do SDPA deverão ser observados todos os demais requisitos legalmente previstos, posto que a decisão judicial proferida no âmbito da ACP supracitada apenas possibilita a habilitação do pescador que possua PRGP, independentemente do ano desse protocolo, ao recebimento do benefício, ou seja, considera que o PRGP deverá ser considerado como documento equivalente ao RGP, devendo ser utilizada como data do primeiro RGP a data do referido protocolo. Pelo exposto, conheço do recurso para, no mérito, NEGAR-LHE PROVIMENTO.</text:p>
          </table:table-cell>
          <table:table-cell table:style-name="ce2"/>
          <table:table-cell table:style-name="ce2" office:value-type="string" calcext:value-type="string">
            <text:p>RECURSO ORDINÁRIO. SEGURO DEFESO DO PESCADOR ARTESANAL. A LEI 10.779, DE 25 DE NOVEMBRO DE 2003, QUE DISPÕE SOBRE A CONCESSÃO DO BENEFÍCIO DE SEGURO DEFESO, EXIGE, EM SEU ART. 2º, § 2º, O REGISTRO COMO PESCADOR PROFISSIONAL, CATEGORIA ARTESANAL, TODAVIA, EM FACE DE ACORDO JUDICIAL FIRMADO NO ÂMBITO DA AÇÃO CIVIL PÚBLICA - ACP Nº 1012072-89.2018.401.3400 – DPU, FOI POSSÍVEL A APRESENTAÇÃO DE PROTOCOLO DE SOLICITAÇÃO DE REGISTRO INICIAL PARA LICENÇA DE PESCADOR ARTESANAL, EM SUBSTITUIÇÃO AO REGISTRO GERAL DA ATIVIDADE PESQUEIRA, NOS MOLDES DA PORTARIA CONJUNTA 14/DIRBEN/DIRAT/PFE INSS, DE 07 DE JULHO DE 2020. A INTERESSADA, ALÉM DE NÃO POSSUIR REGISTRO GERAL DE PESCA, TAMBÉM NÃO APRESENTOU O PROTOCOLO DE SOLICITAÇÃO DE REGISTRO INICIAL PARA LICENÇA DE PESCADOR PROFISSIONAL ARTESANAL - PRGP, O QUE IMPORTA A MANUTENÇÃO DO INDEFERIMENTO, NOS MOLDES DO ART. 2º, § 2º DA LEI 10.779/03 E DO ART. 2º, §1º E 3º DA PORTARIA CONJUNTA 14/DIRBEN/DIRAT/PFE INSS, DE 07 DE JULHO DE 2020.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PENSAO POR MORTE – DAR A CONTAR DA APRESENTAÇÃO DO DOCUMENTO – ART. 176 DEC 10.410/2020</text:p>
          </table:table-cell>
          <table:table-cell table:style-name="ce2" office:value-type="string" calcext:value-type="string">
            <text:p>Nathália Corumbá</text:p>
          </table:table-cell>
          <table:table-cell table:style-name="ce2" office:value-type="string" calcext:value-type="string">
            <text:p>Recurso interposto por ___ , haja vista não concordar com a decisão do INSS que indeferiu o benefício de Pensão por morte previdenciária (NB: ___), requerido em ___ (data de entrada do requerimento- DER), na condição de ___ , de ___ , falecida em ___ <text:s/>(p. ___), por não apresentação de documentos. O recurso foi protocolado em ___ <text:s/>(p. ___ ) e, em suas razões de recurso, alegou ter direito ao benefício (p. <text:s/>___) e, para embasar o pedido apresentou certidão de casamento atualizada em ___, em que consta averbado o óbito da nubente e o registro do casamento em ___ <text:s/>(p. ___ ). Instituidora era beneficiária de aposentadoria por idade desde ___ (p. ___ ).Em consulta ao CNIS – Cadastro Nacional de Informações Sociais – observou-se que ainda não foi concedido outro benefício de mesma espécie. Não foram encontradas ações judiciais com o mesmo objeto. É o relatório.</text:p>
          </table:table-cell>
          <table:table-cell table:style-name="ce2" office:value-type="string" calcext:value-type="string">
            <text:p>O recurso é tempestivo e estão presentes os demais pressupostos de admissibilidade. Pretende o interessado a reforma da decisão do INSS que indeferiu o benefício de Pensão por morte previdenciária, por não apresentação de documentos, o que entendo ser possível, pois, por ocasião do protocolo do recurso, atendeu a exigência para apresentar a certidão de casamento atualizada, comprovando sua condição de cônjuge, na forma do art. 74 da Lei 8.213/91 e 16, I <text:s/>e 22, alínea “a” do Decreto 3.048/99:Lei 8.213/91Art. 74. A pensão por morte será devida ao conjunto dos dependentes do segurado que falecer, aposentado ou não, a contar da data: <text:s text:c="15"/>(Redação dada pela Lei nº 9.528, de 1997) <text:s text:c="14"/>(Vide Medida Provisória nº 871, de 2019) Decreto 3.048/99Art. 16. <text:s/>São beneficiários do Regime Geral de Previdência Social, na condição de dependentes do segurado: I - o cônjuge, a companheira, o companheiro e o filho não emancipado, de qualquer condição, menor de vinte e um anos de idade ou inválido ou que tenha deficiência intelectual, mental ou grave; <text:s text:c="3"/>(Redação dada pelo Decreto nº 10.410, de 2020).[...]Art. 22. <text:s/>A inscrição do dependente do segurado será promovida quando do requerimento do benefício a que tiver direito, mediante a apresentação dos seguintes documentos: <text:s text:c="20"/>(Redação dada pelo Decreto nº 4.079, de 2002)a) cônjuge e filhos - certidões de casamento e de Nascimento;[...]Todavia o benefício será devido a contar da apresentação do referido documento (p.1/5), na forma do art.176, §6º do Decreto 3.048/99:Art. 176 [...] § 6º O reconhecimento do direito ao benefício com base em documento apresentado após a decisão administrativa proferida pelo INSS considerará como data de entrada do requerimento a data de apresentação do referido documento. <text:s text:c="16"/>(Incluído pelo Decreto nº 10.410, de 2020) Pelo exposto, conheço do recurso e voto no sentido de DAR-LHE PROVIMENTO</text:p>
          </table:table-cell>
          <table:table-cell table:style-name="ce2"/>
          <table:table-cell table:style-name="ce2" office:value-type="string" calcext:value-type="string">
            <text:p>RECURSO ORDINÁRIO. PRETENDE O INTERESSADO A REFORMA DA DECISÃO DO INSS QUE INDEFERIU O BENEFÍCIO DE PENSÃO POR MORTE PREVIDENCIÁRIA, O QUEÉ POSSÍVEL, POIS, POR OCASIÃO DO PROTOCOLO DO RECURSO APRESENTOU A CERTIDÃO DE CASAMENTO ATUALIZADA. O BENEFÍCIO SERÁ DEVIDO A CONTAR DA APRESENTAÇÃO DO REFERIDO DOCUMENTO (P. ___ ), NA FORMA DO ART. 176, §6º DO DECRETO 3.048/99. RECURSO CONHECIDO A QUE SE DÁ PROVIMENTO </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PENSAO POR MORTE – intempestivo - exigência para renunciar LOAS e documentos de cônjuge – cumprimento após recurso e após vigência decreto 10.410/2020 –– proposta de relevar intempestividade e alterar a DER.</text:p>
          </table:table-cell>
          <table:table-cell table:style-name="ce2" office:value-type="string" calcext:value-type="string">
            <text:p>Nathália Corumbá</text:p>
          </table:table-cell>
          <table:table-cell table:style-name="ce2"/>
          <table:table-cell table:style-name="ce2" office:value-type="string" calcext:value-type="string">
            <text:p>Em análise dos pressupostos de admissibilidade recursal, verificou esta Relatora que o recurso é intempestivo, pois de acordo com o art. 31 do Regimento Interno do Conselho de Recursos da Previdência Social, alterado pela Portaria 116/2017, o prazo para interposição do recurso ordinário é de trinta dias. Art. 31. É de 30 (trinta) dias o prazo para a interposição de recurso e para o oferecimento de contrarrazões, contado da data da ciência da decisão e da data da intimação da interposição do recurso, respectivamente. Ademais, conforme disposição dos artigos 27 e 28, §2º, IV do Regimento Interno do CRPS, a intimação pode ser efetuada por meio eletrônico, considerando-se feita a intimação com a confirmação de envio da correspondência eletrônica, mediante juntada do comprovante (p. <text:s/>____ ). art. 27. Intimação é o ato pelo qual se dá ciência a alguém dos atos, termos e decisões do processo, para que faça ou deixe de fazer alguma coisa. Art. 28. A intimação será efetuada por ciência no processo, por via postal com aviso de recebimento, por telegrama, por meio eletrônico, ou por outro meio que assegure a regularidade da ciência do interessado ou do seu representante, sem sujeição a ordem de preferência. § 2º Considera-se feita a intimação: [...] IV - por meio eletrônico, com a confirmação de envio da correspondência eletrônica ao destinatário, fazendo-se a juntada da cópia do comprovante de envio. [...] No caso, o comunicado de indeferimento enviado em ____ <text:s text:c="2"/>(p. ____ ) e recurso, protocolado em ____ (p. ____ ). Por outro lado, nos termos do próprio Regimento Interno, é perfeitamente possível à Julgadora propor relevar a intempestividade de recursos quando fundamente seu convencimento acerca da certeza e a liquidez do direito da parte, na forma do art. 16, II do Regimento Interno do Conselho de Recursos, conforme será feito a seguir. Art. 16. Ao Conselheiro relator das Câmaras e Juntas incumbe: [...] II - propor à composição julgadora relevar a intempestividade de recursos, no corpo do próprio voto, quando fundamentadamente entender que, no mérito, restou demonstrada de forma inequívoca a liquidez e a certeza do direito da parte; [...] No caso dos autos, pretende a parte interessada a reforma da decisão que indeferiu o benefício de Pensão por morte previdenciária por estar em gozo de benefício assistencial desde ______ e pelo não atendimento da exigência do INSS, para optar por um dos benefícios (p. ______ ). De fato, confirmou-se que o cumprimento da exigência de p. _____ <text:s/>não se deu de forma integral e que apenas por ocasião do protocolo do recurso ordinário, em ____ <text:s/>(p. ____ <text:s text:c="2"/>e ____ ), foi anexo o termo de renúncia ao benefício assistencial, ____ . Assim, entendo que, uma vez comprovada a condição de cônjuge da recorrente em relação ao instituidor, por força da Certidão de casamento (p. ____ ), do comprovante de residência em nome da recorrente (p. ____, ____) e da certidão de óbito constando ser casado com a recorrente e residente no mesmo endereço que ela ao tempo do óbito, o benefício será devido a contar da data de apresentação do documento, na forma do art. 176, §6º do Decreto 3.048/99 e art. 74, I e 16, I da Lei 8.213/91: Decreto 3.048/99 Art. 176 [...] § 6º O reconhecimento do direito ao benefício com base em documento apresentado após a decisão administrativa proferida pelo INSS considerará como data de entrada do requerimento a data de apresentação do referido documento. <text:s text:c="16"/>(Incluído pelo Decreto nº 10.410, de 2020) Lei 8.213/91 Art. 74. A pensão por morte será devida ao conjunto dos dependentes do segurado que falecer, aposentado ou não, a contar da data: <text:s text:c="15"/>(Redação dada pela Lei nº 9.528, de 1997) <text:s text:c="15"/>(Vide Medida Provisória nº 871, de 2019) I - do óbito, quando requerida em até 180 (cento e oitenta) dias após o óbito, para os filhos menores de 16 (dezesseis) anos, ou em até 90 (noventa) dias após o óbito, para os demais dependentes; <text:s text:c="17"/>(Redação dada pela Lei nº 13.846, de 2019) Art. 16. São beneficiários do Regime Geral de Previdência Social, na condição de dependentes do segurado: I - o cônjuge, a companheira, o companheiro e o filho não emancipado, de qualquer condição, menor de 21 (vinte e um) anos ou inválido ou que tenha deficiência intelectual ou mental ou deficiência grave; <text:s text:c="14"/>(Redação dada pela Lei nº 13.146, de 2015) <text:s text:c="9"/>(Vigência) Pelo exposto, conheço do recurso para, no mérito, DAR-LHE PROVIMENTO.</text:p>
          </table:table-cell>
          <table:table-cell table:style-name="ce2"/>
          <table:table-cell table:style-name="ce2" office:value-type="string" calcext:value-type="string">
            <text:p>RECURSO ORDINÁRIO. PENSÃO POR MORTE PREVIDENCIÁRIA. EM ANÁLISE DOS PRESSUPOSTOS DE ADMISSIBILIDADE RECURSAL, VERIFICOU ESTA RELATORA QUE O RECURSO É INTEMPESTIVO. POR OUTRO LADO, NOS TERMOS DO PRÓPRIO REGIMENTO INTERNO, É PERFEITAMENTE POSSÍVEL À (AO) CONSELHEIRA (O) PROPOR RELEVAR A INTEMPESTIVIDADE DE RECURSOS QUANDO FUNDAMENTE SEU CONVENCIMENTO ACERCA DA CERTEZA E A LIQUIDEZ DO DIREITO DA PARTE, NA FORMA DO ART. 16, II DO REGIMENTO INTERNO DO CONSELHO DE RECURSOS, CONFORME SERÁ FEITO. PRETENDE A INTERESSADA A REFORMA DA DECISÃO QUE INDEFERIU O BENEFÍCIO DE PENSÃO POR MORTE PREVIDENCIÁRIA POR ESTAR EM GOZO DE BENEFÍCIO ASSISTENCIAL. E PELO NÃO ATENDIMENTO DA EXIGÊNCIA DO INSS, PARA OPTAR UMA VEZ COMPROVADA A CONDIÇÃO DE CÔNJUGE DA RECORRENTE EM RELAÇÃO AO INSTITUIDOR. O BENEFÍCIO SERÁ DEVIDO A CONTAR DA DATA DE APRESENTAÇÃO DO DOCUMENTO, NA FORMA DO ART. 176, §6º DO DECRETO 3.048/99 E ART. 74, I E 16, I DA LEI 8.213/91. RECURSO CONHECIDO A QUE SE DÁ PROVIMENTO. </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PEDIDO ENQUADRAMENTO - ATENDENTE DE ENFERMAGEM – DESCARACTERIZADA ESPECIALIDADE DESCRIÇÃO ATIVIDADES – PELO CÓDIGO <text:s/>NÃO ENQUADRA.</text:p>
          </table:table-cell>
          <table:table-cell table:style-name="ce2" office:value-type="string" calcext:value-type="string">
            <text:p>Nathália Corumbá</text:p>
          </table:table-cell>
          <table:table-cell table:style-name="ce2"/>
          <table:table-cell table:style-name="ce2" office:value-type="string" calcext:value-type="string">
            <text:p>O recurso é considerado tempestivo e estão presentes os demais pressupostos que permitem a análise do mérito recursal. A recorrente pretende a reforma da decisão que indeferiu o benefício de aposentadoria mediante o reconhecimento da especialidade do período de _____ <text:s/>, todavia verifiquei que o formulário de p. _____ <text:s/>registra que a interessada exerceu função de “auxiliar de enfermagem”, com registro de funções que não permitem concluir pela exposição habitual e permanente a micro-organismos e parasitas infectocontagiosos vivos e suas toxinas, tais como controle de materiais e equipamentos, atendimento, anotações, cobrança de materiais e medicamentos e controle de estoque. Assim, em que pese alegue ter sido exposta a vírus, bactérias, protozoários e fundos, enquadrados no item 2.1.3 dos Decretos 53.831/64 e 83.080/79 e 3.0.1 do Decreto 3.048/99, o Anexo IV do Decreto 3.048/99, item 3.0.1, referidos anexos preveem, na verdade, o exercício de atividades no ramo da MEDICINA, ODONTOLOGIA, FARMÁCIA E BIOQUÍMICA, ENFERMAGEM e VETERINÁRIA, o que não se vislumbra no caso da recorrente, já que ela exerceu função de “auxiliar de enfermagem”, sem contato direto com os agentes nocivos. Acresce, ainda que, o indicador “IEAN” junto ao CNIS pressupõe, tão somente, a exposição a agente nocivo conforme informação prestada pelo empregador e não goza de presunção absoluta de veracidade, valendo observar que, nos termos da lei, o reconhecimento da especialidade dos agentes mencionados depende da análise quantitativa e qualitativa mediante descrição do que consta dos incisos do §2º do art. 68 do Decreto 3.048/99, na seguinte forma: Decreto 3.048/99Art. 68. A relação dos agentes nocivos químicos, físicos, biológicos ou associação de agentes prejudiciais à saúde ou à integridade física, considerados para fins de concessão de aposentadoria especial, consta do Anexo IV. § 2o A avaliação qualitativa de riscos e agentes nocivos será comprovada mediante descrição:(Redação dada pelo Decreto nº 8.123, de 2013) I - das circunstâncias de exposição ocupacional a determinado agente nocivo ou associação de agentes nocivos presentes no ambiente de trabalho durante toda a jornada; (Incluído pelo Decreto nº 8.123, de 2013) II - de todas as fontes e possibilidades de liberação dos agentes mencionados no inciso I; e (Incluído pelo Decreto nº 8.123, de 2013) III - dos meios de contato ou exposição dos trabalhadores, as vias de absorção, a intensidade da exposição, a frequência e a duração do contato. <text:s text:c="18"/>(Incluído pelo Decreto nº 8.123, de 2013) Assim, a recorrente por não atender aos critérios para reconhecimento de trabalho especial, não cumpriu o tempo mínimo para concessão da aposentadoria especial na data do requerimento, como previsto no art. 64 do Decreto 3.048/99. Decreto 3.048/99 Art. 64 A aposentadoria especial, uma vez cumprida a carência exigida, será devida ao segurado empregado, trabalhador avulso e contribuinte individual, este somente quando cooperado filiado a cooperativa de trabalho ou de produção, que tenha trabalhado durante quinze, vinte ou vinte e cinco anos, conforme o caso, sujeito a condições especiais que prejudiquem a saúde ou a integridade física. <text:s text:c="9"/>Pelo exposto, CONHEÇO DO RECURSO, para, no mérito, NEGAR-LHE PROVIMENTO.</text:p>
          </table:table-cell>
          <table:table-cell table:style-name="ce2"/>
          <table:table-cell table:style-name="ce2" office:value-type="string" calcext:value-type="string">
            <text:p>RECURSO ORDINÁRIO. APOSENTADORIA ESPECIAL. NÃO BASTA O REGISTRO DE AGENTE NOCIVO. EXIGE-SE PROVA DO TRABALHO PERMANENTE, NÃO OCASIONAL, NEM INTERMITENTE EM CONDIÇÕES QUE PREJUDIQUEM A SAÚDE OU A INTEGRIDADE FÍSICA. ART. 57, § 3º, LEI 8.213/91. A CARACTERIZAÇÃO E A COMPROVAÇÃO DE ATIVIDADE SOB ESSAS CONDIÇÕES OBEDECEM AO DISPOSTO NA LEGISLAÇÃO EM VIGOR NA ÉPOCA DA PRESTAÇÃO DO SERVIÇO. ART.70, § 1º DO DECRETO 3.048/99. OS FORMULÁRIOS DEVEM ATENDER A FORMA ESPECIFICADA PELO INSS NA FORMA DO ART. <text:s/>68, § 2º E INCISOS. O BENEFÍCIO DE APOSENTADORIA ESPECIAL NÃO É DEVIDO SEM PROVA DA IMPLEMENTAÇÃO DO TEMPO MÍNIMO DE CONTRIBUIÇÃO ART. 64, DECRETO 3.048/99. RECURSO CONHECIDO E NEGAD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PENSÃO POR MORTE – SEPARAÇÃO DE FATO</text:p>
          </table:table-cell>
          <table:table-cell table:style-name="ce2" office:value-type="string" calcext:value-type="string">
            <text:p>Nathália Corumbá</text:p>
          </table:table-cell>
          <table:table-cell table:style-name="ce2"/>
          <table:table-cell table:style-name="ce2" office:value-type="string" calcext:value-type="string">
            <text:p>O recurso é considerado tempestivo e estão presentes os demais pressupostos que permitem a análise do mérito recursal. A recorrente busca a reforma da decisão para receber o benefício de pensão por morte, todavia as informações constantes dos autos permitem asseverar que ela não era casada com o instituidor o tempo do óbito (p. __ ) e que ela não apresentou qualquer prova de sua dependência econômica, na condição de cônjuge separada, na forma do art. na forma do art. 111 e §§ 5º e 6º do art. 16 do Decreto 3.048/99. Art. 111. O cônjuge divorciado ou separado judicialmente ou de fato, que recebia pensão de alimentos, receberá a pensão em igualdade de condições com os demais dependentes referidos no inciso I do art. 16. A referida demonstração de dependência, por sua vez, se faz mediante a apresentação de no mínimo três dos documentos elencados no art. 22 do mesmo diploma legal, que transcrevo respectivamente: Art. 16. <text:s/>São beneficiários do Regime Geral de Previdência Social, na condição de dependentes do segurado:I - o cônjuge, a companheira, o companheiro e o filho não emancipado de qualquer condição, menor de vinte e um anos ou inválido;[...]Art. 22. <text:s/>A inscrição do dependente do segurado será promovida quando do requerimento do benefício a que tiver direito, mediante a apresentação dos seguintes documentos: <text:s text:c="18"/>(Redação dada pelo Decreto nº 4.079, de 2002)I - para os dependentes preferenciais:a) cônjuge e filhos - certidões de casamento e de nascimento;[...]§ 3º <text:s/>Para comprovação DO VÍNCULO e DA DEPENDÊNCIA ECONÔMICA, conforme o caso, devem ser apresentados no mínimo três dos seguintes documentos: <text:s text:c="23"/>(Redação dada pelo Decreto nº 3.668, de 2000)I - certidão de nascimento de filho havido em comum;II - certidão de casamento religioso;III - declaração do imposto de renda do segurado, em que conste o interessado como seu dependente;IV - disposições testamentárias;V - anotação constante na Carteira Profissional e/ou na Carteira de Trabalho e Previdência Social, feita pelo órgão competente; <text:s text:c="19"/>(Revogado pelo Decreto nº 5.699, de 2006)VI - declaração especial feita perante tabelião;VII - prova de mesmo domicílio;VIII - prova de encargos domésticos evidentes e existência de sociedade ou comunhão nos atos da vida civil;IX - procuração ou fiança reciprocamente outorgada;X - conta bancária conjunta;XI - registro em associação de qualquer natureza, onde conste o interessado como dependente do segurado;XII - anotação constante de ficha ou livro de registro de empregados;XIII - apólice de seguro da qual conste o segurado como instituidor do seguro e a pessoa interessada como sua beneficiária;XIV - ficha de tratamento em instituição de assistência médica, da qual conste o segurado como responsável;XV - escritura de compra e venda de imóvel pelo segurado em nome de dependente;XVI - declaração de não emancipação do dependente menor de vinte e um anos; ouXVII - quaisquer outros que possam levar à convicção do fato a comprovar.Por todo o exposto, conheço do recurso e VOTO no sentido de NEGAR-LHE PROVIMENTO.</text:p>
          </table:table-cell>
          <table:table-cell table:style-name="ce2"/>
          <table:table-cell table:style-name="ce2" office:value-type="string" calcext:value-type="string">
            <text:p>RECURSO ORDINÁRIO. PENSÃO POR MORTE. CONDIÇÃO DE CÔNJUGE SEPARADO DE FATO. DOCUMENTOS NÃO DEMONSTRAM DEPENDÊNCIA ECONÔMICA EM RELAÇÃO AO SEGURADO, NÃO FAZENDO JUS À CONCESSÃO DO BENEFÍCIO, SEGUNDO ARTIGOS 16, 22 E 111 DO DECRETO Nº- 3048/99.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PENSAO POR MORTE – CONDIÇÃO DE PAI E MAE</text:p>
          </table:table-cell>
          <table:table-cell table:style-name="ce2" office:value-type="string" calcext:value-type="string">
            <text:p>Nathália Corumbá</text:p>
          </table:table-cell>
          <table:table-cell table:style-name="ce2"/>
          <table:table-cell table:style-name="ce2" office:value-type="string" calcext:value-type="string">
            <text:p>O recurso é considerado tempestivo e estão presentes os demais pressupostos que permitem a análise do mérito recursal. A recorrente pretende a reforma da decisão para ter direito ao benefício de pensão por morte, todavia não ficou comprovado que, na condição de mãe, era dependente economicamente do instituidor, na forma do art. 16, §7º do Decreto 3.0488/99, e do art. 22 do mesmo diploma legal, pois, além de escassa a prova documental, não há prova de mesmo domicílio, tampouco existem outros elementos que capazes provar referida dependência:Art. 16. <text:s/>São beneficiários do Regime Geral de Previdência Social, na condição de dependentes do segurado:[...]II - os pais; ou [...]§ 7º A dependência econômica das pessoas de que trata o inciso I é presumida e a das demais deve ser comprovada.[...]§ 3º <text:s/>Para comprovação DO VÍNCULO e DA DEPENDÊNCIA ECONÔMICA, conforme o caso, devem ser apresentados no mínimo três dos seguintes documentos: <text:s text:c="23"/>(Redação dada pelo Decreto nº 3.668, de 2000)I - certidão de nascimento de filho havido em comum;II - certidão de casamento religioso;III - declaração do imposto de renda do segurado, em que conste o interessado como seu dependente;IV - disposições testamentárias;V - anotação constante na Carteira Profissional e/ou na Carteira de Trabalho e Previdência Social, feita pelo órgão competente; <text:s text:c="19"/>(Revogado pelo Decreto nº 5.699, de 2006)VI - declaração especial feita perante tabelião;VII - prova de mesmo domicílio;VIII - prova de encargos domésticos evidentes e existência de sociedade ou comunhão nos atos da vida civil;IX - procuração ou fiança reciprocamente outorgada;X - conta bancária conjunta;XI - registro em associação de qualquer natureza, onde conste o interessado como dependente do segurado;XII - anotação constante de ficha ou livro de registro de empregados;XIII - apólice de seguro da qual conste o segurado como instituidor do seguro e a pessoa interessada como sua beneficiária;XIV - ficha de tratamento em instituição de assistência médica, da qual conste o segurado como responsável;XV - escritura de compra e venda de imóvel pelo segurado em nome de dependente;XVI - declaração de não emancipação do dependente menor de vinte e um anos; ouXVII - quaisquer outros que possam levar à convicção do fato a comprovar Por todo o exposto, conheço do recurso e VOTO no sentido de NEGAR-LHE PROVIMENTO.</text:p>
          </table:table-cell>
          <table:table-cell table:style-name="ce2"/>
          <table:table-cell table:style-name="ce2" office:value-type="string" calcext:value-type="string">
            <text:p>RECURSO ORDINÁRIO. PENSÃO POR MORTE. BENEFÍCIO REQUERIDO NA CONDIÇÃO DE MÃE. DOCUMENTOS NÃO DEMONSTRAM DEPENDÊNCIA ECONÔMICA EM RELAÇÃO AO SEGURADO, NÃO FAZENDO JUS À CONCESSÃO DO BENEFÍCIO, SEGUNDO ARTIGOS 16, §7º E 22 E DO DECRETO Nº- 3048/99.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5" office:value-type="string" calcext:value-type="string">
            <text:p>Anistiado Lei 8.878/94 x <text:s/>efeitos previdenciários anterior a reintegração</text:p>
          </table:table-cell>
          <table:table-cell table:style-name="ce2" office:value-type="string" calcext:value-type="string">
            <text:p>Leonardo</text:p>
          </table:table-cell>
          <table:table-cell table:style-name="ce5" office:value-type="string" calcext:value-type="string">
            <text:p>Alega a parte interessada que o INSS não contabilizou o período de 00/00/00 a 00/00/00, anterior a reitegração, como tempo de contribuição na qualidade de anistiado com o fundamento na Lei 8.878/94.</text:p>
          </table:table-cell>
          <table:table-cell table:style-name="ce5" office:value-type="string" calcext:value-type="string">
            <text:p>Ressaltar-se que a Lei 8.878/94 não se confunde com a Lei nº 10.559, de 13/11/2002, que regulamentou o art. 8º do Ato das Disposições Constitucionais Transitórias, que se referiu aos anistiados que no período de 18/09/1946 a 05/10/1988, por motivação política foram atingidos por atos institucionais, punidos, demitidos, desligados, licenciados, expulsos, com reparação econômica da forma expressa nas disposições que traz e outras providências.</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5"/>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5" office:value-type="string" calcext:value-type="string">
            <text:p>Cabe instar que o direito previsto na Lei nº 10.559/2002 previu o reconhecimento do tempo para todos os efeitos conforme seu inc. III do art. 1º.</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5"/>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5" office:value-type="string" calcext:value-type="string">
            <text:p>Nessa vereda também foi reconhecido pelo Decreto nº 3.048/99, art. 60, inc. VII e § 8º como tempo de contribuição, vejamos:</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5"/>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3" office:value-type="string" calcext:value-type="string">
            <text:p>Art. 60 ...</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3" office:value-type="string" calcext:value-type="string">
            <text:p>VII - o período de afastamento da atividade do segurado anistiado que, em virtude de motivação exclusivamente política, foi atingido por atos de exceção, institucional ou complementar, ou abrangido pelo Decreto Legislativo nº 18, de 15 de dezembro de 1961, pelo Decreto-Lei nº 864, de 12 de setembro de 1969, ou que, em virtude de pressões ostensivas ou expedientes oficiais sigilosos, tenha sido demitido ou compelido ao afastamento de atividade remunerada no período de 18 de setembro de 1946 a 5 de outubro de 1988; (...)</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3" office:value-type="string" calcext:value-type="string">
            <text:p>§ 8º É indispensável para o cômputo do período a que se refere o inciso VII a prova da relação de causa entre a demissão ou afastamento da atividade remunerada e a motivação referida no citado inciso”.</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office:value-type="string" calcext:value-type="string">
            <text:p>Nesse sentido também foi emitido o parecer Parecer Conjur/MPS N01/2007 sobre a Lei 10.559/2002 entendo ser <text:s/>cabível a contagem do tempo de afastamento em razão da reintegração por esta Lei.</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office:value-type="string" calcext:value-type="string">
            <text:p>Noutro giro o art. 6º da Lei 8.878/94 traz expressamente que só se gerará efeitos a partir do efetivo retorno à atividade.</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office:value-type="string" calcext:value-type="string">
            <text:p>Nesse passo vem este Conselho formando jurisprudência consolidada pela impossibilidade de reconhecimento como tempo de contribuição pretérito anterior ao retorno da atividade, vejamos:</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3" office:value-type="string" calcext:value-type="string">
            <text:p>EMENTA: RECURSO ESPECIAL. ANISTIADO. LEI 8.878/94. Impossibilidade de computo do período de anistiado para fins de tempo de contribuição conforme o previsto no art. 6º da Lei nº 8.878/94. 1ª Câmara de Julgamento. Relator RODOLFO ESPINEL DONADON.</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3" office:value-type="string" calcext:value-type="string">
            <text:p>EMENTA: APOSENTADORIA POR TEMPO DE CONTRIBUIÇÃO. INDEFERIMENTO DO INSS - RECURSO ORDINÁRIO. PEDIDO PARA RECONHECIMENTO DE ATIVIDADES NO SERVIÇO PÚBLICO – ANISTIADO DA LEI 8.878/1994. IMPOSSIBILIDADE DE AVERBAÇAO DO TEMPO DE ANISTIADO – GOVERNO COLLOR - POR AUSÊNCIA DE DISPOSIÇAO LEGAL NO ÂMBITO ADMINISTRATIVO – AUSÊNCIA DE FONTE DE CUSTEIO PARA A SEGURIDADE. DIREITO ADQUIRIDO NÃO CONFIGURADO. IMPOSSIBILIDADE DE CONCESSÃO DO BENEFICIO FACE AO TEMPO APURADO. PROPRIEDADE DO ATO RECORRIDO. LEGISLAÇÃO APLICÁVEL: ARTIGOS 54 DO DECRETO N° 2.172/97. ARTIGOS 56, 187, 188 DO DECRETO N° 3.048/99. ARTIGOS 10, 11, III, ALÍNEAS A, C, D, DA LEI 8.212/1991. 08ª Junta de Recursos. Relator ROBERIO BONFIM ABREU</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office:value-type="string" calcext:value-type="string">
            <text:p>Encerrando a questão é consolidada no Superior Tribunal de Justiça a impossibilidade do reconhecimento de retroatividade dos efeitos da Lei 8.878/94 anterior ao início da atividade do anistiado:</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3" office:value-type="string" calcext:value-type="string">
            <text:p>EMENTA</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3" office:value-type="string" calcext:value-type="string">
            <text:p>AGRAVO REGIMENTAL NO RECURSO ESPECIAL. ADMINISTRATIVO. SERVIDORES PÚBLICOS AFASTADOS NO GOVERNO COLLOR. ANISTIA CONCEDIDA PELA LEI 8.878/94. PERCEPÇÃO DE VALORES RETROATIVOS. EXPRESSA VEDAÇÃO LEGAL:</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3" office:value-type="string" calcext:value-type="string">
            <text:p>ART. 6o. DA LEI 8.878/94. IMPOSSIBILIDADE JURÍDICA DO PEDIDO. AGRAVO REGIMENTAL DESPROVIDO.</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3" office:value-type="string" calcext:value-type="string">
            <text:p>1. A reintegração de Servidor Público decorre da ilegalidade do ato de demissão, implicando na sua anulação e no conseqüente pagamento de todos os reflexos financeiros correlatos; no caso dos autos, no entanto, o Servidor Público retornou aos quadros da Administração Pública não pelo reconhecimento da ilegalidade do ato de afastamento, mas por força da anistia concedida pela Lei 8.878/94.</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3" office:value-type="string" calcext:value-type="string">
            <text:p>2. Nos termos do art. 6o. da Lei 8.878/94, a anistia a que se refere esta Lei só gerará efeitos financeiros a partir do efetivo retorno à atividade, vedada a remuneração de qualquer espécie em caráter retroativo. Assim, constata-se que a tutela pretendida, ainda em abstrato, não é admitida no ordenamento jurídico em razão de expresso impedimento legal, o que representa a impossibilidade jurídica do pedido deduzido. Precedente: REsp. 741.236/RJ, Rel. Min. CELSO LIMONGI, DJe 22.02.2010.</text:p>
          </table:table-cell>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2" table:number-columns-repeated="3"/>
          <table:table-cell table:style-name="ce14"/>
          <table:table-cell table:style-name="ce9"/>
          <table:table-cell table:style-name="ce2"/>
          <table:table-cell table:style-name="ce17"/>
          <table:table-cell table:style-name="ce8" table:number-columns-repeated="19"/>
          <table:table-cell table:number-columns-repeated="998"/>
        </table:table-row>
        <table:table-row table:style-name="ro1">
          <table:table-cell table:style-name="ce6" table:number-columns-repeated="3"/>
          <table:table-cell table:style-name="ce15" office:value-type="string" calcext:value-type="string">
            <text:p>Portanto o período requerido não pode ser reconhecido com fundamento no art. 6º da Lei 8.878/94.</text:p>
          </table:table-cell>
          <table:table-cell table:style-name="ce12"/>
          <table:table-cell table:style-name="ce6"/>
          <table:table-cell table:style-name="ce17"/>
          <table:table-cell table:style-name="ce8" table:number-columns-repeated="19"/>
          <table:table-cell table:number-columns-repeated="998"/>
        </table:table-row>
        <table:table-row table:style-name="ro1">
          <table:table-cell table:style-name="ce6"/>
          <table:table-cell table:style-name="ce6" office:value-type="string" calcext:value-type="string">
            <text:p>Nathália Corumbá</text:p>
          </table:table-cell>
          <table:table-cell table:style-name="ce6" office:value-type="string" calcext:value-type="string">
            <text:p>-</text:p>
          </table:table-cell>
          <table:table-cell table:style-name="ce12" office:value-type="string" calcext:value-type="string">
            <text:p>O recurso é tempestivo e estão presentes os demais pressupostos que admitem a análise do mérito recursal.Pretende a parte recorrente a reforma da decisão que indeferiu o benefício de Aposentadoria por idade, requerido em 09/01/2020, o que entendo ser possível, pois, ao contrário do que alegou o INSS, o recolhimento de contribuição sob alíquota de 5% e 11% não é impeditivo para acesso ao benefício de aposentadoria por idade, apenas aposentadoria por tempo de contribuição, nos moldes do art.21, § 2º da Lei 8.213/91:Lei nº 8.212, de 24 de julho de 1991Art. 21. [...]§ 2º No caso de opção pela exclusão do direito ao benefício de aposentadoria por tempo de contribuição, a alíquota de contribuição incidente sobre o limite mínimo mensal do salário de contribuição será de:I - 11% (onze por cento), no caso do segurado contribuinte individual, ressalvado o disposto no inciso II, que trabalhe por conta própria, sem relação de trabalho com empresa ou equiparado e do segurado facultativo, observado o disposto na alínea b do inciso II deste parágrafo;II - 5% (cinco por cento):[...]b) do segurado facultativo sem renda própria que se dedique exclusivamente ao trabalho doméstico no âmbito de sua residência, desde que pertencente a família de baixa renda. [...]Além disso, a marca de pendência era referente a recolhimentos feitos na condição de facultativo, o que foi perfeitamente regularizado, mediante prova do encerramento dos vínculos empregatícios anteriores (evento 9), constando indicador de “acerto realizado pelo INSS”, o que serve de base para concessão de benefício, na forma do art. 29 – A da Lei 8.213/91 e 19 do Decreto 3.048/99:Lei 8.213/91Art. 29-A. O INSS utilizará as informações constantes no Cadastro Nacional de Informações Sociais – CNIS sobre os vínculos e as remunerações dos segurados, para fins de cálculo do salário-de-benefício, comprovação de filiação ao Regime Geral de Previdência Social, tempo de contribuição e relação de emprego. (Redação dada pela Lei Complementar nº 128, de 2008)Decreto 3.048/99Art. 19. Os dados constantes do Cadastro Nacional de Informações Sociais - CNIS relativos a vínculos, remunerações e contribuições valem como prova de filiação à previdência social, tempo de contribuição e salários-de-contribuição. (Redação dada pelo Decreto nº 6.722, de 2008).Assim, considerando a própria contagem do INSS, que apurou 178 recolhimentos para efeito de carência, até o requerimento administrativo, em 09/01/2020 (p.90), deve ser garantido o benefício objeto de recurso, <text:s/>mediante reafirmação da DER (p.4), na forma do art. 176-D do Decreto 3.048/99 e 18 da Emenda Constitucional nº103/2019, bem como assegurada a opção pelo benefício mais vantajoso, mediante a apresentação dos demonstrativos financeiros de cada um deles, na forma do Enunciado 1, inciso I do CRPS:Emenda Constitucional nº103/2019Art. 18. O segurado de que trata o inciso I do § 7º do art. 201 da Constituição Federal filiado ao Regime Geral de Previdência Social até a data de entrada em vigor desta Emenda Constitucional poderá aposentar-se quando preencher, cumulativamente, os seguintes requisitos:I - 60 (sessenta) anos de idade, se mulher, e 65 (sessenta e cinco) anos de idade, se homem; eII - 15 (quinze) anos de contribuição, para ambos os sexos.§ 1º A partir de 1º de janeiro de 2020, a idade de 60 (sessenta) anos da mulher, prevista no inciso I do caput, será acrescida em 6 (seis) meses a cada ano, até atingir 62 (sessenta e dois) anos de idade.ENUNCIADO 1A Previdência Social deve conceder o melhor benefício a que o beneficiário fizer jus, cabendo ao servidor orientá-lo nesse sentido.I - Satisfeitos os requisitos para a concessão de mais de um tipo de benefício, o INSS oferecerá ao interessado o direito de opção, mediante a apresentação dos demonstrativos financeiros de cada um deles(CONSELHO DE RECUROS DA PREVIDENCIA SOCIAL, 2019).Decreto 3.048/99 Art. 176-D. Se, na data de entrada do requerimento do benefício, o segurado não satisfizer os requisitos para o reconhecimento do direito, mas implementá-los em momento posterior, antes da decisão do INSS, o requerimento poderá ser reafirmado para a data em que satisfizer os requisitos, que será fixada como início do benefício, exigindo-se, para tanto, a concordância formal do interessado, admitida a sua manifestação de vontade por meio eletrônico. (Incluído pelo Decreto nº 10.410, de 2020) Por todo o exposto, conheço do recurso para, no mérito, DAR-LHE PROVIMENTO.</text:p>
          </table:table-cell>
          <table:table-cell table:style-name="ce12"/>
          <table:table-cell table:style-name="ce6" office:value-type="string" calcext:value-type="string">
            <text:p>RECURSO ORDINÁRIO. APOSENTADORIA POR IDADE. POSSIBILIDADE REFORMA DECISÃO. O RECOLHIMENTO DE CONTRIBUIÇÃO SOB ALÍQUOTA DE 5% E 11% NÃO É IMPEDITIVO PARA ACESSO AO BENEFÍCIO DE APOSENTADORIA POR IDADE, APENAS APOSENTADORIA POR TEMPO DE CONTRIBUIÇÃO, NOS MOLDES DO ART.21, § 2º DA LEI 8.213/91. CONSIDERANDO A PRÓPRIA CONTAGEM DO INSS, QUE APUROU 178 RECOLHIMENTOS PARA EFEITO DE CARÊNCIA, ATÉ O REQUERIMENTO ADMINISTRATIVO, EM 09/01/2020 (P.90), DEVE SER GARANTIDO O BENEFÍCIO OBJETO DE RECURSO, MEDIANTE REAFIRMAÇÃO DA DER, NA FORMA DO ART. 18 DA EMENDA CONSTITUCIONAL Nº103/2019 E 176- D DO DECRETO 3.048/99, E ASSEGURADA A OPÇÃO PELO BENEFÍCIO MAIS VANTAJOSO, MEDIANTE A APRESENTAÇÃO DOS DEMONSTRATIVOS FINANCEIROS DE CADA UM DELES, NA FORMA DO ENUNCIADO 1, INCISO I DO CRPS. RECURSO CONHECIDO A QUE SE DÁ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SUSPENSÃO B87 CONVERTIDA EM CESSAÇÃO ART. 47 DO DECRETO 6.214/07 E 20, §3º DA LEI 8742/93. DESPESAS NAO COMPROVADAS ACAO CIVIL PÚBLICA RS </text:p>
          </table:table-cell>
          <table:table-cell table:style-name="ce6" office:value-type="string" calcext:value-type="string">
            <text:p>Nathália Corumbá</text:p>
          </table:table-cell>
          <table:table-cell table:style-name="ce6" office:value-type="string" calcext:value-type="string">
            <text:p>Recurso interposto por ­______ , <text:s/>haja vista não concordar com a decisão do INSS que suspendeu o Benefício de Prestação Continuada da Assistência Social à pessoa com deficiência (NB ______), de que esteve em gozo de ______ a ______, por indícios de irregularidade relacionados a renda de um dos integrantes do grupo familiar, ______ <text:s/>(p. ______), o que gerou um débito no valor de R$ ______. Em suas razões de recurso, alegou ter direito ao benefício, mediante desconsideração da renda de ______ (p. ______); que pode comprovar despesas na forma da Ação Civil Pública 5044874-22.2013.4.04.7100-RS, motivo pelo qual requereu a manutenção do benefício (p. ______). Para embasar seu pedido, apresentou: 1. Notas fiscais, referentes a _/___, _/___e _/___, referente a medicamentos, alimentação especial, consulta médica e fraldas (p.___ ); 2. Declaração da Assistente Social da Secretaria Municipal de saúde no sentido de que “ _________ ” (p. ____ ); 3. Receitas médicas de <text:s/>“ ___ ” (p. ___); 4. Fotos (p. ___); 5. Cadastro único (p. ___). O processo de apuração de irregularidade foi anexo (p. ___). Segundo dados colhidos, com a última atualização do cadastro único, em ___, o grupo familiar do recorrente consta como composto por ele, sua ___, ___, e ___ (p. ___). Em consulta ao CNIS – Cadastro nacional de informações sociais -, observou-se que um dos integrantes do grupo, ___ , <text:s/>possui uma aposentadoria ativa desde ___ (p. ___ ), no valor de ___ <text:s/>(p. __ ). Foi oportunizada apresentação de defesa, com aviso de recebimento (p. ___ ). Ante o decurso do prazo sem manifestação, foi fixado o montante de R$ ___ <text:s/>entre ___ e ___ (p. ___).Consulta atualizada do Cadúnico aponta grupo familiar composto pelo recorrente e ___ , nascida em ___ (p. ___), com ___ anos na data de suspensão do benefício. Segundo a declaração de benefícios, não existe outro de mesma espécie ativo até o presente momento. A pesquisa de ações judiciais não detectou processo com mesmo objeto do recuso, tampouc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Pretende a parte recorrente a reforma da decisão que determinou a suspensão do benefício de Prestação Continuada da Assistência Social à pessoa com deficiência, o que não entendo ser possível, pois a parte apresentou comprovação de despesas apenas referentes ao mês de ___ de ____ e a irregularidade se manteve de ___ a _____ (p.___ ); além disso, em que pese a receita médica se refira apenas a um medicamento, foram apresentadas notas fiscais referentes a outros remédios. Além disso, não apresentou de que “requereu e teve a prestação negada por órgão da rede pública de saúde com atribuição para fornecimento dos medicamentos, da alimentação especial, das fraldas descartáveis e das consultas na área de saúde, do seu domicílio”. Assim, entendo que não se comprova o direito a manutenção do benefício, nos moldes da Ação Civil 5044874-22.2013.4.04.7100-RS, motivo pelo qual o benefício será cessado, na forma do art. 48, II do Decreto 6.214/07 e art. 20, §4º da Lei 8.742/93: Decreto 6.214/07 Art. 47. O Benefício de Prestação Continuada será suspenso nas seguintes hipóteses: (Redação dada pelo Decreto nº 9.462, de 2018) [...] I - superação das condições que deram origem ao benefício, previstas nos art. 8º e art. 9º; Art. 48. O benefício será cessado: [...] III - quando o recurso ao CRSS não for provido. (Redação dada pelo Decreto nº 9.462, de 2018) Lei 8.742/93 Art. 20 [...] § 3º Observados os demais critérios de elegibilidade definidos nesta Lei, terão direito ao benefício financeiro de que trata o caput deste artigo a pessoa com deficiência ou a pessoa idosa com renda familiar mensal per capita igual ou inferior a 1/4 (um quarto) do salário-mínimo. (Redação dada pela Lei nº 14.176, de 2021) Pelo exposto, conheço do recurso e voto no sentido de NEGAR-LHE PROVIMENTO.</text:p>
          </table:table-cell>
          <table:table-cell table:style-name="ce12"/>
          <table:table-cell table:style-name="ce12" office:value-type="string" calcext:value-type="string">
            <text:p>RECURSO ORDINÁRIO. BENEFÍCIO DE PRESTAÇÃO CONTINUADA DA ASSISTÊNCIA SOCIAL À PESSOA COM DEFICIÊNCIA. PRESTAÇÃO NEGADA POR ÓRGÃO DA REDE PÚBLICA DE SAÚDE. NÃO COMPROVADA. DESPESAS COM MEDICAMENTOS, ALIMENTAÇÃO ESPECIAL, FRALDAS DESCARTÁVEIS E CONSULTAS NA ÁREA DE SAÚDE. NÃO COMPROVADA. SEM DIREITO A MANUTENÇÃO DO BENEFÍCIO, NOS MOLDES DA AÇÃO CIVIL 5044874- 22.2013.4.04.7100-RS. BENEFÍCIO CESSADO, NA FORMA DO ART. 48, II DO DECRETO 6.214/07 E ART. 20, §4º DA LEI 8.742/93.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PENSÃO POR MORTE - INTEMPESTIVIDADE RELEVADA - CONDIÇÃO DE CÔNJUGE COMPROVADA</text:p>
          </table:table-cell>
          <table:table-cell table:style-name="ce6" office:value-type="string" calcext:value-type="string">
            <text:p>Nathália Corumbá</text:p>
          </table:table-cell>
          <table:table-cell table:style-name="ce6" office:value-type="string" calcext:value-type="string">
            <text:p>Recurso interposto por ___ , haja vista não concordar com a decisão do INSS que indeferiu o benefício de Pensão por morte previdenciária (NB ___ ), requerido em ___ , na condição de cônjuge de ___ , falecida em ___ (p. ___ ), por FALTA DE QUALIDADE DE DEPENDENTE - COMPANHEIRO(A) (p. ___ ). O comunicado de indeferimento foi enviado em ___ (p. ___ ) e o recurso, protocolado em ___ (p. ___ ). Em suas razões de recurso, alegou ter direito ao benefício (p. ___ ). Para embasar seu pedido, apresentou: 1. Certidão de óbito, onde consta recorrente como cônjuge (p. __ ); 2. Certidão de casamento entre recorrente e instituidora, ocorrido em __ (p. __). Segundo a declaração de benefícios, existe outro de mesma espécie ativo desde ___ , NB ___ (p. ___ ), para o filho da instituidora A pesquisa de ações judiciais não detectou processos com mesmo objeto, tampouco foram encontrados outros recursos com mesmo objeto junto ao E-Sisrec. É o relatório.</text:p>
          </table:table-cell>
          <table:table-cell table:style-name="ce6" office:value-type="string" calcext:value-type="string">
            <text:p>Em análise dos pressupostos de admissibilidade, verifiquei se tratar de recurso intempestivo, pois de acordo com o art. 31 do Regimento Interno do Conselho de Recursos da Previdência Social, alterado pela Portaria 116/2017, o prazo para interposição do recurso ordinário é de trinta dias. Art. 31. É de 30 (trinta) dias o prazo para a interposição de recurso e para o oferecimento de contrarrazões, contado da data da ciência da decisão e da data da intimação da interposição do recurso, respectivamente. Ademais, conforme disposição dos artigos 27 e 28, §2º, IV do Regimento Interno do CRPS, a intimação pode ser efetuada por meio eletrônico, considerando-se feita a intimação com a confirmação de envio da correspondência eletrônica, mediante juntada do comprovante (p. __ ). Art. 27. Intimação é o ato pelo qual se dá ciência a alguém dos atos, termos e decisões do processo, para que faça ou deixe de fazer alguma coisa. Art. 28. A intimação será efetuada por ciência no processo, por via postal com aviso de recebimento, por telegrama, por meio eletrônico, ou por outro meio que assegure a regularidade da ciência do interessado ou do seu representante, sem sujeição a ordem de preferência. § 2º Considera-se feita a intimação: [...] IV - por meio eletrônico, com a confirmação de envio da correspondência eletrônica ao destinatário, fazendo-se ajuntada da cópia do comprovante de envio. [...] No caso, o comunicado de indeferimento foi enviado em __ (p. __ ) e o recurso, protocolado em __ (p. __ ). Quanto a isso, seria possível à (ao) Conselheira (o) propor relevar a intempestividade de recursos quando fundamente seu convencimento acerca da certeza e a liquidez do direito da parte, na forma do art. 16, II do Regimento Interno do Conselho de Recursos. Art. 16. Ao Conselheiro relator das Câmaras e Juntas incumbe: [...] II - propor à composição julgadora relevar a intempestividade de recursos, no corpo do próprio voto, quando fundamentadamente entender que, no mérito, restou demonstrada de forma inequívoca a liquidez e a certeza do direito da parte; [...] No caso dos autos, está comprovado que recorrente e instituidor eram casados (p. __), desde __ até o óbito. Portanto, em havendo e direito líquido e certo, será proposto relevar a intempestividade, aplicando[1]se o disposto no art. 16, I e 22, I do Decreto 3.048/99: Art. 16. São beneficiários do Regime Geral de Previdência Social, na condição de dependentes do segurado: I - o cônjuge, a companheira, o companheiro e o filho não emancipado, de qualquer condição, menor de vinte e um anos de idade ou inválido ou que tenha deficiência intelectual, mental ou grave; (Redação dada pelo Decreto nº 10.410, de 2020). Art. 22. A inscrição do dependente do segurado será promovida quando do requerimento do benefício a que tiver direito, mediante a apresentação dos seguintes documentos: (Redação dada pelo Decreto nº 4.079, de 2002) I - para os dependentes preferenciais: a) cônjuge e filhos - certidões de casamento e de nascimento; Pelo exposto, proponho à mesa julgadora o CONHECIMENTO do recurso para DAR-LHE PROVIMENTO.</text:p>
          </table:table-cell>
          <table:table-cell table:style-name="ce12"/>
          <table:table-cell table:style-name="ce12" office:value-type="string" calcext:value-type="string">
            <text:p>RECURSO ORDINÁRIO. INTEMPESTIVIDADE RELEVADA. PENSÃO POR MORTE PREVIDENCIÁRIA. CONDIÇÃO DE CÔNJUGE COMPROVADA. FUNDAMENTAÇÃO LEGAL: INCISO I DO ART. 16 E 22 DO DECRETO 3.048/99. RECURSO CONHECIDO A QUE SE DÁ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SALÁRIO MATERNIDADE ART. 71-B LEI 8.213/91 NÃO AFASTAMENTO </text:p>
          </table:table-cell>
          <table:table-cell table:style-name="ce6" office:value-type="string" calcext:value-type="string">
            <text:p>Nathália Corumbá</text:p>
          </table:table-cell>
          <table:table-cell table:style-name="ce6" office:value-type="string" calcext:value-type="string">
            <text:p>Recurso interposto por __ , haja vista não concordar com a decisão do INSS que indeferiu o benefício de Salário-maternidade (NB __ ), requerido em __ , em decorrência do nascimento ocorrido em __ , por NAO AFASTAMENTO DO TRABALHO/ATIVIDADE DESEMPENHADA (p. __ ). O comunicado de indeferimento foi enviado em __ (p. __ ) e o recurso, protocolado em __ <text:s/>(p. __ ). Antes de indeferir, o INSS emitiu exigência para apresentação de declaração referente a interrupção de atividade (p. __ ). Em suas razões de recurso, alegou ter direito ao benefício (p. __ ). Em consulta ao CNIS – Cadastro nacional de informações sociais -, observou-se que esteve filiada e contribuindo, como __ , de __ a __ (p. __), com registro de remunerações de __ em diante (p. __). Segundo a declaração de benefícios, não existe outro de mesma espécie ativo até o presente momento. A pesquisa de ações judiciais não detectou processos com mesmo objeto. Nã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Pretende a parte recorrente a reforma da decisão que INDEFERIU o benefício de Salário-maternidade, todavia, em consulta ao CNIS – Cadastro nacional de informações sociais -, observou-se que há registro de remuneração recebida, como __ , durante todo o período que deveria ter se fastado (p. __ ) e, nos termos do art. 71-C da Lei 8.213/91, a percepção do salário-maternidade, inclusive o previsto no art. 71-B, está condicionada ao afastamento do trabalho: Art. 71-C. A percepção do salário-maternidade, inclusive o previsto no art. 71-B, está condicionada ao afastamento do segurado do trabalho ou da atividade desempenhada, sob pena de suspensão do benefício. (Incluído pela Lei nº 12.873, de 2013) (Vigência) Pelo exposto, conheço do recurso e voto no sentido de NEGAR-LHE PROVIMENTO.</text:p>
          </table:table-cell>
          <table:table-cell table:style-name="ce6"/>
          <table:table-cell table:style-name="ce6" office:value-type="string" calcext:value-type="string">
            <text:p>RECURSO ORDINÁRIO. SALÁRIO-MATERNIDADE. AFASTAMENTO DO TRABALHO. NÃO COMPROVAÇÃO. ART. 71-C DA LEI 8.213/91.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SALÁRIO MATERNIDADE. SEGURADA ESPECIAL. CONVIVÊNCIA LAVRADOR. ATIVIDADE. NÃO ESPECIFICADA. NÃO COMPROVADA. QUALIDADE DE SEGURADA E CARÊNCIA</text:p>
          </table:table-cell>
          <table:table-cell table:style-name="ce6" office:value-type="string" calcext:value-type="string">
            <text:p>Nathália Corumbá</text:p>
          </table:table-cell>
          <table:table-cell table:style-name="ce6" office:value-type="string" calcext:value-type="string">
            <text:p>Recurso interposto por __ , haja vista não concordar com a decisão do INSS que indeferiu o benefício de Salário-maternidade (NB __ ), requerido em __ , em decorrência do nascimento ocorrido em __ <text:s/>(p. __ ), por falta de condição de segurada especial (p. __). Em suas razões de recurso, alegou ter direito ao benefício, mediante reconhecimento de sua condição de segurada especial (p. __ ). Para embasar seu pedido, apresentou: 1. Declaração do trabalhador rural, referente ao período de __ a __, na condição de __, em relação ao imóvel denominado “ __ ”, no município de __ / __ <text:s/>, onde não especifica a atividade agropecuária principal (p. __ ); 2. Registro de contribuições sindicais pagas, em nome de __ , de __ <text:s/>a __, __ a __ (p. __ ); 3. Declaração de Aptidão ao Pronaf, emitida em nome de __ , em __ (p. __ ); 5. Declaração de Aptidão ao Pronaf, emitida em favor da recorrente, em __ <text:s/>(p. __ ); 6. Certidão de inscrição no sistema de informações de projetos de reforma agrária, em nome de __ , desde __ (p. __); 7. Contrato de concessão de uso emitido pelo INCRA, emitido em favor de __ , processo administrativo do ano de __ <text:s/>(p. __); 8. Carteira de identificação sindical, emitida em __ , em nome de __ <text:s/>(p. __ ); 9. Comprovante de pagamento do Garantia safra de __ a __, em nome de __ (p. __ ); 10. Comprovante de recebimento de sementes pela Secretaria do Desenvolvimento agrário, em __ e __ , em nome de __ (p. __ ); 11. Comprovante de residência, emitido em __ , em nome de __ , situado na área RURAL (p. __ ); 12. Declaração de união estável entre recorrente e __ , autenticada em cartório em __ (p. __ ); 13. Certidão eleitoral, emitida em <text:s/>__ , onde consta qualificação de “agricultor” para a parte recorrente (p. __ ). Segundo a declaração de benefícios, não existe outro de mesma espécie ativo até o presente momento. A pesquisa de ações judiciais não detectou processos com mesmo objeto. Nã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Pretende a parte recorrente a reforma da decisão que indeferiu o benefício de Salário-maternidade, todavia o indeferimento será mantido, pois o único registro civil da profissão de lavradora ou agricultora em seu nome se deu em __ , posterior ao período controvertido, de __ a __ ; todos os demais documentos estão em nome de __ , pessoa com quem alega manter união estável. Todavia, para comprovar referida relação, foi apresentada uma única prova, de caráter declaratória: uma declaração de união estável entre a recorrente e <text:s/>__ , autenticada em cartório em __ <text:s/>(p. __ ), o que não atende a forma do art. 16, §5º da Lei 8.213/91: Art. 16. São beneficiários do Regime Geral de Previdência Social, na condição de dependentes do segurado: I - o cônjuge, a companheira, o companheiro e o filho não emancipado, de qualquer condição, menor de 21 (vinte e um) anos ou inválido ou que tenha deficiência intelectual ou mental ou deficiência grave; (Redação dada pela Lei nº 13.146, de 2015) [...] § 5º As provas de união estável e de dependência econômica exigem início de prova material contemporânea dos fatos, produzido em período não superior a 24 (vinte e quatro) meses anterior à data do óbito ou do recolhimento à prisão do segurado, não admitida a prova exclusivamente testemunhal, exceto na ocorrência de motivo de força maior ou caso fortuito, conforme disposto no regulamento. (Incluído pela Lei nº 13.846, de 2019) Assim, sequer existe prova material referente a alegada relação. Além disso, a declaração do trabalhador rural, que se refere ao período de __ a <text:s/>, não especifica a atividade agropecuária principal (p. __ ). Portanto entendo que, além de não comprovada a condição de segurada especial, por falta de conjunto probatório harmônico, robusto e convincente, capaz de comprovar os fatos alegados, também não se comprovou a carência para gozo do benefício, na forma do art. 11, VII, alínea a da Lei 8.213/91 e Enunciado 8, V do CRPS, 2019: Lei 8.213/91 Art. 11. São segurados obrigatórios da Previdência Social as seguintes pessoas físicas: (Redação dada pela Lei nº 8.647, de 1993) [...] VII – como segurado especial: a pessoa física residente no imóvel rural ou em aglomerado urbano ou rural próximo a ele que, individualmente ou em regime de economia familiar, ainda que com o auxílio eventual de terceiros, na condição de: (Redação dada pela Lei nº 11.718, de 2008) a) produtor, seja proprietário, usufrutuário, possuidor, assentado, parceiro ou meeiro outorgados, comodatário ou arrendatário rurais, que explore atividade: (Incluído pela Lei nº 11.718, de 2008). ENUNCIADO 8 O tempo de trabalho rural do segurado especial e do contribuinte individual, anterior à Lei nº 8.213/91, pode ser utilizado, independente do recolhimento das contribuições, para fins de benefícios no RGPS, exceto para carência. [...] V - O início de prova material - documento contemporâneo dotado de fé pública, sem rasuras ou retificações recentes, constando a qualificação do segurado ou de membros do seu grupo familiar como rurícola, lavrador ou agricultor - deverá ser corroborado por outros elementos, produzindo um conjunto probatório harmônico, robusto e convincente, capaz de comprovar os fatos alegados. [...] (CONSELHO DE RECURSOS DA PREVIDÊNCIA SOCIAL, 2019) Assim não há direito ao benefício, na forma do art. 26, III, 39, I c/c da Lei 8.213/91: Lei 8.213/91 Art. 26. Independe de carência a concessão das seguintes prestações: [...] III - os benefícios concedidos na forma do inciso I do art. 39, aos segurados especiais referidos no inciso VII do art. 11 desta Lei; [...] Art. 39. Para os segurados especiais, referidos no inciso VII do caput do art. 11 desta Lei, fica garantida a concessão: [...] Parágrafo único. Para a segurada especial fica garantida a concessão do salário-maternidade no valor de 1 (um) salário mínimo, desde que comprove o exercício de atividade rural, ainda que de forma descontínua, nos 12 (doze) meses imediatamente anteriores ao do início do benefício. (Incluído pela Lei nº 8.861, de 1994. Pelo exposto, conheço do recurso e voto no sentido de NEGAR-LHE PROVIMENTO.</text:p>
          </table:table-cell>
          <table:table-cell table:style-name="ce6"/>
          <table:table-cell table:style-name="ce6" office:value-type="string" calcext:value-type="string">
            <text:p>RECURSO ORDINÁRIO. SALÁRIO MATERNIDADE. QUALIFICAÇÃO CIVIL LAVRADOR COMPANHEIRO. NÃO COMPROVAÇÃO. NEM CONVIVÊNCIA NEM CONDIÇÃO DE SEGURADA ESPECIAL DA RECORRENTE. FUNDAMENTAÇÃO LEGAL: ART. 11, VII, ALÍNEA A DA LEI 8.213/91 E ENUNCIADO 8, V DO CRPS, 2019. ART. 26, III, 39, I DA LEI 8.213/91. NÃO HÁ DIREITO AO BENEFÍCIO.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AUXÍLIO-RECLUSÃO. PERDA QUALIDADE SEM REINGRESSO. ALEGA SEGURADO ESPECIAL. AUTODECLARAÇÃO NÃO CORROBORADA</text:p>
          </table:table-cell>
          <table:table-cell table:style-name="ce6" office:value-type="string" calcext:value-type="string">
            <text:p>Nathália Corumbá</text:p>
          </table:table-cell>
          <table:table-cell table:style-name="ce6" office:value-type="string" calcext:value-type="string">
            <text:p>Recurso interposto por __ , haja vista não concordar com a decisão do INSS que indeferiu o benefício de Auxílio-reclusão (NB __ ), requerido em __ , em decorrência do recolhimento ao sistema prisional de __ , por PERDA DA QUALIDADE DE SEGURADO (p.). Em suas razões de recurso, alegou ter direito ao benefício (p. __ ). Para embasar seu pedido, apresentou: 1. Certidão de recolhimento ao regime fechado desde __  até __ (p. __ ); 2. Declaração de trabalho rural, em nome do instituidor, de __ a __ (p. __ ). Em consulta ao CNIS – Cadastro nacional de informações sociais -, observou-se que o ultimo recolhimento foi em __ , como empregado (p. __ e __ ). Segundo a declaração de benefícios, não existe outro de mesma espécie ativo até o presente momento. A pesquisa de ações judiciais não detectou processos com mesmo objeto. Não foram encontrados outros recursos com mesmo objeto junto ao E-Sisrec.É o relatório.</text:p>
            <text:p/>
          </table:table-cell>
          <table:table-cell table:style-name="ce6" office:value-type="string" calcext:value-type="string">
            <text:p>O recurso é considerado tempestivo e estão presentes os demais pressupostos que permitem a análise do mérito recursal. A parte recorrente pretende a reforma da decisão que indeferiu o benefício de auxílio-reclusão, mas após último recolhimento, __ , como __ <text:s/>(p. __ e __ ), o instituidor perdeu a qualidade de segurado em __ , nos termos do art. 15 da Lei 8.213/91: Art. 15. Mantém a qualidade de segurado, independentemente de contribuições: [...] II - até 12 (doze) meses após a cessação das contribuições, o segurado que deixar de exercer atividade remunerada abrangida pela Previdência Social ou estiver suspenso ou licenciado sem remuneração; [...] § 4º A perda da qualidade de segurado ocorrerá no dia seguinte ao do término do prazo fixado no Plano de Custeio da Seguridade Social para recolhimento da contribuição referente ao mês imediatamente posterior ao do final dos prazos fixados neste artigo e seus parágrafos. Após referida perda, não voltou a contribuir, motivo pelo qual, no dia de ingresso no regime fechado, em __ <text:s/>, não havia a qualidade de segurado, exigida por força do. art. 80 da Lei 8.213/91: Art. 80. O auxílio-reclusão, cumprida a carência prevista no inciso IV do caput do art. 25 desta Lei, será devido, nas condições da pensão por morte, aos dependentes do segurado de baixa renda recolhido à prisão em regime fechado que não receber remuneração da empresa nem estiver em gozo de auxílio-doença, de pensão por morte, de salário-maternidade, de aposentadoria ou de abono de permanência em serviço. Além disso, não apresentou documentos para complemento da declaração de trabalho rural, na forma do art. 106 da Lei 8.213/91: Art. 106. A comprovação do exercício de atividade rural será feita, complementarmente à autodeclaração de que trata o § 2º e ao cadastro de que trata o § 1º, ambos do art. 38-B desta Lei, por meio de, entre outros: (Redação dada pela Lei nº 13.846, de 2019) Por todo o exposto, conheço do recurso e VOTO no sentido de NEGAR-LHE PROVIMENTO.</text:p>
          </table:table-cell>
          <table:table-cell table:style-name="ce6"/>
          <table:table-cell table:style-name="ce6" office:value-type="string" calcext:value-type="string">
            <text:p>RECURSO ORDINÁRIO. AUXÍLIO-RECLUSÃO. INGRESSO REGIME FECHADO. PERDA DA QUALIDADE DE SEGURADO. SEM REINGRESSO. NÃO COMPROVAÇÃO. AUTODECLARAÇÃO NÃO CORROBORADA. ART. 15 DA LEI 8.213/91, <text:s/>80 E 106 DA LEI 8213/91.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APOSENTADORIA TEMPO CONTRIBUIÇÃO. ART. 52, §2º RICRPS. NÃO ENQUADRAMENTO. VIGILANTE. TÉCNICA UTILIZADA RUÍDO. ENUNCIADO 13 dB, dB(A) e dB (C)</text:p>
          </table:table-cell>
          <table:table-cell table:style-name="ce6" office:value-type="string" calcext:value-type="string">
            <text:p>Nathália Corumbá</text:p>
          </table:table-cell>
          <table:table-cell table:style-name="ce12" office:value-type="string" calcext:value-type="string">
            <text:p>Recurso interposto por __ <text:s/>, por seus procuradores (p. __ <text:s/>), haja vista não concordar com a decisão do INSS que indeferiu o benefício de Aposentadoria por tempo de contribuição (NB __ <text:s/>), requerido em __ <text:s/>, por terem sido apurados __ <text:s/>anos, __ <text:s/>meses e __ <text:s/>dias até o requerimento (p. __ <text:s/>). Em suas razões de recurso, alegou ter direito ao benefício, mediante reconhecimento da especialidade do período de __ <text:s/>a __ <text:s/>, __ <text:s/>a __ <text:s/>, __ <text:s/>a __ <text:s/>, __ <text:s/>a __ <text:s/>, __ <text:s/>a __ <text:s/>, __ <text:s/>a __ <text:s/>, __ <text:s/>a __ <text:s/>, e __ <text:s/>até o requerimento; requereu, ao final, o benefício desde o requerimento ou mediante sua reafirmação (p. __ <text:s/>). Para embasar seu pedido, apresentou: 1- carteira de trabalho nº __ <text:s/>, série __ <text:s/>, emitida em __ <text:s text:c="2"/>(p. __ <text:s/>); 2. PPP, emitido em __ <text:s/>, referente ao período __ <text:s/>, em que consta exposição ao agente ruído de __ <text:s/>(dosimetria), em decorrência do exercício da função de __ <text:s/>, junto a empresa __ <text:s/>, assinado por __ <text:s/>, NIT __ <text:s/>(p. __ <text:s/>); 3. PPP, emitido em __ <text:s/>, referente ao período __ <text:s/>, na função de __ <text:s/>, junto a empresa __ <text:s/>, assinado por __ <text:s/>, NIT __ <text:s/>(p. __ <text:s/>). De acordo com a contagem de tempo apresentada pelo INSS, nenhum dos períodos foi reconhecido como especial. A pesquisa de ações judiciais não detectou processos com mesmo objeto. Não foram encontrados outros recursos com mesmo objeto junto ao E-Sisrec. É o relatório.</text:p>
          </table:table-cell>
          <table:table-cell table:style-name="ce12" office:value-type="string" calcext:value-type="string">
            <text:p>O recurso é tempestivo e estão presentes os demais pressupostos que admitem a análise do mérito recursal. Pretende a parte recorrente a reforma da decisão que indeferiu o benefício de Aposentadoria por tempo de contribuição, mediante o reconhecimento da especialidade de diversos períodos de trabalho. Para os períodos anteriores a 28/04/1995, apresentou carteira de trabalho nº __ <text:s/>, série __ <text:s/>, emitida em __ <text:s/>, carteira de trabalho nº __ <text:s/>, série __ <text:s/>, emitida em __ <text:s text:c="2"/>(p. __ <text:s/>): no período de __ <text:s/>a __ <text:s/>, consta na função de “__ <text:s/>”, junto a empresa “__ <text:s/>”; de __ <text:s/>a __ <text:s/>, função de “__ <text:s/>”, junto a empresa “__ <text:s/>” (p. __ <text:s/>), todavia o interessado não especificou, em nenhum desses dois períodos, em qual tipo de processo produtivo estava envolvido enquanto profissional, tampouco o ramo de atividade empresarial ou o código de enquadramento. Assim, não entendo ser possível o enquadramento dos períodos por falta de informações relevantes e o risco de julgamento fora do objeto do recurso, o que é vedado pelo Regimento Interno: Regimento Interno do Conselho de Recursos do Seguro Social Art. 52 [...] § 2º As decisões deverão guardar estrita simetria com o pedido formulado e os motivos do indeferimento, devendo se manifestar expressamente sobre cada um dos pedidos. Para o período de __ <text:s/>a __ <text:s/>, apresentou formulário PPP, emitido em __ <text:s/>, referente ao período, em que consta exposição ao agente ruído de __ <text:s text:c="2"/>dB (dosimetria) em decorrência do exercício da função de __ <text:s/>, junto a empresa __ <text:s/>(p. __ <text:s/>), todavia, conforme Enunciado 13, I do CRPS, 2019 ,os níveis de ruído devem ser medidos em dB(A) ou dB(C), o que nao se vislumbra no caso e, portanto, nao cabe o enquadramento: ENUNCIADO 13 Atendidas as demais condições legais, considera-se especial, no âmbito do RGPS, a atividade exercida com exposição a ruído superior a 80 decibéis até 05/03/97, superior a 90 decibéis desta data até 18/11/2003, e superior a 85 decibéis a partir de então. I - Os níveis de ruído devem ser medidos, observado o disposto na Norma Regulamentadora nº 15 (NR-15), anexos 1 e 2, com aparelho medidor de nível de pressão sonora, operando nos circuitos de compensação - dB (A) para ruído contínuo ou intermitente ou dB (C) para ruído de impacto.(CONSELHO DE RECURSOS DA PREVIDÊNCIA SOCIAL, 2019) De __ <text:s/>a __ <text:s/>E DE __ <text:s/>a __ <text:s/>, apresentou PPP, em que consta exercício da FUNÇÃO DE VIGIA e exposição a risco de violência física e roubo (p. __ <text:s text:c="2"/>); finalmente, para o período __ <text:s/>a __ <text:s/>, juntou PPP em que consta o exercício da função de agente de patrimônio (p. __ <text:s/>), sem indicação de fatores de risco. Portanto, como é de se ver, a função informada nos formulários é de vigilante/guarda, que admitiu enquadramento apenas até o advento da Lei n° 9.032/95, que aboliu a modalidade de enquadramento por categoria profissional. Acresce, ainda, que a matéria já foi objeto de pedido de uniformização junto ao Conselho Pleno, que emitiu o seguinte entendimento (Resolução nº 13/2017): EMENTA: APOSENTADORIA ESPECIAL. PEDIDO DE UNIFORMIZAÇÃO DE JURISPRUDENCIA. Divergência jurisprudencial entre as Câmaras de Julgamento no que tange ao enquadramento da atividade de vigilante a partir de 29/04/95. Competência para análise deste Conselho Pleno na forma do art. 3° inc. II do Regimento Interno do CRSS aprovado pela Portaria MDAS n° 116/2017. Pressupostos de Admissibilidade do pedido alcançados na forma do art. 63 do mesmo Regimento. A Lei n° 9.032/95 aboliu a modalidade de enquadramento por categoria profissional não sendo permitido ao Conselho enquadrar a atividade de vigilante a partir de 29/04/95, por inexistência de previsão legal. Estrita observância do julgamento ao previsto em lei, decreto e ato normativo ministerial, na forma do art. 69 do Regimento Interno do CRSS. Pedido de Uniformização conhecido e improvido. Portanto, diante do caráter vinculante da referida orientação, não há previsão regimental que legitime o afastamento da jurisprudência judicial consolidada sobre o assunto, na forma da Resolução nº 35/2019 do Conselho Pleno. EMENTA: PEDIDO DE UNIFORMIZAÇÃO DE JURISPRUDÊNCIA. APOSENTADORIA POR TEMPO DE CONTRIBUIÇÃO. PRESSUPOSTOS DE ADMISSIBILIDADE DO PEDIDO ALCANÇADOS NA FORMA DO ART. 63 DO REGIMENTO INTERNO (PORTARIA MDAS Nº 116/2017). ATIVIDADE ESPECIAL. AGENTE NOCIVO. ELETRICIDADE. NÃO ENQUADRAMENTOAPÓS 06/03/97. FALTA DE PREVISÃO LEGAL. MATÉRIA JÁ CONSOLIDADA EM RESOLUÇÃO DO CRPS. PEDIDO CONHECIDO E PROVIDO. 1. A falta de previsão leal para o enquadramento do agente nocivo eletricidade é matéria de direito sedimentada no Conselho Pleno conforme resoluções e aplicação da legislação previdenciária, sendo acolhida a uniformização de jurisprudência. 2.Não há previsãoregimental que possibilite a aplicação da jurisprudência judicial consolidada sobre o assunto, sob pena de responsabilidade civil e administrativa prevista em lei. 3. Pedido de Uniformização de Jurisprudência provido. Assim, não há que se falar em enquadramento da atividade de vigilante, sendo essa a conclusão para todos os períodos pleiteados nessa condição. Para os períodos de ___ <text:s/>a ___ <text:s/>, ___ <text:s text:c="2"/>a ___ <text:s/>, ___ <text:s/>a ___ <text:s/>, ___ <text:s/>a ___ <text:s/>, não existe formulário de atividade especial, motivo pelo qual não é devido o reconhecimento da especialidade dos períodos, na forma do art. 58, §1º da Lei 8.213/91: Lei 8.213/91 Art. 58. [...] § 1º A comprovação da efetiva exposição do segurado aos agentes nocivos será feita mediante formulário, na forma estabelecida pelo Instituto Nacional do Seguro Social - INSS, emitido pela empresa ou seu preposto, com base em laudo técnico de condições ambientais do trabalho expedido por médico do trabalho ou engenheiro de segurança do trabalho nos termos da legislação trabalhista. Ao final da análise, observei que nenhuma alteração será feita no tempo de contribuição apurado pelo INSS, de __ <text:s/>anos, ___ <text:s/>meses e ___ <text:s/>dias até o requerimento (p. ___ <text:s/>); assim, não há direito ao benefício, na forma dos art. 15 a 19 da Emenda Constitucional 103/2019: EMENDA CONSTITUCIONAL Nº 103, DE 12 DE NOVEMBRO DE 2019 Art. 15. Ao segurado filiado ao Regime Geral de Previdência Social até a data de entrada em vigor desta Emenda Constitucional, fica assegurado o direito à aposentadoria quando forem preenchidos, cumulativamente, os seguintes requisitos: I - 30 (trinta) anos de contribuição, se mulher, e 35 (trinta e cinco) anos de contribuição, se homem; e II - somatório da idade e do tempo de contribuição, incluídas as frações, equivalente a 86 (oitenta e seis) pontos, se mulher, e 96 (noventa e seis) pontos, se homem, observado o disposto nos §§ 1º e 2º. § 1º A partir de 1º de janeiro de 2020, a pontuação a que se refere o inciso II do caput será acrescida a cada ano de 1 (um) ponto, até atingir o limite de 100 (cem) pontos, se mulher, e de 105 (cento e cinco) pontos, se homem. § 2º A idade e o tempo de contribuição serão apurados em dias para o cálculo do somatório de pontos a que se referem o inciso II do caput e o § 1º. § 3º Para o professor que comprovar exclusivamente 25 (vinte e cinco) anos de contribuição, se mulher, e 30 (trinta) anos de contribuição, se homem, em efetivo exercício das funções de magistério na educação infantil e no ensino fundamental e médio, o somatório da idade e do tempo de contribuição, incluídas as frações, será equivalente a 81 (oitenta e um) pontos, se mulher, e 91 (noventa e um) pontos, se homem, aos quais serão acrescidos, a partir de 1º de janeiro de 2020, 1 (um) ponto a cada ano para o homem e para a mulher, até atingir o limite de 92 (noventa e dois) pontos, se mulher, e 100 (cem) pontos, se homem. § 4º O valor da aposentadoria concedida nos termos do disposto neste artigo será apurado na forma da lei. Art. 16. Ao segurado filiado ao Regime Geral de Previdência Social até a data de entrada em vigor desta Emenda Constitucional fica assegurado o direito à aposentadoria quando preencher, cumulativamente, os seguintes requisitos: I - 30 (trinta) anos de contribuição, se mulher, e 35 (trinta e cinco) anos de contribuição, se homem; e II - idade de 56 (cinquenta e seis) anos, se mulher, e 61 (sessenta e um) anos, se homem. § 1º A partir de 1º de janeiro de 2020, a idade a que se refere o inciso II do caput será acrescida de 6 (seis) meses a cada ano, até atingir 62 (sessenta e dois) anos de idade, se mulher, e 65 (sessenta e cinco) anos de idade, se homem. § 2º Para o professor que comprovar exclusivamente tempo de efetivo exercício das funções de magistério na educação infantil e no ensino fundamental e médio, o tempo de contribuição e a idade de que tratam os incisos I e II do caput deste artigo serão reduzidos em 5 (cinco) anos, sendo, a partir de 1º de janeiro de 2020, acrescidos 6 (seis) meses, a cada ano, às idades previstas no inciso II do caput, até atingirem 57 (cinquenta e sete) anos, se mulher, e 60 (sessenta) anos, se homem. § 3º O valor da aposentadoria concedida nos termos do disposto neste artigo será apurado na forma da lei. Art. 17. Ao segurado filiado ao Regime Geral de Previdência Social até a data de entrada em vigor desta Emenda Constitucional e que na referida data contar com mais de 28 (vinte e oito) anos de contribuição, se mulher, e 33 (trinta e três) anos de contribuição, se homem, fica assegurado o direito à aposentadoria quando preencher, cumulativamente, os seguintes requisitos: I - 30 (trinta) anos de contribuição, se mulher, e 35 (trinta e cinco) anos de contribuição, se homem; e II - cumprimento de período adicional correspondente a 50% (cinquenta por cento) do tempo que, na data de entrada em vigor desta Emenda Constitucional, faltaria para atingir 30 (trinta) anos de contribuição, se mulher, e 35 (trinta e cinco) anos de contribuição, se homem. Parágrafo único. O benefício concedido nos termos deste artigo terá seu valor apurado de acordo com a média aritmética simples dos salários de contribuição e das remunerações calculada na forma da lei, multiplicada pelo fator previdenciário, calculado na forma do disposto nos §§ 7º a 9º do art. 29 da Lei nº 8.213, de 24 de julho de 1991. Art. 18. O segurado de que trata o inciso I do § 7º do art. 201 da Constituição Federal filiado ao Regime Geral de Previdência Social até a data de entrada em vigor desta Emenda Constitucional poderá aposentar-se quando preencher, cumulativamente, os seguintes requisitos: I - 60 (sessenta) anos de idade, se mulher, e 65 (sessenta e cinco) anos de idade, se homem; e II - 15 (quinze) anos de contribuição, para ambos os sexos. § 1º A partir de 1º de janeiro de 2020, a idade de 60 (sessenta) anos da mulher, prevista no inciso I do caput, será acrescida em 6 (seis) meses a cada ano, até atingir 62 (sessenta e dois) anos de idade. § 2º O valor da aposentadoria de que trata este artigo será apurado na forma da lei. Art. 19. Até que lei disponha sobre o tempo de contribuição a que se refere o inciso I do § 7º do art. 201 da Constituição Federal, o segurado filiado ao Regime Geral de Previdência Social após a data de entrada em vigor desta Emenda Constitucional será aposentado aos 62 (sessenta e dois) anos de idade, se mulher, 65 (sessenta e cinco) anos de idade, se homem, com 15 (quinze) anos de tempo de contribuição, se mulher, e 20(vinte) anos de tempo de contribuição, se homem. § 1º Até que lei complementar disponha sobre a redução de idade mínima ou tempo de contribuição prevista nos §§ 1º e 8º do art. 201 da Constituição Federal, será concedida aposentadoria: I - aos segurados que comprovem o exercício de atividades com efetiva exposição a agentes químicos, físicos e biológicos prejudiciais à saúde, ou associação desses agentes, vedada a caracterização por categoria profissional ou ocupação, durante, no mínimo, 15 (quinze), 20 (vinte) ou 25 (vinte e cinco) anos, nos termos do disposto nos arts. 57 e 58 da Lei nº 8.213, de 24 de julho de 1991, quando cumpridos: a) 55 (cinquenta e cinco) anos de idade, quando se tratar de atividade especial de 15 (quinze) anos de contribuição; b) 58 (cinquenta e oito) anos de idade, quando se tratar de atividade especial de 20 (vinte) anos de contribuição; ou c) 60 (sessenta) anos de idade, quando se tratar de atividade especial de 25 (vinte e cinco) anos de contribuição; Pelo exposto, conheço do recurso e voto no sentido de NEGAR-LHE PROVIMENTO.</text:p>
          </table:table-cell>
          <table:table-cell table:style-name="ce12"/>
          <table:table-cell table:style-name="ce6" office:value-type="string" calcext:value-type="string">
            <text:p>RECURSO ORDINÁRIO. APOSENTADORIA POR TEMPO DE CONTRIBUIÇÃO. ESPECIALIDADE. ANTERIOR A 28/04/1995. CARTEIRA DE TRABALHO. FALTAM INFORMAÇÕES RELEVANTES. NÃO ENQUADRAMENTO. VIGILANTE. JURISPRUDÊNCIA ADMINISTRATIVA CONSOLIDADA. PERÍODOS SEM FORMULÁRIO. INDEVIDO O RECONHECIMENTO. NENHUMA ALTERAÇÃO NO TEMPO APURADO. DIREITO AO BENEFÍCIO. NÃO COMPROVAÇÃO. FUNDAMENTAÇÃO LEGAL: ART. 58, §1º DA LEI 8.213/91, RESOLUÇÃO Nº 35/2019 DO CONSELHO PLENO C/C RESOLUÇÃO Nº 13/2017, ART. 52 [...] § 2º DO REGIMENTO INTERNO DO CRSS. ART. 15 A 19 DA EMENDA CONSTITUCIONAL 103/2019. ENUNCIADO 13, I do CRPS, 2019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SUSPENSÃO B 88. REATIVAÇÃO INSS ANTES JULGAMENTO CRPS. CADÚNICO. NÃO ATENDIMENTO POSTO</text:p>
          </table:table-cell>
          <table:table-cell table:style-name="ce6" office:value-type="string" calcext:value-type="string">
            <text:p>Nathália Corumbá</text:p>
          </table:table-cell>
          <table:table-cell table:style-name="ce12" office:value-type="string" calcext:value-type="string">
            <text:p>Recurso interposto por __ , haja vista não concordar com a decisão do INSS que suspendeu o Benefício de Prestação Continuada da Assistência Social ao idoso (NB __ ), de que esteve em gozo desde __ a __ ,por não atendimento a convocação do posto (p. __ ). Em suas razões de recurso, alegou ter direito ao benefício (p. __ ). Segundo a declaração de benefícios, o beneficia já foi reativado. Em consulta às bases governamentais, observou-se que o Cadúnico foi atualizado em __ (evento __ ). É o relatório.</text:p>
          </table:table-cell>
          <table:table-cell table:style-name="ce6" office:value-type="string" calcext:value-type="string">
            <text:p>O recurso é tempestivo e estão presentes os demais pressupostos que admitem a análise do mérito recursal. Pretende a parte recorrente a reforma da decisão que determinou a suspensão do Benefício de Prestação Continuada da Assistência Social, de que esteve em gozo, por pendência de inscrição do cadastro único (p. __ ), o que entendo ser possível desde o dia em que pode comprovar a inscrição e a atualização do referido cadastro (evento __ ), em __ . Assim, o benefício deve ser reativado, desde então, na forma do art. 12, §2º, art.47, §9º do Decreto 6.214/07: Art. 12. São requisitos para a concessão, a manutenção e a revisão do benefício as inscrições no Cadastro de Pessoas Físicas - CPF e no Cadastro Único para Programas Sociais do Governo Federal - CadÚnico. (Redação dada pelo Decreto nº 8.805, de 2016) (Vigência) [...] § 2º O benefício será concedido ou mantido apenas quando o CadÚnico estiver atualizado e válido, de acordo com o disposto no Decreto nº 6.135, de 26 de junho de 2007 . (Redação dada pelo Decreto nº 9.462, de 2018) [...] Art. 47. O Benefício de Prestação Continuada será suspenso nas seguintes hipóteses: (Redação dada pelo Decreto nº 9.462, de 2018) III - não inscrição no CadÚnico após o fim do prazo estabelecido em ato do Ministro de Estado do Desenvolvimento Social; (Incluído pelo Decreto nº 9.462, de 2018) [...] § 9º O benefício será restabelecido caso o recurso interposto ao CRSS seja provido, sendo devidos os valores desde a suspensão do benefício, respeitado o teor da decisão. (Incluído pelo Decreto nº 9.462, de 2018) Vale lembrar que o restabelecimento de benefício suspenso só é admitido após análise do mérito do recurso, na forma do art. 47, §9º do Decreto 6.214/07, o que, segundo a norma, não deveria ocorrer antes do acórdão proferido por esta Junta de Recursos, na forma do art. 29, parágrafo único do Regimento Interno do Conselho de Recursos da Previdência Social: Decreto 6.214/07 Art. 47 [...] § 9º O benefício será restabelecido caso o recurso interposto ao CRSS seja provido, sendo devidos os valores desde a suspensão do benefício, respeitado o teor da decisão. (Incluído pelo Decreto nº 9.462, de 2018) Regimento Interno do Conselho de Recursos da Previdência Social Art. 29. Denomina-se Recurso Ordinário aquele interposto pelo interessado, segurado ou beneficiário da Seguridade Social, em face de decisão proferida pelo INSS, dirigido às Juntas de Recursos do CRSS, observada a competência regimental. Parágrafo único. Considera-se decisão de primeira instância recursal os acórdãos proferidos pelas Juntas de Recursos, exceto em matéria de alçada, na forma definida pelo neste Regimento, hipótese em que a decisão será de única instância. Pelo exposto, conheço do recurso e voto no sentido de DAR-LHE PROVIMENTO.</text:p>
          </table:table-cell>
          <table:table-cell table:style-name="ce12"/>
          <table:table-cell table:style-name="ce12" office:value-type="string" calcext:value-type="string">
            <text:p>RECURSO ORDINÁRIO. SUSPENSÃO. BENEFÍCIO DE PRESTAÇÃO CONTINUADA DA ASSISTÊNCIA SOCIAL. PENDÊNCIA INSCRIÇÃO DO CADASTRO ÚNICO. INSCRIÇÃO E ATUALIZAÇÃO DO CADASTRO. COMPROVAÇÃO. BENEFÍCIO REATIVADO, NA FORMA DO ART. 12, §2º, ART.47, §9º DO DECRETO 6.214/07. RECURSO CONHECIDO A QUE SE DÁ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APOSENTADORIA TEMPO CONTRIBUIÇÃO. SIGNATÁRIO PPP. SEM LEGITIMIDADE. ART. 58, §1º LEI 8.213/91 E ENUNCIADO 14 CRPS</text:p>
          </table:table-cell>
          <table:table-cell table:style-name="ce6" office:value-type="string" calcext:value-type="string">
            <text:p>Nathália Corumbá</text:p>
          </table:table-cell>
          <table:table-cell table:style-name="ce6" office:value-type="string" calcext:value-type="string">
            <text:p>Recurso interposto por ___ , haja vista não concordar com a decisão do INSS que indeferiu o benefício de Aposentadoria por tempo de contribuição (NB ___ ), requerido em ___ , por terem sido apurados ___ anos, ___ mês e ___ dias (p. ___ ). O INSS sustentou que os formulários de atividade especial não foram assinados por preposto nem representante legal da empresa, mas de pessoa sem relação com a empresa (p. ___ ). Em suas razões de recurso, alegou ter direito ao benefício, mediante acolhimento da especialidade dos períodos em que trabalhou como vigilante, de ___ a ___ , ___ a ___, ___ a ___ , ___ a ___ , <text:s/>___ a ___ <text:s text:c="2"/>(p. ___ ). Não concordou com a reafirmação da DER – data de entrada do requerimento (p. _ ). Para embasar seu pedido, apresentou:1. PPP, emitido em __ , referente ao período __ , em que consta exposição ao agente ruído de __ (dosimetria), em decorrência do exercício da função de __ , junto a empresa __ , assinado por __ , NIT __ (p. __ ); 2- carteira de trabalho nº __ , série __ , emitida em __ (p. __ ). De acordo com a contagem de tempo apresentada pelo INSS, nenhum dos períodos foi enquadrado como de atividade especial (p. __ ). Segundo a declaração de benefícios, não existe outro de mesma espécie ativo até o presente momento. A pesquisa de ações judiciais não detectou processos com mesmo objeto. Nã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Pretende a parte recorrente a reforma da decisão que indeferiu o benefício de Aposentadoria por tempo de contribuição, mediante acolhimento da especialidade dos períodos, todavia o indeferimento será mantido, pois não se comprova que os PPP de p. ___,___,___, ___ e ___ foram emitidos pela empresa ou seu preposto, na forma do art. 58, § 1º da Lei 8.213/91, já que, em consulta ao CNIS, nenhum dos signatários tem vínculo com as respectivas empresas (evento ___ ): Art. 58 [...] § 1º A comprovação da efetiva exposição do segurado aos agentes nocivos será feita mediante formulário, na forma estabelecida pelo Instituto Nacional do Seguro Social - INSS, emitido pela empresa ou seu preposto, com base em laudo técnico de condições ambientais do trabalho expedido por médico do trabalho ou engenheiro de segurança do trabalho nos termos da legislação trabalhista. (Redação dada pela Lei nº 9.732, de 11.12.98) Além disso, as carteiras de trabalho foram apresentadas apenas na primeira página, não constando o registro dos vínculos e da função, não sendo possível o enquadramento, na forma do enunciado ENUNCIADO 14 A atividade especial efetivamente desempenhada pelo segurado, permite o enquadramento por categoria profissional até 28/04/1995 nos anexos dos Decretos nº 53.831/64 e 83.080/79, ainda que divergente do registro em Carteira de Trabalho e Previdência Social (CTPS), Ficha ou Livro de Registro de Empregados, desde que comprovado o exercício nas mesmas condições de insalubridade, periculosidade ou penosidade. I - É dispensável a apresentação de PPP ou outro formulário para enquadramento de atividade especial por categoria profissional, desde que a profissão ou atividade comprovadamente exercida pelo segurado conste nos anexos dos Decretos nº 53.831/64 e 83.080/79. II - O enquadramento do guarda, vigia ou vigilante no código 2.5.7 do Decreto nº 53.831/64 independe do uso, porte ou posse de arma de fogo. (CONSELHO DE RECURSOS DA PREVIDÊNCIA SOCIAL, 2019) Assim, é de se ver que a documentação apresentada não pode dar ensejo ao reconhecimento da especialidade dos períodos e que ainda não houve o implemento de qualquer dos requisitos trazidos pela EMENDA CONSTITUCIONAL Nº 103, DE 12 DE NOVEMBRO DE 2019: EMENDA CONSTITUCIONAL Nº 103, DE 12 DE NOVEMBRO DE 2019 Art. 15. Ao segurado filiado ao Regime Geral de Previdência Social até a data de entrada em vigor desta Emenda Constitucional, fica assegurado o direito à aposentadoria quando forem preenchidos, cumulativamente, os seguintes requisitos: I - 30 (trinta) anos de contribuição, se mulher, e 35 (trinta e cinco) anos de contribuição, se homem; e II - somatório da idade e do tempo de contribuição, incluídas as frações, equivalente a 86 (oitenta e seis) pontos, se mulher, e 96 (noventa e seis) pontos, se homem, observado o disposto nos §§ 1º e 2º. § 1º A partir de 1º de janeiro de 2020, a pontuação a que se refere o inciso II do caput será acrescida a cada ano de 1 (um) ponto, até atingir o limite de 100 (cem) pontos, se mulher, e de 105 (cento e cinco) pontos, se homem. § 2º A idade e o tempo de contribuição serão apurados em dias para o cálculo do somatório de pontos a que se referem o inciso II do caput e o § 1º. § 3º Para o professor que comprovar exclusivamente 25 (vinte e cinco) anos de contribuição, se mulher, e 30 (trinta) anos de contribuição, se homem, em efetivo exercício das funções de magistério na educação infantil e no ensino fundamental e médio, o somatório da idade e do tempo de contribuição, incluídas as frações, seráequivalente a 81 (oitenta e um) pontos, se mulher, e 91 (noventa e um) pontos, se homem, aos quais serão acrescidos, a partir de 1º de janeiro de 2020, 1 (um) ponto a cada ano para o homem e para a mulher, até atingir o limite de 92 (noventa e dois) pontos, se mulher, e 100 (cem) pontos, se homem. § 4º O valor da aposentadoria concedida nos termos do disposto neste artigo será apurado na forma da lei. Art. 16. Ao segurado filiado ao Regime Geral de Previdência Social até a data de entrada em vigor desta Emenda Constitucional fica assegurado o direito à aposentadoria quando preencher, cumulativamente, os seguintes requisitos: I - 30 (trinta) anos de contribuição, se mulher, e 35 (trinta e cinco) anos de contribuição, se homem; e II - idade de 56 (cinquenta e seis) anos, se mulher, e 61 (sessenta e um) anos, se homem. § 1º A partir de 1º de janeiro de 2020, a idade a que se refere o inciso II do caput será acrescida de 6 (seis) meses a cada ano, até atingir 62 (sessenta e dois) anos de idade, se mulher, e 65 (sessenta e cinco) anos de idade, se homem. § 2º Para o professor que comprovar exclusivamente tempo de efetivo exercício das funções de magistério na educação infantil e no ensino fundamental e médio, o tempo de contribuição e a idade de que tratam os incisos I e II do caput deste artigo serão reduzidos em 5 (cinco) anos, sendo, a partir de 1º de janeiro de 2020, acrescidos 6 (seis) meses, a cada ano, às idades previstas no inciso II do caput, até atingirem 57 (cinquenta e sete) anos, se mulher, e 60 (sessenta) anos, se homem. § 3º O valor da aposentadoria concedida nos termos do disposto neste artigo será apurado na forma da lei. Art. 17. Ao segurado filiado ao Regime Geral de Previdência Social até a data de entrada em vigor desta Emenda Constitucional e que na referida data contar com mais de 28 (vinte e oito) anos de contribuição, se mulher, e 33 (trinta e três) anos de contribuição, se homem, fica assegurado o direito à aposentadoria quando preencher, cumulativamente, os seguintes requisitos: I - 30 (trinta) anos de contribuição, se mulher, e 35 (trinta e cinco) anos de contribuição, se homem; e II - cumprimento de período adicional correspondente a 50% (cinquenta por cento) do tempo que, na data de entrada em vigor desta Emenda Constitucional, faltaria para atingir 30 (trinta) anos de contribuição, se mulher, e 35 (trinta e cinco) anos de contribuição, se homem. Parágrafo único. O benefício concedido nos termos deste artigo terá seu valor apurado de acordo com a média aritmética simples dos salários de contribuição e das remunerações calculada na forma da lei, multiplicada pelo fator previdenciário, calculado na forma do disposto nos §§ 7º a 9º do art. 29 da Lei nº 8.213, de 24 de julho de 1991. Art. 18. O segurado de que trata o inciso I do § 7º do art. 201 da Constituição Federal filiado ao Regime Geral de Previdência Social até a data de entrada em vigor desta Emenda Constitucional poderá aposentar-se quando preencher, cumulativamente, os seguintes requisitos: I - 60 (sessenta) anos de idade, se mulher, e 65 (sessenta e cinco) anos de idade, se homem; e II - 15 (quinze) anos de contribuição, para ambos os sexos. § 1º A partir de 1º de janeiro de 2020, a idade de 60 (sessenta) anos da mulher, prevista no inciso I do caput, será acrescida em 6 (seis) meses a cada ano, até atingir 62 (sessenta e dois) anos de idade. § 2º O valor da aposentadoria de que trata este artigo será apurado na forma da lei. Pelo exposto, conheço do recurso e voto no sentido de NEGAR-LHE PROVIMENTO.</text:p>
          </table:table-cell>
          <table:table-cell table:style-name="ce6"/>
          <table:table-cell table:style-name="ce6" office:value-type="string" calcext:value-type="string">
            <text:p>RECURSO ORDINÁRIO. APOSENTADORIA POR TEMPO DE CONTRIBUIÇÃO. ESPECIALIDADE. INDEFERIMENTO MANTIDO. PPP NÃO EMITIDOS PELA EMPRESA OU SEU PREPOSTO. CONSULTA AO CNIS. SIGNATÁRIO SEM VÍNCULO COM EMPRESA. ART. 57, §3º E 58, §1º. ENUNCIADO 14, CRPS 2019. NÃO IMPLEMENTO DOS REQUISITOS DA EMENDA CONSTITUCIONAL Nº 103, DE 12 DE NOVEMBRO DE 2019.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PENSÃO MORTE. QUALIDADE SEGURADO. INSTITUIDOR. NAO COMPROVADA. BENEFÍCIO ASSISTENCIAL. NÃO GERA PENSÃO</text:p>
          </table:table-cell>
          <table:table-cell table:style-name="ce6" office:value-type="string" calcext:value-type="string">
            <text:p>Nathália Corumbá</text:p>
          </table:table-cell>
          <table:table-cell table:style-name="ce6" office:value-type="string" calcext:value-type="string">
            <text:p>Recurso interposto por ___ , haja vista não concordar com a decisão do INSS que indeferiu o benefício de Pensão por morte previdenciária (NB ___ ), requerido em ___ , em decorrência do falecimento de ___, ocorrido em ___ (p. ___), por PERDA DA QUALIDADE DE SEGURADO, considerando <text:s/>última contribuição em ___ e a referida qualidade perdida em ___ , conforme despacho INSS (p. ___). O comunicado de indeferimento foi enviado em ___ (p. ___ ) e o recurso, protocolado em ___ (p. ___ ). Em suas razões de recurso, alegou ter direito ao benefício (p. ___ ). Para embasar seu pedido, não apresentou documentos. Em consulta ao CNIS – Cadastro nacional de informações sociais -, observou-se que o “de cujus” era beneficiário de benefício assistencial (p. ___ ). Segundo a declaração de benefícios, não existe outro de mesma espécie ativo até o presente momento. A pesquisa de ações judiciais não detectou processos com mesmo objeto. Nã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Pretende a parte recorrente a reforma da decisão que indeferiu o benefício de Pensão por morte previdenciária, requerido em ___, em decorrência do falecimento ocorrido em ___ (p. ___), todavia o indeferimento será mantido, pois, em consulta ao CNIS – Cadastro nacional de informações sociais -, observou-se que o instituidor manteve seus recolhimentos, como ___ até __ (p. __ ) Assim, a perda da qualidade de segurado dele ocorreu em __ , na forma do art. 15, II, §4º da Lei 8.213/91: Art. 15. Mantém a qualidade de segurado, independentemente de contribuições: [...] II - até 12 (doze) meses após a cessação das contribuições, o segurado que deixar de exercer atividade remunerada abrangida pela Previdência Social ou estiver suspenso ou licenciado sem remuneração; [...] § 4º A perda da qualidade de segurado ocorrerá no dia seguinte ao do término do prazo fixado no Plano de Custeio da Seguridade Social para recolhimento da contribuição referente ao mês imediatamente posterior ao do final dos prazos fixados neste artigo e seus parágrafos. Portanto, como não havia qualidade de segurado ao tempo do óbito, referido benefício não é devido, conforme art. 74 da Lei 8.213/91: Art. 74. A pensão por morte será devida ao conjunto dos dependentes do segurado que falecer, aposentado ou não, a contar da data: (Redação dada pela Lei nº 9.528, de 1997) (Vide Medida Provisória nº 871, de 2019) Além disso, o Benefício de Prestação Continuada não gera direito à pensão por morte aos herdeiros ou sucessores, na forma do art. 23 do Decreto 6.214/07: Art. 23. O Benefício de Prestação Continuada é intransferível, não gerando direito à pensão por morte aos herdeiros ou sucessores. Pelo exposto, conheço do recurso e voto no sentido de NEGAR-LHE PROVIMENTO.</text:p>
          </table:table-cell>
          <table:table-cell table:style-name="ce6"/>
          <table:table-cell table:style-name="ce6" office:value-type="string" calcext:value-type="string">
            <text:p>RECURSO ORDINÁRIO. INDEFERIMENTO MANTIDO. PERDA QUALIDADE DE SEGURADO. ANTERIOR AO ÓBITO. BENEFÍCIO ASSISTENCIAL NÃO GERA PENSÃO POR MORTE. ART. 15, II, §4º DA LEI 8.213/91 E ART. 74 DA LEI 8.213/91. ART. 23 DECRETO 6.214/07.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B 87 LOAS PESSOA COM DEFICIÊNCIA CADÚNICO. EXIGÊNCIA ATENDIDA SUSPENSÃO NÃO ATENDIMENTO CONVOCAÇÃO AO POSTO. REATIVADO SOMENTE APÓS JULGAMENTO</text:p>
          </table:table-cell>
          <table:table-cell table:style-name="ce6" office:value-type="string" calcext:value-type="string">
            <text:p>Nathália Corumbá</text:p>
          </table:table-cell>
          <table:table-cell table:style-name="ce6" office:value-type="string" calcext:value-type="string">
            <text:p>Recurso interposto por ___ , haja vista não concordar com a decisão do INSS que determinou a suspensão do Benefício de Prestação Continuada da Assistência Social à pessoa com deficiência (NB ___ ), de que esteve em gozo de ___ a ___ , por ausência de cadastro único (p. ___). Por ocasião do recurso protocolado em ___ (p. ___ ), apresentou cadastro único atualizado em ___ (p. ___). Em suas razões de recurso, alegou ter direito ao benefício (p.), tendo sido oportunizada a sua complementação (p. ___ ). Em consulta ao CNIS – Cadastro nacional de informações sociais -, observou-se que o benefício ainda não foi reativado; segundo dados extraídos das bases governamentais, o cadúnico criado em ___ já passou por uma atualização em ___. Segundo a declaração de benefícios, não existe outro de mesma espécie ativo até o presente momento. A pesquisa de ações judiciais não detectou processos com mesmo objeto. Nã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Pretende a parte recorrente a reforma da decisão que determinou a cessação do Benefício de Prestação Continuada da Assistência Social, de que esteve em gozo, por pendência de inscrição do cadastro único (p. ___ ), o que entendo ser possível mediante prova de inscrição e atualização do referido cadastro (p. ___ e evento ___ ). Assim, o benefício deve ser reativado, desde então, na forma do art. 12, §2º, art.47, §9º do Decreto 6.214/07: Art. 12. São requisitos para a concessão, a manutenção e a revisão do benefício as inscrições no Cadastro de Pessoas Físicas - CPF e no Cadastro Único para Programas Sociais do Governo Federal - CadÚnico. (Redação dada pelo Decreto nº 8.805, de 2016) (Vigência) [...] § 2º O benefício será concedido ou mantido apenas quando o CadÚnico estiver atualizado e válido, de acordo com o disposto no Decreto nº 6.135, de 26 de junho de 2007 . (Redação dada pelo Decreto nº 9.462, de 2018) [...] Art. 47. O Benefício de Prestação Continuada será suspenso nas seguintes hipóteses: (Redação dada pelo Decreto nº 9.462, de 2018) III - não inscrição no CadÚnico após o fim do prazo estabelecido em ato do Ministro de Estado do Desenvolvimento Social; (Incluído pelo Decreto nº 9.462, de 2018) [...] § 9º O benefício será restabelecido caso o recurso interposto ao CRSS seja provido, sendo devidos os valores desde a suspensão do benefício, respeitado o teor da decisão. (Incluído pelo Decreto nº 9.462, de 2018) Pelo exposto, conheço do recurso e voto no sentido de DAR-LHE PROVIMENTO.</text:p>
          </table:table-cell>
          <table:table-cell table:style-name="ce6"/>
          <table:table-cell table:style-name="ce6" office:value-type="string" calcext:value-type="string">
            <text:p>RECURSO ORDINÁRIO. SUSPENSÃO. BENEFÍCIO DE PRESTAÇÃO CONTINUADA DA ASSISTÊNCIA SOCIAL. PENDÊNCIA DE INSCRIÇÃO DO CADASTRO ÚNICO. INSCRIÇÃO E ATUALIZAÇÃO REFERIDO CADASTRO. COMPROVAÇÃO. BENEFÍCIO REATIVADO, NA FORMA DO ART. 12, §2º, ART.47, §9º DO DECRETO 6.214/07. RECURSO CONHECIDO A QUE SE DÁ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PENSÃO MORTE. PERDA OBJETO. OUTRO DESDE O ÓBITO</text:p>
          </table:table-cell>
          <table:table-cell table:style-name="ce6" office:value-type="string" calcext:value-type="string">
            <text:p>Nathália Corumbá</text:p>
          </table:table-cell>
          <table:table-cell table:style-name="ce6" office:value-type="string" calcext:value-type="string">
            <text:p>Recurso interposto por ___ , haja vista não concordar com a decisão do INSS que indeferiu o benefício de Pensão por morte previdenciária (NB ___ ), requerido em ___ , em decorrência do óbito ocorrido em ___ <text:s/>(p. ___), por ___ <text:s/>(p.). Em suas razões de recurso, alegou ter direito ao benefício (p. ___ ). Segundo a declaração de benefícios, existe outro de mesma espécie ativo, desde o óbito, NB ___. É o relatório.</text:p>
          </table:table-cell>
          <table:table-cell table:style-name="ce6" office:value-type="string" calcext:value-type="string">
            <text:p>Pretende a parte recorrente a reforma da decisão que indeferiu o benefício de Pensão por morte previdenciária, todavia foi detectado que benefício de mesma espécie foi concedido desde o óbito (evento __ ). Portanto entendo que ocorreu a perda do objeto do recurso, na forma do art. 54, I do Regimento Interno do CRPS: Art. 54. Constituem razões de não conhecimento do recurso: V - qualquer outro motivo que leve à perda do objeto do recurso; e [...] Assim, voto por não conhecer do recurso.</text:p>
          </table:table-cell>
          <table:table-cell table:style-name="ce6"/>
          <table:table-cell table:style-name="ce6" office:value-type="string" calcext:value-type="string">
            <text:p>RECURSO ORDINÁRIO. PENSÃO POR MORTE PREVIDENCIÁRIA. BENEFÍCIO DE MESMA ESPÉCIE. CONCESSÃO DESDE O ÓBITO. PERDA DO OBJETO. ART. 54, I DO REGIMENTO INTERNO DO CRPS. RECURSO NÃO CONHECID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AÇÃO JUDICIAL MESMO OBJETO. SUSPENSÃO B 87</text:p>
          </table:table-cell>
          <table:table-cell table:style-name="ce6" office:value-type="string" calcext:value-type="string">
            <text:p>Nathália Corumbá</text:p>
          </table:table-cell>
          <table:table-cell table:style-name="ce6" office:value-type="string" calcext:value-type="string">
            <text:p>Recurso interposto por __ , haja vista não concordar com a decisão do INSS que determinou a suspensão do Benefício de Prestação Continuada da Assistência Social à pessoa com deficiência (NB __ ), de que esteve em gozo de __ <text:s/>a __ , por superação da renda per capita (p. __ <text:s/>). Em suas razões de recurso, alegou ter direito a manutenção do benefício (p. __ ). A pesquisa de ações judiciais detectou processos com mesmo objeto (evento __ ). É o relatório.</text:p>
          </table:table-cell>
          <table:table-cell table:style-name="ce6" office:value-type="string" calcext:value-type="string">
            <text:p>Conforme exposto no relatório, a parte recorrente ajuizou processo com mesmo objeto do recurso em análise, o que importa renúncia tácita ao direito de recorrer na esfera administrativa e desistência do recurso interposto, senão vejamos: O artigo 36 do Regimento Interno do Conselho de Recursos da Previdência Social, alterado pela Portaria nº 116/2017, diz: Art. 36 – A propositura, pelo interessado, de ação judicial que tenha objeto idêntico ao pedido sobre o qual versa o processo administrativo importa em renúncia tácita ao direito de recorrer na esfera administrativa e desistência do recurso interposto. O art. 54, inciso III do mesmo Regimento, diz: Art. 54 – Constituem razões de não conhecimento do recurso: [...] III – a renúncia à utilização da via administrativa para discussão da pretensão, decorrente da propositura de ação judicial; A determinação contida no artigo 307 do Decreto nº 3.048/99, prevê: Art. 307 - A propositura, pelo beneficiário ou contribuinte, de ação que tenha por objeto idêntico pedido sobre o qual versa o processo administrativo importa renúncia ao direito de recorrer na esfera administrativa e desistência do recurso interposto. Pelo exposto, VOTO, pelo NÃO CONHECIMENTO DO RECURSO, haja vista ação judicial interposta.</text:p>
          </table:table-cell>
          <table:table-cell table:style-name="ce6"/>
          <table:table-cell table:style-name="ce6" office:value-type="string" calcext:value-type="string">
            <text:p>RECURSO ORDINÁRIO. AÇÃO JUDICIAL INTERPOSTA. FUNDAMENTAÇÃO LEGAL: ARTIGOS 36 E 54, INCISO III REGIMENTO INTERNO DO CONSELHO DE RECURSOS DA PREVIDÊNCIA SOCIAL, ALTERADO PELA PORTARIA Nº 116/2017 DO MDSA E ARTIGO 307 DO DECRETO Nº 3.048/99. RECURSO NAO CONHECID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PENSÃO MORTE. STF. REPERCUSSÃO GERAL. TEMA 529. CONCUBINATO. RE 1045273 </text:p>
          </table:table-cell>
          <table:table-cell table:style-name="ce6" office:value-type="string" calcext:value-type="string">
            <text:p>Nathália Corumbá</text:p>
          </table:table-cell>
          <table:table-cell table:style-name="ce6" office:value-type="string" calcext:value-type="string">
            <text:p>Recurso interposto por ____ , haja vista não concordar com a decisão do INSS que indeferiu o benefício de Pensão por morte previdenciária (NB ____ ), requerido em ____ , por FALTA DE QUALIDADE DE DEPENDENTE - COMPANHEIRO(A). O comunicado de indeferimento foi enviado em ____ (p. ____) e o recurso, protocolado em ____ (p. ____ ). Em suas razões de recurso, alegou ter direito ao benefício (p. ____ ). Para embasar seu pedido, não apresentou documentos. Em consulta ao CNIS – Cadastro nacional de informações sociais -, observou-se que o instituidor estava em gozo de aposentadoria ao tempo do óbito, NB ____ . Foi detectado outro benefício de pensão em nome de ____ , NB ____ , na condição de cônjuge (evento ____ ). A pesquisa de ações judiciais não detectou processos com mesmo objeto. Nã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A recorrente busca a reforma da decisão que indeferiu o benefício de pensão por morte, todavia foi encontrado outro benefício de pensão em decorrência da morte ____, ativo, em nome de ____ , na condição de cônjuge (evento ____ e ____). A esse respeito, o Supremo Tribunal Federal decidiu que “a preexistência de casamento ou de união estável de um dos conviventes, ressalvada a exceção do artigo 1723, § 1º, do Código Civil, impede o reconhecimento de novo vínculo referente ao mesmo período, inclusive para fins previdenciários, em virtude da consagração do dever de fidelidade e da monogamia pelo ordenamento jurídico-constitucional brasileiro”. RECURSO EXTRAORDINÁRIO. REPERCUSSÃO GERAL. TEMA 529. CONSTITUCIONAL. PREVIDENCIÁRIO. PENSÃO POR MORTE. RATEIO ENTRE COMPANHEIRA E COMPANHEIRO, DE UNIÕES ESTÁVEIS CONCOMITANTES. IMPOSSIBILIDADE. 1. A questão constitucional em jogo neste precedente com repercussão geral reconhecida é a possibilidade de reconhecimento, pelo Estado, da coexistência de duas uniões estáveis paralelas, e o consequente rateio da pensão por morte entre os companheiros sobreviventes - independentemente de serem relações hétero ou homoafetivas. 2. O SUPREMO TRIBUNAL FEDERAL tem precedentes no sentido da impossibilidade de reconhecimento de união estável, em que um dos conviventes estivesse paralelamente envolvido em casamento ainda válido, sendo tal relação enquadrada no art. 1.727 do Código Civil, que se reporta à figura da relação concubinária ( as relações não eventuais entre o homem e a mulher, impedidos de casar, constituem concubinato ). 3. É vedado o reconhecimento de uma segunda união estável, independentemente de ser hétero ou homoafetiva, quando demonstrada a existência de uma primeira união estável, juridicamente reconhecida. Em que pesem os avanços na dinâmica e na forma do tratamento dispensado aos mais matizados núcleos familiares, movidos pelo afeto, pela compreensão das diferenças, respeito mútuo, busca da felicidade e liberdade individual de cada qual dos membros, entre outros predicados, que regem inclusive os que vivem sob a égide do casamento e da união estável, subsistem em nosso ordenamento jurídico constitucional os ideais monogâmicos, para o reconhecimento do casamento e da união estável, sendo, inclusive, previsto como deveres aos cônjuges, com substrato no regime monogâmico, a exigência de fidelidade recíproca durante o pacto nupcial (art. 1.566, I, do Código Civil). 4. A existência de uma declaração judicial de existência de união estável é, por si só, óbice ao reconhecimento de uma outra união paralelamente estabelecida por um dos companheiros durante o mesmo período, uma vez que o artigo 226, § 3º, da Constituição se esteia no princípio de exclusividade ou de monogamia, como requisito para o reconhecimento jurídico desse tipo de relação afetiva inserta no mosaico familiar atual, independentemente de se tratar de relacionamentos hétero ou homoafetivos. 5. Tese para fins de repercussão geral: “A preexistência de casamento ou de união estável de um dos conviventes, ressalvada a exceção do artigo 1723, § 1º, do Código Civil, impede o reconhecimento de novo vínculo referente ao mesmo período, inclusive para fins previdenciários, em virtude da consagração do dever de fidelidade e da monogamia pelo ordenamento jurídico-constitucional brasileiro”. 6. Recurso extraordinário a que se nega provimento. (RE 1045273, Relator(a): ALEXANDRE DE MORAES, Tribunal Pleno, julgado em 21/12/2020, PROCESSO ELETRÔNICO REPERCUSSÃO GERAL - MÉRITO DJe-066 DIVULG 08- 04-2021 PUBLIC 09-04-2021) Além disso não há documentos que representem efetiva existência de união estável entre recorrente e o segurado instituidor, sequer havendo prova de mesmo domicílio, nos termos do art.16 e 22 do Decreto 3.048/99: Art. 16. São beneficiários do Regime Geral de Previdência Social, na condição de dependentes do segurado: I - o cônjuge, a companheira, o companheiro e o filho não emancipado de qualquer condição, menor de vinte e um anos ou inválido; [...] Art. 22. A inscrição do dependente do segurado será promovida quando do requerimento do benefício a que tiver direito, mediante a apresentação dos seguintes documentos: (Redação dada pelo Decreto nº 4.079, de 2002) I - para os dependentes preferenciais: a) cônjuge e filhos - certidões de casamento e de nascimento; [...] § 3º Para comprovação DO VÍNCULO e DA DEPENDÊNCIA ECONÔMICA, conforme o caso, devem ser apresentados no mínimo três dos seguintes documentos: (Redação dada pelo Decreto nº 3.668, de 2000) I - certidão de nascimento de filho havido em comum; II - certidão de casamento religioso; III - declaração do imposto de renda do segurado, em que conste o interessado como seu dependente; IV - disposições testamentárias; V - anotação constante na Carteira Profissional e/ou na Carteira de Trabalho e Previdência Social, feita pelo órgão competente; (Revogado pelo Decreto nº 5.699, de 2006) VI - declaração especial feita perante tabelião; VII - prova de mesmo domicílio; VIII - prova de encargos domésticos evidentes e existência de sociedade ou comunhão nos atos da vida civil; IX - procuração ou fiança reciprocamente outorgada; X - conta bancária conjunta; XI - registro em associação de qualquer natureza, onde conste o interessado como dependente do segurado; XII - anotação constante de ficha ou livro de registro de empregados; XIII - apólice de seguro da qual conste o segurado como instituidor do seguro e a pessoa interessada como sua beneficiária; XIV - ficha de tratamento em instituição de assistência médica, da qual conste o segurado como responsável; XV - escritura de compra e venda de imóvel pelo segurado em nome de dependente; XVI - declaração de não emancipação do dependente menor de vinte e um anos; ou XVII - quaisquer outros que possam levar à convicção do fato a comprovar. Por todo o exposto, conheço do recurso e VOTO no sentido de NEGAR-LHE PROVIMENTO</text:p>
          </table:table-cell>
          <table:table-cell table:style-name="ce6"/>
          <table:table-cell table:style-name="ce6" office:value-type="string" calcext:value-type="string">
            <text:p>RECURSO ORDINÁRIO.PENSÃO POR MORTE. PREEXISTÊNCIA DE CASAMENTO OU DE UNIÃO ESTÁVEL DE UM DOS CONVIVENTES. RECONHECIMENTO DE NOVO VÍNCULO REFERENTE AO MESMO PERÍODO. IMPOSSIBILIDADE. FINS PREVIDENCIÁRIOS. DEVER DE FIDELIDADE E MONOGAMIA. ENTENDIMENTO REPERCUSSÃO GERAL. STF. TEMA 529. RE 1045273.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PENSÃO MORTE. DIREITO AO MELHOR BENEFÍCIO. OUTRO ATIVO DIB APÓS ÓBITO. CÔNJUGE</text:p>
          </table:table-cell>
          <table:table-cell table:style-name="ce6" office:value-type="string" calcext:value-type="string">
            <text:p>Nathália Corumbá</text:p>
          </table:table-cell>
          <table:table-cell table:style-name="ce6" office:value-type="string" calcext:value-type="string">
            <text:p>Recurso interposto por _____ , haja vista não concordar com a decisão do INSS que indeferiu o benefício de Pensão por morte previdenciária (NB _____ ), requerido em _____, na condição de cônjuge de _____ , falecido em _____ (p. ___ ), por não apresentação da documentação autenticada que comprove a condição de dependente (p. __ ). O comunicado de indeferimento foi enviado em __ (p. __ ) e o recurso, protocolado em __ (p. __ ). Em suas razões de recurso, alegou ter direito ao benefício (p. __ ). Para embasar seu pedido, apresentou: 1. Registro civil de casamento, lavrado em __ , entre recorrente e falecido (p. __ ); 2. Certidão de óbito, onde consta último domicílio na __ ; declarante __ e registro de que era casado com a recorrente (p. __ ). Em consulta ao CNIS – Cadastro nacional de informações sociais -, observou-se que o instituidor era aposentado. Segundo a declaração de benefícios, existe outro de mesma espécie ativo desde __ , NB __ . A pesquisa de ações judiciais não detectou processos com mesmo objeto. Nã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Pretende a parte recorrente a reforma da decisão que indeferiu o benefício de Pensão por morte previdenciária, o que entendo ser possível, pois está comprovado que ela era casada com o falecido, desde __ <text:s/>até o óbito, conforme certidão de casamento e certidão de óbito (p. __ ), o que atende perfeitamente o teor do inciso I do art. 16 e 22 do Decreto 3.048/99: Art. 16. São beneficiários do Regime Geral de Previdência Social, na condição de dependentes do segurado: I - o cônjuge, a companheira, o companheiro e o filho não emancipado de qualquer condição, menor de vinte e um anos ou inválido; [...] Art. 22. A inscrição do dependente do segurado será promovida quando do requerimento do benefício a que tiver direito, mediante a apresentação dos seguintes documentos: (Redação dada pelo Decreto nº 4.079, de 2002) I - para os dependentes preferenciais: a) cônjuge e filhos - certidões de casamento e de nascimento; [...] Assim, em que pese já exista outro benefício de mesma espécie, deve ser garantido o direito ao melhor benefício, na forma do enunciado 1, inciso do CRPS, 2019: ENUNCIADO 1 A Previdência Social deve conceder o melhor benefício a que o beneficiário fizer jus, cabendo ao servidor orientá-lo nesse sentido. I - Satisfeitos os requisitos para a concessão de mais de um tipo de benefício, o INSS oferecerá ao interessado o direito de opção, mediante a apresentação dos demonstrativos financeiros de cada um deles(CONSELHO DE RECUROS DA PREVIDENCIA SOCIAL, 2019). Pelo exposto, conheço do recurso e voto no sentido de DAR-LHE PROVIMENTO</text:p>
          </table:table-cell>
          <table:table-cell table:style-name="ce6"/>
          <table:table-cell table:style-name="ce6" office:value-type="string" calcext:value-type="string">
            <text:p>RECURSO ORDINÁRIO. PENSÃO POR MORTE PREVIDENCIÁRIA. CÔNJUGE. CONDIÇÃO COMPROVADA. DIREITO AO MELHOR BENEFÍCIO. FUNDAMENTAÇÃO LEGAL: INCISO I DO ART. 16 E 22 DO DECRETO 3.048/99 E ENUNCIADO 1 DO CRPS. RECURSO CONHECIDO A QUE SE DÁ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PENSAO MORTE. MESMO DOMICÍLIO. 24 MESES ANTERIORES ANTES ÓBITO</text:p>
          </table:table-cell>
          <table:table-cell table:style-name="ce6" office:value-type="string" calcext:value-type="string">
            <text:p>Nathália Corumbá</text:p>
          </table:table-cell>
          <table:table-cell table:style-name="ce6" office:value-type="string" calcext:value-type="string">
            <text:p>Recurso interposto por ____ , haja vista não concordar com a decisão do INSS que indeferiu o benefício de Pensão por morte previdenciária (NB ____ ), requerido em ____ , na condição de companheira de ____ , falecido em ____ <text:s/>(p. ____ ), por FALTA DE QUALIDADE DE DEPENDENTE - COMPANHEIRO(A) . O comunicado de indeferimento foi enviado em ____ <text:s/>(p. ____ ) e o recurso, protocolado em <text:s/>____ <text:s/>(p. ____ ). Antes de indeferir, o INSS emitiu exigência referente a prova documental (p. ____ ). Em suas razões de recurso, alegou ter direito ao benefício (p. ____ ). Segundo a declaração de benefícios, existe outro de mesma espécie, ativo desde ____ , NB ____ (p. ____ ). Para embasar seu pedido, apresentou: 1. Comprovante de residência, emitido em ____ , em nome de ____ , na ____ , ____ (p. ____); 2. Comprovante de residência, emitido em ____, em nome de ____, na RUA ____ <text:s/>(p. ____); 3. Escritura pública de união estável, lavrada em ____ (p. ____ ); 4. Certidão de óbito, onde consta o mesmo endereço residencial, declarante ____ <text:s/>(p. ____); 5. Notas fiscais emitidas em ____ , em nome da recorrente e do instituidor, onde consta o mesmo endereço (p. ____ ). Em consulta ao CNIS – Cadastro nacional de informações sociais -, observou-se que o “de cujus” era aposentado (p. ____ ). A pesquisa de ações judiciais não detectou processos com mesmo objeto. Nã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Pretende a parte recorrente a reforma da decisão que indeferiu o benefício de Pensão por morte previdenciária, o que entendo ser possível, pois ela apresentou prova de mesmo domicílio desde ____ <text:s/>até o óbito, por meio dos comprovantes de residência, emitidos em ____ <text:s/>, em nome da recorrente e do instituidor, na RUA ____ (p. ____ <text:s/>) e da certidão de óbito, onde consta o mesmo endereço residencial (p. ____ <text:s/>). Assim, entendo que a interessada apresentou prova suficiente da alegada união estável, no período de 24 meses anteriores ao óbito, na forma do art. 16, §5º da Lei 8.213/91: Art. 16. São beneficiários do Regime Geral de Previdência Social, na condição de dependentes do segurado: I - o cônjuge, a companheira, o companheiro e o filho não emancipado, de qualquer condição, menor de 21 (vinte e um) anos ou inválido ou que tenha deficiência intelectual ou mental ou deficiência grave; (Redação dada pela Lei nº 13.146, de 2015) (Vigência) [...] § 5º As provas de união estável e de dependência econômica exigem início de prova material contemporânea dos fatos, produzido em período não superior a 24 (vinte e quatro) meses anterior à data do óbito ou do recolhimento à prisão do segurado, não admitida a prova exclusivamente testemunhal, exceto na ocorrência de motivo de força maior ou caso fortuito, conforme disposto no regulamento. (Incluído pela Lei nº 13.846, de 2019) Pelo exposto, conheço do recurso e voto no sentido de DAR-LHE PROVIMENTO.</text:p>
          </table:table-cell>
          <table:table-cell table:style-name="ce12"/>
          <table:table-cell table:style-name="ce12" office:value-type="string" calcext:value-type="string">
            <text:p>RECURSO ORDINÁRIO. PENSÃO POR MORTE PREVIDENCIÁRIA. POSSIBILIDADE. PROVA DE MESMO DOMICÍLIO. UNIÃO ESTÁVEL NO PERÍODO DE 24 MESES ANTERIORES AO ÓBITO. FUNDAMENTAÇÃO LEGAL: ART. 16, §5º DA LEI 8.213/91. RECURSO CONHECIDO A QUE SE DÁ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APOSENTADORIA TEMPO CONTRIBUIÇÃO. EMITIDAS GUIAS INSS. NÃO PAGAMENTO. EXIGENCIA NÃO ATENDIDA</text:p>
          </table:table-cell>
          <table:table-cell table:style-name="ce6" office:value-type="string" calcext:value-type="string">
            <text:p>Nathália Corumbá</text:p>
          </table:table-cell>
          <table:table-cell table:style-name="ce12" office:value-type="string" calcext:value-type="string">
            <text:p>Recurso interposto por <text:s/>__ , por seu procurador (p. __ ), haja vista não concordar com a decisão do INSS que indeferiu o benefício de Aposentadoria por tempo de contribuição (NB __ ), requerido em __ , por terem sido apurados __ <text:s/>anos, __ <text:s/>meses e __ <text:s/>dias até o requerimento (p. __). O comunicado de indeferimento foi enviado em __ <text:s/>(p. __ ) e o recurso, protocolado em __ (p. __ ). Em suas razões de recurso, alegou ter direito ao benefício, mediante contestação do valor das guias da previdência social (p. __ ). Por diversas vezes, constam notificações para complementar recurso e prova documental (p. __ ). Para embasar seu pedido, apresentou: 1. Contrato social, referente a empresa __ <text:s/>, com inscrição na Junta desde __ <text:s/>e última alteração em __ <text:s/>(p. __ ); 2. Ficha cadastro de empresa (p. __ ). Em consulta ao CNIS – Cadastro nacional de informações sociais -, observou-se que possui vínculo como empresário desde __ (p. __), motivo pelo qual a parte interessada requereu cálculo de contribuição em atraso, de __ a __ (p. __), o que foi atendido pelo INSS (p. __ /__). Em consulta atualizada do CNIS, ainda não constam registradas as contribuições, tampouco recolhimento de contribuição em atraso. A pesquisa de ações judiciais não detectou processos com mesmo objeto. Nã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Pretende a parte recorrente a reforma da decisão que indeferiu o benefício de Aposentadoria por tempo de contribuição, todavia existe previsão regimental que permite a apresentação de documentos referentes a matéria do processo até antes do início da sessão de julgamento: Regimento Interno do Conselho de Recursos do Seguro Social - CRSS Art. 37 [...] § 1º O interessado poderá juntar documentos, atestados, exames complementares e pareceres médicos, requerer diligências e perícias e aduzir alegações referentes à matéria objeto do processo até antes do início da sessão de julgamento, hipótese em que será avaliada a necessidade de conferir direito de vista à parte contrária para ciência e manifestação. No caso dos autos, o interessado requereu cálculo de contribuição em atraso, de __ a __ (p. __ ), o que foi atendido pelo INSS (p. __ ), mas, em consulta atualizada do CNIS , ainda não constam registradas as contribuições, tampouco recolhimento de contribuição em atraso, mesmo tendo sido notificado a fazê-lo (p. __ ). A despeito dessa oportunidade, não houve atendimento da exigência, motivo pelo qual o processo será julgado no estado em que se encontra, na forma do art. 35, §2º do Regimento Interno do Conselho de Recursos do Seguro Social e a concessão será mantida na forma como se deu: Art. 35 [...] § 2º Uma vez interposto o recurso, o não cumprimento pelo interessado, de exigência ou providência que a ele incumbiriam, e para a qual tenha sido devidamente intimado, não implica em desistência tácita ou renúncia ao direito de recorrer, devendo o processo ser julgado no estado em que se encontra, arcando o interessado com o ônus de sua inércia. Nessa mesma linha, entendo que, ao mesmo tempo que o mesmo Regimento espera do órgão julgador uma decisão com estrita simetria com o pedido formulado e os motivos do indeferimento, não cabendo ao Relator ou Relatora conjecturar o interesse da parte, ele também impõe o afastamento de atuação impertinente e protelatória ao andamento do processo, emitindo exigências inócuas. Art. 52 [...]§ 2º As decisões deverão guardar estrita simetria com o pedido formulado e os motivos do indeferimento, devendo se manifestar expressamente sobre cada um dos pedidos. Art. 37 [...] § 2º Os requerimentos de provas serão objeto de apreciação por parte do Conselheiro relator, mediante referendo da composição de julgamento, cabendo sua recusa, em decisão fundamentada, quando se revelem impertinentes, desnecessárias ou protelatórias. Assim, na data de entrada do requerimento, não há direito ao benefício previsto no art. 56 do Decreto 3.048/99, por não implemento do tempo mínimo de 35 anos de contribuição: Art. 56. A aposentadoria por tempo de contribuição será devida ao segurado após trinta e cinco anos de contribuição, se homem, ou trinta anos, se mulher, observado o disposto no art. 199- A. (Redação dada pelo Decreto nº 6.042, de 2007). Pelo exposto, conheço do recurso e voto no sentido de NEGAR-LHE PROVIMENTO.</text:p>
          </table:table-cell>
          <table:table-cell table:style-name="ce6"/>
          <table:table-cell table:style-name="ce6" office:value-type="string" calcext:value-type="string">
            <text:p>RECURSO ORDINÁRIO. APOSENTADORIA POR TEMPO DE CONTRIBUIÇÃO. CONCESSÃO. IMPOSSIBILIDADE. OPORTUNIZADA COMPLEMENTAÇÃO DE RECOLHIMENTOS. RECOLHIMENTOS NÃO EFETUADOS. PROCESSO JULGADO NO ESTADO EM QUE SE ENCONTRA, NA FORMA DO ART. 35, §2º, ART. 37, §1º E 2º, ART 52, §2º DO REGIMENTO INTERNO DO CONSELHO DE RECURSOS DO SEGURO SOCIAL. NÃO HÁ DIREITO AO BENEFÍCIO, NA FORMA DO ART. 56 DO DECRETO 3.048/99. RECURSO CONHECIDO A QUE SE NEGA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APOSENTADORIA TEMPO CONTRIBUIÇÃO. CARTEIRA DE TRABALHO. CTPS. DECRETO 3.048/99 E ENUNCIADO CRPS. INCLUSÃO CNIS. AUTODECLARAÇÃO SEGURADO ESPECIAL. NÃO CORROBORADA</text:p>
          </table:table-cell>
          <table:table-cell table:style-name="ce6" office:value-type="string" calcext:value-type="string">
            <text:p>Nathália Corumbá</text:p>
          </table:table-cell>
          <table:table-cell table:style-name="ce12" office:value-type="string" calcext:value-type="string">
            <text:p>Recurso interposto por _____ , haja vista não concordar com a decisão do INSS que indeferiu o benefício de Aposentadoria por tempo de contribuição (NB _____ ), requerido em _____ , por terem sido apurados _____ anos de tempo contributivo até o requerimento (p. _____ ). O comunicado de indeferimento foi enviado em _____ (p. _____) e o recurso, protocolado em _____ <text:s/>(p. _ ). Em suas razões de recurso, alegou ter direito ao benefício, mediante reconhecimento de sua condição de segurada especial, em regime de economia familiar com seu pai (p. _). O Gabinete de Crises e Diligencia oportunizou o complemento do recurso e da prova documental, mas o prazo decorreu sem manifestação (p. _ ). Para embasar seu pedido, apresentou: 1. Escritura pública declaratória, lavrada em _ , referente ao período de _ <text:s/>3, em que a recorrente teria morado e trabalhado em área rural, para exploração de _ , _ <text:s/>e _ (p. _ ); 2. Certidão de nascimento da recorrente, sem registro da profissão dos genitores (p. _ ); 3. Comprovante de residência em área urbana e sem data de emissão (p. _ ); 4. Carteira de trabalho, número _, série _ /_, emitida em _ (p. _ ); 5. Carnês de recolhimento previdenciário, referente às competências _ <text:s/>, _ <text:s/>e _ <text:s/>(p. _); 6. Certidão de casamento de seus pais, onde consta a profissão do pai de lavrador, em _ (p. _). Em consulta ao CNIS – Cadastro nacional de informações sociais -, observou-se que existem indícios de pendencia nos recolhimentos como empregada doméstica (p. _), de _ a _ , _ a _ e de <text:s/>_ a _; tanto é assim que a contagem do INSS não considerou referidos períodos (p. _ ). Segundo a declaração de benefícios, não existe outro de mesma espécie ativo até o presente momento. A pesquisa de ações judiciais não detectou processos com mesmo objeto. Nã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A recorrente busca o reconhecimento do exercício de atividade rural, todavia ela não apresentou qualquer prova de atividade rural, tampouco a autodeclaração exigida, muito embora a comprovação da atividade se dê complementarmente à autodeclaração, nos termos da Lei 8.213/91: Art. 106. A comprovação do exercício de atividade rural será feita, complementarmente à autodeclaração de que trata o § 2º e ao cadastro de que trata o § 1º, ambos do art. 38-B desta Lei, por meio de, entre outros: (Redação dada pela Lei nº 13.846, de 2019) Art. 38-B. [...] § 2º Para o período anterior a 1º de janeiro de 2023, o segurado especial comprovará o tempo de exercício da atividade rural por meio de autodeclaração ratificada por entidades públicas credenciadas, nos termos do art. 13 da Lei nº 12.188, de 11 de janeiro de 2010, e por outros órgãos públicos, na forma prevista no regulamento. (Incluído pela Lei nº 13.846, de 2019). Assim, não ficou comprovada a condição de segurado especial, na forma do art.11, VII, alínea “a” da Lei 8.213/91. Quanto aos períodos urbanos, apresentou uma carteira de trabalho, referente aos vínculos de _ a .... (em aberto), na condição de empregada doméstica (p. _ ). Todavia a referida carteira não possui anotações referentes a alterações salariais referentes ao vínculo de _ em diante, tampouco referente a gozo de férias, nos períodos posteriores ao ano de _; quanto ao vínculo de _ <text:s/>a _ , não existem anotações referentes a férias para qualquer período (p. _ ), motivo pelo qual não há embasamento para autorizar sua inclusão e retirada dos indicadores do CNIS, na forma dos art. 20, § 1º, art. 60, inciso I e 62, § 1º, do Decreto nº 3.048/99, que dispõem o seguinte: Art. 20 [...] § 1º A filiação à previdência social decorre automaticamente do exercício de atividade remunerada para os segurados obrigatórios, [...] Art. 60. [...] são contados como tempo de contribuição, entre outros: I - o período de exercício de atividade remunerada abrangida pela previdência social urbana e rural, ainda que anterior à sua instituição, respeitado o disposto no inciso XVII; [... Art. 62, § 1º. As anotações em Carteira Profissional e/ou Carteira de Trabalho e Previdência Social relativas a férias, alterações de salários e outras que demonstrem a seqüência do exercício da atividade podem suprir possível falha de registro de admissão ou dispensa. O enunciado 2, II, do CRPS, 2019 também possibilita inclusão de vínculo com base em carteira de trabalho, salvo existência de dúvida fundamentada, o que entendo ser o caso dos autos: ENUNCIADO 2 [...] II - Não é absoluto o valor probatório da Carteira de Trabalho e Previdência Social (CTPS), mas é possível formar prova suficiente para fins previdenciários se esta não tiver defeito formal que lhe comprometa a fidedignidade, salvo existência de dúvida devidamente fundamentada. (CONSELHO DE RECURSOS DA PREVIDÊNCIA SOCIAL, 2019) Portanto, entendo que a prova não atende de forma satisfatória ao teor do art. 29-A da Lei 8.213/91, a fim de retificar os indicadores constantes dos vínculos e autorizar sua inclusão ao seu tempo de contribuição: Art. 29-A. O INSS utilizará as informações constantes no Cadastro Nacional de Informações Sociais – CNIS sobre os vínculos e as remunerações dos segurados, para fins de cálculo do salário-de-benefício, comprovação de filiação ao Regime Geral de Previdência Social, tempo de contribuição e relação de emprego. (Redação dada pela Lei Complementar nº 128, de 2008) [...] § 2o O segurado poderá solicitar, a qualquer momento, a inclusão, exclusão ou retificação de informações constantes do CNIS, com a apresentação de documentos comprobatórios dos dados divergentes, conforme critérios definidos pelo INSS. (Redação dada pela Lei Complementar nº 128, de 2008) [...] Quanto aos carnês de recolhimento previdenciário, referentes a _ <text:s/>e _ a _, observei que essas que já constam do CNIS; as competências _ e _, que não constam do CNIS, observei que eles foram realizados sob o NIT _ e estão acompanhadas do comprovante de pagamento, por meio de autenticação bancária (p. _ ), motivo pelo qual entendo ser possível a sua inclusão. Todavia, o cômputo dessas duas competências ainda não dá ensejo ao implemento do tempo mínimo de trinta anos de contribuição, na forma do art. 56 do Decreto 3.048/99, não existindo, portanto, direito ao benefício. DECRETO No 3.048, DE 6 DE MAIO DE 1999. Art. 56. A aposentadoria por tempo de contribuição será devida ao segurado após trinta e cinco anos de contribuição, se homem, ou trinta anos, se mulher, observado o disposto no art. 199- A. (Redação dada pelo Decreto nº 6.042, de 2007). Pelo exposto, conheço do recurso e voto no sentido de DAR-LHE PARCIAL PROVIMENTO.</text:p>
          </table:table-cell>
          <table:table-cell table:style-name="ce12"/>
          <table:table-cell table:style-name="ce12" office:value-type="string" calcext:value-type="string">
            <text:p>RECURSO ORDINÁRIO. APOSENTADORIA POR TEMPO DE CONTRIBUIÇÃO. SEGURADO ESPECIAL. NÃO CARACTERIZAÇÃO. INÍCIO DE PROVA MATERIAL CONTEMPORÂNEO E ANTERIOR AO PERÍODO CONTROVERTIDO. INEXISTENTE. VÍNCULO URBANO NÃO RECONHECIDO. RECOLHIMENTO. POSSIBILIDADE DE CÔMPUTO. NÃO HÁ DIREITO AO BENEFÍCIO. FUNDAMENTAÇÃO LEGAL: ART.11, VII, ALÍNEA “A” DA LEI 8.213/91.ART. 20, § 1º, ART. 60, INCISO I E 62, § 1º, DO DECRETO Nº 3.048/99. ENUNCIADO 2, II, DO CRPS, 2019 E ART. 56 DO DECRETO 3.048/99. RECURSO CONHECIDO A QUE SE DÁ PARCIAL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APOSENTADORIA TEMPO. IMPLEMENTA MAIS <text:s/>DE UMA REGRA TRANSIÇÃO EC 103/2019 E ENUNCIADO 1 CRPS. ART. 56 DECRETO 3.048/99 . TRABALHADOR AVULSO. INDICADOR CNIS. ACERTO REALIZADO</text:p>
          </table:table-cell>
          <table:table-cell table:style-name="ce6" office:value-type="string" calcext:value-type="string">
            <text:p>Nathália Corumbá</text:p>
          </table:table-cell>
          <table:table-cell table:style-name="ce6" office:value-type="string" calcext:value-type="string">
            <text:p>Recurso interposto por ____ , haja vista não concordar com a decisão do INSS que indeferiu o benefício de Aposentadoria por tempo de contribuição (NB ____ ), requerido em ____ , por terem sido apurados ____ anos, ____ mês e ____ dia até o requerimento (p. ____). O comunicado de indeferimento foi enviado em ____ (p. ____) e o recurso, protocolado em ____ (p. ____). Antes de indeferir, o INSS emitiu exigência para apresentar documentação, a fim de regularizar a extemporaneidade de competências nos anos de ____, ____, ____ e ____ (p. ____). Conforme contagem do INSS, existem diversos recolhimentos desconsiderados, feitos na condição de ____ (p. ____). Em resposta, a parte esclareceu que só possui recibos de salário (p. ____ ) e, para embasar seu pedido inicial, apresentou carteira de trabalho nº ____, série ____, emitida em ____ (p. ____ ). Em suas razões de recurso, alegou ter direito ao benefício, mediante acolhimento de seu tempo contributivo (p. ____). Em consulta ao CNIS – Cadastro nacional de informações sociais -, observou-se que não existem mais indicadores de extemporaneidade, nem de contribuição sobre salário inferior ao mínimo (p. ____ ). Segundo a declaração de benefícios, não existe outro de mesma espécie ativo até o presente momento. A pesquisa de ações judiciais não detectou processos com mesmo objeto. Não foram encontrados outros recursos com mesmo objeto junto ao E-Sisrec. É o relatório.</text:p>
          </table:table-cell>
          <table:table-cell table:style-name="ce6" office:value-type="string" calcext:value-type="string">
            <text:p>O recurso é tempestivo e estão presentes os demais pressupostos que admitem a análise do mérito recursal. Pretende a parte recorrente a reforma da decisão que indeferiu o benefício de Aposentadoria por tempo de contribuição, o que entendo ser possível, pois, em consulta ao CNIS – Cadastro nacional de informações sociais -, observei que não existem mais indicadores de __ , nem de __ <text:s/>(p.__ ). Além disso, é perfeitamente possível o cômputo dos seus recolhimentos na condição de trabalhadora avulsa, na forma do art. 11, VI e 35 da Lei 8.213/91: Art. 11. São segurados obrigatórios da Previdência Social as seguintes pessoas físicas: (Redação dada pela Lei nº 8.647, de 1993) VI - como trabalhador avulso: quem presta, a diversas empresas, sem vínculo empregatício, serviço de natureza urbana ou rural definidos no Regulamento; Art. 35. Ao segurado empregado, inclusive o doméstico, e ao trabalhador avulso que tenham cumprido todas as condições para a concessão do benefício pleiteado, mas não possam comprovar o valor de seus salários de contribuição no período básico de cálculo, será concedido o benefício de valor mínimo, devendo esta renda ser recalculada quando da apresentação de prova dos salários de contribuição. (Redação dada pela Lei Complementar nº 150, de 2015) Ademais, efetuada nova contagem de tempo, observei que ela implementa os requisitos de acesso ao benefício pleiteado pelas regras vigentes até 13/11/2019, na forma do Decreto 3.048/99, e também pelas regras trazidas pela Emenda Constitucional nº103/2019, de transição por pontos, por idade, pedágio 50% e pedágio 100%, devendo ser assegurado o benefício mais vantajoso, na forma do enunciado 1, inciso do CRPS, 2019: DECRETO No 3.048, DE 6 DE MAIO DE 1999. Art. 56. A aposentadoria por tempo de contribuição será devida ao segurado após trinta e cinco anos de contribuição, se homem, ou trinta anos, se mulher, observado o disposto no art. 199- A. (Redação dada pelo Decreto nº 6.042, de 2007). Emenda Constitucional nº103/2019 Art. 15. Ao segurado filiado ao Regime Geral de Previdência Social até a data de entrada em vigor desta Emenda Constitucional, fica assegurado o direito à aposentadoria quando forem preenchidos, cumulativamente, os seguintes requisitos: I - 30 (trinta) anos de contribuição, se mulher, e 35 (trinta e cinco) anos de contribuição, se homem; e II - somatório da idade e do tempo de contribuição, incluídas as frações, equivalente a 86 (oitenta e seis) pontos, se mulher, e 96 (noventa e seis) pontos, se homem, observado o disposto nos §§ 1º e 2º. § 1º A partir de 1º de janeiro de 2020, a pontuação a que se refere o inciso II do caput será acrescida a cada ano de 1 (um) ponto, até atingir o limite de 100 (cem) pontos, se mulher, e de 105 (cento e cinco) pontos, se homem. § 2º A idade e o tempo de contribuição serão apurados em dias para o cálculo do somatório de pontos a que se referem o inciso II do caput e o § 1º. § 3º Para o professor que comprovar exclusivamente 25 (vinte e cinco) anos de contribuição, se mulher, e 30 (trinta) anos de contribuição, se homem, em efetivo exercício das funções de magistério na educação infantil e no ensino fundamental e médio, o somatório da idade e do tempo de contribuição, incluídas as frações, será equivalente a 81 (oitenta e um) pontos, se mulher, e 91 (noventa e um) pontos, se homem, aos quais serão acrescidos, a partir de 1º de janeiro de 2020, 1 (um) ponto a cada ano para o homem e para a mulher, até atingir o limite de 92 (noventa e dois) pontos, se mulher, e 100 (cem) pontos, se homem. § 4º O valor da aposentadoria concedida nos termos do disposto neste artigo será apurado na forma da lei. Art. 16. Ao segurado filiado ao Regime Geral de Previdência Social até a data de entrada em vigor desta Emenda Constitucional fica assegurado o direito à aposentadoria quando preencher, cumulativamente, os seguintes requisitos: I - 30 (trinta) anos de contribuição, se mulher, e 35 (trinta e cinco) anos de contribuição, se homem; e II - idade de 56 (cinquenta e seis) anos, se mulher, e 61 (sessenta e um) anos, se homem. § 1º A partir de 1º de janeiro de 2020, a idade a que se refere o inciso II do caput será acrescida de 6 (seis) meses a cada ano, até atingir 62 (sessenta e dois) anos de idade, se mulher, e 65 (sessenta e cinco) anos de idade, se homem. § 2º Para o professor que comprovar exclusivamente tempo de efetivo exercício das funções de magistério na educação infantil e no ensino fundamental e médio, o tempo de contribuição e a idade de que tratam os incisos I e II do caput deste artigo serão reduzidos em 5 (cinco) anos, sendo, a partir de 1º de janeiro de 2020, acrescidos 6 (seis) meses, a cada ano, às idades previstas no inciso II do caput, até atingirem 57 (cinquenta e sete) anos, se mulher, e 60 (sessenta) anos, se homem. § 3º O valor da aposentadoria concedida nos termos do disposto neste artigo será apurado na forma da lei. Art. 17. Ao segurado filiado ao Regime Geral de Previdência Social até a data de entrada em vigor desta Emenda Constitucional e que na referida data contar com mais de 28 (vinte e oito) anos de contribuição, se mulher, e 33 (trinta e três) anos de contribuição, se homem, fica assegurado o direito à aposentadoria quando preencher, cumulativamente, os seguintes requisitos: I - 30 (trinta) anos de contribuição, se mulher, e 35 (trinta e cinco) anos de contribuição, se homem; e II - cumprimento de período adicional correspondente a 50% (cinquenta por cento) do tempo que, na data de entrada em vigor desta Emenda Constitucional, faltaria para atingir 30 (trinta) anos de contribuição, se mulher, e 35 (trinta e cinco) anos de contribuição, se homem. Parágrafo único. O benefício concedido nos termos deste artigo terá seu valor apurado de acordo com a média aritmética simples dos salários de contribuição e das remunerações calculada na forma da lei, multiplicada pelo fator previdenciário, calculado na forma do disposto nos §§ 7º a 9º do art. 29 da Lei nº 8.213, de 24 de julho de 1991. Art. 18. O segurado de que trata o inciso I do § 7º do art. 201 da Constituição Federal filiado ao Regime Geral de Previdência Social até a data de entrada em vigor desta Emenda Constitucional poderá aposentar-se quando preencher, cumulativamente, os seguintes requisitos: I - 60 (sessenta) anos de idade, se mulher, e 65 (sessenta e cinco) anos de idade, se homem; e II - 15 (quinze) anos de contribuição, para ambos os sexos. § 1º A partir de 1º de janeiro de 2020, a idade de 60 (sessenta) anos da mulher, prevista no inciso I do caput, será acrescida em 6 (seis) meses a cada ano, até atingir 62 (sessenta e dois) anos de idade. ENUNCIADO 1 A Previdência Social deve conceder o melhor benefício a que o beneficiário fizer jus, cabendo ao servidor orientá-lo nesse sentido. I - Satisfeitos os requisitos para a concessão de mais de um tipo de benefício, o INSS oferecerá ao interessado o direito de opção, mediante a apresentação dos demonstrativos financeiros de cada um deles(CONSELHO DE RECUROS DA PREVIDENCIA SOCIAL, 2019). Por todo o exposto, conheço do recurso para, no mérito, DAR-LHE PROVIMENTO.</text:p>
          </table:table-cell>
          <table:table-cell table:style-name="ce6"/>
          <table:table-cell table:style-name="ce6" office:value-type="string" calcext:value-type="string">
            <text:p>RECURSO ORDINÁRIO. APOSENTADORIA POR TEMPO DE CONTRIBUIÇÃO. POSSIBILIDADE. REFORMA DA DECISÃO. IMPLEMENTO DOS REQUISITOS DE ACESSO AO BENEFÍCIO PLEITEADO. REGRAS TRAZIDAS PELA EMENDA CONSTITUCIONAL Nº103/2019: TRANSIÇÃO POR PONTOS, POR IDADE, PEDÁGIO 50%, PEDÁGIO 100% E ART. 56 DO DECRETO 3.048/99. DEVE SER ASSEGURADO O BENEFÍCIO MAIS VANTAJOSO. FUNDAMENTAÇÃO LEGAL: ENUNCIADO 1, INCISO DO CRPS, 2019. RECURSO CONHECIDO A QUE SE DÁ PROVIMENTO.</text:p>
          </table:table-cell>
          <table:table-cell table:style-name="ce17"/>
          <table:table-cell table:style-name="ce8" table:number-columns-repeated="19"/>
          <table:table-cell table:number-columns-repeated="998"/>
        </table:table-row>
        <table:table-row table:style-name="ro1">
          <table:table-cell table:style-name="ce6" office:value-type="string" calcext:value-type="string">
            <text:p>LOAS. CONCESSÃO. ALTERAÇÃO DATA INÍCIO BENEFÍCIO. FLEXIBILIZAÇÃO RENDA. §14. ALTERAÇÃO LEI 13.982/2020. OUTRO BENEFÍCIO UM SALÁRIO MÍNIMO OUTRO COMPONENTE GRUPO.</text:p>
          </table:table-cell>
          <table:table-cell table:style-name="ce6" office:value-type="string" calcext:value-type="string">
            <text:p>Nathália Corumbá</text:p>
          </table:table-cell>
          <table:table-cell table:style-name="ce6" office:value-type="string" calcext:value-type="string">
            <text:p>Recurso interposto por __ , haja vista não concordar com a decisão do INSS que indeferiu o Benefício de Prestação Continuada da Assistência Social ao idoso (NB: __), requerido em __ (data de entrada do requerimento- DER), por renda superior ao limite legal (p. __ ). Em suas razões de recurso, alegou ter direito ao benefício (p. __); que havia uma empresa no nome de seu esposo, mas foi fechada, conforme comprovante; que seu filho, __ , mora em outro endereço, conforme documentação anexa (p. __ ). Registro de empresa ativa desde __ <text:s/>em nome de seu esposo (p. __ ). Para embasar o pedido apresentou: 1. Certificado da condição de microempreendedor individual, em nome de __, baixada desde __ (p. __ ); 2. Comprovante de fornecimento de energia elétrica em nome de __, com vencimento em __, no endereço RUA __ <text:s/>(p. __); 3. Documentos de identificação pessoal (p. __); 4. Folha resumo de cadastro único constando grupo familiar composto por __ e __, residentes na AVENIDA __ (p. __); 5. Carteira de trabalho de __ (p. __); 6. Certidão de casamento de __ e __ (p. __). Em consulta ao CNIS – Cadastro Nacional de Informações Sociais – observou-se que a recorrente manteve seus recolhimentos até __ , como facultativo (p. __ ); seu esposo, manteve até __, na condição de contribuinte individual (p. <text:s/>__). O esposo da recorrente, nascido em __, com 65 anos completos, possui aposentadoria por idade, concedida desde __, NB __. Não foram encontradas ações judiciais com o mesmo objeto. É o relatório.</text:p>
          </table:table-cell>
          <table:table-cell table:style-name="ce6" office:value-type="string" calcext:value-type="string">
            <text:p>O recurso é tempestivo e estão presentes os demais pressupostos que admitem a análise do mérito recursal. Pretende a interessada a reforma da decisão do INSS que indeferiu o Benefício de Prestação Continuada da Assistência Social ao idoso, o que entendo ser possível, todavia, em que pese a referida possibilidade, o CNIS do sr. __ , nascido em __, com 65 anos completos, registrou, até __, recolhimentos na condição de contribuinte individual. Assim, entendo que o benefício é devido apenas a partir da última competência de contribuição previdenciária recolhida como contribuinte individual pelo esposo/companheiro da recorrente, por expressa previsão normativa do Decreto 6.214/07, art. 4º, inciso VI e art. 47-A, §2º, inciso I: DECRETO Nº 6.214, DE 26 DE SETEMBRO DE 2007. Art. 4 o Para os fins do reconhecimento do direito ao benefício, considera-se: [...] VI - renda mensal bruta familiar: a soma dos rendimentos brutos auferidos mensalmente pelos membros da família composta por salários, proventos, pensões, pensões alimentícias, benefícios de previdência pública ou privada, seguro-desemprego, comissões, pró-labore , outros rendimentos do trabalho não assalariado, rendimentos do mercado informal ou autônomo, rendimentos auferidos do patrimônio, Renda Mensal Vitalícia e Benefício de Prestação Continuada, ressalvado o disposto no parágrafo único do art. 19. (Redação dada pelo Decreto nº 7.617, de 2011) Art. 47-A. [...] § 2 o O benefício será restabelecido: (Incluído pelo Decreto nº 7.617, de 2011) I - a partir do dia imediatamente posterior, conforme o caso, da cessação do contrato de trabalho, do encerramento da atividade empresarial, da última competência de contribuição previdenciária recolhida como contribuinte individual ou do encerramento do prazo de pagamento do seguro desemprego; ou (Redação dada pelo Decreto nº 9.462, de 2018) Além disso, em que pese a concessão de benefício de aposentadoria por idade ao cônjuge/companheiro da interessada, o advento da Lei nº 13.982, de 2 de abril de 2020, incluiu ao artigo supracitado §14, que fixou novo parâmetro adicionais de caracterização da situação de vulnerabilidade social para fins de elegibilidade ao benefício de prestação continuada (BPC) e admite o recebimento concomitante desses dois benefícios sem que represente prejuízo para o limite legal: Lei 8.742/93 Art. 20. O benefício de prestação continuada é a garantia de um salário-mínimo mensal à pessoa com deficiência e ao idoso com 65 (sessenta e cinco) anos ou mais que comprovem não possuir meios de prover a própria manutenção nem de tê-la provida por sua família. (Redação dada pela Lei nº 12.435, de 2011) (Vide Lei nº 13.985, de 2020) § 1o Para os efeitos do disposto no caput, a família é composta pelo requerente, o cônjuge ou companheiro, os pais e, na ausência de um deles, a madrasta ou o padrasto, os irmãos solteiros, os filhos e enteados solteiros e os menores tutelados, desde que vivam sob o mesmo teto. (Redação dada pela Lei nº 12.435, de 2011) [...] § 14. O benefício de prestação continuada ou o benefício previdenciário no valor de até 1 (um) salário-mínimo concedido a idoso acima de 65 (sessenta e cinco) anos de idade ou pessoa com deficiência não será computado, para fins de concessão do benefício de prestação continuada a outro idoso ou pessoa com deficiência da mesma família, no cálculo da renda a que se refere o § 3º deste artigo. (Incluído pela Lei nº 13.982, de 2020) Assim, o benefício será devido, a partir de __ , não desde o requerimento. Pelo exposto, conheço do recurso e voto no sentido de DAR-LHE PARCIAL PROVIMENTO.</text:p>
          </table:table-cell>
          <table:table-cell table:style-name="ce6"/>
          <table:table-cell table:style-name="ce6" office:value-type="string" calcext:value-type="string">
            <text:p>RECURSO ORDINÁRIO. BENEFÍCIO DE PRESTAÇÃO CONTINUADA DA ASSISTÊNCIA SOCIAL AO IDOSO. GRUPO FAMILIAR ADEQUADO. SITUAÇÃO DE VULNERABILIDADE CARACTERIZADA. RECEBIMENTO CONCOMITANTE DE BENEFÍCIO NO VALOR DE UM SALÁRIO MÍNIMO. POSSIBILIDADE. BENEFÍCIO DEVIDO A PARTIR DA ÚLTIMA COMPETÊNCIA DE CONTRIBUIÇÃO PREVIDENCIÁRIA RECOLHIDA COMO CONTRIBUINTE INDIVIDUAL. FUNDAMENTAÇÃO LEGAL: ART. 4º, INCISO VI E ART. 47-A, §2º, INCISO I DO DECRETO 6.214/07, ARTIGO 20, CAPUT, §3 º E §14 DA LEI 8.742/93, INCLUÍDO PELA LEI Nº 13.982, DE 2 DE ABRIL DE 2020. RECURSO CONHECIDO A QUE SE DA PARCIAL PROVIMENTO.</text:p>
          </table:table-cell>
          <table:table-cell table:style-name="ce17"/>
          <table:table-cell table:style-name="ce8" table:number-columns-repeated="19"/>
          <table:table-cell table:number-columns-repeated="998"/>
        </table:table-row>
        <table:table-row table:style-name="ro1">
          <table:table-cell table:style-name="ce2" office:value-type="string" calcext:value-type="string">
            <text:p>SALÁRIO-MATERNIDADE. EMPREGADA GESTANTE</text:p>
          </table:table-cell>
          <table:table-cell table:style-name="ce2" office:value-type="string" calcext:value-type="string">
            <text:p>Nathália Corumbá</text:p>
          </table:table-cell>
          <table:table-cell table:style-name="ce2" office:value-type="string" calcext:value-type="string">
            <text:p>Recurso interposto por ___ , haja vista não concordar com a decisão do INSS que indeferiu o benefício de Salário-maternidade (NB ___ ), requerido em ___ , em decorrência do nascimento ocorrido em ___ <text:s/>(p. ___ ), por não ser devido o pagamento do benefício para requerimentos efetivados a partir de 01/09/2003 (p. ___). <text:s/>O comunicado de indeferimento foi enviado em ___ <text:s/>(p. ___ ) e o recurso, protocolado em ___ <text:s/>(p. ___). Em suas razões de recurso, alegou ter direito ao benefício (p.1). Em consulta ao CNIS – Cadastro nacional de informações sociais -, observou-se que, ao tempo do nascimento, ela era empregada do ___ (p. ___). Segundo a declaração de benefícios, não existe outro de mesma espécie ativo até o presente momento. A pesquisa de ações judiciais não detectou processos com mesmo objeto. Não foram encontrados outros recursos com mesmo objeto junto ao E-Sisrec. É o relatório.</text:p>
          </table:table-cell>
          <table:table-cell table:style-name="ce2" office:value-type="string" calcext:value-type="string">
            <text:p>O recurso é tempestivo e estão presentes os demais pressupostos que admitem a análise do mérito recursal. Pretende a parte recorrente a reforma da decisão que indeferiu o benefício de Salário-maternidade, todavia o indeferimento será mantido, pois o benefício foi requerido na condição de empregada e, considerando o teor do artigo 94 do Decreto nº 3.048/99, a obrigação do pagamento do salário maternidade da segurada empregada é da empresa empregadora, senão vejamos: Decreto 3.048/99 Art. 94. O salário-maternidade para a segurada empregada consiste numa renda mensal igual à sua remuneração integral e será pago pela empresa, efetivando-se a compensação, observado o disposto no art. 248 da Constituição, quando do recolhimento das contribuições incidentes sobre a folha de salários e demais rendimentos pagos ou creditados, a qualquer título, à pessoa física que lhe preste serviço, devendo aplicar-se à renda mensal do benefício o disposto no art. 198. (Redação dada pelo Decreto nº 4.862, de 2003). Lei 8.213/91 Art. 72. O salário-maternidade para a segurada empregada ou trabalhadora avulsa consistirá numa renda mensal igual a sua remuneração integral. (Redação Dada pela Lei nº 9.876, de 26.11.99) § 1o Cabe à empresa pagar o salário-maternidade devido à respectiva empregada gestante, efetivando-se a compensação, observado o disposto no art. 248 da Constituição Federal, quando do recolhimento das contribuições incidentes sobre a folha de salários e demais rendimentos pagos ou creditados, a qualquer título, à pessoa física que lhe preste serviço. (Incluído pela Lei nº 10.710, de 2003) Por todo o exposto, conheço do recurso e VOTO no sentido de NEGAR-LHE PROVIMENTO.</text:p>
          </table:table-cell>
          <table:table-cell table:style-name="ce2"/>
          <table:table-cell table:style-name="ce20" office:value-type="string" calcext:value-type="string">
            <text:p>SALÁRIO-MATERNIDADE. INDEFERIMENTO. RECURSO ORDINÁRIO. SEGURADA EMPREGADA. OBRIGAÇÃO EM RELAÇÃO AO PAGAMENTO DA EMPRESA. OBSERVÂNCIA DOS PRESSUPOSTOS LEGAIS. IMPOSSIBILIDADE DA CONCESSÃO DO BENEFÍCIO. LEGISLAÇÃO APLICÁVEL ARTIGO 94 DO DECRETO Nº 3.048/99</text:p>
          </table:table-cell>
          <table:table-cell table:style-name="ce17"/>
          <table:table-cell table:style-name="ce8" table:number-columns-repeated="19"/>
          <table:table-cell table:number-columns-repeated="998"/>
        </table:table-row>
        <table:table-row table:style-name="ro1" table:number-rows-repeated="127">
          <table:table-cell table:style-name="ce2" table:number-columns-repeated="6"/>
          <table:table-cell table:style-name="ce17"/>
          <table:table-cell table:style-name="ce8" table:number-columns-repeated="19"/>
          <table:table-cell table:number-columns-repeated="998"/>
        </table:table-row>
        <table:table-row table:style-name="ro1" table:number-rows-repeated="681">
          <table:table-cell table:style-name="ce2" table:number-columns-repeated="6"/>
          <table:table-cell table:style-name="ce8" table:number-columns-repeated="20"/>
          <table:table-cell table:number-columns-repeated="998"/>
        </table:table-row>
        <table:table-row table:style-name="ro1" table:number-rows-repeated="3">
          <table:table-cell table:style-name="ce2" table:number-columns-repeated="4"/>
          <table:table-cell table:style-name="ce9" table:number-columns-repeated="2"/>
          <table:table-cell table:style-name="ce8" table:number-columns-repeated="20"/>
          <table:table-cell table:number-columns-repeated="998"/>
        </table:table-row>
        <table:table-row table:style-name="ro1">
          <table:table-cell table:style-name="ce2" table:number-columns-repeated="2"/>
          <table:table-cell table:style-name="ce9" table:number-columns-repeated="4"/>
          <table:table-cell table:style-name="ce8" table:number-columns-repeated="20"/>
          <table:table-cell table:number-columns-repeated="998"/>
        </table:table-row>
        <table:table-row table:style-name="ro3" table:number-rows-repeated="1047563">
          <table:table-cell table:number-columns-repeated="1024"/>
        </table:table-row>
        <table:table-row table:style-name="ro3">
          <table:table-cell table:number-columns-repeated="1024"/>
        </table:table-row>
      </table:table>
      <table:table table:name="Grupos de pontos controversos" table:style-name="ta2">
        <table:table-column table:style-name="co8" table:default-cell-style-name="Default"/>
        <table:table-column table:style-name="co7" table:number-columns-repeated="1023" table:default-cell-style-name="Default"/>
        <table:table-row table:style-name="ro1">
          <table:table-cell table:style-name="ce24" office:value-type="string" calcext:value-type="string">
            <text:p>Reconhecimento de qualidade segurado</text:p>
          </table:table-cell>
          <table:table-cell table:number-columns-repeated="1023"/>
        </table:table-row>
        <table:table-row table:style-name="ro1">
          <table:table-cell table:style-name="ce24" office:value-type="string" calcext:value-type="string">
            <text:p>Carência</text:p>
          </table:table-cell>
          <table:table-cell table:number-columns-repeated="1023"/>
        </table:table-row>
        <table:table-row table:style-name="ro1">
          <table:table-cell table:style-name="ce24" office:value-type="string" calcext:value-type="string">
            <text:p>Reconhecimento de vínculo (RGPS)</text:p>
          </table:table-cell>
          <table:table-cell table:number-columns-repeated="1023"/>
        </table:table-row>
        <table:table-row table:style-name="ro1">
          <table:table-cell table:style-name="ce24" office:value-type="string" calcext:value-type="string">
            <text:p>Enquadramento atividade especial</text:p>
          </table:table-cell>
          <table:table-cell table:number-columns-repeated="1023"/>
        </table:table-row>
        <table:table-row table:style-name="ro1">
          <table:table-cell table:style-name="ce24" office:value-type="string" calcext:value-type="string">
            <text:p>Comprovação exercício de atividade rural</text:p>
          </table:table-cell>
          <table:table-cell table:number-columns-repeated="1023"/>
        </table:table-row>
        <table:table-row table:style-name="ro1">
          <table:table-cell table:style-name="ce24" office:value-type="string" calcext:value-type="string">
            <text:p>Reconhecimento atividade contribuinte individual</text:p>
          </table:table-cell>
          <table:table-cell table:number-columns-repeated="1023"/>
        </table:table-row>
        <table:table-row table:style-name="ro1">
          <table:table-cell table:style-name="ce24" office:value-type="string" calcext:value-type="string">
            <text:p>Reconhecimento de vínculo (RPPS)</text:p>
          </table:table-cell>
          <table:table-cell table:number-columns-repeated="1023"/>
        </table:table-row>
        <table:table-row table:style-name="ro1">
          <table:table-cell table:style-name="ce24" office:value-type="string" calcext:value-type="string">
            <text:p>Qualidade de dependente - filho (a)</text:p>
          </table:table-cell>
          <table:table-cell table:number-columns-repeated="1023"/>
        </table:table-row>
        <table:table-row table:style-name="ro1">
          <table:table-cell table:style-name="ce24" office:value-type="string" calcext:value-type="string">
            <text:p>Qualidade de dependente - pai/mãe</text:p>
          </table:table-cell>
          <table:table-cell table:number-columns-repeated="1023"/>
        </table:table-row>
        <table:table-row table:style-name="ro1">
          <table:table-cell table:style-name="ce24" office:value-type="string" calcext:value-type="string">
            <text:p>Qualidade de dependente - companheiro (a)</text:p>
          </table:table-cell>
          <table:table-cell table:number-columns-repeated="1023"/>
        </table:table-row>
        <table:table-row table:style-name="ro1">
          <table:table-cell table:style-name="ce24" office:value-type="string" calcext:value-type="string">
            <text:p>Qualidade de dependente - esposo (a)</text:p>
          </table:table-cell>
          <table:table-cell table:number-columns-repeated="1023"/>
        </table:table-row>
        <table:table-row table:style-name="ro1">
          <table:table-cell table:style-name="ce24" office:value-type="string" calcext:value-type="string">
            <text:p>Reafirmação da DER</text:p>
          </table:table-cell>
          <table:table-cell table:number-columns-repeated="1023"/>
        </table:table-row>
        <table:table-row table:style-name="ro1">
          <table:table-cell table:style-name="ce24" office:value-type="string" calcext:value-type="string">
            <text:p>Alteração da DIB</text:p>
          </table:table-cell>
          <table:table-cell table:number-columns-repeated="1023"/>
        </table:table-row>
        <table:table-row table:style-name="ro1">
          <table:table-cell table:style-name="ce24" office:value-type="string" calcext:value-type="string">
            <text:p>Alteração da DCB</text:p>
          </table:table-cell>
          <table:table-cell table:number-columns-repeated="1023"/>
        </table:table-row>
        <table:table-row table:style-name="ro1">
          <table:table-cell table:style-name="ce25" office:value-type="string" calcext:value-type="string">
            <text:p>Reconhecimento da Incapacidade</text:p>
          </table:table-cell>
          <table:table-cell table:number-columns-repeated="1023"/>
        </table:table-row>
        <table:table-row table:style-name="ro1">
          <table:table-cell table:style-name="ce24" office:value-type="string" calcext:value-type="string">
            <text:p>Recolhimentos como contribuinte individual/facultativo</text:p>
          </table:table-cell>
          <table:table-cell table:number-columns-repeated="1023"/>
        </table:table-row>
        <table:table-row table:style-name="ro1">
          <table:table-cell table:style-name="ce24" office:value-type="string" calcext:value-type="string">
            <text:p>Impedimentos de longo prazo (LC 142 ou LOAS)</text:p>
          </table:table-cell>
          <table:table-cell table:number-columns-repeated="1023"/>
        </table:table-row>
        <table:table-row table:style-name="ro1">
          <table:table-cell table:style-name="ce24" office:value-type="string" calcext:value-type="string">
            <text:p>Renda familiar</text:p>
          </table:table-cell>
          <table:table-cell table:number-columns-repeated="1023"/>
        </table:table-row>
        <table:table-row table:style-name="ro1">
          <table:table-cell table:style-name="ce24" office:value-type="string" calcext:value-type="string">
            <text:p>Requisito etário</text:p>
          </table:table-cell>
          <table:table-cell table:number-columns-repeated="1023"/>
        </table:table-row>
        <table:table-row table:style-name="ro1">
          <table:table-cell table:style-name="ce24" office:value-type="string" calcext:value-type="string">
            <text:p>Revisão</text:p>
          </table:table-cell>
          <table:table-cell table:number-columns-repeated="1023"/>
        </table:table-row>
        <table:table-row table:style-name="ro1">
          <table:table-cell table:style-name="ce24" office:value-type="string" calcext:value-type="string">
            <text:p>Restituição/Recebimento Indevido</text:p>
          </table:table-cell>
          <table:table-cell table:number-columns-repeated="1023"/>
        </table:table-row>
        <table:table-row table:style-name="ro1">
          <table:table-cell table:style-name="ce24" office:value-type="string" calcext:value-type="string">
            <text:p>SDPA</text:p>
          </table:table-cell>
          <table:table-cell table:number-columns-repeated="1023"/>
        </table:table-row>
        <table:table-row table:style-name="ro1">
          <table:table-cell table:style-name="ce24" office:value-type="string" calcext:value-type="string">
            <text:p>Decadência</text:p>
          </table:table-cell>
          <table:table-cell table:number-columns-repeated="1023"/>
        </table:table-row>
        <table:table-row table:style-name="ro1">
          <table:table-cell table:style-name="ce24" office:value-type="string" calcext:value-type="string">
            <text:p>Prescrição</text:p>
          </table:table-cell>
          <table:table-cell table:number-columns-repeated="1023"/>
        </table:table-row>
        <table:table-row table:style-name="ro3" table:number-rows-repeated="1048551">
          <table:table-cell table:number-columns-repeated="1024"/>
        </table:table-row>
        <table:table-row table:style-name="ro3">
          <table:table-cell table:number-columns-repeated="1024"/>
        </table:table-row>
      </table:table>
      <table:table table:name="Voto - Admissibilidade" table:style-name="ta3">
        <table:table-column table:style-name="co9" table:default-cell-style-name="Default"/>
        <table:table-column table:style-name="co10" table:default-cell-style-name="Default"/>
        <table:table-column table:style-name="co11" table:number-columns-repeated="4" table:default-cell-style-name="Default"/>
        <table:table-column table:style-name="co7" table:number-columns-repeated="1018" table:default-cell-style-name="Default"/>
        <table:table-row table:style-name="ro1">
          <table:table-cell table:style-name="ce26" office:value-type="string" calcext:value-type="string">
            <text:p>TEMA</text:p>
          </table:table-cell>
          <table:table-cell table:style-name="ce32" office:value-type="string" calcext:value-type="string">
            <text:p>COLABORADOR</text:p>
          </table:table-cell>
          <table:table-cell table:style-name="ce32" office:value-type="string" calcext:value-type="string">
            <text:p>RELATÓRIO</text:p>
          </table:table-cell>
          <table:table-cell table:style-name="ce32" office:value-type="string" calcext:value-type="string">
            <text:p>VOTO - ADMISSIBILIDADE</text:p>
          </table:table-cell>
          <table:table-cell table:style-name="ce32" office:value-type="string" calcext:value-type="string">
            <text:p>EMENTA</text:p>
          </table:table-cell>
          <table:table-cell table:style-name="ce32" office:value-type="string" calcext:value-type="string">
            <text:p>OBSERVAÇÃO</text:p>
          </table:table-cell>
          <table:table-cell table:style-name="ce39" table:number-columns-repeated="19"/>
          <table:table-cell table:number-columns-repeated="999"/>
        </table:table-row>
        <table:table-row table:style-name="ro1">
          <table:table-cell table:style-name="ce27" office:value-type="string" calcext:value-type="string">
            <text:p>Admissibilidade - Recurso Tempestivo sem registro da ciência</text:p>
          </table:table-cell>
          <table:table-cell table:style-name="ce33" office:value-type="string" calcext:value-type="string">
            <text:p>Paulo Vitor</text:p>
          </table:table-cell>
          <table:table-cell table:style-name="ce34" office:value-type="string" calcext:value-type="string">
            <text:p>Não há registro da ciência da decisão recorrida.</text:p>
          </table:table-cell>
          <table:table-cell table:style-name="ce34" office:value-type="string" calcext:value-type="string">
            <text:p>O presente recurso é tempestivo em razão de inexistir registro o processo da ciência da parte recorrente, nos termos Art. 28 da Portaria MDSA nº 116/2017, que aprova o Regimento Interno do CRPS (RICRPS).</text:p>
          </table:table-cell>
          <table:table-cell table:style-name="ce34" office:value-type="string" calcext:value-type="string">
            <text:p>TEMPESTIVIDADE EM RAZÃO DA AUSÊNCIA DO REGISTRO DE CIÊNCIA, CONFORME ART. 28 DO RICRPS.</text:p>
          </table:table-cell>
          <table:table-cell table:style-name="ce34"/>
          <table:table-cell table:style-name="ce39" table:number-columns-repeated="19"/>
          <table:table-cell table:number-columns-repeated="999"/>
        </table:table-row>
        <table:table-row table:style-name="ro1">
          <table:table-cell table:style-name="ce27" office:value-type="string" calcext:value-type="string">
            <text:p>Admissibilidade - Recurso Tempestivo com registro da ciência</text:p>
          </table:table-cell>
          <table:table-cell table:style-name="ce33" office:value-type="string" calcext:value-type="string">
            <text:p>Paulo Vitor</text:p>
          </table:table-cell>
          <table:table-cell table:style-name="ce34" office:value-type="string" calcext:value-type="string">
            <text:p>Há registro da ciência da decisão em XX/XX/XXXX, e a interposição do presente recurso ocorreu em YY/YY/YYYY.</text:p>
          </table:table-cell>
          <table:table-cell table:style-name="ce34" office:value-type="string" calcext:value-type="string">
            <text:p>O presente recurso é tempestivo em razão da interposição do recurso ocorrer no prazo fixado pelo Art. 31 da Portaria MDSA nº 116/2017, que aprova o Regimento Interno do CRPS (RICRPS).</text:p>
          </table:table-cell>
          <table:table-cell table:style-name="ce34" office:value-type="string" calcext:value-type="string">
            <text:p>TEMPESTIVIDADE COMPROVADA, CONFORME ART. 31 DO RICRPS.</text:p>
          </table:table-cell>
          <table:table-cell table:style-name="ce34"/>
          <table:table-cell table:style-name="ce39" table:number-columns-repeated="19"/>
          <table:table-cell table:number-columns-repeated="999"/>
        </table:table-row>
        <table:table-row table:style-name="ro1">
          <table:table-cell table:style-name="ce27" office:value-type="string" calcext:value-type="string">
            <text:p>Admissibilidade - Recurso Intempestivo</text:p>
          </table:table-cell>
          <table:table-cell table:style-name="ce33" office:value-type="string" calcext:value-type="string">
            <text:p>Paulo Vitor</text:p>
          </table:table-cell>
          <table:table-cell table:style-name="ce34" office:value-type="string" calcext:value-type="string">
            <text:p>Há registro da ciência da decisão em XX/XX/XXXX, e a interposição do presente recurso ocorreu em YY/YY/YYYY.</text:p>
          </table:table-cell>
          <table:table-cell table:style-name="ce34" office:value-type="string" calcext:value-type="string">
            <text:p>O presente recurso é intempestivo em razão da interposição do recurso ocorrer após o prazo fixado pelo Art. 31 da Portaria MDSA nº 116/2017, que aprova o Regimento Interno do CRPS (RICRPS). Ainda, inexiste inequívoca liquidez e certeza do direito da parte que justifique a relevação da intempestividade.</text:p>
          </table:table-cell>
          <table:table-cell table:style-name="ce34" office:value-type="string" calcext:value-type="string">
            <text:p>INTEMPESTIVIDADE, CONFORME ART. 31 DO RICRPS.</text:p>
          </table:table-cell>
          <table:table-cell table:style-name="ce34"/>
          <table:table-cell table:style-name="ce39" table:number-columns-repeated="19"/>
          <table:table-cell table:number-columns-repeated="999"/>
        </table:table-row>
        <table:table-row table:style-name="ro1">
          <table:table-cell table:style-name="ce27" office:value-type="string" calcext:value-type="string">
            <text:p>Admissibilidade - Recurso Intempestivo - relevada</text:p>
          </table:table-cell>
          <table:table-cell table:style-name="ce33" office:value-type="string" calcext:value-type="string">
            <text:p>Paulo Vitor</text:p>
          </table:table-cell>
          <table:table-cell table:style-name="ce34" office:value-type="string" calcext:value-type="string">
            <text:p>Há registro da ciência da decisão em XX/XX/XXXX, e a interposição do presente recurso ocorreu em YY/YY/YYYY.</text:p>
          </table:table-cell>
          <table:table-cell table:style-name="ce34" office:value-type="string" calcext:value-type="string">
            <text:p>O presente recurso é intempestivo em razão da interposição do recurso ocorrer após o prazo fixado pelo Art. 31 da Portaria MDSA nº 116/2017, que aprova o Regimento Interno do CRPS (RICRPS). Todavia, como se verifica no corpo do voto, restou demonstrada de forma inequívoca a liquidez e a certeza do direito da parte, razão pela qual proponho à composição julgadora a relevação da intempestividade. </text:p>
          </table:table-cell>
          <table:table-cell table:style-name="ce34" office:value-type="string" calcext:value-type="string">
            <text:p>INTEMPESTIVIDADE RELEVADA, CONFORME INCISO II DO ART. 16 DO RICRPS.</text:p>
          </table:table-cell>
          <table:table-cell table:style-name="ce34"/>
          <table:table-cell table:style-name="ce39" table:number-columns-repeated="19"/>
          <table:table-cell table:number-columns-repeated="999"/>
        </table:table-row>
        <table:table-row table:style-name="ro4">
          <table:table-cell table:style-name="ce28" office:value-type="string" calcext:value-type="string">
            <text:p>PROCURADOR CONSTITUÍDO</text:p>
          </table:table-cell>
          <table:table-cell table:style-name="ce33" office:value-type="string" calcext:value-type="string">
            <text:p>Paulo Vitor</text:p>
          </table:table-cell>
          <table:table-cell table:style-name="ce35" office:value-type="string" calcext:value-type="string">
            <text:p>A parte recorrente está devidamente representada por XXXXXXX (OAB nº YYYY/PR).</text:p>
          </table:table-cell>
          <table:table-cell table:style-name="ce35" office:value-type="string" calcext:value-type="string">
            <text:p>-</text:p>
          </table:table-cell>
          <table:table-cell table:style-name="ce38" table:number-columns-repeated="2"/>
          <table:table-cell table:style-name="ce39" table:number-columns-repeated="19"/>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1">
          <table:table-cell table:style-name="ce29" table:number-columns-repeated="6"/>
          <table:table-cell table:style-name="ce40" table:number-columns-repeated="19"/>
          <table:table-cell table:number-columns-repeated="999"/>
        </table:table-row>
        <table:table-row table:style-name="ro1" table:number-rows-repeated="4">
          <table:table-cell table:style-name="ce30" table:number-columns-repeated="2"/>
          <table:table-cell table:style-name="ce36" table:number-columns-repeated="4"/>
          <table:table-cell table:style-name="ce40" table:number-columns-repeated="19"/>
          <table:table-cell table:number-columns-repeated="999"/>
        </table:table-row>
        <table:table-row table:style-name="ro4">
          <table:table-cell table:style-name="ce31"/>
          <table:table-cell table:style-name="ce30"/>
          <table:table-cell table:style-name="ce37" table:number-columns-repeated="2"/>
          <table:table-cell table:number-columns-repeated="20"/>
          <table:table-cell table:style-name="ce40"/>
          <table:table-cell table:number-columns-repeated="999"/>
        </table:table-row>
        <table:table-row table:style-name="ro3" table:number-rows-repeated="1047579">
          <table:table-cell table:number-columns-repeated="1024"/>
        </table:table-row>
        <table:table-row table:style-name="ro3">
          <table:table-cell table:number-columns-repeated="1024"/>
        </table:table-row>
      </table:table>
      <table:table table:name="Relatório Elementos da Espécie - Voto Mérito" table:style-name="ta4">
        <table:table-column table:style-name="co12" table:default-cell-style-name="Default"/>
        <table:table-column table:style-name="co13" table:number-columns-repeated="3" table:default-cell-style-name="Default"/>
        <table:table-column table:style-name="co12" table:number-columns-repeated="21" table:default-cell-style-name="Default"/>
        <table:table-column table:style-name="co7" table:number-columns-repeated="999" table:default-cell-style-name="Default"/>
        <table:table-row table:style-name="ro1">
          <table:table-cell table:style-name="ce29" office:value-type="string" calcext:value-type="string">
            <text:p>TEMA</text:p>
          </table:table-cell>
          <table:table-cell table:style-name="ce29" office:value-type="string" calcext:value-type="string">
            <text:p>RELATÓRIO</text:p>
          </table:table-cell>
          <table:table-cell table:style-name="ce29" office:value-type="string" calcext:value-type="string">
            <text:p>VOTO - ELEMENTOS</text:p>
          </table:table-cell>
          <table:table-cell table:style-name="ce29" office:value-type="string" calcext:value-type="string">
            <text:p>EMENTA</text:p>
          </table:table-cell>
          <table:table-cell table:style-name="ce29" office:value-type="string" calcext:value-type="string">
            <text:p>OBSERVAÇÃO</text:p>
          </table:table-cell>
          <table:table-cell/>
          <table:table-cell table:style-name="ce40" table:number-columns-repeated="19"/>
          <table:table-cell table:number-columns-repeated="999"/>
        </table:table-row>
        <table:table-row table:style-name="ro1">
          <table:table-cell table:style-name="ce41" office:value-type="string" calcext:value-type="string">
            <text:p>B31/32 - CARÊNCIA</text:p>
          </table:table-cell>
          <table:table-cell table:style-name="ce43" office:value-type="string" calcext:value-type="string">
            <text:p>A parte recorrente submetida a perícia médica inicial em XX/XX/XXXX, que por sua vez concluiu pelo início da doença em XX/XX/XXXX (DID) e pela existência da incapacidade laboral desde XX/XX/XXXX (DII), além do que a doença não isenta de carência.</text:p>
          </table:table-cell>
          <table:table-cell table:style-name="ce42" table:number-columns-repeated="23"/>
          <table:table-cell table:number-columns-repeated="999"/>
        </table:table-row>
        <table:table-row table:style-name="ro1">
          <table:table-cell table:style-name="ce30" office:value-type="string" calcext:value-type="string">
            <text:p>Auxílio-Reclusão</text:p>
          </table:table-cell>
          <table:table-cell table:style-name="ce30"/>
          <table:table-cell table:style-name="ce30" office:value-type="string" calcext:value-type="string">
            <text:p>O Auxílio-Reclusão é benefício devido aos dependentes do segurado de baixa renda que tenha sido submetido a reclusão em regime fechado.</text:p>
            <text:p>Nessa linha, depende de quatro requisitos a serem preenchidos: a) que o pretendente ao benefício seja dependente do segurado; b) que o instituidor possua a qualidade de segurado à época da reclusão; c) que o segurado tivesse baixa renda, cujos rendimentos fossem inferior a um determinado patamar; d) que o recluso esteja recolhido em regime fechado; e d) que o segurado recluso tenha vertido o mínimo de 24 (vinte e quatro) contribuições mensais, nos termos do Art. 30 do Decreto nº 3.048/99.</text:p>
          </table:table-cell>
          <table:table-cell table:style-name="ce30" office:value-type="string" calcext:value-type="string">
            <text:p><text:span text:style-name="T5">AUXÍLIO-RECLUSÃO. PRETENDE A PARTE RECORRENTE A REFORMA DA DECISÃO QUE INDEFERIU O BENEFÍCIO DE QUE INDEFERIU O BENEFÍCIO DE AUXÍLIO-RECLUSÃO, O QUE NÃO ENTENDO SER POSSÍVEL, POIS ELA NÃO APRESENTOU</text:span><text:span text:style-name="T6"> CERTIDÃO JUDICIAL</text:span><text:span text:style-name="T7"> QUE ATESTE O RECOLHIMENTO EFETIVO À PRISÃO, E QUE ESPECIFIQUE DESDE QUANDO ESTÁ NESSE REGIME, O QUE NÃO ATENDE AO TEOR DO ART. 80, §1º DA LEI 8.213/91. RECURSO CONHECIDO A QUE SE NEGA PROVIMENTO.</text:span></text:p>
          </table:table-cell>
          <table:table-cell table:style-name="ce30" office:value-type="string" calcext:value-type="string">
            <text:p>Nathália Corumbá</text:p>
          </table:table-cell>
          <table:table-cell/>
          <table:table-cell table:style-name="ce40" table:number-columns-repeated="19"/>
          <table:table-cell table:number-columns-repeated="999"/>
        </table:table-row>
        <table:table-row table:style-name="ro1" table:number-rows-repeated="998">
          <table:table-cell table:style-name="ce42"/>
          <table:table-cell table:style-name="ce43"/>
          <table:table-cell table:style-name="ce42" table:number-columns-repeated="23"/>
          <table:table-cell table:number-columns-repeated="999"/>
        </table:table-row>
        <table:table-row table:style-name="ro3" table:number-rows-repeated="1047574">
          <table:table-cell table:number-columns-repeated="1024"/>
        </table:table-row>
        <table:table-row table:style-name="ro3">
          <table:table-cell table:number-columns-repeated="1024"/>
        </table:table-row>
      </table:table>
      <table:table table:name="Redações" table:style-name="ta5">
        <table:table-column table:style-name="co14" table:default-cell-style-name="Default"/>
        <table:table-column table:style-name="co15" table:default-cell-style-name="Default"/>
        <table:table-column table:style-name="co16" table:default-cell-style-name="Default"/>
        <table:table-column table:style-name="co5" table:default-cell-style-name="Default"/>
        <table:table-column table:style-name="co17" table:number-columns-repeated="22" table:default-cell-style-name="Default"/>
        <table:table-column table:style-name="co7" table:number-columns-repeated="998" table:default-cell-style-name="Default"/>
        <table:table-row table:style-name="ro4">
          <table:table-cell table:style-name="ce31" office:value-type="string" calcext:value-type="string">
            <text:p>TÍTULO</text:p>
          </table:table-cell>
          <table:table-cell table:style-name="ce31" office:value-type="string" calcext:value-type="string">
            <text:p>RELATÓRIO</text:p>
          </table:table-cell>
          <table:table-cell table:style-name="ce46" office:value-type="string" calcext:value-type="string">
            <text:p>VOTO</text:p>
          </table:table-cell>
          <table:table-cell table:style-name="ce31" office:value-type="string" calcext:value-type="string">
            <text:p>EMENTA</text:p>
          </table:table-cell>
          <table:table-cell table:number-columns-repeated="1020"/>
        </table:table-row>
        <table:table-row table:style-name="ro4">
          <table:table-cell table:style-name="ce44" office:value-type="string" calcext:value-type="string">
            <text:p>RECURSO TEMPESTIVO SEM REGISTRO DA CIÊNCIA</text:p>
          </table:table-cell>
          <table:table-cell table:style-name="ce45" office:value-type="string" calcext:value-type="string">
            <text:p>Não há registro da ciência da decisão recorrida.</text:p>
          </table:table-cell>
          <table:table-cell table:style-name="ce47" office:value-type="string" calcext:value-type="string">
            <text:p>O presente recurso é tempestivo em razão de inexistir registro o processo da ciência da parte recorrente, nos termos Art. 28 da Portaria MDSA nº 116/2017, que aprova o Regimento Interno do CRPS (RICRPS).</text:p>
          </table:table-cell>
          <table:table-cell table:style-name="ce45" office:value-type="string" calcext:value-type="string">
            <text:p>TEMPESTIVIDADE EM RAZÃO DA AUSÊNCIA DO REGISTRO DE CIÊNCIA, CONFORME ART. 28 DO RICRPS.</text:p>
          </table:table-cell>
          <table:table-cell table:number-columns-repeated="1020"/>
        </table:table-row>
        <table:table-row table:style-name="ro4">
          <table:table-cell table:style-name="ce44" office:value-type="string" calcext:value-type="string">
            <text:p>RECURSO TEMPESTIVO</text:p>
          </table:table-cell>
          <table:table-cell table:style-name="ce45" office:value-type="string" calcext:value-type="string">
            <text:p>Há registro da ciência da decisão em XX/XX/XXXX, e a interposição do presente recurso ocorreu em YY/YY/YYYY.</text:p>
          </table:table-cell>
          <table:table-cell table:style-name="ce47" office:value-type="string" calcext:value-type="string">
            <text:p>O presente recurso é tempestivo em razão da interposição do recurso ocorrer no prazo fixado pelo Art. 31 da Portaria MDSA nº 116/2017, que aprova o Regimento Interno do CRPS (RICRPS).</text:p>
          </table:table-cell>
          <table:table-cell table:style-name="ce45" office:value-type="string" calcext:value-type="string">
            <text:p>TEMPESTIVIDADE COMPROVADA, CONFORME ART. 31 DO RICRPS.</text:p>
          </table:table-cell>
          <table:table-cell table:number-columns-repeated="1020"/>
        </table:table-row>
        <table:table-row table:style-name="ro4">
          <table:table-cell table:style-name="ce44" office:value-type="string" calcext:value-type="string">
            <text:p>RECURSO INTEMPESTIVO</text:p>
          </table:table-cell>
          <table:table-cell table:style-name="ce45" office:value-type="string" calcext:value-type="string">
            <text:p>Há registro da ciência da decisão em XX/XX/XXXX, e a interposição do presente recurso ocorreu em YY/YY/YYYY.</text:p>
          </table:table-cell>
          <table:table-cell table:style-name="ce47" office:value-type="string" calcext:value-type="string">
            <text:p>O presente recurso é intempestivo em razão da interposição do recurso ocorrer após o prazo fixado pelo Art. 31 da Portaria MDSA nº 116/2017, que aprova o Regimento Interno do CRPS (RICRPS). Ainda, inexiste inequívoca liquidez e certeza do direito da parte que justifique a relevação da intempestividade.</text:p>
          </table:table-cell>
          <table:table-cell table:style-name="ce45" office:value-type="string" calcext:value-type="string">
            <text:p>INTEMPESTIVIDADE, CONFORME ART. 31 DO RICRPS.</text:p>
          </table:table-cell>
          <table:table-cell table:number-columns-repeated="1020"/>
        </table:table-row>
        <table:table-row table:style-name="ro4">
          <table:table-cell table:style-name="ce44" office:value-type="string" calcext:value-type="string">
            <text:p>RECURSO RELEVADA INTEMPESTIVIDADE</text:p>
          </table:table-cell>
          <table:table-cell table:style-name="ce45" office:value-type="string" calcext:value-type="string">
            <text:p>Há registro da ciência da decisão em XX/XX/XXXX, e a interposição do presente recurso ocorreu em YY/YY/YYYY.</text:p>
          </table:table-cell>
          <table:table-cell table:style-name="ce47" office:value-type="string" calcext:value-type="string">
            <text:p>O presente recurso é intempestivo em razão da interposição do recurso ocorrer após o prazo fixado pelo Art. 31 da Portaria MDSA nº 116/2017, que aprova o Regimento Interno do CRPS (RICRPS). Todavia, como se verifica no corpo do voto, restou demonstrada de forma inequívoca a liquidez e a certeza do direito da parte, razão pela qual proponho à composição julgadora a relevação da intempestividade. </text:p>
          </table:table-cell>
          <table:table-cell table:style-name="ce45" office:value-type="string" calcext:value-type="string">
            <text:p>INTEMPESTIVIDADE RELEVADA, CONFORME INCISO II DO ART. 16 DO RICRPS.</text:p>
          </table:table-cell>
          <table:table-cell table:number-columns-repeated="1020"/>
        </table:table-row>
        <table:table-row table:style-name="ro4">
          <table:table-cell table:style-name="ce31" office:value-type="string" calcext:value-type="string">
            <text:p>PROCURADOR CONSTITUÍDO</text:p>
          </table:table-cell>
          <table:table-cell table:style-name="ce37" office:value-type="string" calcext:value-type="string">
            <text:p>A parte recorrente está devidamente representada por XXXXXXX (OAB nº YYYY/PR).</text:p>
          </table:table-cell>
          <table:table-cell table:style-name="ce48" office:value-type="string" calcext:value-type="string">
            <text:p>-</text:p>
          </table:table-cell>
          <table:table-cell table:style-name="ce37" office:value-type="string" calcext:value-type="string">
            <text:p>-</text:p>
          </table:table-cell>
          <table:table-cell table:number-columns-repeated="1020"/>
        </table:table-row>
        <table:table-row table:style-name="ro4" table:number-rows-repeated="994">
          <table:table-cell table:style-name="ce31"/>
          <table:table-cell table:style-name="ce37"/>
          <table:table-cell table:style-name="ce48"/>
          <table:table-cell table:style-name="ce37"/>
          <table:table-cell table:number-columns-repeated="1020"/>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Palatino Linotype&quot;" svg:font-family="'&quot;Palatino Linotype&quot;'"/>
    <style:font-face style:name="Arial" svg:font-family="Arial"/>
    <style:font-face style:name="Calibri" svg:font-family="Calibri"/>
    <style:font-face style:name="OpenSansRegular" svg:font-family="OpenSansRegular"/>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ontos_20_Controversos_20_-_20_Relatório_20_e_20_Voto" style:display-name="PageStyle_Pontos Controversos - Relatório e Voto" style:page-layout-name="Mpm3">
      <style:header style:display="false"/>
      <style:header-left style:display="false"/>
      <style:footer style:display="false"/>
      <style:footer-left style:display="false"/>
    </style:master-page>
    <style:master-page style:name="PageStyle_5f_Grupos_20_de_20_pontos_20_controversos" style:display-name="PageStyle_Grupos de pontos controversos" style:page-layout-name="Mpm4">
      <style:header style:display="false"/>
      <style:header-left style:display="false"/>
      <style:footer style:display="false"/>
      <style:footer-left style:display="false"/>
    </style:master-page>
    <style:master-page style:name="PageStyle_5f_Voto_20_-_20_Admissibilidade" style:display-name="PageStyle_Voto - Admissibilidade" style:page-layout-name="Mpm4">
      <style:header style:display="false"/>
      <style:header-left style:display="false"/>
      <style:footer style:display="false"/>
      <style:footer-left style:display="false"/>
    </style:master-page>
    <style:master-page style:name="PageStyle_5f_Relatório_20_Elementos_20_da_20_Espécie_20_-_20_Voto_20_Mérito" style:display-name="PageStyle_Relatório Elementos da Espécie - Voto Mérito" style:page-layout-name="Mpm4">
      <style:header style:display="false"/>
      <style:header-left style:display="false"/>
      <style:footer style:display="false"/>
      <style:footer-left style:display="false"/>
    </style:master-page>
    <style:master-page style:name="PageStyle_5f_Redações" style:display-name="PageStyle_Redações" style:page-layout-name="Mpm5">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706" meta:object-count="0"/>
    <meta:generator>LibreOfficeDev/6.0.5.2$Linux_X86_64 LibreOffice_project/</meta:generator>
  </office:meta>
</office:document-meta>
</file>